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6dff" officeooo:paragraph-rsid="001e6df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060af" officeooo:paragraph-rsid="002060af"/>
    </style:style>
    <style:style style:name="P3" style:family="paragraph" style:parent-style-name="Standard">
      <style:text-properties style:text-underline-style="solid" style:text-underline-width="auto" style:text-underline-color="font-color" officeooo:rsid="00228fbe" officeooo:paragraph-rsid="00228fbe"/>
    </style:style>
    <style:style style:name="P4" style:family="paragraph" style:parent-style-name="Standard">
      <style:text-properties style:text-underline-style="solid" style:text-underline-width="auto" style:text-underline-color="font-color" officeooo:rsid="0022db4b" officeooo:paragraph-rsid="0022db4b"/>
    </style:style>
    <style:style style:name="P5" style:family="paragraph" style:parent-style-name="Standard">
      <style:text-properties style:text-underline-style="solid" style:text-underline-width="auto" style:text-underline-color="font-color" officeooo:rsid="00238fac" officeooo:paragraph-rsid="00238fac"/>
    </style:style>
    <style:style style:name="P6" style:family="paragraph" style:parent-style-name="Standard">
      <style:text-properties style:text-underline-style="solid" style:text-underline-width="auto" style:text-underline-color="font-color" officeooo:rsid="00239339" officeooo:paragraph-rsid="00239339"/>
    </style:style>
    <style:style style:name="P7" style:family="paragraph" style:parent-style-name="Standard">
      <style:text-properties style:text-underline-style="solid" style:text-underline-width="auto" style:text-underline-color="font-color" officeooo:rsid="0026fe21" officeooo:paragraph-rsid="0026fe21"/>
    </style:style>
    <style:style style:name="P8" style:family="paragraph" style:parent-style-name="Standard">
      <style:text-properties style:text-underline-style="solid" style:text-underline-width="auto" style:text-underline-color="font-color" officeooo:rsid="0028b4a5" officeooo:paragraph-rsid="0028b4a5"/>
    </style:style>
    <style:style style:name="P9" style:family="paragraph" style:parent-style-name="Standard">
      <style:text-properties style:text-underline-style="solid" style:text-underline-width="auto" style:text-underline-color="font-color" officeooo:rsid="00291307" officeooo:paragraph-rsid="00291307"/>
    </style:style>
    <style:style style:name="P10" style:family="paragraph" style:parent-style-name="Standard">
      <style:text-properties style:text-underline-style="solid" style:text-underline-width="auto" style:text-underline-color="font-color" officeooo:rsid="0029ddc6" officeooo:paragraph-rsid="0029ddc6"/>
    </style:style>
    <style:style style:name="P11" style:family="paragraph" style:parent-style-name="Standard">
      <style:text-properties style:text-underline-style="solid" style:text-underline-width="auto" style:text-underline-color="font-color" officeooo:rsid="002aece4" officeooo:paragraph-rsid="002aece4"/>
    </style:style>
    <style:style style:name="P12" style:family="paragraph" style:parent-style-name="Standard">
      <style:text-properties style:text-underline-style="solid" style:text-underline-width="auto" style:text-underline-color="font-color" officeooo:rsid="002d4842" officeooo:paragraph-rsid="002d4842"/>
    </style:style>
    <style:style style:name="P13" style:family="paragraph" style:parent-style-name="Standard">
      <style:text-properties style:text-underline-style="solid" style:text-underline-width="auto" style:text-underline-color="font-color" officeooo:rsid="00360a0b" officeooo:paragraph-rsid="00360a0b"/>
    </style:style>
    <style:style style:name="P14" style:family="paragraph" style:parent-style-name="Standard">
      <style:text-properties style:text-underline-style="solid" style:text-underline-width="auto" style:text-underline-color="font-color" officeooo:rsid="003a60c0" officeooo:paragraph-rsid="003a60c0"/>
    </style:style>
    <style:style style:name="P15" style:family="paragraph" style:parent-style-name="Standard">
      <style:text-properties style:text-underline-style="solid" style:text-underline-width="auto" style:text-underline-color="font-color" officeooo:rsid="00475704" officeooo:paragraph-rsid="00475704"/>
    </style:style>
    <style:style style:name="P16" style:family="paragraph" style:parent-style-name="Standard">
      <style:text-properties style:text-underline-style="solid" style:text-underline-width="auto" style:text-underline-color="font-color" officeooo:rsid="0054ccba" officeooo:paragraph-rsid="0054ccba"/>
    </style:style>
    <style:style style:name="P17" style:family="paragraph" style:parent-style-name="Standard">
      <style:text-properties style:text-underline-style="solid" style:text-underline-width="auto" style:text-underline-color="font-color" officeooo:rsid="0068cf78" officeooo:paragraph-rsid="0068cf78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6f90e3" officeooo:paragraph-rsid="006f90e3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17814b2" officeooo:paragraph-rsid="017814b2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17bdf91" officeooo:paragraph-rsid="017bdf91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18427ba" officeooo:paragraph-rsid="018427ba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30ea11" officeooo:paragraph-rsid="0030ea11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3d3cdc" officeooo:paragraph-rsid="003d3cdc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3fe5f2" officeooo:paragraph-rsid="003fe5f2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45bf16" officeooo:paragraph-rsid="0045bf16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4e5854" officeooo:paragraph-rsid="004e5854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54ccba" officeooo:paragraph-rsid="0054ccba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5ff0a3" officeooo:paragraph-rsid="005ff0a3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68cf78" officeooo:paragraph-rsid="0068cf78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7e7647" officeooo:paragraph-rsid="007e7647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1ae535" officeooo:paragraph-rsid="00fe13c0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1c4026" officeooo:paragraph-rsid="00fe13c0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1ed6f4" officeooo:paragraph-rsid="00fe13c0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2387fc" officeooo:paragraph-rsid="00fe13c0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2db851" officeooo:paragraph-rsid="00fe13c0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3364b4" officeooo:paragraph-rsid="00fe13c0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421644" officeooo:paragraph-rsid="00fe13c0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48ee53" officeooo:paragraph-rsid="00fe13c0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05f9ff4" officeooo:paragraph-rsid="00fe13c0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5faf60" officeooo:paragraph-rsid="00fe13c0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6faa31" officeooo:paragraph-rsid="00fe13c0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74ec18" officeooo:paragraph-rsid="00fe13c0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1580437" officeooo:paragraph-rsid="01580437" fo:background-color="transparent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169655d" officeooo:paragraph-rsid="0169655d" fo:background-color="transparent" style:font-weight-asian="normal" style:font-weight-complex="normal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16cef21" officeooo:paragraph-rsid="016cef21" fo:background-color="transparent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188fe84" officeooo:paragraph-rsid="0188fe84" fo:background-color="transparent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officeooo:rsid="0080e5eb" officeooo:paragraph-rsid="0080e5eb"/>
    </style:style>
    <style:style style:name="P48" style:family="paragraph" style:parent-style-name="Standard">
      <style:text-properties style:text-underline-style="solid" style:text-underline-width="auto" style:text-underline-color="font-color" officeooo:rsid="008c59cb" officeooo:paragraph-rsid="008c59cb"/>
    </style:style>
    <style:style style:name="P49" style:family="paragraph" style:parent-style-name="Standard">
      <style:text-properties style:text-underline-style="solid" style:text-underline-width="auto" style:text-underline-color="font-color" officeooo:rsid="008f852a" officeooo:paragraph-rsid="008f852a"/>
    </style:style>
    <style:style style:name="P50" style:family="paragraph" style:parent-style-name="Standard">
      <style:text-properties style:text-underline-style="solid" style:text-underline-width="auto" style:text-underline-color="font-color" officeooo:rsid="009156ab" officeooo:paragraph-rsid="00931251"/>
    </style:style>
    <style:style style:name="P51" style:family="paragraph" style:parent-style-name="Standard">
      <style:text-properties style:text-underline-style="solid" style:text-underline-width="auto" style:text-underline-color="font-color" officeooo:rsid="00c7c30e" officeooo:paragraph-rsid="00c7c30e"/>
    </style:style>
    <style:style style:name="P52" style:family="paragraph" style:parent-style-name="Standard">
      <style:text-properties style:text-underline-style="solid" style:text-underline-width="auto" style:text-underline-color="font-color" officeooo:rsid="00cf6874" officeooo:paragraph-rsid="00cf6874"/>
    </style:style>
    <style:style style:name="P53" style:family="paragraph" style:parent-style-name="Standard">
      <style:text-properties style:text-underline-style="solid" style:text-underline-width="auto" style:text-underline-color="font-color" officeooo:paragraph-rsid="00d448ec"/>
    </style:style>
    <style:style style:name="P54" style:family="paragraph" style:parent-style-name="Standard">
      <style:text-properties style:text-underline-style="solid" style:text-underline-width="auto" style:text-underline-color="font-color" officeooo:rsid="00d2cf78" officeooo:paragraph-rsid="00d2cf78"/>
    </style:style>
    <style:style style:name="P55" style:family="paragraph" style:parent-style-name="Standard">
      <style:text-properties style:text-underline-style="solid" style:text-underline-width="auto" style:text-underline-color="font-color" officeooo:rsid="00dcffd7" officeooo:paragraph-rsid="00dcffd7"/>
    </style:style>
    <style:style style:name="P56" style:family="paragraph" style:parent-style-name="Standard">
      <style:text-properties style:text-underline-style="solid" style:text-underline-width="auto" style:text-underline-color="font-color" officeooo:rsid="00dd1c06" officeooo:paragraph-rsid="00dd1c06"/>
    </style:style>
    <style:style style:name="P57" style:family="paragraph" style:parent-style-name="Standard">
      <style:text-properties style:text-underline-style="solid" style:text-underline-width="auto" style:text-underline-color="font-color" officeooo:rsid="00ea81ae" officeooo:paragraph-rsid="00ea81ae"/>
    </style:style>
    <style:style style:name="P58" style:family="paragraph" style:parent-style-name="Standard">
      <style:text-properties style:text-underline-style="solid" style:text-underline-width="auto" style:text-underline-color="font-color" officeooo:rsid="00f92386" officeooo:paragraph-rsid="00f92386"/>
    </style:style>
    <style:style style:name="P59" style:family="paragraph" style:parent-style-name="Standard">
      <style:text-properties style:text-underline-style="solid" style:text-underline-width="auto" style:text-underline-color="font-color" officeooo:rsid="0018344f" officeooo:paragraph-rsid="00fe13c0"/>
    </style:style>
    <style:style style:name="P60" style:family="paragraph" style:parent-style-name="Standard">
      <style:text-properties style:text-underline-style="solid" style:text-underline-width="auto" style:text-underline-color="font-color" officeooo:rsid="0018990d" officeooo:paragraph-rsid="00fe13c0"/>
    </style:style>
    <style:style style:name="P61" style:family="paragraph" style:parent-style-name="Standard">
      <style:text-properties style:text-underline-style="solid" style:text-underline-width="auto" style:text-underline-color="font-color" officeooo:rsid="001ae535" officeooo:paragraph-rsid="00fe13c0"/>
    </style:style>
    <style:style style:name="P62" style:family="paragraph" style:parent-style-name="Standard">
      <style:text-properties style:text-underline-style="solid" style:text-underline-width="auto" style:text-underline-color="font-color" officeooo:rsid="003a2e9e" officeooo:paragraph-rsid="00fe13c0"/>
    </style:style>
    <style:style style:name="P63" style:family="paragraph" style:parent-style-name="Standard">
      <style:text-properties style:text-underline-style="solid" style:text-underline-width="auto" style:text-underline-color="font-color" officeooo:rsid="003c8ba5" officeooo:paragraph-rsid="00fe13c0"/>
    </style:style>
    <style:style style:name="P64" style:family="paragraph" style:parent-style-name="Standard">
      <style:text-properties style:text-underline-style="solid" style:text-underline-width="auto" style:text-underline-color="font-color" officeooo:rsid="007197c2" officeooo:paragraph-rsid="00fe13c0"/>
    </style:style>
    <style:style style:name="P65" style:family="paragraph" style:parent-style-name="Standard">
      <style:text-properties style:text-underline-style="solid" style:text-underline-width="auto" style:text-underline-color="font-color" officeooo:rsid="0073ea4e" officeooo:paragraph-rsid="00fe13c0"/>
    </style:style>
    <style:style style:name="P66" style:family="paragraph" style:parent-style-name="Standard">
      <style:text-properties style:text-underline-style="solid" style:text-underline-width="auto" style:text-underline-color="font-color" officeooo:rsid="0110c0cf" officeooo:paragraph-rsid="0110c0cf"/>
    </style:style>
    <style:style style:name="P67" style:family="paragraph" style:parent-style-name="Standard">
      <style:text-properties style:text-underline-style="solid" style:text-underline-width="auto" style:text-underline-color="font-color" officeooo:rsid="0126f1aa" officeooo:paragraph-rsid="0126f1aa"/>
    </style:style>
    <style:style style:name="P68" style:family="paragraph" style:parent-style-name="Standard">
      <style:text-properties style:text-underline-style="solid" style:text-underline-width="auto" style:text-underline-color="font-color" officeooo:rsid="0127fe83" officeooo:paragraph-rsid="0127fe83"/>
    </style:style>
    <style:style style:name="P69" style:family="paragraph" style:parent-style-name="Standard">
      <style:text-properties style:text-underline-style="solid" style:text-underline-width="auto" style:text-underline-color="font-color" officeooo:rsid="0029e42a" officeooo:paragraph-rsid="00291307"/>
    </style:style>
    <style:style style:name="P70" style:family="paragraph" style:parent-style-name="Standard">
      <style:text-properties style:text-underline-style="solid" style:text-underline-width="auto" style:text-underline-color="font-color" officeooo:rsid="01a18aba" officeooo:paragraph-rsid="01a18aba"/>
    </style:style>
    <style:style style:name="P71" style:family="paragraph" style:parent-style-name="Standard">
      <style:text-properties style:text-underline-style="solid" style:text-underline-width="auto" style:text-underline-color="font-color" officeooo:rsid="01ac4d0d" officeooo:paragraph-rsid="01ac4d0d"/>
    </style:style>
    <style:style style:name="P72" style:family="paragraph" style:parent-style-name="Standard">
      <style:text-properties style:text-underline-style="solid" style:text-underline-width="auto" style:text-underline-color="font-color" officeooo:rsid="01c53a79" officeooo:paragraph-rsid="01c53a79" fo:background-color="transparent"/>
    </style:style>
    <style:style style:name="P73" style:family="paragraph" style:parent-style-name="Standard">
      <style:text-properties style:text-underline-style="solid" style:text-underline-width="auto" style:text-underline-color="font-color" officeooo:rsid="01d62234" officeooo:paragraph-rsid="01d62234"/>
    </style:style>
    <style:style style:name="P74" style:family="paragraph" style:parent-style-name="Standard">
      <style:text-properties style:text-underline-style="none" officeooo:rsid="001e6dff" officeooo:paragraph-rsid="001e6dff"/>
    </style:style>
    <style:style style:name="P75" style:family="paragraph" style:parent-style-name="Standard">
      <style:text-properties style:text-underline-style="none" officeooo:rsid="0020a9ee" officeooo:paragraph-rsid="0020a9ee"/>
    </style:style>
    <style:style style:name="P76" style:family="paragraph" style:parent-style-name="Standard">
      <style:text-properties style:text-underline-style="none" officeooo:rsid="00228fbe" officeooo:paragraph-rsid="00228fbe"/>
    </style:style>
    <style:style style:name="P77" style:family="paragraph" style:parent-style-name="Standard">
      <style:text-properties style:text-underline-style="none" officeooo:rsid="0022db4b" officeooo:paragraph-rsid="0022db4b"/>
    </style:style>
    <style:style style:name="P78" style:family="paragraph" style:parent-style-name="Standard">
      <style:text-properties style:text-underline-style="none" officeooo:rsid="00238fac" officeooo:paragraph-rsid="00238fac"/>
    </style:style>
    <style:style style:name="P79" style:family="paragraph" style:parent-style-name="Standard">
      <style:text-properties style:text-underline-style="none" officeooo:rsid="00238fac" officeooo:paragraph-rsid="00239339"/>
    </style:style>
    <style:style style:name="P80" style:family="paragraph" style:parent-style-name="Standard">
      <style:text-properties style:text-underline-style="none" officeooo:rsid="00239339" officeooo:paragraph-rsid="00239339"/>
    </style:style>
    <style:style style:name="P81" style:family="paragraph" style:parent-style-name="Standard">
      <style:text-properties style:text-underline-style="none" officeooo:rsid="00252cdd" officeooo:paragraph-rsid="00252cdd"/>
    </style:style>
    <style:style style:name="P82" style:family="paragraph" style:parent-style-name="Standard">
      <style:text-properties style:text-underline-style="none" officeooo:rsid="0026fdc4" officeooo:paragraph-rsid="0026fdc4"/>
    </style:style>
    <style:style style:name="P83" style:family="paragraph" style:parent-style-name="Standard">
      <style:text-properties style:text-underline-style="none" officeooo:rsid="0026fe21" officeooo:paragraph-rsid="0026fe21"/>
    </style:style>
    <style:style style:name="P84" style:family="paragraph" style:parent-style-name="Standard">
      <style:text-properties style:text-underline-style="none" officeooo:rsid="00291307" officeooo:paragraph-rsid="00291307"/>
    </style:style>
    <style:style style:name="P85" style:family="paragraph" style:parent-style-name="Standard">
      <style:text-properties style:text-underline-style="none" officeooo:paragraph-rsid="00291307"/>
    </style:style>
    <style:style style:name="P86" style:family="paragraph" style:parent-style-name="Standard">
      <style:text-properties style:text-underline-style="none" officeooo:rsid="0029e42a" officeooo:paragraph-rsid="0029e42a"/>
    </style:style>
    <style:style style:name="P87" style:family="paragraph" style:parent-style-name="Standard">
      <style:text-properties style:text-underline-style="none" officeooo:rsid="002aece4" officeooo:paragraph-rsid="002aece4"/>
    </style:style>
    <style:style style:name="P88" style:family="paragraph" style:parent-style-name="Standard">
      <style:text-properties style:text-underline-style="none" officeooo:rsid="002c75ff" officeooo:paragraph-rsid="002c75ff"/>
    </style:style>
    <style:style style:name="P89" style:family="paragraph" style:parent-style-name="Standard">
      <style:text-properties style:text-underline-style="none" officeooo:rsid="002d9fb9" officeooo:paragraph-rsid="002d9fb9"/>
    </style:style>
    <style:style style:name="P90" style:family="paragraph" style:parent-style-name="Standard">
      <style:text-properties style:text-underline-style="none" fo:font-weight="bold" officeooo:rsid="0018990d" officeooo:paragraph-rsid="00fe13c0" style:font-weight-asian="bold" style:font-weight-complex="bold"/>
    </style:style>
    <style:style style:name="P91" style:family="paragraph" style:parent-style-name="Standard">
      <style:text-properties style:text-underline-style="none" fo:font-weight="bold" officeooo:rsid="004aaba1" officeooo:paragraph-rsid="00fe13c0" style:font-weight-asian="bold" style:font-weight-complex="bold"/>
    </style:style>
    <style:style style:name="P92" style:family="paragraph" style:parent-style-name="Standard">
      <style:text-properties style:text-underline-style="none" fo:font-weight="bold" officeooo:rsid="0063db5f" officeooo:paragraph-rsid="00fe13c0" style:font-weight-asian="bold" style:font-weight-complex="bold"/>
    </style:style>
    <style:style style:name="P93" style:family="paragraph" style:parent-style-name="Standard">
      <style:text-properties style:text-underline-style="none" fo:font-weight="bold" officeooo:rsid="007a4b06" officeooo:paragraph-rsid="00fe13c0" style:font-weight-asian="bold" style:font-weight-complex="bold"/>
    </style:style>
    <style:style style:name="P94" style:family="paragraph" style:parent-style-name="Standard">
      <style:text-properties style:text-underline-style="none" fo:font-weight="bold" officeooo:rsid="008c59cb" officeooo:paragraph-rsid="008c59cb" fo:background-color="#ffff00" style:font-weight-asian="bold" style:font-weight-complex="bold"/>
    </style:style>
    <style:style style:name="P95" style:family="paragraph" style:parent-style-name="Standard">
      <style:text-properties style:text-underline-style="none" fo:font-weight="bold" officeooo:rsid="00550af7" officeooo:paragraph-rsid="00550af7" fo:background-color="#ffff00" style:font-weight-asian="bold" style:font-weight-complex="bold"/>
    </style:style>
    <style:style style:name="P96" style:family="paragraph" style:parent-style-name="Standard">
      <style:text-properties style:text-underline-style="none" fo:font-weight="bold" officeooo:rsid="007536e2" officeooo:paragraph-rsid="00fe13c0" fo:background-color="#ffff00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88450e" officeooo:paragraph-rsid="00fe13c0" fo:background-color="transparent" style:font-weight-asian="bold" style:font-weight-complex="bold"/>
    </style:style>
    <style:style style:name="P98" style:family="paragraph" style:parent-style-name="Standard">
      <style:text-properties style:text-underline-style="none" officeooo:rsid="002efd8a" officeooo:paragraph-rsid="002efd8a"/>
    </style:style>
    <style:style style:name="P99" style:family="paragraph" style:parent-style-name="Standard">
      <style:text-properties style:text-underline-style="none" officeooo:rsid="00325e9d" officeooo:paragraph-rsid="00325e9d"/>
    </style:style>
    <style:style style:name="P100" style:family="paragraph" style:parent-style-name="Standard">
      <style:text-properties style:text-underline-style="none" officeooo:rsid="00360a0b" officeooo:paragraph-rsid="00360a0b"/>
    </style:style>
    <style:style style:name="P101" style:family="paragraph" style:parent-style-name="Standard">
      <style:text-properties style:text-underline-style="none" officeooo:rsid="003a8b44" officeooo:paragraph-rsid="003a8b44"/>
    </style:style>
    <style:style style:name="P102" style:family="paragraph" style:parent-style-name="Standard">
      <style:text-properties style:text-underline-style="none" officeooo:rsid="003c3b1d" officeooo:paragraph-rsid="003c3b1d"/>
    </style:style>
    <style:style style:name="P103" style:family="paragraph" style:parent-style-name="Standard">
      <style:text-properties style:text-underline-style="none" officeooo:rsid="003e4c22" officeooo:paragraph-rsid="003e4c22"/>
    </style:style>
    <style:style style:name="P104" style:family="paragraph" style:parent-style-name="Standard">
      <style:text-properties style:text-underline-style="none" officeooo:rsid="003fe5f2" officeooo:paragraph-rsid="003fe5f2"/>
    </style:style>
    <style:style style:name="P105" style:family="paragraph" style:parent-style-name="Standard">
      <style:text-properties style:text-underline-style="none" officeooo:rsid="0041bb49" officeooo:paragraph-rsid="0041bb49"/>
    </style:style>
    <style:style style:name="P106" style:family="paragraph" style:parent-style-name="Standard">
      <style:text-properties style:text-underline-style="none" officeooo:rsid="0045bf16" officeooo:paragraph-rsid="0045bf16"/>
    </style:style>
    <style:style style:name="P107" style:family="paragraph" style:parent-style-name="Standard">
      <style:text-properties style:text-underline-style="none" officeooo:rsid="0048f7d0" officeooo:paragraph-rsid="0048f7d0"/>
    </style:style>
    <style:style style:name="P108" style:family="paragraph" style:parent-style-name="Standard">
      <style:text-properties style:text-underline-style="none" officeooo:rsid="004b0bf8" officeooo:paragraph-rsid="004b0bf8"/>
    </style:style>
    <style:style style:name="P109" style:family="paragraph" style:parent-style-name="Standard">
      <style:text-properties style:text-underline-style="none" officeooo:rsid="004c6004" officeooo:paragraph-rsid="004c6004"/>
    </style:style>
    <style:style style:name="P110" style:family="paragraph" style:parent-style-name="Standard">
      <style:text-properties style:text-underline-style="none" officeooo:rsid="004e5854" officeooo:paragraph-rsid="004e5854"/>
    </style:style>
    <style:style style:name="P111" style:family="paragraph" style:parent-style-name="Standard">
      <style:text-properties style:text-underline-style="none" officeooo:rsid="0054ccba" officeooo:paragraph-rsid="0054ccba"/>
    </style:style>
    <style:style style:name="P112" style:family="paragraph" style:parent-style-name="Standard">
      <style:text-properties style:text-underline-style="none" fo:font-weight="normal" officeooo:rsid="0054ccba" officeooo:paragraph-rsid="0054ccba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550af7" officeooo:paragraph-rsid="00550af7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6a9319" officeooo:paragraph-rsid="006a9319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6c7804" officeooo:paragraph-rsid="006c7804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6fc4c0" officeooo:paragraph-rsid="006fc4c0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7023a6" officeooo:paragraph-rsid="007023a6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72a4d2" officeooo:paragraph-rsid="0072a4d2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72a4d2" officeooo:paragraph-rsid="007023a6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72a4d2" officeooo:paragraph-rsid="00740e26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1c4026" officeooo:paragraph-rsid="00fe13c0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4c024e" officeooo:paragraph-rsid="00fe13c0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7a4b06" officeooo:paragraph-rsid="00fe13c0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7b31d2" officeooo:paragraph-rsid="00fe13c0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7d2d55" officeooo:paragraph-rsid="00fe13c0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17814b2" officeooo:paragraph-rsid="017814b2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18427ba" officeooo:paragraph-rsid="018427ba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2c75ff" officeooo:paragraph-rsid="002c75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2cf977" officeooo:paragraph-rsid="002c75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2d4842" officeooo:paragraph-rsid="002d4842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2d4842" officeooo:paragraph-rsid="002c75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2d9fb9" officeooo:paragraph-rsid="002d9fb9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2efd8a" officeooo:paragraph-rsid="002efd8a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4380c1" officeooo:paragraph-rsid="004380c1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325e9d" officeooo:paragraph-rsid="00325e9d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325e9d" officeooo:paragraph-rsid="00360a0b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34149a" officeooo:paragraph-rsid="00325e9d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360a0b" officeooo:paragraph-rsid="00325e9d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360a0b" officeooo:paragraph-rsid="00360a0b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373c81" officeooo:paragraph-rsid="00360a0b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3a8b44" officeooo:paragraph-rsid="003a8b44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3c3b1d" officeooo:paragraph-rsid="003c3b1d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3e4c22" officeooo:paragraph-rsid="003e4c22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3fe5f2" officeooo:paragraph-rsid="003e4c22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03fe5f2" officeooo:paragraph-rsid="003fe5f2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41bb49" officeooo:paragraph-rsid="0041bb49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45bf16" officeooo:paragraph-rsid="0045bf16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046eeb1" officeooo:paragraph-rsid="0045bf16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48f7d0" officeooo:paragraph-rsid="0048f7d0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4e5854" officeooo:paragraph-rsid="004e5854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04e5854" officeooo:paragraph-rsid="004e8093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534035" officeooo:paragraph-rsid="004e8093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570a21" officeooo:paragraph-rsid="0054ccba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59d15b" officeooo:paragraph-rsid="0058d394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5ff0a3" officeooo:paragraph-rsid="005ff0a3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65bf42" officeooo:paragraph-rsid="005ff0a3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65bf42" officeooo:paragraph-rsid="0065bf42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61affb" officeooo:paragraph-rsid="0061affb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68cf78" officeooo:paragraph-rsid="0068cf78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0740e26" officeooo:paragraph-rsid="007503d9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0849432" officeooo:paragraph-rsid="00849432" style:font-weight-asian="normal" style:font-weight-complex="normal"/>
    </style:style>
    <style:style style:name="P162" style:family="paragraph" style:parent-style-name="Standard">
      <style:text-properties style:text-underline-style="none" fo:font-weight="normal" officeooo:rsid="0085d9ac" officeooo:paragraph-rsid="0085d9ac" style:font-weight-asian="normal" style:font-weight-complex="normal"/>
    </style:style>
    <style:style style:name="P163" style:family="paragraph" style:parent-style-name="Standard">
      <style:text-properties style:text-underline-style="none" fo:font-weight="normal" officeooo:rsid="007e7647" officeooo:paragraph-rsid="007e7647" style:font-weight-asian="normal" style:font-weight-complex="normal"/>
    </style:style>
    <style:style style:name="P164" style:family="paragraph" style:parent-style-name="Standard">
      <style:text-properties style:text-underline-style="none" fo:font-weight="normal" officeooo:rsid="007fcf35" officeooo:paragraph-rsid="007023a6" style:font-weight-asian="normal" style:font-weight-complex="normal"/>
    </style:style>
    <style:style style:name="P165" style:family="paragraph" style:parent-style-name="Standard">
      <style:text-properties style:text-underline-style="none" fo:font-weight="normal" officeooo:rsid="0080e5eb" officeooo:paragraph-rsid="00817f49" style:font-weight-asian="normal" style:font-weight-complex="normal"/>
    </style:style>
    <style:style style:name="P166" style:family="paragraph" style:parent-style-name="Standard">
      <style:text-properties style:text-underline-style="none" fo:font-weight="normal" officeooo:rsid="0080e5eb" officeooo:paragraph-rsid="0080e5eb" style:font-weight-asian="normal" style:font-weight-complex="normal"/>
    </style:style>
    <style:style style:name="P167" style:family="paragraph" style:parent-style-name="Standard">
      <style:text-properties style:text-underline-style="none" fo:font-weight="normal" officeooo:rsid="00817f49" officeooo:paragraph-rsid="0080e5eb" style:font-weight-asian="normal" style:font-weight-complex="normal"/>
    </style:style>
    <style:style style:name="P168" style:family="paragraph" style:parent-style-name="Standard">
      <style:text-properties style:text-underline-style="none" fo:font-weight="normal" officeooo:rsid="008c59cb" officeooo:paragraph-rsid="008c59cb" style:font-weight-asian="normal" style:font-weight-complex="normal"/>
    </style:style>
    <style:style style:name="P169" style:family="paragraph" style:parent-style-name="Standard">
      <style:text-properties style:text-underline-style="none" fo:font-weight="normal" officeooo:rsid="008cfe00" officeooo:paragraph-rsid="008c59cb" style:font-weight-asian="normal" style:font-weight-complex="normal"/>
    </style:style>
    <style:style style:name="P170" style:family="paragraph" style:parent-style-name="Standard">
      <style:text-properties style:text-underline-style="none" fo:font-weight="normal" officeooo:rsid="008cfe00" officeooo:paragraph-rsid="008f852a" style:font-weight-asian="normal" style:font-weight-complex="normal"/>
    </style:style>
    <style:style style:name="P171" style:family="paragraph" style:parent-style-name="Standard">
      <style:text-properties style:text-underline-style="none" fo:font-weight="normal" officeooo:rsid="008cfe00" officeooo:paragraph-rsid="008cfe00" style:font-weight-asian="normal" style:font-weight-complex="normal"/>
    </style:style>
    <style:style style:name="P172" style:family="paragraph" style:parent-style-name="Standard">
      <style:text-properties style:text-underline-style="none" fo:font-weight="normal" officeooo:rsid="008f852a" officeooo:paragraph-rsid="008f852a" style:font-weight-asian="normal" style:font-weight-complex="normal"/>
    </style:style>
    <style:style style:name="P173" style:family="paragraph" style:parent-style-name="Standard">
      <style:text-properties style:text-underline-style="none" fo:font-weight="normal" officeooo:rsid="009156ab" officeooo:paragraph-rsid="009156ab" style:font-weight-asian="normal" style:font-weight-complex="normal"/>
    </style:style>
    <style:style style:name="P174" style:family="paragraph" style:parent-style-name="Standard">
      <style:text-properties style:text-underline-style="none" fo:font-weight="normal" officeooo:rsid="001a5d6f" officeooo:paragraph-rsid="00fe13c0" style:font-weight-asian="normal" style:font-weight-complex="normal"/>
    </style:style>
    <style:style style:name="P175" style:family="paragraph" style:parent-style-name="Standard">
      <style:text-properties style:text-underline-style="none" fo:font-weight="normal" officeooo:rsid="001ae535" officeooo:paragraph-rsid="00fe13c0" style:font-weight-asian="normal" style:font-weight-complex="normal"/>
    </style:style>
    <style:style style:name="P176" style:family="paragraph" style:parent-style-name="Standard">
      <style:text-properties style:text-underline-style="none" fo:font-weight="normal" officeooo:rsid="001d041a" officeooo:paragraph-rsid="00fe13c0" style:font-weight-asian="normal" style:font-weight-complex="normal"/>
    </style:style>
    <style:style style:name="P177" style:family="paragraph" style:parent-style-name="Standard">
      <style:text-properties style:text-underline-style="none" fo:font-weight="normal" officeooo:rsid="001f3f71" officeooo:paragraph-rsid="00fe13c0" style:font-weight-asian="normal" style:font-weight-complex="normal"/>
    </style:style>
    <style:style style:name="P178" style:family="paragraph" style:parent-style-name="Standard">
      <style:text-properties style:text-underline-style="none" fo:font-weight="normal" officeooo:rsid="0021292c" officeooo:paragraph-rsid="00fe13c0" style:font-weight-asian="normal" style:font-weight-complex="normal"/>
    </style:style>
    <style:style style:name="P179" style:family="paragraph" style:parent-style-name="Standard">
      <style:text-properties style:text-underline-style="none" fo:font-weight="normal" officeooo:rsid="002178e3" officeooo:paragraph-rsid="00fe13c0" style:font-weight-asian="normal" style:font-weight-complex="normal"/>
    </style:style>
    <style:style style:name="P180" style:family="paragraph" style:parent-style-name="Standard">
      <style:text-properties style:text-underline-style="none" fo:font-weight="normal" officeooo:rsid="0021c2d2" officeooo:paragraph-rsid="00fe13c0" style:font-weight-asian="normal" style:font-weight-complex="normal"/>
    </style:style>
    <style:style style:name="P181" style:family="paragraph" style:parent-style-name="Standard">
      <style:text-properties style:text-underline-style="none" fo:font-weight="normal" officeooo:rsid="002387fc" officeooo:paragraph-rsid="00fe13c0" style:font-weight-asian="normal" style:font-weight-complex="normal"/>
    </style:style>
    <style:style style:name="P182" style:family="paragraph" style:parent-style-name="Standard">
      <style:text-properties style:text-underline-style="none" fo:font-weight="normal" officeooo:rsid="0024dd8f" officeooo:paragraph-rsid="00fe13c0" style:font-weight-asian="normal" style:font-weight-complex="normal"/>
    </style:style>
    <style:style style:name="P183" style:family="paragraph" style:parent-style-name="Standard">
      <style:text-properties style:text-underline-style="none" fo:font-weight="normal" officeooo:rsid="00258096" officeooo:paragraph-rsid="00fe13c0" style:font-weight-asian="normal" style:font-weight-complex="normal"/>
    </style:style>
    <style:style style:name="P184" style:family="paragraph" style:parent-style-name="Standard">
      <style:text-properties style:text-underline-style="none" fo:font-weight="normal" officeooo:rsid="00280705" officeooo:paragraph-rsid="00fe13c0" style:font-weight-asian="normal" style:font-weight-complex="normal"/>
    </style:style>
    <style:style style:name="P185" style:family="paragraph" style:parent-style-name="Standard">
      <style:text-properties style:text-underline-style="none" fo:font-weight="normal" officeooo:rsid="002755a5" officeooo:paragraph-rsid="00fe13c0" style:font-weight-asian="normal" style:font-weight-complex="normal"/>
    </style:style>
    <style:style style:name="P186" style:family="paragraph" style:parent-style-name="Standard">
      <style:text-properties style:text-underline-style="none" fo:font-weight="normal" officeooo:rsid="00298f52" officeooo:paragraph-rsid="00fe13c0" style:font-weight-asian="normal" style:font-weight-complex="normal"/>
    </style:style>
    <style:style style:name="P187" style:family="paragraph" style:parent-style-name="Standard">
      <style:text-properties style:text-underline-style="none" fo:font-weight="normal" officeooo:rsid="0029e300" officeooo:paragraph-rsid="00fe13c0" style:font-weight-asian="normal" style:font-weight-complex="normal"/>
    </style:style>
    <style:style style:name="P188" style:family="paragraph" style:parent-style-name="Standard">
      <style:text-properties style:text-underline-style="none" fo:font-weight="normal" officeooo:rsid="0029e3b8" officeooo:paragraph-rsid="00fe13c0" style:font-weight-asian="normal" style:font-weight-complex="normal"/>
    </style:style>
    <style:style style:name="P189" style:family="paragraph" style:parent-style-name="Standard">
      <style:text-properties style:text-underline-style="none" fo:font-weight="normal" officeooo:rsid="002b03a2" officeooo:paragraph-rsid="00fe13c0" style:font-weight-asian="normal" style:font-weight-complex="normal"/>
    </style:style>
    <style:style style:name="P190" style:family="paragraph" style:parent-style-name="Standard">
      <style:text-properties style:text-underline-style="none" fo:font-weight="normal" officeooo:rsid="002c2abe" officeooo:paragraph-rsid="00fe13c0" style:font-weight-asian="normal" style:font-weight-complex="normal"/>
    </style:style>
    <style:style style:name="P191" style:family="paragraph" style:parent-style-name="Standard">
      <style:text-properties style:text-underline-style="none" fo:font-weight="normal" officeooo:rsid="002db851" officeooo:paragraph-rsid="00fe13c0" style:font-weight-asian="normal" style:font-weight-complex="normal"/>
    </style:style>
    <style:style style:name="P192" style:family="paragraph" style:parent-style-name="Standard">
      <style:text-properties style:text-underline-style="none" fo:font-weight="normal" officeooo:rsid="002f97a5" officeooo:paragraph-rsid="00fe13c0" style:font-weight-asian="normal" style:font-weight-complex="normal"/>
    </style:style>
    <style:style style:name="P193" style:family="paragraph" style:parent-style-name="Standard">
      <style:text-properties style:text-underline-style="none" fo:font-weight="normal" officeooo:rsid="003a2e9e" officeooo:paragraph-rsid="00fe13c0" style:font-weight-asian="normal" style:font-weight-complex="normal"/>
    </style:style>
    <style:style style:name="P194" style:family="paragraph" style:parent-style-name="Standard">
      <style:text-properties style:text-underline-style="none" fo:font-weight="normal" officeooo:rsid="003b1e68" officeooo:paragraph-rsid="00fe13c0" style:font-weight-asian="normal" style:font-weight-complex="normal"/>
    </style:style>
    <style:style style:name="P195" style:family="paragraph" style:parent-style-name="Standard">
      <style:text-properties style:text-underline-style="none" fo:font-weight="normal" officeooo:rsid="003d71d1" officeooo:paragraph-rsid="00fe13c0" style:font-weight-asian="normal" style:font-weight-complex="normal"/>
    </style:style>
    <style:style style:name="P196" style:family="paragraph" style:parent-style-name="Standard">
      <style:text-properties style:text-underline-style="none" fo:font-weight="normal" officeooo:rsid="00467b01" officeooo:paragraph-rsid="00fe13c0" style:font-weight-asian="normal" style:font-weight-complex="normal"/>
    </style:style>
    <style:style style:name="P197" style:family="paragraph" style:parent-style-name="Standard">
      <style:text-properties style:text-underline-style="none" fo:font-weight="normal" officeooo:rsid="0043f927" officeooo:paragraph-rsid="00fe13c0" style:font-weight-asian="normal" style:font-weight-complex="normal"/>
    </style:style>
    <style:style style:name="P198" style:family="paragraph" style:parent-style-name="Standard">
      <style:text-properties style:text-underline-style="none" fo:font-weight="normal" officeooo:rsid="00470dd9" officeooo:paragraph-rsid="00fe13c0" style:font-weight-asian="normal" style:font-weight-complex="normal"/>
    </style:style>
    <style:style style:name="P199" style:family="paragraph" style:parent-style-name="Standard">
      <style:text-properties style:text-underline-style="none" fo:font-weight="normal" officeooo:rsid="00485482" officeooo:paragraph-rsid="00fe13c0" style:font-weight-asian="normal" style:font-weight-complex="normal"/>
    </style:style>
    <style:style style:name="P200" style:family="paragraph" style:parent-style-name="Standard">
      <style:text-properties style:text-underline-style="none" fo:font-weight="normal" officeooo:rsid="004bd237" officeooo:paragraph-rsid="00fe13c0" style:font-weight-asian="normal" style:font-weight-complex="normal"/>
    </style:style>
    <style:style style:name="P201" style:family="paragraph" style:parent-style-name="Standard">
      <style:text-properties style:text-underline-style="none" fo:font-weight="normal" officeooo:rsid="004aaba1" officeooo:paragraph-rsid="00fe13c0" style:font-weight-asian="normal" style:font-weight-complex="normal"/>
    </style:style>
    <style:style style:name="P202" style:family="paragraph" style:parent-style-name="Standard">
      <style:text-properties style:text-underline-style="none" fo:font-weight="normal" officeooo:rsid="005f9ff4" officeooo:paragraph-rsid="00fe13c0" style:font-weight-asian="normal" style:font-weight-complex="normal"/>
    </style:style>
    <style:style style:name="P203" style:family="paragraph" style:parent-style-name="Standard">
      <style:text-properties style:text-underline-style="none" fo:font-weight="normal" officeooo:rsid="005faf60" officeooo:paragraph-rsid="00fe13c0" style:font-weight-asian="normal" style:font-weight-complex="normal"/>
    </style:style>
    <style:style style:name="P204" style:family="paragraph" style:parent-style-name="Standard">
      <style:text-properties style:text-underline-style="none" fo:font-weight="normal" officeooo:rsid="0063db5f" officeooo:paragraph-rsid="00fe13c0" style:font-weight-asian="normal" style:font-weight-complex="normal"/>
    </style:style>
    <style:style style:name="P205" style:family="paragraph" style:parent-style-name="Standard">
      <style:text-properties style:text-underline-style="none" fo:font-weight="normal" officeooo:rsid="00697e38" officeooo:paragraph-rsid="00fe13c0" style:font-weight-asian="normal" style:font-weight-complex="normal"/>
    </style:style>
    <style:style style:name="P206" style:family="paragraph" style:parent-style-name="Standard">
      <style:text-properties style:text-underline-style="none" fo:font-weight="normal" officeooo:rsid="006650e6" officeooo:paragraph-rsid="00fe13c0" style:font-weight-asian="normal" style:font-weight-complex="normal"/>
    </style:style>
    <style:style style:name="P207" style:family="paragraph" style:parent-style-name="Standard">
      <style:text-properties style:text-underline-style="none" fo:font-weight="normal" officeooo:rsid="006a306f" officeooo:paragraph-rsid="00fe13c0" style:font-weight-asian="normal" style:font-weight-complex="normal"/>
    </style:style>
    <style:style style:name="P208" style:family="paragraph" style:parent-style-name="Standard">
      <style:text-properties style:text-underline-style="none" fo:font-weight="normal" officeooo:rsid="00643b8f" officeooo:paragraph-rsid="00fe13c0" style:font-weight-asian="normal" style:font-weight-complex="normal"/>
    </style:style>
    <style:style style:name="P209" style:family="paragraph" style:parent-style-name="Standard">
      <style:text-properties style:text-underline-style="none" fo:font-weight="normal" officeooo:rsid="0070f2eb" officeooo:paragraph-rsid="00fe13c0" style:font-weight-asian="normal" style:font-weight-complex="normal"/>
    </style:style>
    <style:style style:name="P210" style:family="paragraph" style:parent-style-name="Standard">
      <style:text-properties style:text-underline-style="none" fo:font-weight="normal" officeooo:rsid="007197c2" officeooo:paragraph-rsid="00fe13c0" style:font-weight-asian="normal" style:font-weight-complex="normal"/>
    </style:style>
    <style:style style:name="P211" style:family="paragraph" style:parent-style-name="Standard">
      <style:text-properties style:text-underline-style="none" fo:font-weight="normal" officeooo:rsid="007310ea" officeooo:paragraph-rsid="00fe13c0" style:font-weight-asian="normal" style:font-weight-complex="normal"/>
    </style:style>
    <style:style style:name="P212" style:family="paragraph" style:parent-style-name="Standard">
      <style:text-properties style:text-underline-style="none" fo:font-weight="normal" officeooo:rsid="0073ea4e" officeooo:paragraph-rsid="00fe13c0" style:font-weight-asian="normal" style:font-weight-complex="normal"/>
    </style:style>
    <style:style style:name="P213" style:family="paragraph" style:parent-style-name="Standard">
      <style:text-properties style:text-underline-style="none" fo:font-weight="normal" officeooo:rsid="0074ec18" officeooo:paragraph-rsid="00fe13c0" style:font-weight-asian="normal" style:font-weight-complex="normal"/>
    </style:style>
    <style:style style:name="P214" style:family="paragraph" style:parent-style-name="Standard">
      <style:text-properties style:text-underline-style="none" fo:font-weight="normal" officeooo:rsid="007536e2" officeooo:paragraph-rsid="00fe13c0" style:font-weight-asian="normal" style:font-weight-complex="normal"/>
    </style:style>
    <style:style style:name="P215" style:family="paragraph" style:parent-style-name="Standard">
      <style:text-properties style:text-underline-style="none" fo:font-weight="normal" officeooo:rsid="008552b8" officeooo:paragraph-rsid="00fe13c0" style:font-weight-asian="normal" style:font-weight-complex="normal"/>
    </style:style>
    <style:style style:name="P216" style:family="paragraph" style:parent-style-name="Standard">
      <style:text-properties style:text-underline-style="none" fo:font-weight="normal" officeooo:rsid="0032a610" officeooo:paragraph-rsid="00fe13c0" fo:background-color="transparent" style:font-weight-asian="normal" style:font-weight-complex="normal"/>
    </style:style>
    <style:style style:name="P217" style:family="paragraph" style:parent-style-name="Standard">
      <style:text-properties style:text-underline-style="none" fo:font-weight="normal" officeooo:rsid="0077338f" officeooo:paragraph-rsid="00fe13c0" fo:background-color="transparent" style:font-weight-asian="normal" style:font-weight-complex="normal"/>
    </style:style>
    <style:style style:name="P218" style:family="paragraph" style:parent-style-name="Standard">
      <style:text-properties style:text-underline-style="none" fo:font-weight="normal" officeooo:paragraph-rsid="0149cf82" fo:background-color="transparent" style:font-weight-asian="normal" style:font-weight-complex="normal"/>
    </style:style>
    <style:style style:name="P219" style:family="paragraph" style:parent-style-name="Standard">
      <style:text-properties style:text-underline-style="none" fo:font-weight="normal" officeooo:paragraph-rsid="0153637b" fo:background-color="transparent" style:font-weight-asian="normal" style:font-weight-complex="normal"/>
    </style:style>
    <style:style style:name="P220" style:family="paragraph" style:parent-style-name="Standard">
      <style:text-properties style:text-underline-style="none" fo:font-weight="normal" officeooo:rsid="0159484f" officeooo:paragraph-rsid="0159484f" fo:background-color="transparent" style:font-weight-asian="normal" style:font-weight-complex="normal"/>
    </style:style>
    <style:style style:name="P221" style:family="paragraph" style:parent-style-name="Standard">
      <style:text-properties style:text-underline-style="none" fo:font-weight="normal" officeooo:rsid="0159484f" officeooo:paragraph-rsid="015a1184" fo:background-color="transparent" style:font-weight-asian="normal" style:font-weight-complex="normal"/>
    </style:style>
    <style:style style:name="P222" style:family="paragraph" style:parent-style-name="Standard">
      <style:text-properties style:text-underline-style="none" fo:font-weight="normal" officeooo:rsid="0159484f" officeooo:paragraph-rsid="016253c4" fo:background-color="transparent" style:font-weight-asian="normal" style:font-weight-complex="normal"/>
    </style:style>
    <style:style style:name="P223" style:family="paragraph" style:parent-style-name="Standard">
      <style:text-properties style:text-underline-style="none" fo:font-weight="normal" officeooo:rsid="01606e8f" officeooo:paragraph-rsid="01606e8f" fo:background-color="transparent" style:font-weight-asian="normal" style:font-weight-complex="normal"/>
    </style:style>
    <style:style style:name="P224" style:family="paragraph" style:parent-style-name="Standard">
      <style:text-properties style:text-underline-style="none" fo:font-weight="normal" officeooo:rsid="01606e8f" officeooo:paragraph-rsid="016b218b" fo:background-color="transparent" style:font-weight-asian="normal" style:font-weight-complex="normal"/>
    </style:style>
    <style:style style:name="P225" style:family="paragraph" style:parent-style-name="Standard">
      <style:text-properties style:text-underline-style="none" fo:font-weight="normal" officeooo:rsid="01679c46" officeooo:paragraph-rsid="016b218b" fo:background-color="transparent" style:font-weight-asian="normal" style:font-weight-complex="normal"/>
    </style:style>
    <style:style style:name="P226" style:family="paragraph" style:parent-style-name="Standard">
      <style:text-properties style:text-underline-style="none" fo:font-weight="normal" officeooo:rsid="01859aec" officeooo:paragraph-rsid="01859aec" fo:background-color="transparent" style:font-weight-asian="normal" style:font-weight-complex="normal"/>
    </style:style>
    <style:style style:name="P227" style:family="paragraph" style:parent-style-name="Standard">
      <style:text-properties style:text-underline-style="none" fo:font-weight="normal" officeooo:rsid="00874889" officeooo:paragraph-rsid="00fe13c0" fo:background-color="transparent" style:font-weight-asian="normal" style:font-weight-complex="normal"/>
    </style:style>
    <style:style style:name="P228" style:family="paragraph" style:parent-style-name="Standard">
      <style:text-properties style:text-underline-style="none" fo:font-weight="normal" officeooo:rsid="008870f7" officeooo:paragraph-rsid="00fe13c0" fo:background-color="transparent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8895ed" officeooo:paragraph-rsid="00fe13c0" fo:background-color="transparent" style:font-weight-asian="normal" style:font-weight-complex="normal"/>
    </style:style>
    <style:style style:name="P230" style:family="paragraph" style:parent-style-name="Standard">
      <style:text-properties style:text-underline-style="none" fo:font-weight="normal" officeooo:rsid="00891396" officeooo:paragraph-rsid="00fe13c0" fo:background-color="transparent" style:font-weight-asian="normal" style:font-weight-complex="normal"/>
    </style:style>
    <style:style style:name="P231" style:family="paragraph" style:parent-style-name="Standard">
      <style:text-properties style:text-underline-style="none" fo:font-weight="normal" officeooo:rsid="01859aec" officeooo:paragraph-rsid="01859aec" fo:background-color="#ffff00" style:font-weight-asian="normal" style:font-weight-complex="normal"/>
    </style:style>
    <style:style style:name="P232" style:family="paragraph" style:parent-style-name="Standard">
      <style:text-properties style:text-underline-style="none" officeooo:rsid="005ff0a3" officeooo:paragraph-rsid="005ff0a3"/>
    </style:style>
    <style:style style:name="P233" style:family="paragraph" style:parent-style-name="Standard">
      <style:text-properties style:text-underline-style="none" officeooo:rsid="0068cf78" officeooo:paragraph-rsid="0068cf78"/>
    </style:style>
    <style:style style:name="P234" style:family="paragraph" style:parent-style-name="Standard">
      <style:text-properties style:text-underline-style="none" officeooo:rsid="007e7647" officeooo:paragraph-rsid="007e7647"/>
    </style:style>
    <style:style style:name="P235" style:family="paragraph" style:parent-style-name="Standard">
      <style:text-properties style:text-underline-style="none" officeooo:rsid="007fcf35" officeooo:paragraph-rsid="007023a6"/>
    </style:style>
    <style:style style:name="P236" style:family="paragraph" style:parent-style-name="Standard">
      <style:text-properties style:text-underline-style="none" officeooo:rsid="0080e5eb" officeooo:paragraph-rsid="00817f49"/>
    </style:style>
    <style:style style:name="P237" style:family="paragraph" style:parent-style-name="Standard">
      <style:text-properties style:text-underline-style="none" officeooo:rsid="008cfe00" officeooo:paragraph-rsid="008cfe00"/>
    </style:style>
    <style:style style:name="P238" style:family="paragraph" style:parent-style-name="Standard">
      <style:text-properties style:text-underline-style="none" officeooo:rsid="008cfe00" officeooo:paragraph-rsid="008f852a"/>
    </style:style>
    <style:style style:name="P239" style:family="paragraph" style:parent-style-name="Standard">
      <style:text-properties style:text-underline-style="none" officeooo:rsid="008f852a" officeooo:paragraph-rsid="008f852a"/>
    </style:style>
    <style:style style:name="P240" style:family="paragraph" style:parent-style-name="Standard">
      <style:text-properties style:text-underline-style="none" officeooo:rsid="009156ab" officeooo:paragraph-rsid="009156ab"/>
    </style:style>
    <style:style style:name="P241" style:family="paragraph" style:parent-style-name="Standard">
      <style:text-properties style:text-underline-style="none" officeooo:rsid="00d81062" officeooo:paragraph-rsid="00d81062"/>
    </style:style>
    <style:style style:name="P242" style:family="paragraph" style:parent-style-name="Standard">
      <style:text-properties style:text-underline-style="none" officeooo:rsid="00dd1c06" officeooo:paragraph-rsid="00dd1c06"/>
    </style:style>
    <style:style style:name="P243" style:family="paragraph" style:parent-style-name="Standard">
      <style:text-properties style:text-underline-style="none" officeooo:rsid="00ea81ae" officeooo:paragraph-rsid="00ea81ae"/>
    </style:style>
    <style:style style:name="P244" style:family="paragraph" style:parent-style-name="Standard">
      <style:text-properties style:text-underline-style="none" officeooo:rsid="00ec8425" officeooo:paragraph-rsid="00ec8425"/>
    </style:style>
    <style:style style:name="P245" style:family="paragraph" style:parent-style-name="Standard">
      <style:text-properties style:text-underline-style="none" officeooo:rsid="00efa8fb" officeooo:paragraph-rsid="00efa8fb"/>
    </style:style>
    <style:style style:name="P246" style:family="paragraph" style:parent-style-name="Standard">
      <style:text-properties style:text-underline-style="none" officeooo:rsid="00f3ac1a" officeooo:paragraph-rsid="00f3ac1a"/>
    </style:style>
    <style:style style:name="P247" style:family="paragraph" style:parent-style-name="Standard">
      <style:text-properties style:text-underline-style="none" officeooo:rsid="00f79015" officeooo:paragraph-rsid="00f79015"/>
    </style:style>
    <style:style style:name="P248" style:family="paragraph" style:parent-style-name="Standard">
      <style:text-properties style:text-underline-style="none" officeooo:rsid="00f92386" officeooo:paragraph-rsid="00fa09d4"/>
    </style:style>
    <style:style style:name="P249" style:family="paragraph" style:parent-style-name="Standard">
      <style:text-properties style:text-underline-style="none" officeooo:rsid="00fa4d9d" officeooo:paragraph-rsid="00fa4d9d"/>
    </style:style>
    <style:style style:name="P250" style:family="paragraph" style:parent-style-name="Standard">
      <style:text-properties style:text-underline-style="none" officeooo:rsid="0018344f" officeooo:paragraph-rsid="00fe13c0"/>
    </style:style>
    <style:style style:name="P251" style:family="paragraph" style:parent-style-name="Standard">
      <style:text-properties style:text-underline-style="none" officeooo:rsid="0018990d" officeooo:paragraph-rsid="00fe13c0"/>
    </style:style>
    <style:style style:name="P252" style:family="paragraph" style:parent-style-name="Standard">
      <style:text-properties style:text-underline-style="none" officeooo:rsid="001ae535" officeooo:paragraph-rsid="00fe13c0"/>
    </style:style>
    <style:style style:name="P253" style:family="paragraph" style:parent-style-name="Standard">
      <style:text-properties style:text-underline-style="none" officeooo:rsid="001c4026" officeooo:paragraph-rsid="00fe13c0"/>
    </style:style>
    <style:style style:name="P254" style:family="paragraph" style:parent-style-name="Standard">
      <style:text-properties style:text-underline-style="none" officeooo:rsid="001d041a" officeooo:paragraph-rsid="00fe13c0"/>
    </style:style>
    <style:style style:name="P255" style:family="paragraph" style:parent-style-name="Standard">
      <style:text-properties style:text-underline-style="none" officeooo:rsid="001f3f71" officeooo:paragraph-rsid="00fe13c0"/>
    </style:style>
    <style:style style:name="P256" style:family="paragraph" style:parent-style-name="Standard">
      <style:text-properties style:text-underline-style="none" officeooo:rsid="0021292c" officeooo:paragraph-rsid="00fe13c0"/>
    </style:style>
    <style:style style:name="P257" style:family="paragraph" style:parent-style-name="Standard">
      <style:text-properties style:text-underline-style="none" officeooo:rsid="002387fc" officeooo:paragraph-rsid="00fe13c0"/>
    </style:style>
    <style:style style:name="P258" style:family="paragraph" style:parent-style-name="Standard">
      <style:text-properties style:text-underline-style="none" officeooo:rsid="00318ee8" officeooo:paragraph-rsid="00fe13c0"/>
    </style:style>
    <style:style style:name="P259" style:family="paragraph" style:parent-style-name="Standard">
      <style:text-properties style:text-underline-style="none" officeooo:rsid="003b1e68" officeooo:paragraph-rsid="00fe13c0"/>
    </style:style>
    <style:style style:name="P260" style:family="paragraph" style:parent-style-name="Standard">
      <style:text-properties style:text-underline-style="none" officeooo:rsid="003d71d1" officeooo:paragraph-rsid="00fe13c0"/>
    </style:style>
    <style:style style:name="P261" style:family="paragraph" style:parent-style-name="Standard">
      <style:text-properties style:text-underline-style="none" officeooo:rsid="00467b01" officeooo:paragraph-rsid="00fe13c0"/>
    </style:style>
    <style:style style:name="P262" style:family="paragraph" style:parent-style-name="Standard">
      <style:text-properties style:text-underline-style="none" officeooo:rsid="00451c76" officeooo:paragraph-rsid="00fe13c0"/>
    </style:style>
    <style:style style:name="P263" style:family="paragraph" style:parent-style-name="Standard">
      <style:text-properties style:text-underline-style="none" officeooo:rsid="004bd237" officeooo:paragraph-rsid="00fe13c0"/>
    </style:style>
    <style:style style:name="P264" style:family="paragraph" style:parent-style-name="Standard">
      <style:text-properties style:text-underline-style="none" officeooo:rsid="004aaba1" officeooo:paragraph-rsid="00fe13c0"/>
    </style:style>
    <style:style style:name="P265" style:family="paragraph" style:parent-style-name="Standard">
      <style:text-properties style:text-underline-style="none" officeooo:rsid="00697e38" officeooo:paragraph-rsid="00fe13c0"/>
    </style:style>
    <style:style style:name="P266" style:family="paragraph" style:parent-style-name="Standard">
      <style:text-properties style:text-underline-style="none" officeooo:rsid="007536e2" officeooo:paragraph-rsid="00fe13c0"/>
    </style:style>
    <style:style style:name="P267" style:family="paragraph" style:parent-style-name="Standard">
      <style:text-properties style:text-underline-style="none" officeooo:rsid="0074ec18" officeooo:paragraph-rsid="00fe13c0"/>
    </style:style>
    <style:style style:name="P268" style:family="paragraph" style:parent-style-name="Standard">
      <style:text-properties style:text-underline-style="none" officeooo:rsid="0077c338" officeooo:paragraph-rsid="00fe13c0"/>
    </style:style>
    <style:style style:name="P269" style:family="paragraph" style:parent-style-name="Standard">
      <style:text-properties style:text-underline-style="none" officeooo:rsid="011b69e3" officeooo:paragraph-rsid="011b69e3"/>
    </style:style>
    <style:style style:name="P270" style:family="paragraph" style:parent-style-name="Standard">
      <style:text-properties style:text-underline-style="none" officeooo:rsid="0120db37" officeooo:paragraph-rsid="0120db37"/>
    </style:style>
    <style:style style:name="P271" style:family="paragraph" style:parent-style-name="Standard">
      <style:text-properties style:text-underline-style="none" officeooo:rsid="0120db37" officeooo:paragraph-rsid="0123e662"/>
    </style:style>
    <style:style style:name="P272" style:family="paragraph" style:parent-style-name="Standard">
      <style:text-properties style:text-underline-style="none" officeooo:rsid="0143fb1b" officeooo:paragraph-rsid="0143fb1b"/>
    </style:style>
    <style:style style:name="P273" style:family="paragraph" style:parent-style-name="Standard">
      <style:text-properties style:text-underline-style="none" officeooo:paragraph-rsid="0149cf82" fo:background-color="transparent"/>
    </style:style>
    <style:style style:name="P274" style:family="paragraph" style:parent-style-name="Standard">
      <style:text-properties style:text-underline-style="none" officeooo:rsid="0029ddc6" officeooo:paragraph-rsid="00291307"/>
    </style:style>
    <style:style style:name="P275" style:family="paragraph" style:parent-style-name="Standard">
      <style:text-properties style:text-underline-style="none" officeooo:rsid="0029ddc6" officeooo:paragraph-rsid="0029ddc6"/>
    </style:style>
    <style:style style:name="P276" style:family="paragraph" style:parent-style-name="Standard">
      <style:text-properties style:text-underline-style="none" officeooo:rsid="002aa043" officeooo:paragraph-rsid="0029ddc6"/>
    </style:style>
    <style:style style:name="P277" style:family="paragraph" style:parent-style-name="Standard">
      <style:text-properties style:text-underline-style="none" officeooo:rsid="01d62234" officeooo:paragraph-rsid="01d62234"/>
    </style:style>
    <style:style style:name="P278" style:family="paragraph" style:parent-style-name="Standard">
      <style:text-properties style:text-underline-style="none" officeooo:rsid="01d7f701" officeooo:paragraph-rsid="01d7f701"/>
    </style:style>
    <style:style style:name="P279" style:family="paragraph" style:parent-style-name="Standard">
      <style:text-properties style:text-underline-style="none" officeooo:paragraph-rsid="021b2dee"/>
    </style:style>
    <style:style style:name="P280" style:family="paragraph" style:parent-style-name="Standard">
      <style:text-properties style:text-underline-style="none" officeooo:paragraph-rsid="021c4a88"/>
    </style:style>
    <style:style style:name="P281" style:family="paragraph" style:parent-style-name="Standard">
      <style:text-properties style:text-underline-style="none" officeooo:rsid="021cc7fc" officeooo:paragraph-rsid="021cc7fc"/>
    </style:style>
    <style:style style:name="P282" style:family="paragraph" style:parent-style-name="Standard">
      <style:text-properties style:text-underline-style="none" officeooo:paragraph-rsid="021e8f62"/>
    </style:style>
    <style:style style:name="P283" style:family="paragraph" style:parent-style-name="Standard">
      <style:text-properties officeooo:paragraph-rsid="0026fe21"/>
    </style:style>
    <style:style style:name="P284" style:family="paragraph" style:parent-style-name="Standard">
      <style:text-properties officeooo:paragraph-rsid="00291307"/>
    </style:style>
    <style:style style:name="P285" style:family="paragraph" style:parent-style-name="Standard">
      <style:text-properties officeooo:paragraph-rsid="0029ddc6"/>
    </style:style>
    <style:style style:name="P286" style:family="paragraph" style:parent-style-name="Standard">
      <style:text-properties officeooo:paragraph-rsid="002c75ff"/>
    </style:style>
    <style:style style:name="P287" style:family="paragraph" style:parent-style-name="Standard">
      <style:text-properties officeooo:paragraph-rsid="002d9fb9"/>
    </style:style>
    <style:style style:name="P288" style:family="paragraph" style:parent-style-name="Standard">
      <style:text-properties fo:font-size="14pt" style:text-underline-style="none" fo:font-weight="bold" officeooo:rsid="002d9fb9" officeooo:paragraph-rsid="002d9fb9" fo:background-color="#ffff00" style:font-size-asian="14pt" style:font-weight-asian="bold" style:font-size-complex="14pt" style:font-weight-complex="bold"/>
    </style:style>
    <style:style style:name="P289" style:family="paragraph" style:parent-style-name="Standard">
      <style:text-properties fo:font-size="14pt" style:text-underline-style="none" officeooo:rsid="01d7f701" officeooo:paragraph-rsid="01d7f701" fo:background-color="#ffff00" style:font-size-asian="14pt" style:font-size-complex="14pt"/>
    </style:style>
    <style:style style:name="P290" style:family="paragraph" style:parent-style-name="Standard">
      <style:text-properties fo:font-size="14pt" fo:font-weight="bold" officeooo:rsid="00874889" officeooo:paragraph-rsid="00fe13c0" fo:background-color="#ffff00" style:font-size-asian="14pt" style:font-weight-asian="bold" style:font-size-complex="14pt" style:font-weight-complex="bold"/>
    </style:style>
    <style:style style:name="P291" style:family="paragraph" style:parent-style-name="Standard">
      <style:text-properties officeooo:paragraph-rsid="00360a0b"/>
    </style:style>
    <style:style style:name="P292" style:family="paragraph" style:parent-style-name="Standard">
      <style:text-properties officeooo:paragraph-rsid="003e4c22"/>
    </style:style>
    <style:style style:name="P293" style:family="paragraph" style:parent-style-name="Standard">
      <style:text-properties officeooo:paragraph-rsid="004e5854"/>
    </style:style>
    <style:style style:name="P294" style:family="paragraph" style:parent-style-name="Standard">
      <style:text-properties officeooo:paragraph-rsid="004e8093"/>
    </style:style>
    <style:style style:name="P295" style:family="paragraph" style:parent-style-name="Standard">
      <style:text-properties officeooo:paragraph-rsid="0054ccba"/>
    </style:style>
    <style:style style:name="P296" style:family="paragraph" style:parent-style-name="Standard">
      <style:text-properties fo:font-weight="normal" officeooo:rsid="0171450c" officeooo:paragraph-rsid="0171450c" style:font-weight-asian="normal" style:font-weight-complex="normal"/>
    </style:style>
    <style:style style:name="P297" style:family="paragraph" style:parent-style-name="Standard">
      <style:text-properties fo:font-weight="normal" officeooo:paragraph-rsid="00fe13c0" style:font-weight-asian="normal" style:font-weight-complex="normal"/>
    </style:style>
    <style:style style:name="P298" style:family="paragraph" style:parent-style-name="Standard">
      <style:text-properties officeooo:paragraph-rsid="00550af7"/>
    </style:style>
    <style:style style:name="P299" style:family="paragraph" style:parent-style-name="Standard">
      <style:text-properties officeooo:paragraph-rsid="0058d394"/>
    </style:style>
    <style:style style:name="P300" style:family="paragraph" style:parent-style-name="Standard">
      <style:text-properties officeooo:rsid="005ba75b" officeooo:paragraph-rsid="005ba75b"/>
    </style:style>
    <style:style style:name="P301" style:family="paragraph" style:parent-style-name="Standard">
      <style:text-properties officeooo:rsid="005eff16" officeooo:paragraph-rsid="005eff16"/>
    </style:style>
    <style:style style:name="P302" style:family="paragraph" style:parent-style-name="Standard">
      <style:text-properties officeooo:paragraph-rsid="0065bf42"/>
    </style:style>
    <style:style style:name="P303" style:family="paragraph" style:parent-style-name="Standard">
      <style:text-properties officeooo:paragraph-rsid="007023a6"/>
    </style:style>
    <style:style style:name="P304" style:family="paragraph" style:parent-style-name="Standard">
      <style:text-properties officeooo:paragraph-rsid="00740e26"/>
    </style:style>
    <style:style style:name="P305" style:family="paragraph" style:parent-style-name="Standard">
      <style:text-properties officeooo:paragraph-rsid="007503d9"/>
    </style:style>
    <style:style style:name="P306" style:family="paragraph" style:parent-style-name="Standard">
      <style:text-properties officeooo:paragraph-rsid="007cc3c9"/>
    </style:style>
    <style:style style:name="P307" style:family="paragraph" style:parent-style-name="Standard">
      <style:text-properties officeooo:paragraph-rsid="007e7647"/>
    </style:style>
    <style:style style:name="P308" style:family="paragraph" style:parent-style-name="Standard">
      <style:text-properties officeooo:paragraph-rsid="00817f49"/>
    </style:style>
    <style:style style:name="P309" style:family="paragraph" style:parent-style-name="Standard">
      <style:text-properties officeooo:paragraph-rsid="0080e5eb"/>
    </style:style>
    <style:style style:name="P310" style:family="paragraph" style:parent-style-name="Standard">
      <style:text-properties officeooo:rsid="00849432" officeooo:paragraph-rsid="00849432"/>
    </style:style>
    <style:style style:name="P311" style:family="paragraph" style:parent-style-name="Standard">
      <style:text-properties fo:font-style="normal" style:text-underline-style="none" officeooo:rsid="009570df" officeooo:paragraph-rsid="009570df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9b7c18" officeooo:paragraph-rsid="009b7c18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9bb4a1" officeooo:paragraph-rsid="009bb4a1" style:font-style-asian="normal" style:font-style-complex="normal"/>
    </style:style>
    <style:style style:name="P314" style:family="paragraph" style:parent-style-name="Standard">
      <style:text-properties fo:font-style="normal" style:text-underline-style="none" fo:font-weight="bold" officeooo:rsid="009570df" officeooo:paragraph-rsid="009570df" style:font-style-asian="normal" style:font-weight-asian="bold" style:font-style-complex="normal" style:font-weight-complex="bold"/>
    </style:style>
    <style:style style:name="P315" style:family="paragraph" style:parent-style-name="Standard">
      <style:text-properties fo:font-style="normal" style:text-underline-style="none" fo:font-weight="bold" officeooo:rsid="00b78174" officeooo:paragraph-rsid="00b78174" style:font-style-asian="normal" style:font-weight-asian="bold" style:font-style-complex="normal" style:font-weight-complex="bold"/>
    </style:style>
    <style:style style:name="P316" style:family="paragraph" style:parent-style-name="Standard">
      <style:text-properties fo:font-style="normal" style:text-underline-style="none" fo:font-weight="bold" officeooo:rsid="00a8bfb1" officeooo:paragraph-rsid="00a7e42b" style:font-style-asian="normal" style:font-weight-asian="bold" style:font-style-complex="normal" style:font-weight-complex="bold"/>
    </style:style>
    <style:style style:name="P317" style:family="paragraph" style:parent-style-name="Standard">
      <style:text-properties fo:font-style="normal" style:text-underline-style="none" fo:font-weight="bold" officeooo:rsid="00fa4d9d" officeooo:paragraph-rsid="00fa4d9d" style:font-style-asian="normal" style:font-weight-asian="bold" style:font-style-complex="normal" style:font-weight-complex="bold"/>
    </style:style>
    <style:style style:name="P318" style:family="paragraph" style:parent-style-name="Standard">
      <style:text-properties fo:font-style="normal" style:text-underline-style="none" fo:font-weight="normal" officeooo:rsid="009edc17" officeooo:paragraph-rsid="009edc17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style:text-underline-style="none" fo:font-weight="normal" officeooo:rsid="009f3e19" officeooo:paragraph-rsid="009f3e19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style:text-underline-style="none" fo:font-weight="normal" officeooo:rsid="009f3e19" officeooo:paragraph-rsid="00a016f9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style:text-underline-style="none" fo:font-weight="normal" officeooo:rsid="00a6dcd0" officeooo:paragraph-rsid="00a6dcd0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style:text-underline-style="none" fo:font-weight="normal" officeooo:rsid="00a7e42b" officeooo:paragraph-rsid="00a7e42b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style:text-underline-style="none" fo:font-weight="normal" officeooo:rsid="00a9950b" officeooo:paragraph-rsid="00a9950b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style:text-underline-style="none" fo:font-weight="normal" officeooo:rsid="00adf7bb" officeooo:paragraph-rsid="00adf7bb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style:text-underline-style="none" fo:font-weight="normal" officeooo:rsid="00adf7bb" officeooo:paragraph-rsid="00ae16b9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style:text-underline-style="none" fo:font-weight="normal" officeooo:rsid="00adf7bb" officeooo:paragraph-rsid="00b3e8ca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style:text-underline-style="none" fo:font-weight="normal" officeooo:rsid="00affdd4" officeooo:paragraph-rsid="00affdd4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style:text-underline-style="none" fo:font-weight="normal" officeooo:rsid="00b78174" officeooo:paragraph-rsid="00b78174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style:text-underline-style="none" fo:font-weight="normal" officeooo:rsid="00b78174" officeooo:paragraph-rsid="00c553b9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style:text-underline-style="none" fo:font-weight="normal" officeooo:rsid="00bb9deb" officeooo:paragraph-rsid="00bb9deb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style:text-underline-style="none" fo:font-weight="normal" officeooo:rsid="009570df" officeooo:paragraph-rsid="009570df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style:text-underline-style="none" fo:font-weight="normal" officeooo:rsid="00970e7c" officeooo:paragraph-rsid="00970e7c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style:text-underline-style="none" fo:font-weight="normal" officeooo:rsid="009b7c18" officeooo:paragraph-rsid="009b7c18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style:text-underline-style="none" fo:font-weight="normal" officeooo:rsid="009bb4a1" officeooo:paragraph-rsid="009b7c18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style:text-underline-style="none" fo:font-weight="normal" officeooo:rsid="009bb4a1" officeooo:paragraph-rsid="009bb4a1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style:text-underline-style="none" fo:font-weight="normal" officeooo:rsid="00a016f9" officeooo:paragraph-rsid="00a016f9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style:text-underline-style="none" fo:font-weight="normal" officeooo:rsid="00a164a5" officeooo:paragraph-rsid="00a164a5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style:text-underline-style="none" fo:font-weight="normal" officeooo:rsid="00a2f5e1" officeooo:paragraph-rsid="00a2f5e1" style:font-style-asian="normal" style:font-weight-asian="normal" style:font-style-complex="normal" style:font-weight-complex="normal"/>
    </style:style>
    <style:style style:name="P339" style:family="paragraph" style:parent-style-name="Standard">
      <style:text-properties fo:font-style="normal" style:text-underline-style="none" fo:font-weight="normal" officeooo:rsid="00a5f674" officeooo:paragraph-rsid="00a164a5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style:text-underline-style="none" fo:font-weight="normal" officeooo:rsid="00b3e8ca" officeooo:paragraph-rsid="00b3e8ca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style:text-underline-style="none" fo:font-weight="normal" officeooo:rsid="00b47fc5" officeooo:paragraph-rsid="00b47fc5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style:text-underline-style="none" fo:font-weight="normal" officeooo:rsid="00b6c13b" officeooo:paragraph-rsid="00b72425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style:text-underline-style="none" fo:font-weight="normal" officeooo:rsid="00c3b399" officeooo:paragraph-rsid="00b78174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style:text-underline-style="none" fo:font-weight="normal" officeooo:rsid="00c679e3" officeooo:paragraph-rsid="00b78174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style:text-underline-style="none" fo:font-weight="normal" officeooo:rsid="00c98c6c" officeooo:paragraph-rsid="00c98c6c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style:text-underline-style="none" fo:font-weight="normal" officeooo:rsid="00cba513" officeooo:paragraph-rsid="00cba513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style:text-underline-style="none" fo:font-weight="normal" officeooo:rsid="00cb4f52" officeooo:paragraph-rsid="00c98c6c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style:text-underline-style="none" fo:font-weight="normal" officeooo:rsid="00cb4f52" officeooo:paragraph-rsid="00cb4f52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style:text-underline-style="none" fo:font-weight="normal" officeooo:rsid="00cceb1c" officeooo:paragraph-rsid="00cba513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style:text-underline-style="none" fo:font-weight="normal" officeooo:rsid="00cf6874" officeooo:paragraph-rsid="00cf6874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style:text-underline-style="none" fo:font-weight="normal" officeooo:rsid="00cf864b" officeooo:paragraph-rsid="00cf864b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style:text-underline-style="none" fo:font-weight="normal" officeooo:rsid="00cf864b" officeooo:paragraph-rsid="00d448ec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style:text-underline-style="none" fo:font-weight="normal" officeooo:rsid="00d0d5e4" officeooo:paragraph-rsid="00d12d7b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style:text-underline-style="none" fo:font-weight="normal" officeooo:rsid="00d2cf78" officeooo:paragraph-rsid="00d12d7b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style:text-underline-style="none" fo:font-weight="normal" officeooo:rsid="00d2cf78" officeooo:paragraph-rsid="00d2cf78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style:text-underline-style="none" fo:font-weight="normal" officeooo:rsid="00d81062" officeooo:paragraph-rsid="00d9bff9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style:text-underline-style="none" fo:font-weight="normal" officeooo:rsid="00d9bff9" officeooo:paragraph-rsid="00d9bff9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style:text-underline-style="none" fo:font-weight="normal" officeooo:rsid="00d9bff9" officeooo:paragraph-rsid="00d81062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style:text-underline-style="none" fo:font-weight="normal" officeooo:rsid="00dc5de7" officeooo:paragraph-rsid="00d81062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style:text-underline-style="none" fo:font-weight="normal" officeooo:rsid="00dcffd7" officeooo:paragraph-rsid="00dcffd7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style:text-underline-style="none" fo:font-weight="normal" officeooo:rsid="00dd1c06" officeooo:paragraph-rsid="00dd1c06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style:text-underline-style="none" fo:font-weight="normal" officeooo:rsid="00ddd5bc" officeooo:paragraph-rsid="00dd1c06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style:text-underline-style="none" fo:font-weight="normal" officeooo:rsid="00dff459" officeooo:paragraph-rsid="00dd1c06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style:text-underline-style="none" fo:font-weight="normal" officeooo:rsid="00e872e4" officeooo:paragraph-rsid="00dd1c06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e8aace" officeooo:paragraph-rsid="00e8aace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style:text-underline-style="none" fo:font-weight="normal" officeooo:rsid="00eb4fd5" officeooo:paragraph-rsid="00ea81ae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style:text-underline-style="none" fo:font-weight="normal" officeooo:rsid="00ea81ae" officeooo:paragraph-rsid="00ea81ae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style:text-underline-style="none" fo:font-weight="normal" officeooo:rsid="00ec8425" officeooo:paragraph-rsid="00ec8425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style:text-underline-style="none" fo:font-weight="normal" officeooo:rsid="00efa8fb" officeooo:paragraph-rsid="00efa8fb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style:text-underline-style="none" fo:font-weight="normal" officeooo:rsid="00f5d082" officeooo:paragraph-rsid="00f5d082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style:text-underline-style="none" fo:font-weight="normal" officeooo:rsid="00f1669f" officeooo:paragraph-rsid="00efa8fb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f3ac1a" officeooo:paragraph-rsid="00f3ac1a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f45621" officeooo:paragraph-rsid="00f3ac1a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f79d2d" officeooo:paragraph-rsid="00f79015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f92386" officeooo:paragraph-rsid="00f92386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fa09d4" officeooo:paragraph-rsid="00fa09d4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fa4d9d" officeooo:paragraph-rsid="00fa4d9d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affdd4" officeooo:paragraph-rsid="00affdd4" fo:background-color="transparent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affdd4" officeooo:paragraph-rsid="00b15e23" fo:background-color="transparent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b2ead3" officeooo:paragraph-rsid="00b2ead3" fo:background-color="transparent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solid" style:text-underline-width="auto" style:text-underline-color="font-color" officeooo:rsid="009570df" officeooo:paragraph-rsid="009570df" style:font-style-asian="normal" style:font-style-complex="normal"/>
    </style:style>
    <style:style style:name="P382" style:family="paragraph" style:parent-style-name="Standard">
      <style:text-properties fo:font-style="normal" style:text-underline-style="solid" style:text-underline-width="auto" style:text-underline-color="font-color" officeooo:rsid="009edc17" officeooo:paragraph-rsid="009edc17" style:font-style-asian="normal" style:font-style-complex="normal"/>
    </style:style>
    <style:style style:name="P383" style:family="paragraph" style:parent-style-name="Standard">
      <style:text-properties fo:font-style="normal" style:text-underline-style="solid" style:text-underline-width="auto" style:text-underline-color="font-color" fo:font-weight="normal" officeooo:rsid="009edc17" officeooo:paragraph-rsid="009edc17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solid" style:text-underline-width="auto" style:text-underline-color="font-color" fo:font-weight="normal" officeooo:rsid="009f3e19" officeooo:paragraph-rsid="009f3e19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solid" style:text-underline-width="auto" style:text-underline-color="font-color" fo:font-weight="normal" officeooo:rsid="00a6dcd0" officeooo:paragraph-rsid="00a6dcd0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solid" style:text-underline-width="auto" style:text-underline-color="font-color" fo:font-weight="normal" officeooo:rsid="00ac5ec6" officeooo:paragraph-rsid="00ac5ec6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solid" style:text-underline-width="auto" style:text-underline-color="font-color" fo:font-weight="normal" officeooo:rsid="00b3e8ca" officeooo:paragraph-rsid="00b3e8ca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solid" style:text-underline-width="auto" style:text-underline-color="font-color" fo:font-weight="normal" officeooo:rsid="00b46c58" officeooo:paragraph-rsid="00b46c5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solid" style:text-underline-width="auto" style:text-underline-color="font-color" fo:font-weight="normal" officeooo:rsid="00b47fc5" officeooo:paragraph-rsid="00b47fc5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solid" style:text-underline-width="auto" style:text-underline-color="font-color" fo:font-weight="normal" officeooo:rsid="00b6c13b" officeooo:paragraph-rsid="00b72425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solid" style:text-underline-width="auto" style:text-underline-color="font-color" fo:font-weight="normal" officeooo:rsid="00b78174" officeooo:paragraph-rsid="00b78174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solid" style:text-underline-width="auto" style:text-underline-color="font-color" fo:font-weight="normal" officeooo:rsid="009b7c18" officeooo:paragraph-rsid="009b7c18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solid" style:text-underline-width="auto" style:text-underline-color="font-color" fo:font-weight="normal" officeooo:rsid="009bb4a1" officeooo:paragraph-rsid="009bb4a1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solid" style:text-underline-width="auto" style:text-underline-color="font-color" fo:font-weight="normal" officeooo:rsid="00a016f9" officeooo:paragraph-rsid="00a016f9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solid" style:text-underline-width="auto" style:text-underline-color="font-color" fo:font-weight="normal" officeooo:rsid="00a164a5" officeooo:paragraph-rsid="00a164a5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solid" style:text-underline-width="auto" style:text-underline-color="font-color" fo:font-weight="normal" officeooo:rsid="00d81062" officeooo:paragraph-rsid="00d81062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solid" style:text-underline-width="auto" style:text-underline-color="font-color" fo:font-weight="normal" officeooo:rsid="00ee7398" officeooo:paragraph-rsid="00ee7398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officeooo:paragraph-rsid="009bb4a1"/>
    </style:style>
    <style:style style:name="P399" style:family="paragraph" style:parent-style-name="Standard">
      <style:text-properties officeooo:paragraph-rsid="009f3e19"/>
    </style:style>
    <style:style style:name="P400" style:family="paragraph" style:parent-style-name="Standard">
      <style:text-properties officeooo:rsid="009f3e19" officeooo:paragraph-rsid="009f3e19"/>
    </style:style>
    <style:style style:name="P401" style:family="paragraph" style:parent-style-name="Standard">
      <style:text-properties officeooo:rsid="009f3e19" officeooo:paragraph-rsid="00a016f9"/>
    </style:style>
    <style:style style:name="P402" style:family="paragraph" style:parent-style-name="Standard">
      <style:text-properties officeooo:rsid="00a016f9" officeooo:paragraph-rsid="00a016f9"/>
    </style:style>
    <style:style style:name="P403" style:family="paragraph" style:parent-style-name="Standard">
      <style:text-properties officeooo:rsid="00a164a5" officeooo:paragraph-rsid="00a164a5"/>
    </style:style>
    <style:style style:name="P404" style:family="paragraph" style:parent-style-name="Standard">
      <style:text-properties officeooo:rsid="00a164a5" officeooo:paragraph-rsid="00a2f5e1"/>
    </style:style>
    <style:style style:name="P405" style:family="paragraph" style:parent-style-name="Standard">
      <style:text-properties officeooo:paragraph-rsid="00a2f5e1"/>
    </style:style>
    <style:style style:name="P406" style:family="paragraph" style:parent-style-name="Standard">
      <style:text-properties officeooo:paragraph-rsid="00a6dcd0"/>
    </style:style>
    <style:style style:name="P407" style:family="paragraph" style:parent-style-name="Standard">
      <style:text-properties officeooo:paragraph-rsid="0149cf82" fo:background-color="transparent"/>
    </style:style>
    <style:style style:name="P408" style:family="paragraph" style:parent-style-name="Standard">
      <style:text-properties officeooo:rsid="014c2873" officeooo:paragraph-rsid="014c2873" fo:background-color="transparent"/>
    </style:style>
    <style:style style:name="P409" style:family="paragraph" style:parent-style-name="Standard">
      <style:text-properties officeooo:paragraph-rsid="01ac4d0d" fo:background-color="transparent"/>
    </style:style>
    <style:style style:name="P410" style:family="paragraph" style:parent-style-name="Standard">
      <style:text-properties officeooo:paragraph-rsid="01b2499e" fo:background-color="transparent"/>
    </style:style>
    <style:style style:name="P411" style:family="paragraph" style:parent-style-name="Standard">
      <style:text-properties officeooo:paragraph-rsid="01b8c0c4" fo:background-color="transparent"/>
    </style:style>
    <style:style style:name="P412" style:family="paragraph" style:parent-style-name="Standard">
      <style:text-properties officeooo:paragraph-rsid="01c283ce" fo:background-color="transparent"/>
    </style:style>
    <style:style style:name="P413" style:family="paragraph" style:parent-style-name="Standard">
      <style:text-properties officeooo:paragraph-rsid="01c567c2" fo:background-color="transparent"/>
    </style:style>
    <style:style style:name="P414" style:family="paragraph" style:parent-style-name="Standard">
      <style:text-properties officeooo:paragraph-rsid="01c7fbb5" fo:background-color="transparent"/>
    </style:style>
    <style:style style:name="P415" style:family="paragraph" style:parent-style-name="Standard">
      <style:text-properties officeooo:paragraph-rsid="00ae16b9"/>
    </style:style>
    <style:style style:name="P416" style:family="paragraph" style:parent-style-name="Standard">
      <style:text-properties officeooo:paragraph-rsid="00b47fc5"/>
    </style:style>
    <style:style style:name="P417" style:family="paragraph" style:parent-style-name="Standard">
      <style:text-properties officeooo:paragraph-rsid="00b78174"/>
    </style:style>
    <style:style style:name="P418" style:family="paragraph" style:parent-style-name="Standard">
      <style:text-properties officeooo:paragraph-rsid="00bb9deb"/>
    </style:style>
    <style:style style:name="P419" style:family="paragraph" style:parent-style-name="Standard">
      <style:text-properties fo:font-weight="bold" officeooo:rsid="005f9ff4" officeooo:paragraph-rsid="00fe13c0" fo:background-color="#ffff00" style:font-weight-asian="bold" style:font-weight-complex="bold"/>
    </style:style>
    <style:style style:name="P420" style:family="paragraph" style:parent-style-name="Standard">
      <style:text-properties fo:font-weight="bold" officeooo:rsid="00874889" officeooo:paragraph-rsid="00fe13c0" fo:background-color="#ffff00" style:font-weight-asian="bold" style:font-weight-complex="bold"/>
    </style:style>
    <style:style style:name="P421" style:family="paragraph" style:parent-style-name="Standard">
      <style:text-properties fo:font-weight="bold" officeooo:rsid="0088450e" officeooo:paragraph-rsid="00fe13c0" fo:background-color="#ffff00" style:font-weight-asian="bold" style:font-weight-complex="bold"/>
    </style:style>
    <style:style style:name="P422" style:family="paragraph" style:parent-style-name="Standard">
      <style:text-properties fo:font-weight="bold" officeooo:rsid="00891396" officeooo:paragraph-rsid="00fe13c0" fo:background-color="#ffff00" style:font-weight-asian="bold" style:font-weight-complex="bold"/>
    </style:style>
    <style:style style:name="P423" style:family="paragraph" style:parent-style-name="Standard">
      <style:text-properties fo:font-weight="bold" officeooo:paragraph-rsid="00fe13c0" style:font-weight-asian="bold" style:font-weight-complex="bold"/>
    </style:style>
    <style:style style:name="P424" style:family="paragraph" style:parent-style-name="Standard">
      <style:text-properties officeooo:paragraph-rsid="00c553b9"/>
    </style:style>
    <style:style style:name="P425" style:family="paragraph" style:parent-style-name="Standard">
      <style:text-properties officeooo:rsid="00c98c6c" officeooo:paragraph-rsid="00c98c6c"/>
    </style:style>
    <style:style style:name="P426" style:family="paragraph" style:parent-style-name="Standard">
      <style:text-properties officeooo:rsid="00cb4f52" officeooo:paragraph-rsid="00cb4f52"/>
    </style:style>
    <style:style style:name="P427" style:family="paragraph" style:parent-style-name="Standard">
      <style:text-properties officeooo:rsid="00cba513" officeooo:paragraph-rsid="00cba513"/>
    </style:style>
    <style:style style:name="P428" style:family="paragraph" style:parent-style-name="Standard">
      <style:text-properties officeooo:rsid="00ce5bf0" officeooo:paragraph-rsid="00ce5bf0"/>
    </style:style>
    <style:style style:name="P429" style:family="paragraph" style:parent-style-name="Standard">
      <style:text-properties officeooo:paragraph-rsid="00cf864b"/>
    </style:style>
    <style:style style:name="P430" style:family="paragraph" style:parent-style-name="Standard">
      <style:text-properties officeooo:paragraph-rsid="00d12d7b"/>
    </style:style>
    <style:style style:name="P431" style:family="paragraph" style:parent-style-name="Standard">
      <style:text-properties officeooo:rsid="00d2cf78" officeooo:paragraph-rsid="00d2cf78"/>
    </style:style>
    <style:style style:name="P432" style:family="paragraph" style:parent-style-name="Standard">
      <style:text-properties officeooo:paragraph-rsid="00e8aace"/>
    </style:style>
    <style:style style:name="P433" style:family="paragraph" style:parent-style-name="Standard">
      <style:text-properties officeooo:rsid="00ea81ae" officeooo:paragraph-rsid="00ea81ae"/>
    </style:style>
    <style:style style:name="P434" style:family="paragraph" style:parent-style-name="Standard">
      <style:text-properties officeooo:rsid="00ec8425" officeooo:paragraph-rsid="00ec8425"/>
    </style:style>
    <style:style style:name="P435" style:family="paragraph" style:parent-style-name="Standard">
      <style:text-properties officeooo:rsid="00ec8425" officeooo:paragraph-rsid="00ed3f29"/>
    </style:style>
    <style:style style:name="P436" style:family="paragraph" style:parent-style-name="Standard">
      <style:text-properties officeooo:paragraph-rsid="00fa4d9d"/>
    </style:style>
    <style:style style:name="P437" style:family="paragraph" style:parent-style-name="Standard">
      <style:text-properties officeooo:rsid="008cb485" officeooo:paragraph-rsid="00fe13c0"/>
    </style:style>
    <style:style style:name="P438" style:family="paragraph" style:parent-style-name="Standard">
      <style:text-properties officeooo:rsid="0021292c" officeooo:paragraph-rsid="00fe13c0"/>
    </style:style>
    <style:style style:name="P439" style:family="paragraph" style:parent-style-name="Standard">
      <style:text-properties officeooo:rsid="0021c2d2" officeooo:paragraph-rsid="00fe13c0"/>
    </style:style>
    <style:style style:name="P440" style:family="paragraph" style:parent-style-name="Standard">
      <style:text-properties officeooo:rsid="002178e3" officeooo:paragraph-rsid="00fe13c0"/>
    </style:style>
    <style:style style:name="P441" style:family="paragraph" style:parent-style-name="Standard">
      <style:text-properties officeooo:rsid="00298f52" officeooo:paragraph-rsid="00fe13c0"/>
    </style:style>
    <style:style style:name="P442" style:family="paragraph" style:parent-style-name="Standard">
      <style:text-properties officeooo:rsid="002c2abe" officeooo:paragraph-rsid="00fe13c0"/>
    </style:style>
    <style:style style:name="P443" style:family="paragraph" style:parent-style-name="Standard">
      <style:text-properties officeooo:rsid="002f97a5" officeooo:paragraph-rsid="00fe13c0"/>
    </style:style>
    <style:style style:name="P444" style:family="paragraph" style:parent-style-name="Standard">
      <style:text-properties officeooo:rsid="005f9ff4" officeooo:paragraph-rsid="00fe13c0"/>
    </style:style>
    <style:style style:name="P445" style:family="paragraph" style:parent-style-name="Standard">
      <style:text-properties officeooo:rsid="0064baef" officeooo:paragraph-rsid="00fe13c0"/>
    </style:style>
    <style:style style:name="P446" style:family="paragraph" style:parent-style-name="Standard">
      <style:text-properties officeooo:rsid="00643b8f" officeooo:paragraph-rsid="00fe13c0"/>
    </style:style>
    <style:style style:name="P447" style:family="paragraph" style:parent-style-name="Standard">
      <style:text-properties officeooo:rsid="006a306f" officeooo:paragraph-rsid="00fe13c0"/>
    </style:style>
    <style:style style:name="P448" style:family="paragraph" style:parent-style-name="Standard">
      <style:text-properties officeooo:paragraph-rsid="00fe13c0"/>
    </style:style>
    <style:style style:name="P449" style:family="paragraph" style:parent-style-name="Standard">
      <style:text-properties officeooo:paragraph-rsid="0110c0cf"/>
    </style:style>
    <style:style style:name="P450" style:family="paragraph" style:parent-style-name="Standard">
      <style:text-properties officeooo:rsid="0110c0cf" officeooo:paragraph-rsid="0110c0cf"/>
    </style:style>
    <style:style style:name="P451" style:family="paragraph" style:parent-style-name="Standard">
      <style:text-properties officeooo:rsid="0110c0cf" officeooo:paragraph-rsid="011671e3"/>
    </style:style>
    <style:style style:name="P452" style:family="paragraph" style:parent-style-name="Standard">
      <style:text-properties officeooo:rsid="0113f26b" officeooo:paragraph-rsid="0113f26b"/>
    </style:style>
    <style:style style:name="P453" style:family="paragraph" style:parent-style-name="Standard">
      <style:text-properties officeooo:paragraph-rsid="011671e3"/>
    </style:style>
    <style:style style:name="P454" style:family="paragraph" style:parent-style-name="Standard">
      <style:text-properties officeooo:paragraph-rsid="0117c64d"/>
    </style:style>
    <style:style style:name="P455" style:family="paragraph" style:parent-style-name="Standard">
      <style:text-properties officeooo:paragraph-rsid="0123e662"/>
    </style:style>
    <style:style style:name="P456" style:family="paragraph" style:parent-style-name="Standard">
      <style:text-properties officeooo:paragraph-rsid="012c1522"/>
    </style:style>
    <style:style style:name="P457" style:family="paragraph" style:parent-style-name="Standard">
      <style:text-properties officeooo:paragraph-rsid="0131696f"/>
    </style:style>
    <style:style style:name="P458" style:family="paragraph" style:parent-style-name="Standard">
      <style:text-properties officeooo:paragraph-rsid="0136f409"/>
    </style:style>
    <style:style style:name="P459" style:family="paragraph" style:parent-style-name="Standard">
      <style:text-properties officeooo:paragraph-rsid="013a946e"/>
    </style:style>
    <style:style style:name="P460" style:family="paragraph" style:parent-style-name="Standard">
      <style:text-properties officeooo:rsid="013ae230" officeooo:paragraph-rsid="013ae230"/>
    </style:style>
    <style:style style:name="P461" style:family="paragraph" style:parent-style-name="Standard">
      <style:text-properties officeooo:paragraph-rsid="013e2a9a"/>
    </style:style>
    <style:style style:name="P462" style:family="paragraph" style:parent-style-name="Standard">
      <style:text-properties officeooo:paragraph-rsid="0142e29a"/>
    </style:style>
    <style:style style:name="P463" style:family="paragraph" style:parent-style-name="Standard">
      <style:text-properties officeooo:paragraph-rsid="0149cf82" fo:background-color="#ffb66c"/>
    </style:style>
    <style:style style:name="P464" style:family="paragraph" style:parent-style-name="Standard">
      <style:text-properties officeooo:paragraph-rsid="01606e8f"/>
    </style:style>
    <style:style style:name="P465" style:family="paragraph" style:parent-style-name="Standard">
      <style:text-properties officeooo:paragraph-rsid="016feda8"/>
    </style:style>
    <style:style style:name="P466" style:family="paragraph" style:parent-style-name="Standard">
      <style:text-properties officeooo:paragraph-rsid="01702129"/>
    </style:style>
    <style:style style:name="P467" style:family="paragraph" style:parent-style-name="Standard">
      <style:text-properties officeooo:paragraph-rsid="017814b2"/>
    </style:style>
    <style:style style:name="P468" style:family="paragraph" style:parent-style-name="Standard">
      <style:text-properties officeooo:rsid="017bdf91" officeooo:paragraph-rsid="017bdf91"/>
    </style:style>
    <style:style style:name="P469" style:family="paragraph" style:parent-style-name="Standard">
      <style:text-properties fo:font-style="italic" style:text-underline-style="none" fo:font-weight="normal" officeooo:rsid="009156ab" officeooo:paragraph-rsid="009156ab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fo:font-style="italic" style:text-underline-style="none" fo:font-weight="normal" officeooo:rsid="00a164a5" officeooo:paragraph-rsid="00a164a5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text-line-through-style="none" style:text-line-through-type="none" style:text-underline-style="none" fo:font-weight="normal" officeooo:rsid="008afbdc" officeooo:paragraph-rsid="00fe13c0" fo:background-color="transparent" style:font-weight-asian="normal" style:font-weight-complex="normal"/>
    </style:style>
    <style:style style:name="P472" style:family="paragraph" style:parent-style-name="Standard">
      <style:text-properties style:text-line-through-style="none" style:text-line-through-type="none" style:text-underline-style="none" fo:font-weight="normal" officeooo:rsid="008b5f13" officeooo:paragraph-rsid="00fe13c0" fo:background-color="transparent" style:font-weight-asian="normal" style:font-weight-complex="normal"/>
    </style:style>
    <style:style style:name="P473" style:family="paragraph" style:parent-style-name="Standard">
      <style:text-properties style:text-line-through-style="none" style:text-line-through-type="none" style:text-underline-style="none" fo:font-weight="normal" officeooo:rsid="008dfce4" officeooo:paragraph-rsid="00fe13c0" fo:background-color="transparent" style:font-weight-asian="normal" style:font-weight-complex="normal"/>
    </style:style>
    <style:style style:name="P474" style:family="paragraph" style:parent-style-name="Standard">
      <style:text-properties style:text-line-through-style="none" style:text-line-through-type="none" fo:font-style="normal" style:text-underline-style="none" fo:font-weight="bold" officeooo:rsid="008ebbbc" officeooo:paragraph-rsid="00fe13c0" fo:background-color="transparent" style:font-style-asian="normal" style:font-weight-asian="bold" style:font-style-complex="normal" style:font-weight-complex="bold"/>
    </style:style>
    <style:style style:name="P475" style:family="paragraph" style:parent-style-name="Standard">
      <style:text-properties style:text-line-through-style="none" style:text-line-through-type="none" fo:font-style="normal" style:text-underline-style="none" fo:font-weight="bold" officeooo:rsid="01152657" officeooo:paragraph-rsid="0110c0cf" fo:background-color="transparent" style:font-style-asian="normal" style:font-weight-asian="bold" style:font-style-complex="normal" style:font-weight-complex="bold"/>
    </style:style>
    <style:style style:name="P476" style:family="paragraph" style:parent-style-name="Standard">
      <style:text-properties style:text-line-through-style="none" style:text-line-through-type="none" fo:font-style="normal" style:text-underline-style="none" fo:font-weight="bold" officeooo:rsid="0136f409" officeooo:paragraph-rsid="0136f409" fo:background-color="transparent" style:font-style-asian="normal" style:font-weight-asian="bold" style:font-style-complex="normal" style:font-weight-complex="bold"/>
    </style:style>
    <style:style style:name="P477" style:family="paragraph" style:parent-style-name="Standard">
      <style:text-properties style:text-line-through-style="none" style:text-line-through-type="none" fo:font-style="normal" style:text-underline-style="none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style:text-line-through-style="none" style:text-line-through-type="none" fo:font-style="normal" style:text-underline-style="none" fo:font-weight="normal" officeooo:rsid="01152657" officeooo:paragraph-rsid="0110c0cf" fo:background-color="transparent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style:text-line-through-style="none" style:text-line-through-type="none" fo:font-style="normal" style:text-underline-style="none" fo:font-weight="normal" officeooo:rsid="01153358" officeooo:paragraph-rsid="0117c64d" fo:background-color="transparent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style:text-line-through-style="none" style:text-line-through-type="none" fo:font-style="normal" style:text-underline-style="none" fo:font-weight="normal" officeooo:rsid="0116e0a7" officeooo:paragraph-rsid="0110c0cf" fo:background-color="transparent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style:text-line-through-style="none" style:text-line-through-type="none" fo:font-style="normal" style:text-underline-style="none" fo:font-weight="normal" officeooo:rsid="011b69e3" officeooo:paragraph-rsid="0110c0cf" fo:background-color="transparent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style:text-line-through-style="none" style:text-line-through-type="none" fo:font-style="normal" style:text-underline-style="none" fo:font-weight="normal" officeooo:rsid="01197f18" officeooo:paragraph-rsid="0110c0cf" fo:background-color="transparent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style:text-line-through-style="none" style:text-line-through-type="none" fo:font-style="normal" style:text-underline-style="none" fo:font-weight="normal" officeooo:rsid="0120db37" officeooo:paragraph-rsid="0120db37" fo:background-color="transparent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0db37" fo:background-color="transparent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3e662" fo:background-color="transparent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40a64" fo:background-color="transparent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3e662" fo:background-color="transparent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text-line-through-style="none" style:text-line-through-type="none" fo:font-style="normal" style:text-underline-style="none" fo:font-weight="normal" officeooo:rsid="012a34c1" officeooo:paragraph-rsid="012a34c1" fo:background-color="transparent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text-line-through-style="none" style:text-line-through-type="none" fo:font-style="normal" style:text-underline-style="none" fo:font-weight="normal" officeooo:rsid="0127fe83" officeooo:paragraph-rsid="0127fe83" fo:background-color="transparent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text-line-through-style="none" style:text-line-through-type="none" fo:font-style="normal" style:text-underline-style="none" fo:font-weight="normal" officeooo:rsid="012c1522" officeooo:paragraph-rsid="012c1522" fo:background-color="transparent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text-line-through-style="none" style:text-line-through-type="none" fo:font-style="normal" style:text-underline-style="none" fo:font-weight="normal" officeooo:rsid="012f77cb" officeooo:paragraph-rsid="012c1522" fo:background-color="transparent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text-line-through-style="none" style:text-line-through-type="none" fo:font-style="normal" style:text-underline-style="none" fo:font-weight="normal" officeooo:rsid="0133df3a" officeooo:paragraph-rsid="012c1522" fo:background-color="transparent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text-line-through-style="none" style:text-line-through-type="none" fo:font-style="normal" style:text-underline-style="none" fo:font-weight="normal" officeooo:rsid="0136f409" officeooo:paragraph-rsid="0136f409" fo:background-color="transparent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text-line-through-style="none" style:text-line-through-type="none" fo:font-style="normal" style:text-underline-style="none" fo:font-weight="normal" officeooo:rsid="013a946e" officeooo:paragraph-rsid="013a946e" fo:background-color="transparent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text-line-through-style="none" style:text-line-through-type="none" fo:font-style="normal" style:text-underline-style="none" fo:font-weight="normal" officeooo:rsid="013ae230" officeooo:paragraph-rsid="013ae230" fo:background-color="transparent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text-line-through-style="none" style:text-line-through-type="none" fo:font-style="normal" style:text-underline-style="none" fo:font-weight="normal" officeooo:rsid="013c6b11" officeooo:paragraph-rsid="013ae230" fo:background-color="transparent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text-line-through-style="none" style:text-line-through-type="none" fo:font-style="normal" style:text-underline-style="none" fo:font-weight="normal" officeooo:rsid="013fce99" officeooo:paragraph-rsid="013e2a9a" fo:background-color="transparent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text-line-through-style="none" style:text-line-through-type="none" fo:font-style="normal" style:text-underline-style="none" fo:font-weight="normal" officeooo:rsid="013e2a9a" officeooo:paragraph-rsid="013e2a9a" fo:background-color="transparent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text-line-through-style="none" style:text-line-through-type="none" fo:font-style="normal" style:text-underline-style="none" fo:font-weight="normal" officeooo:rsid="0142dd63" officeooo:paragraph-rsid="0142dd63" fo:background-color="transparent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text-line-through-style="none" style:text-line-through-type="none" fo:font-style="normal" style:text-underline-style="none" fo:font-weight="normal" officeooo:rsid="0142116e" officeooo:paragraph-rsid="0142116e" fo:background-color="transparent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text-line-through-style="none" style:text-line-through-type="none" fo:font-style="normal" style:text-underline-style="none" fo:font-weight="normal" officeooo:rsid="0143fb1b" officeooo:paragraph-rsid="0143fb1b" fo:background-color="transparent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text-line-through-style="none" style:text-line-through-type="none" fo:font-style="normal" style:text-underline-style="none" fo:font-weight="normal" officeooo:rsid="014668fa" officeooo:paragraph-rsid="0143fb1b" fo:background-color="transparent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text-line-through-style="none" style:text-line-through-type="none" fo:font-style="normal" style:text-underline-style="none" fo:font-weight="normal" officeooo:rsid="014841d2" officeooo:paragraph-rsid="0143fb1b" fo:background-color="transparent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text-line-through-style="none" style:text-line-through-type="none" fo:font-style="normal" style:text-underline-style="none" fo:font-weight="normal" officeooo:rsid="0149c345" officeooo:paragraph-rsid="0143fb1b" fo:background-color="transparent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text-line-through-style="none" style:text-line-through-type="none" fo:font-style="normal" style:text-underline-style="none" fo:font-weight="normal" officeooo:rsid="014c2873" officeooo:paragraph-rsid="014c2873" fo:background-color="transparent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text-line-through-style="none" style:text-line-through-type="none" fo:font-style="normal" style:text-underline-style="none" fo:font-weight="normal" officeooo:rsid="014ab91a" officeooo:paragraph-rsid="0149cf82" fo:background-color="transparent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text-line-through-style="none" style:text-line-through-type="none" fo:font-style="normal" style:text-underline-style="none" fo:font-weight="normal" officeooo:rsid="014fc1ec" officeooo:paragraph-rsid="0149cf82" fo:background-color="transparent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text-line-through-style="none" style:text-line-through-type="none" fo:font-style="normal" style:text-underline-style="none" fo:font-weight="normal" officeooo:rsid="0150a224" officeooo:paragraph-rsid="0149cf82" fo:background-color="transparent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text-line-through-style="none" style:text-line-through-type="none" fo:font-style="normal" style:text-underline-style="none" fo:font-weight="normal" officeooo:rsid="0151c1fb" officeooo:paragraph-rsid="0149cf82" fo:background-color="transparent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49cf82" fo:background-color="transparent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53637b" fo:background-color="transparent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text-line-through-style="none" style:text-line-through-type="none" fo:font-style="normal" style:text-underline-style="none" fo:font-weight="normal" officeooo:rsid="0153637b" officeooo:paragraph-rsid="0149cf82" fo:background-color="transparent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transparent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a1184" fo:background-color="transparent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text-line-through-style="none" style:text-line-through-type="none" fo:font-style="normal" style:text-underline-style="none" fo:font-weight="normal" officeooo:rsid="016060bf" officeooo:paragraph-rsid="0159484f" fo:background-color="transparent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text-line-through-style="none" style:text-line-through-type="none" fo:font-style="normal" style:text-underline-style="none" fo:font-weight="normal" officeooo:rsid="01606e8f" officeooo:paragraph-rsid="016b218b" fo:background-color="transparent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text-line-through-style="none" style:text-line-through-type="none" fo:font-style="normal" style:text-underline-style="none" fo:font-weight="normal" officeooo:rsid="01615af9" officeooo:paragraph-rsid="016253c4" fo:background-color="transparent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text-line-through-style="none" style:text-line-through-type="none" fo:font-style="normal" style:text-underline-style="none" fo:font-weight="normal" officeooo:rsid="01679c46" officeooo:paragraph-rsid="01679c46" fo:background-color="transparent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text-line-through-style="none" style:text-line-through-type="none" fo:font-style="normal" style:text-underline-style="none" fo:font-weight="normal" officeooo:rsid="015bb9c9" officeooo:paragraph-rsid="0159484f" fo:background-color="transparent" style:font-style-asian="normal" style:font-weight-asian="normal" style:font-style-complex="normal" style:font-weight-complex="normal"/>
    </style:style>
    <style:style style:name="P520" style:family="paragraph" style:parent-style-name="Standard">
      <style:text-properties style:text-line-through-style="none" style:text-line-through-type="none" fo:font-style="normal" style:text-underline-style="none" fo:font-weight="normal" officeooo:rsid="016feda8" officeooo:paragraph-rsid="01702129" fo:background-color="transparent" style:font-style-asian="normal" style:font-weight-asian="normal" style:font-style-complex="normal" style:font-weight-complex="normal"/>
    </style:style>
    <style:style style:name="P521" style:family="paragraph" style:parent-style-name="Standard">
      <style:text-properties style:text-line-through-style="none" style:text-line-through-type="none" fo:font-style="normal" style:text-underline-style="none" fo:font-weight="normal" officeooo:rsid="01702129" officeooo:paragraph-rsid="016feda8" fo:background-color="transparent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style:text-line-through-style="none" style:text-line-through-type="none" fo:font-style="normal" style:text-underline-style="none" fo:font-weight="normal" officeooo:rsid="01710283" officeooo:paragraph-rsid="016feda8" fo:background-color="transparent" style:font-style-asian="normal" style:font-weight-asian="normal" style:font-style-complex="normal" style:font-weight-complex="normal"/>
    </style:style>
    <style:style style:name="P523" style:family="paragraph" style:parent-style-name="Standard">
      <style:text-properties style:text-line-through-style="none" style:text-line-through-type="none" fo:font-style="normal" style:text-underline-style="none" fo:font-weight="normal" officeooo:rsid="0171450c" officeooo:paragraph-rsid="0171450c" fo:background-color="transparent" style:font-style-asian="normal" style:font-weight-asian="normal" style:font-style-complex="normal" style:font-weight-complex="normal"/>
    </style:style>
    <style:style style:name="P524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14b2" fo:background-color="transparent" style:font-style-asian="normal" style:font-weight-asian="normal" style:font-style-complex="normal" style:font-weight-complex="normal"/>
    </style:style>
    <style:style style:name="P525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4c7b" fo:background-color="transparent" style:font-style-asian="normal" style:font-weight-asian="normal" style:font-style-complex="normal" style:font-weight-complex="normal"/>
    </style:style>
    <style:style style:name="P526" style:family="paragraph" style:parent-style-name="Standard">
      <style:text-properties style:text-line-through-style="none" style:text-line-through-type="none" fo:font-style="normal" style:text-underline-style="none" fo:font-weight="normal" officeooo:rsid="01798b6f" officeooo:paragraph-rsid="017814b2" fo:background-color="transparent" style:font-style-asian="normal" style:font-weight-asian="normal" style:font-style-complex="normal" style:font-weight-complex="normal"/>
    </style:style>
    <style:style style:name="P527" style:family="paragraph" style:parent-style-name="Standard">
      <style:text-properties style:text-line-through-style="none" style:text-line-through-type="none" fo:font-style="normal" style:text-underline-style="none" fo:font-weight="normal" officeooo:rsid="017bdf91" officeooo:paragraph-rsid="017bdf91" fo:background-color="transparent" style:font-style-asian="normal" style:font-weight-asian="normal" style:font-style-complex="normal" style:font-weight-complex="normal"/>
    </style:style>
    <style:style style:name="P528" style:family="paragraph" style:parent-style-name="Standard">
      <style:text-properties style:text-line-through-style="none" style:text-line-through-type="none" fo:font-style="normal" style:text-underline-style="none" fo:font-weight="normal" officeooo:rsid="017ef37f" officeooo:paragraph-rsid="017bdf91" fo:background-color="transparent" style:font-style-asian="normal" style:font-weight-asian="normal" style:font-style-complex="normal" style:font-weight-complex="normal"/>
    </style:style>
    <style:style style:name="P529" style:family="paragraph" style:parent-style-name="Standard">
      <style:text-properties style:text-line-through-style="none" style:text-line-through-type="none" fo:font-style="normal" style:text-underline-style="none" fo:font-weight="normal" officeooo:rsid="0180b67f" officeooo:paragraph-rsid="017814b2" fo:background-color="transparent" style:font-style-asian="normal" style:font-weight-asian="normal" style:font-style-complex="normal" style:font-weight-complex="normal"/>
    </style:style>
    <style:style style:name="P530" style:family="paragraph" style:parent-style-name="Standard">
      <style:text-properties style:text-line-through-style="none" style:text-line-through-type="none" fo:font-style="normal" style:text-underline-style="none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1" style:family="paragraph" style:parent-style-name="Standard">
      <style:text-properties style:text-line-through-style="none" style:text-line-through-type="none" fo:font-style="normal" style:text-underline-style="none" fo:font-weight="normal" officeooo:rsid="01859aec" officeooo:paragraph-rsid="018427ba" fo:background-color="transparent" style:font-style-asian="normal" style:font-weight-asian="normal" style:font-style-complex="normal" style:font-weight-complex="normal"/>
    </style:style>
    <style:style style:name="P532" style:family="paragraph" style:parent-style-name="Standard">
      <style:text-properties style:text-line-through-style="none" style:text-line-through-type="none" fo:font-style="normal" style:text-underline-style="none" fo:font-weight="normal" officeooo:rsid="0149cf82" officeooo:paragraph-rsid="0149cf82" fo:background-color="#ffb66c" style:font-style-asian="normal" style:font-weight-asian="normal" style:font-style-complex="normal" style:font-weight-complex="normal"/>
    </style:style>
    <style:style style:name="P53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#ffff00" style:font-style-asian="normal" style:font-weight-asian="normal" style:font-style-complex="normal" style:font-weight-complex="normal"/>
    </style:style>
    <style:style style:name="P534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535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2e29a" officeooo:paragraph-rsid="0142e29a" fo:background-color="transparent" style:font-style-asian="normal" style:font-weight-asian="normal" style:font-style-complex="normal" style:font-weight-complex="normal"/>
    </style:style>
    <style:style style:name="P536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7afcf" officeooo:paragraph-rsid="0177afcf" fo:background-color="transparent" style:font-style-asian="normal" style:font-weight-asian="normal" style:font-style-complex="normal" style:font-weight-complex="normal"/>
    </style:style>
    <style:style style:name="P537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7b1cb" officeooo:paragraph-rsid="01859a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aa89c" officeooo:paragraph-rsid="0188fe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8b53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55c98" officeooo:paragraph-rsid="01955c9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9da19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23c1b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a9176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18aba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453dc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c4d0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fea3b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3d7e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2499e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9806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d31b9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3a79" officeooo:paragraph-rsid="01c53a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7fb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7b921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8a93c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a3473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b7670" officeooo:paragraph-rsid="01cb76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530d2" officeooo:paragraph-rsid="01d530d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9bc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e3047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fd21b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#ffff00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ac4d0d" officeooo:paragraph-rsid="01ac4d0d" fo:background-color="transparent" style:font-size-asian="12pt" style:font-style-asian="normal" style:font-weight-asian="bold" style:font-size-complex="12pt" style:font-style-complex="normal" style:font-weight-complex="bold"/>
    </style:style>
    <style:style style:name="P577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567c2" fo:background-color="transparent" style:font-size-asian="12pt" style:font-style-asian="normal" style:font-weight-asian="bold" style:font-size-complex="12pt" style:font-style-complex="normal" style:font-weight-complex="bold"/>
    </style:style>
    <style:style style:name="P578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7fbb5" fo:background-color="transparent" style:font-size-asian="12pt" style:font-style-asian="normal" style:font-weight-asian="bold" style:font-size-complex="12pt" style:font-style-complex="normal" style:font-weight-complex="bold"/>
    </style:style>
    <style:style style:name="P579" style:family="paragraph" style:parent-style-name="Standard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755b2" officeooo:paragraph-rsid="019755b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>
      <style:text-properties officeooo:paragraph-rsid="018b5336"/>
    </style:style>
    <style:style style:name="P581" style:family="paragraph" style:parent-style-name="Standard">
      <style:text-properties officeooo:paragraph-rsid="017bdf91"/>
    </style:style>
    <style:style style:name="P582" style:family="paragraph" style:parent-style-name="Standard">
      <style:text-properties fo:font-size="12pt" officeooo:paragraph-rsid="01c567c2" fo:background-color="transparent" style:font-size-asian="12pt" style:font-size-complex="12pt"/>
    </style:style>
    <style:style style:name="P583" style:family="paragraph" style:parent-style-name="Standard">
      <style:text-properties fo:font-size="12pt" officeooo:paragraph-rsid="01c8a93c" fo:background-color="transparent" style:font-size-asian="12pt" style:font-size-complex="12pt"/>
    </style:style>
    <style:style style:name="P584" style:family="paragraph" style:parent-style-name="Standard">
      <style:text-properties fo:font-size="12pt" officeooo:rsid="01cb7670" officeooo:paragraph-rsid="01cb7670" fo:background-color="transparent" style:font-size-asian="12pt" style:font-size-complex="12pt"/>
    </style:style>
    <style:style style:name="P585" style:family="paragraph" style:parent-style-name="Standard">
      <style:text-properties fo:font-size="12pt" officeooo:rsid="01d7f701" officeooo:paragraph-rsid="01d7f701" fo:background-color="transparent" style:font-size-asian="12pt" style:font-size-complex="12pt"/>
    </style:style>
    <style:style style:name="P586" style:family="paragraph" style:parent-style-name="Standard">
      <style:text-properties fo:font-size="12pt" officeooo:rsid="01d7f701" officeooo:paragraph-rsid="01d9bc89" fo:background-color="transparent" style:font-size-asian="12pt" style:font-size-complex="12pt"/>
    </style:style>
    <style:style style:name="P587" style:family="paragraph" style:parent-style-name="Standard">
      <style:text-properties fo:font-size="12pt" officeooo:rsid="01ddf547" officeooo:paragraph-rsid="01dfd21b" fo:background-color="transparent" style:font-size-asian="12pt" style:font-size-complex="12pt"/>
    </style:style>
    <style:style style:name="P588" style:family="paragraph" style:parent-style-name="Standard">
      <style:text-properties fo:font-size="12pt" officeooo:rsid="01ddf547" officeooo:paragraph-rsid="01e2ac6d" fo:background-color="transparent" style:font-size-asian="12pt" style:font-size-complex="12pt"/>
    </style:style>
    <style:style style:name="P589" style:family="paragraph" style:parent-style-name="Standard">
      <style:text-properties fo:font-size="12pt" style:text-underline-style="none" officeooo:rsid="01d530d2" officeooo:paragraph-rsid="01d530d2" fo:background-color="transparent" style:font-size-asian="12pt" style:font-size-complex="12pt"/>
    </style:style>
    <style:style style:name="P590" style:family="paragraph" style:parent-style-name="Standard">
      <style:text-properties fo:font-size="12pt" style:text-underline-style="solid" style:text-underline-width="auto" style:text-underline-color="font-color" officeooo:rsid="01d530d2" officeooo:paragraph-rsid="01d530d2" fo:background-color="transparent" style:font-size-asian="12pt" style:font-size-complex="12pt"/>
    </style:style>
    <style:style style:name="P591" style:family="paragraph" style:parent-style-name="Standard">
      <style:text-properties fo:font-size="12pt" style:text-underline-style="solid" style:text-underline-width="auto" style:text-underline-color="font-color" officeooo:rsid="01e59636" officeooo:paragraph-rsid="01e59636" fo:background-color="transparent" style:font-size-asian="12pt" style:font-size-complex="12pt"/>
    </style:style>
    <style:style style:name="P592" style:family="paragraph" style:parent-style-name="Standard">
      <style:text-properties fo:font-size="12pt" style:text-underline-style="solid" style:text-underline-width="auto" style:text-underline-color="font-color" officeooo:rsid="01e59636" officeooo:paragraph-rsid="01e83426" fo:background-color="transparent" style:font-size-asian="12pt" style:font-size-complex="12pt"/>
    </style:style>
    <style:style style:name="P593" style:family="paragraph" style:parent-style-name="Standard">
      <style:text-properties fo:font-size="12pt" style:text-underline-style="solid" style:text-underline-width="auto" style:text-underline-color="font-color" officeooo:rsid="01e83426" officeooo:paragraph-rsid="01e83426" fo:background-color="transparent" style:font-size-asian="12pt" style:font-size-complex="12pt"/>
    </style:style>
    <style:style style:name="P594" style:family="paragraph" style:parent-style-name="Standard">
      <style:text-properties fo:font-size="12pt" style:text-underline-style="solid" style:text-underline-width="auto" style:text-underline-color="font-color" officeooo:rsid="01ebe49e" officeooo:paragraph-rsid="01ebe49e" fo:background-color="transparent" style:font-size-asian="12pt" style:font-size-complex="12pt"/>
    </style:style>
    <style:style style:name="P595" style:family="paragraph" style:parent-style-name="Standard">
      <style:text-properties fo:font-size="12pt" style:text-underline-style="solid" style:text-underline-width="auto" style:text-underline-color="font-color" officeooo:rsid="01ee1762" officeooo:paragraph-rsid="01ee1762" fo:background-color="transparent" style:font-size-asian="12pt" style:font-size-complex="12pt"/>
    </style:style>
    <style:style style:name="P596" style:family="paragraph" style:parent-style-name="Standard">
      <style:text-properties fo:font-size="12pt" style:text-underline-style="solid" style:text-underline-width="auto" style:text-underline-color="font-color" officeooo:rsid="01f4d7ad" officeooo:paragraph-rsid="01f4d7ad" fo:background-color="transparent" style:font-size-asian="12pt" style:font-size-complex="12pt"/>
    </style:style>
    <style:style style:name="P597" style:family="paragraph" style:parent-style-name="Standard">
      <style:text-properties officeooo:paragraph-rsid="0199da19"/>
    </style:style>
    <style:style style:name="P598" style:family="paragraph" style:parent-style-name="Standard">
      <style:text-properties officeooo:rsid="01a18aba" officeooo:paragraph-rsid="01a18aba"/>
    </style:style>
    <style:style style:name="P599" style:family="paragraph" style:parent-style-name="Standard">
      <style:text-properties officeooo:paragraph-rsid="01a18aba"/>
    </style:style>
    <style:style style:name="P600" style:family="paragraph" style:parent-style-name="Standard">
      <style:text-properties officeooo:paragraph-rsid="01ac4d0d"/>
    </style:style>
    <style:style style:name="P601" style:family="paragraph" style:parent-style-name="Standard">
      <style:text-properties fo:color="#808080" loext:opacity="100%" style:text-underline-style="solid" style:text-underline-width="auto" style:text-underline-color="font-color" officeooo:rsid="01ac4d0d" officeooo:paragraph-rsid="01ac4d0d"/>
    </style:style>
    <style:style style:name="P60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1ac4d0d" officeooo:paragraph-rsid="01adddd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>
      <style:text-properties officeooo:paragraph-rsid="01c7fbb5"/>
    </style:style>
    <style:style style:name="P606" style:family="paragraph" style:parent-style-name="Standard">
      <style:text-properties officeooo:paragraph-rsid="01d7f701"/>
    </style:style>
    <style:style style:name="P607" style:family="paragraph" style:parent-style-name="Standard">
      <style:text-properties officeooo:paragraph-rsid="01e30471"/>
    </style:style>
    <style:style style:name="P608" style:family="paragraph" style:parent-style-name="Standard">
      <style:text-properties officeooo:paragraph-rsid="01e59636"/>
    </style:style>
    <style:style style:name="P609" style:family="paragraph" style:parent-style-name="Standard">
      <style:text-properties officeooo:paragraph-rsid="01f4d7ad"/>
    </style:style>
    <style:style style:name="P610" style:family="paragraph" style:parent-style-name="Standard">
      <style:text-properties fo:color="#000000" loext:opacity="100%" officeooo:paragraph-rsid="01f4d7ad" fo:background-color="transparent"/>
    </style:style>
    <style:style style:name="P611" style:family="paragraph" style:parent-style-name="Standard">
      <style:text-properties fo:color="#000000" loext:opacity="100%" officeooo:rsid="01fbbcff" officeooo:paragraph-rsid="01f4d7ad" fo:background-color="transparent"/>
    </style:style>
    <style:style style:name="P612" style:family="paragraph" style:parent-style-name="Standard">
      <style:text-properties fo:color="#000000" loext:opacity="100%" officeooo:paragraph-rsid="01fe4459" fo:background-color="transparent"/>
    </style:style>
    <style:style style:name="P613" style:family="paragraph" style:parent-style-name="Standard">
      <style:text-properties fo:color="#000000" loext:opacity="100%" officeooo:paragraph-rsid="0201aeed" fo:background-color="transparent"/>
    </style:style>
    <style:style style:name="P614" style:family="paragraph" style:parent-style-name="Standard">
      <style:text-properties fo:color="#000000" loext:opacity="100%" officeooo:paragraph-rsid="02029b51" fo:background-color="transparent"/>
    </style:style>
    <style:style style:name="P61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30471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596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8342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7961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d78e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abcba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be49e" officeooo:paragraph-rsid="01ebe4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e176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2778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4938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d7ad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6eae2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8ea66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bbcf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40b1d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1aeed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86a1b" officeooo:paragraph-rsid="02086a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9b0be" officeooo:paragraph-rsid="0209b0b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3c9a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743ce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15afca" officeooo:paragraph-rsid="0215a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647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>
      <style:text-properties fo:color="#000000" loext:opacity="100%" style:text-underline-style="none" officeooo:paragraph-rsid="01f4d7ad" fo:background-color="transparent"/>
    </style:style>
    <style:style style:name="P649" style:family="paragraph" style:parent-style-name="Standard">
      <style:text-properties fo:color="#000000" loext:opacity="100%" style:text-underline-style="none" officeooo:paragraph-rsid="02029b51" fo:background-color="transparent"/>
    </style:style>
    <style:style style:name="P650" style:family="paragraph" style:parent-style-name="Standard">
      <style:text-properties fo:color="#000000" loext:opacity="100%" style:text-underline-style="none" officeooo:rsid="02086a1b" officeooo:paragraph-rsid="02086a1b"/>
    </style:style>
    <style:style style:name="P651" style:family="paragraph" style:parent-style-name="Standard">
      <style:text-properties fo:color="#000000" loext:opacity="100%" style:text-underline-style="none" officeooo:rsid="0209b0be" officeooo:paragraph-rsid="0209b0be"/>
    </style:style>
    <style:style style:name="P652" style:family="paragraph" style:parent-style-name="Standard">
      <style:text-properties fo:color="#000000" loext:opacity="100%" style:text-underline-style="solid" style:text-underline-width="auto" style:text-underline-color="font-color" officeooo:rsid="02086a1b" officeooo:paragraph-rsid="02086a1b"/>
    </style:style>
    <style:style style:name="P653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5afca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87e55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0a13ea" officeooo:paragraph-rsid="020a13e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c4a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e8f62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fe1bd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>
      <style:text-properties officeooo:paragraph-rsid="021b2dee"/>
    </style:style>
    <style:style style:name="P669" style:family="paragraph" style:parent-style-name="Standard">
      <style:text-properties officeooo:paragraph-rsid="021cc7fc"/>
    </style:style>
    <style:style style:name="P670" style:family="paragraph" style:parent-style-name="Standard">
      <style:text-properties fo:color="#c9211e" loext:opacity="100%" style:text-line-through-style="none" style:text-line-through-type="none" fo:font-size="12pt" fo:font-style="normal" style:text-underline-style="none" fo:font-weight="normal" officeooo:rsid="021336b3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36ca" officeooo:paragraph-rsid="022f36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c32c" officeooo:paragraph-rsid="022fc3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6510e" officeooo:paragraph-rsid="023651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a63d8" officeooo:paragraph-rsid="023a63d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bdec6" officeooo:paragraph-rsid="023bde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dde0a" officeooo:paragraph-rsid="023dde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89530" officeooo:paragraph-rsid="0288953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5f873f" officeooo:paragraph-rsid="025f873f" fo:background-color="transparent" style:font-size-asian="12pt" style:font-style-asian="normal" style:font-weight-asian="bold" style:font-size-complex="12pt" style:font-style-complex="normal" style:font-weight-complex="bold"/>
    </style:style>
    <style:style style:name="P690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6dcfd" fo:background-color="transparent" style:font-size-asian="12pt" style:font-style-asian="normal" style:font-weight-asian="bold" style:font-size-complex="12pt" style:font-style-complex="normal" style:font-weight-complex="bold"/>
    </style:style>
    <style:style style:name="P691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9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900ad" officeooo:paragraph-rsid="026900ad" fo:background-color="transparent" style:font-size-asian="12pt" style:font-style-asian="normal" style:font-weight-asian="bold" style:font-size-complex="12pt" style:font-style-complex="normal" style:font-weight-complex="bold"/>
    </style:style>
    <style:style style:name="P69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9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128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8ac9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2f51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3ab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532eb" officeooo:paragraph-rsid="02453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9b37a" officeooo:paragraph-rsid="0249b3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6058" officeooo:paragraph-rsid="028360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bc21" officeooo:paragraph-rsid="0283bc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4f3e0" officeooo:paragraph-rsid="0284f3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4f3e0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6281d" officeooo:paragraph-rsid="028628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6281d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a5c3c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bf477" officeooo:paragraph-rsid="028bf4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cfb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da4f7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3d7d" officeooo:paragraph-rsid="028f3d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#afd095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49b37a" fo:background-color="transparent" style:font-size-asian="12pt" style:font-style-asian="normal" style:font-weight-asian="bold" style:font-size-complex="12pt" style:font-style-complex="normal" style:font-weight-complex="bold"/>
    </style:style>
    <style:style style:name="P71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transparent" style:font-size-asian="12pt" style:font-style-asian="normal" style:font-weight-asian="bold" style:font-size-complex="12pt" style:font-style-complex="normal" style:font-weight-complex="bold"/>
    </style:style>
    <style:style style:name="P71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1a427" officeooo:paragraph-rsid="0251a427" fo:background-color="transparent" style:font-size-asian="12pt" style:font-style-asian="normal" style:font-weight-asian="bold" style:font-size-complex="12pt" style:font-style-complex="normal" style:font-weight-complex="bold"/>
    </style:style>
    <style:style style:name="P71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31c46" officeooo:paragraph-rsid="02531c46" fo:background-color="transparent" style:font-size-asian="12pt" style:font-style-asian="normal" style:font-weight-asian="bold" style:font-size-complex="12pt" style:font-style-complex="normal" style:font-weight-complex="bold"/>
    </style:style>
    <style:style style:name="P72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46a3c" officeooo:paragraph-rsid="02546a3c" fo:background-color="transparent" style:font-size-asian="12pt" style:font-style-asian="normal" style:font-weight-asian="bold" style:font-size-complex="12pt" style:font-style-complex="normal" style:font-weight-complex="bold"/>
    </style:style>
    <style:style style:name="P72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658c6" officeooo:paragraph-rsid="025658c6" fo:background-color="transparent" style:font-size-asian="12pt" style:font-style-asian="normal" style:font-weight-asian="bold" style:font-size-complex="12pt" style:font-style-complex="normal" style:font-weight-complex="bold"/>
    </style:style>
    <style:style style:name="P72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8edb0" officeooo:paragraph-rsid="0258edb0" fo:background-color="transparent" style:font-size-asian="12pt" style:font-style-asian="normal" style:font-weight-asian="bold" style:font-size-complex="12pt" style:font-style-complex="normal" style:font-weight-complex="bold"/>
    </style:style>
    <style:style style:name="P72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a9ab0" officeooo:paragraph-rsid="025a9ab0" fo:background-color="transparent" style:font-size-asian="12pt" style:font-style-asian="normal" style:font-weight-asian="bold" style:font-size-complex="12pt" style:font-style-complex="normal" style:font-weight-complex="bold"/>
    </style:style>
    <style:style style:name="P72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c13c6" officeooo:paragraph-rsid="025c13c6" fo:background-color="transparent" style:font-size-asian="12pt" style:font-style-asian="normal" style:font-weight-asian="bold" style:font-size-complex="12pt" style:font-style-complex="normal" style:font-weight-complex="bold"/>
    </style:style>
    <style:style style:name="P72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0fa1" officeooo:paragraph-rsid="02620fa1" fo:background-color="transparent" style:font-size-asian="12pt" style:font-style-asian="normal" style:font-weight-asian="bold" style:font-size-complex="12pt" style:font-style-complex="normal" style:font-weight-complex="bold"/>
    </style:style>
    <style:style style:name="P72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9fca" officeooo:paragraph-rsid="02629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72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39818" officeooo:paragraph-rsid="02639818" fo:background-color="transparent" style:font-size-asian="12pt" style:font-style-asian="normal" style:font-weight-asian="bold" style:font-size-complex="12pt" style:font-style-complex="normal" style:font-weight-complex="bold"/>
    </style:style>
    <style:style style:name="P72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5639d" officeooo:paragraph-rsid="0265639d" fo:background-color="transparent" style:font-size-asian="12pt" style:font-style-asian="normal" style:font-weight-asian="bold" style:font-size-complex="12pt" style:font-style-complex="normal" style:font-weight-complex="bold"/>
    </style:style>
    <style:style style:name="P72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61b4" officeooo:paragraph-rsid="026a61b4" fo:background-color="transparent" style:font-size-asian="12pt" style:font-style-asian="normal" style:font-weight-asian="bold" style:font-size-complex="12pt" style:font-style-complex="normal" style:font-weight-complex="bold"/>
    </style:style>
    <style:style style:name="P73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8d62" officeooo:paragraph-rsid="026a8d62" fo:background-color="transparent" style:font-size-asian="12pt" style:font-style-asian="normal" style:font-weight-asian="bold" style:font-size-complex="12pt" style:font-style-complex="normal" style:font-weight-complex="bold"/>
    </style:style>
    <style:style style:name="P73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b5bef" officeooo:paragraph-rsid="026b5bef" fo:background-color="transparent" style:font-size-asian="12pt" style:font-style-asian="normal" style:font-weight-asian="bold" style:font-size-complex="12pt" style:font-style-complex="normal" style:font-weight-complex="bold"/>
    </style:style>
    <style:style style:name="P73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73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24aef" fo:background-color="transparent" style:font-size-asian="12pt" style:font-style-asian="normal" style:font-weight-asian="bold" style:font-size-complex="12pt" style:font-style-complex="normal" style:font-weight-complex="bold"/>
    </style:style>
    <style:style style:name="P73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35e55" fo:background-color="transparent" style:font-size-asian="12pt" style:font-style-asian="normal" style:font-weight-asian="bold" style:font-size-complex="12pt" style:font-style-complex="normal" style:font-weight-complex="bold"/>
    </style:style>
    <style:style style:name="P73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ba51b" fo:background-color="transparent" style:font-size-asian="12pt" style:font-style-asian="normal" style:font-weight-asian="bold" style:font-size-complex="12pt" style:font-style-complex="normal" style:font-weight-complex="bold"/>
    </style:style>
    <style:style style:name="P73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c77b6" fo:background-color="transparent" style:font-size-asian="12pt" style:font-style-asian="normal" style:font-weight-asian="bold" style:font-size-complex="12pt" style:font-style-complex="normal" style:font-weight-complex="bold"/>
    </style:style>
    <style:style style:name="P73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0687b" officeooo:paragraph-rsid="0280687b" fo:background-color="transparent" style:font-size-asian="12pt" style:font-style-asian="normal" style:font-weight-asian="bold" style:font-size-complex="12pt" style:font-style-complex="normal" style:font-weight-complex="bold"/>
    </style:style>
    <style:style style:name="P73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395a" officeooo:paragraph-rsid="0282395a" fo:background-color="transparent" style:font-size-asian="12pt" style:font-style-asian="normal" style:font-weight-asian="bold" style:font-size-complex="12pt" style:font-style-complex="normal" style:font-weight-complex="bold"/>
    </style:style>
    <style:style style:name="P73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27fcc" fo:background-color="transparent" style:font-size-asian="12pt" style:font-style-asian="normal" style:font-weight-asian="bold" style:font-size-complex="12pt" style:font-style-complex="normal" style:font-weight-complex="bold"/>
    </style:style>
    <style:style style:name="P74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74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3bc21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74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2f51c" officeooo:paragraph-rsid="0243abf9" fo:background-color="#ffff00" style:font-size-asian="12pt" style:font-style-asian="normal" style:font-weight-asian="bold" style:font-size-complex="12pt" style:font-style-complex="normal" style:font-weight-complex="bold"/>
    </style:style>
    <style:style style:name="P74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#ffff00" style:font-size-asian="12pt" style:font-style-asian="normal" style:font-weight-asian="bold" style:font-size-complex="12pt" style:font-style-complex="normal" style:font-weight-complex="bold"/>
    </style:style>
    <style:style style:name="P744" style:family="paragraph" style:parent-style-name="Standard">
      <style:text-properties fo:color="#808080" loext:opacity="100%" style:text-line-through-style="none" style:text-line-through-type="none" fo:font-size="14pt" fo:font-style="normal" style:text-underline-style="solid" style:text-underline-width="auto" style:text-underline-color="font-color" fo:font-weight="normal" officeooo:rsid="0286281d" officeooo:paragraph-rsid="028a5c3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45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8bf47" officeooo:paragraph-rsid="0238bf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>
      <style:text-properties officeooo:paragraph-rsid="0243abf9"/>
    </style:style>
    <style:style style:name="T1" style:family="text">
      <style:text-properties officeooo:rsid="002060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9339"/>
    </style:style>
    <style:style style:name="T4" style:family="text">
      <style:text-properties style:text-underline-style="solid" style:text-underline-width="auto" style:text-underline-color="font-color" officeooo:rsid="0026fe2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6fe2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9ddc6"/>
    </style:style>
    <style:style style:name="T8" style:family="text">
      <style:text-properties style:text-underline-style="solid" style:text-underline-width="auto" style:text-underline-color="font-color" officeooo:rsid="002d4842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360a0b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390e2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475704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3d71d1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5faf6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21743ce"/>
    </style:style>
    <style:style style:name="T16" style:family="text">
      <style:text-properties style:text-underline-style="solid" style:text-underline-width="auto" style:text-underline-color="font-color" officeooo:rsid="021b2de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6fe21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26fe21" style:font-weight-asian="bold" style:font-weight-complex="bold"/>
    </style:style>
    <style:style style:name="T21" style:family="text">
      <style:text-properties style:text-underline-style="none" fo:font-weight="bold" officeooo:rsid="0029ddc6" style:font-weight-asian="bold" style:font-weight-complex="bold"/>
    </style:style>
    <style:style style:name="T22" style:family="text">
      <style:text-properties style:text-underline-style="none" fo:font-weight="bold" officeooo:rsid="00360a0b" style:font-weight-asian="bold" style:font-weight-complex="bold"/>
    </style:style>
    <style:style style:name="T23" style:family="text">
      <style:text-properties style:text-underline-style="none" fo:font-weight="bold" officeooo:rsid="0058d394" style:font-weight-asian="bold" style:font-weight-complex="bold"/>
    </style:style>
    <style:style style:name="T24" style:family="text">
      <style:text-properties style:text-underline-style="none" fo:font-weight="bold" officeooo:rsid="0065bf42" style:font-weight-asian="bold" style:font-weight-complex="bold"/>
    </style:style>
    <style:style style:name="T25" style:family="text">
      <style:text-properties style:text-underline-style="none" fo:font-weight="bold" officeooo:rsid="00731eb9" style:font-weight-asian="bold" style:font-weight-complex="bold"/>
    </style:style>
    <style:style style:name="T26" style:family="text">
      <style:text-properties style:text-underline-style="none" fo:font-weight="bold" officeooo:rsid="00786b6b" style:font-weight-asian="bold" style:font-weight-complex="bold"/>
    </style:style>
    <style:style style:name="T27" style:family="text">
      <style:text-properties style:text-underline-style="none" fo:font-weight="bold" officeooo:rsid="00817f49" style:font-weight-asian="bold" style:font-weight-complex="bold"/>
    </style:style>
    <style:style style:name="T28" style:family="text">
      <style:text-properties style:text-underline-style="none" fo:font-weight="bold" officeooo:rsid="0021292c" style:font-weight-asian="bold" style:font-weight-complex="bold"/>
    </style:style>
    <style:style style:name="T29" style:family="text">
      <style:text-properties style:text-underline-style="none" fo:font-weight="bold" officeooo:rsid="002178e3" style:font-weight-asian="bold" style:font-weight-complex="bold"/>
    </style:style>
    <style:style style:name="T30" style:family="text">
      <style:text-properties style:text-underline-style="none" fo:font-weight="bold" officeooo:rsid="004aaba1" style:font-weight-asian="bold" style:font-weight-complex="bold"/>
    </style:style>
    <style:style style:name="T31" style:family="text">
      <style:text-properties style:text-underline-style="none" fo:font-weight="bold" officeooo:rsid="004bd237" style:font-weight-asian="bold" style:font-weight-complex="bold"/>
    </style:style>
    <style:style style:name="T32" style:family="text">
      <style:text-properties style:text-underline-style="none" fo:font-weight="bold" officeooo:rsid="005f9ff4" style:font-weight-asian="bold" style:font-weight-complex="bold"/>
    </style:style>
    <style:style style:name="T33" style:family="text">
      <style:text-properties style:text-underline-style="none" fo:font-weight="bold" officeooo:rsid="0064e761" style:font-weight-asian="bold" style:font-weight-complex="bold"/>
    </style:style>
    <style:style style:name="T34" style:family="text">
      <style:text-properties style:text-underline-style="none" fo:font-weight="bold" officeooo:rsid="0062758c" style:font-weight-asian="bold" style:font-weight-complex="bold"/>
    </style:style>
    <style:style style:name="T35" style:family="text">
      <style:text-properties style:text-underline-style="none" fo:font-weight="bold" officeooo:rsid="0063db5f" style:font-weight-asian="bold" style:font-weight-complex="bold"/>
    </style:style>
    <style:style style:name="T36" style:family="text">
      <style:text-properties style:text-underline-style="none" fo:font-weight="bold" officeooo:rsid="00643b8f" style:font-weight-asian="bold" style:font-weight-complex="bold"/>
    </style:style>
    <style:style style:name="T37" style:family="text">
      <style:text-properties style:text-underline-style="none" fo:font-weight="bold" officeooo:rsid="008552b8" style:font-weight-asian="bold" style:font-weight-complex="bold"/>
    </style:style>
    <style:style style:name="T38" style:family="text">
      <style:text-properties style:text-underline-style="none" fo:font-weight="bold" fo:background-color="#ffff00" loext:char-shading-value="0" style:font-weight-asian="bold" style:font-weight-complex="bold"/>
    </style:style>
    <style:style style:name="T39" style:family="text">
      <style:text-properties style:text-underline-style="none" fo:font-weight="bold" officeooo:rsid="003e4c22" fo:background-color="#ffff00" loext:char-shading-value="0" style:font-weight-asian="bold" style:font-weight-complex="bold"/>
    </style:style>
    <style:style style:name="T40" style:family="text">
      <style:text-properties style:text-underline-style="none" fo:font-weight="bold" officeooo:rsid="00817f49" fo:background-color="#ffff00" loext:char-shading-value="0" style:font-weight-asian="bold" style:font-weight-complex="bold"/>
    </style:style>
    <style:style style:name="T41" style:family="text">
      <style:text-properties style:text-underline-style="none" fo:font-weight="bold" officeooo:rsid="001c4026" fo:background-color="#ffff00" loext:char-shading-value="0" style:font-weight-asian="bold" style:font-weight-complex="bold"/>
    </style:style>
    <style:style style:name="T42" style:family="text">
      <style:text-properties style:text-underline-style="none" fo:font-weight="bold" officeooo:rsid="002f97a5" fo:background-color="#ffff00" loext:char-shading-value="0" style:font-weight-asian="bold" style:font-weight-complex="bold"/>
    </style:style>
    <style:style style:name="T43" style:family="text">
      <style:text-properties style:text-underline-style="none" fo:font-weight="bold" officeooo:rsid="004bd237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64baef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604f4c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63db5f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fo:background-color="#ffb66c" loext:char-shading-value="0" style:font-weight-asian="bold" style:font-weight-complex="bold"/>
    </style:style>
    <style:style style:name="T48" style:family="text">
      <style:text-properties style:text-underline-style="none" fo:font-weight="bold" officeooo:rsid="0029e300" fo:background-color="#ffb66c" loext:char-shading-value="0" style:font-weight-asian="bold" style:font-weight-complex="bold"/>
    </style:style>
    <style:style style:name="T49" style:family="text">
      <style:text-properties style:text-underline-style="none" officeooo:rsid="00291307"/>
    </style:style>
    <style:style style:name="T50" style:family="text">
      <style:text-properties style:text-underline-style="none" officeooo:rsid="0029a4fd"/>
    </style:style>
    <style:style style:name="T51" style:family="text">
      <style:text-properties style:text-underline-style="none" officeooo:rsid="0029ddc6"/>
    </style:style>
    <style:style style:name="T52" style:family="text">
      <style:text-properties style:text-underline-style="none" officeooo:rsid="002aa043"/>
    </style:style>
    <style:style style:name="T53" style:family="text">
      <style:text-properties style:text-underline-style="none" officeooo:rsid="002c75ff"/>
    </style:style>
    <style:style style:name="T54" style:family="text">
      <style:text-properties style:text-underline-style="none" officeooo:rsid="002cf977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none" fo:font-weight="normal" officeooo:rsid="002d9fb9" style:font-weight-asian="normal" style:font-weight-complex="normal"/>
    </style:style>
    <style:style style:name="T57" style:family="text">
      <style:text-properties style:text-underline-style="none" fo:font-weight="normal" officeooo:rsid="002efd8a" style:font-weight-asian="normal" style:font-weight-complex="normal"/>
    </style:style>
    <style:style style:name="T58" style:family="text">
      <style:text-properties style:text-underline-style="none" fo:font-weight="normal" officeooo:rsid="00325e9d" style:font-weight-asian="normal" style:font-weight-complex="normal"/>
    </style:style>
    <style:style style:name="T59" style:family="text">
      <style:text-properties style:text-underline-style="none" fo:font-weight="normal" officeooo:rsid="00360a0b" style:font-weight-asian="normal" style:font-weight-complex="normal"/>
    </style:style>
    <style:style style:name="T60" style:family="text">
      <style:text-properties style:text-underline-style="none" fo:font-weight="normal" officeooo:rsid="003e4c22" style:font-weight-asian="normal" style:font-weight-complex="normal"/>
    </style:style>
    <style:style style:name="T61" style:family="text">
      <style:text-properties style:text-underline-style="none" fo:font-weight="normal" officeooo:rsid="004e5854" style:font-weight-asian="normal" style:font-weight-complex="normal"/>
    </style:style>
    <style:style style:name="T62" style:family="text">
      <style:text-properties style:text-underline-style="none" fo:font-weight="normal" officeooo:rsid="004e8093" style:font-weight-asian="normal" style:font-weight-complex="normal"/>
    </style:style>
    <style:style style:name="T63" style:family="text">
      <style:text-properties style:text-underline-style="none" fo:font-weight="normal" officeooo:rsid="0051ef4b" style:font-weight-asian="normal" style:font-weight-complex="normal"/>
    </style:style>
    <style:style style:name="T64" style:family="text">
      <style:text-properties style:text-underline-style="none" fo:font-weight="normal" officeooo:rsid="00534035" style:font-weight-asian="normal" style:font-weight-complex="normal"/>
    </style:style>
    <style:style style:name="T65" style:family="text">
      <style:text-properties style:text-underline-style="none" fo:font-weight="normal" officeooo:rsid="00550af7" style:font-weight-asian="normal" style:font-weight-complex="normal"/>
    </style:style>
    <style:style style:name="T66" style:family="text">
      <style:text-properties style:text-underline-style="none" fo:font-weight="normal" officeooo:rsid="0054ccba" style:font-weight-asian="normal" style:font-weight-complex="normal"/>
    </style:style>
    <style:style style:name="T67" style:family="text">
      <style:text-properties style:text-underline-style="none" fo:font-weight="normal" officeooo:rsid="00570a21" style:font-weight-asian="normal" style:font-weight-complex="normal"/>
    </style:style>
    <style:style style:name="T68" style:family="text">
      <style:text-properties style:text-underline-style="none" fo:font-weight="normal" officeooo:rsid="0058d394" style:font-weight-asian="normal" style:font-weight-complex="normal"/>
    </style:style>
    <style:style style:name="T69" style:family="text">
      <style:text-properties style:text-underline-style="none" fo:font-weight="normal" officeooo:rsid="0059d15b" style:font-weight-asian="normal" style:font-weight-complex="normal"/>
    </style:style>
    <style:style style:name="T70" style:family="text">
      <style:text-properties style:text-underline-style="none" fo:font-weight="normal" officeooo:rsid="005b16a9" style:font-weight-asian="normal" style:font-weight-complex="normal"/>
    </style:style>
    <style:style style:name="T71" style:family="text">
      <style:text-properties style:text-underline-style="none" fo:font-weight="normal" officeooo:rsid="005c45ee" style:font-weight-asian="normal" style:font-weight-complex="normal"/>
    </style:style>
    <style:style style:name="T72" style:family="text">
      <style:text-properties style:text-underline-style="none" fo:font-weight="normal" officeooo:rsid="005c7226" style:font-weight-asian="normal" style:font-weight-complex="normal"/>
    </style:style>
    <style:style style:name="T73" style:family="text">
      <style:text-properties style:text-underline-style="none" fo:font-weight="normal" officeooo:rsid="0065bf42" style:font-weight-asian="normal" style:font-weight-complex="normal"/>
    </style:style>
    <style:style style:name="T74" style:family="text">
      <style:text-properties style:text-underline-style="none" fo:font-weight="normal" officeooo:rsid="007023a6" style:font-weight-asian="normal" style:font-weight-complex="normal"/>
    </style:style>
    <style:style style:name="T75" style:family="text">
      <style:text-properties style:text-underline-style="none" fo:font-weight="normal" officeooo:rsid="00709250" style:font-weight-asian="normal" style:font-weight-complex="normal"/>
    </style:style>
    <style:style style:name="T76" style:family="text">
      <style:text-properties style:text-underline-style="none" fo:font-weight="normal" officeooo:rsid="0072a4d2" style:font-weight-asian="normal" style:font-weight-complex="normal"/>
    </style:style>
    <style:style style:name="T77" style:family="text">
      <style:text-properties style:text-underline-style="none" fo:font-weight="normal" officeooo:rsid="00731eb9" style:font-weight-asian="normal" style:font-weight-complex="normal"/>
    </style:style>
    <style:style style:name="T78" style:family="text">
      <style:text-properties style:text-underline-style="none" fo:font-weight="normal" officeooo:rsid="00740e26" style:font-weight-asian="normal" style:font-weight-complex="normal"/>
    </style:style>
    <style:style style:name="T79" style:family="text">
      <style:text-properties style:text-underline-style="none" fo:font-weight="normal" officeooo:rsid="0075c53c" style:font-weight-asian="normal" style:font-weight-complex="normal"/>
    </style:style>
    <style:style style:name="T80" style:family="text">
      <style:text-properties style:text-underline-style="none" fo:font-weight="normal" officeooo:rsid="0077a4d5" style:font-weight-asian="normal" style:font-weight-complex="normal"/>
    </style:style>
    <style:style style:name="T81" style:family="text">
      <style:text-properties style:text-underline-style="none" fo:font-weight="normal" officeooo:rsid="00797a45" style:font-weight-asian="normal" style:font-weight-complex="normal"/>
    </style:style>
    <style:style style:name="T82" style:family="text">
      <style:text-properties style:text-underline-style="none" fo:font-weight="normal" officeooo:rsid="007e7647" style:font-weight-asian="normal" style:font-weight-complex="normal"/>
    </style:style>
    <style:style style:name="T83" style:family="text">
      <style:text-properties style:text-underline-style="none" fo:font-weight="normal" officeooo:rsid="0080e5eb" style:font-weight-asian="normal" style:font-weight-complex="normal"/>
    </style:style>
    <style:style style:name="T84" style:family="text">
      <style:text-properties style:text-underline-style="none" fo:font-weight="normal" officeooo:rsid="00817f49" style:font-weight-asian="normal" style:font-weight-complex="normal"/>
    </style:style>
    <style:style style:name="T85" style:family="text">
      <style:text-properties style:text-underline-style="none" fo:font-weight="normal" officeooo:rsid="008342a4" style:font-weight-asian="normal" style:font-weight-complex="normal"/>
    </style:style>
    <style:style style:name="T86" style:family="text">
      <style:text-properties style:text-underline-style="none" fo:font-weight="normal" officeooo:rsid="0085d9ac" style:font-weight-asian="normal" style:font-weight-complex="normal"/>
    </style:style>
    <style:style style:name="T87" style:family="text">
      <style:text-properties style:text-underline-style="none" fo:font-weight="normal" officeooo:rsid="001c4026" style:font-weight-asian="normal" style:font-weight-complex="normal"/>
    </style:style>
    <style:style style:name="T88" style:family="text">
      <style:text-properties style:text-underline-style="none" fo:font-weight="normal" officeooo:rsid="001d041a" style:font-weight-asian="normal" style:font-weight-complex="normal"/>
    </style:style>
    <style:style style:name="T89" style:family="text">
      <style:text-properties style:text-underline-style="none" fo:font-weight="normal" officeooo:rsid="001f3f71" style:font-weight-asian="normal" style:font-weight-complex="normal"/>
    </style:style>
    <style:style style:name="T90" style:family="text">
      <style:text-properties style:text-underline-style="none" fo:font-weight="normal" officeooo:rsid="0021292c" style:font-weight-asian="normal" style:font-weight-complex="normal"/>
    </style:style>
    <style:style style:name="T91" style:family="text">
      <style:text-properties style:text-underline-style="none" fo:font-weight="normal" officeooo:rsid="002178e3" style:font-weight-asian="normal" style:font-weight-complex="normal"/>
    </style:style>
    <style:style style:name="T92" style:family="text">
      <style:text-properties style:text-underline-style="none" fo:font-weight="normal" officeooo:rsid="0021c2d2" style:font-weight-asian="normal" style:font-weight-complex="normal"/>
    </style:style>
    <style:style style:name="T93" style:family="text">
      <style:text-properties style:text-underline-style="none" fo:font-weight="normal" officeooo:rsid="00258096" style:font-weight-asian="normal" style:font-weight-complex="normal"/>
    </style:style>
    <style:style style:name="T94" style:family="text">
      <style:text-properties style:text-underline-style="none" fo:font-weight="normal" officeooo:rsid="002755a5" style:font-weight-asian="normal" style:font-weight-complex="normal"/>
    </style:style>
    <style:style style:name="T95" style:family="text">
      <style:text-properties style:text-underline-style="none" fo:font-weight="normal" officeooo:rsid="00280705" style:font-weight-asian="normal" style:font-weight-complex="normal"/>
    </style:style>
    <style:style style:name="T96" style:family="text">
      <style:text-properties style:text-underline-style="none" fo:font-weight="normal" officeooo:rsid="0029e300" style:font-weight-asian="normal" style:font-weight-complex="normal"/>
    </style:style>
    <style:style style:name="T97" style:family="text">
      <style:text-properties style:text-underline-style="none" fo:font-weight="normal" officeooo:rsid="0029e3b8" style:font-weight-asian="normal" style:font-weight-complex="normal"/>
    </style:style>
    <style:style style:name="T98" style:family="text">
      <style:text-properties style:text-underline-style="none" fo:font-weight="normal" officeooo:rsid="002b03a2" style:font-weight-asian="normal" style:font-weight-complex="normal"/>
    </style:style>
    <style:style style:name="T99" style:family="text">
      <style:text-properties style:text-underline-style="none" fo:font-weight="normal" officeooo:rsid="002f97a5" style:font-weight-asian="normal" style:font-weight-complex="normal"/>
    </style:style>
    <style:style style:name="T100" style:family="text">
      <style:text-properties style:text-underline-style="none" fo:font-weight="normal" officeooo:rsid="003364b4" style:font-weight-asian="normal" style:font-weight-complex="normal"/>
    </style:style>
    <style:style style:name="T101" style:family="text">
      <style:text-properties style:text-underline-style="none" fo:font-weight="normal" officeooo:rsid="0034b5df" style:font-weight-asian="normal" style:font-weight-complex="normal"/>
    </style:style>
    <style:style style:name="T102" style:family="text">
      <style:text-properties style:text-underline-style="none" fo:font-weight="normal" officeooo:rsid="00369a26" style:font-weight-asian="normal" style:font-weight-complex="normal"/>
    </style:style>
    <style:style style:name="T103" style:family="text">
      <style:text-properties style:text-underline-style="none" fo:font-weight="normal" officeooo:rsid="004aaba1" style:font-weight-asian="normal" style:font-weight-complex="normal"/>
    </style:style>
    <style:style style:name="T104" style:family="text">
      <style:text-properties style:text-underline-style="none" fo:font-weight="normal" officeooo:rsid="004bd237" style:font-weight-asian="normal" style:font-weight-complex="normal"/>
    </style:style>
    <style:style style:name="T105" style:family="text">
      <style:text-properties style:text-underline-style="none" fo:font-weight="normal" officeooo:rsid="004c024e" style:font-weight-asian="normal" style:font-weight-complex="normal"/>
    </style:style>
    <style:style style:name="T106" style:family="text">
      <style:text-properties style:text-underline-style="none" fo:font-weight="normal" officeooo:rsid="005d2e0f" style:font-weight-asian="normal" style:font-weight-complex="normal"/>
    </style:style>
    <style:style style:name="T107" style:family="text">
      <style:text-properties style:text-underline-style="none" fo:font-weight="normal" officeooo:rsid="005b7f1e" style:font-weight-asian="normal" style:font-weight-complex="normal"/>
    </style:style>
    <style:style style:name="T108" style:family="text">
      <style:text-properties style:text-underline-style="none" fo:font-weight="normal" officeooo:rsid="005f9ff4" style:font-weight-asian="normal" style:font-weight-complex="normal"/>
    </style:style>
    <style:style style:name="T109" style:family="text">
      <style:text-properties style:text-underline-style="none" fo:font-weight="normal" officeooo:rsid="005faf60" style:font-weight-asian="normal" style:font-weight-complex="normal"/>
    </style:style>
    <style:style style:name="T110" style:family="text">
      <style:text-properties style:text-underline-style="none" fo:font-weight="normal" officeooo:rsid="0063cfb4" style:font-weight-asian="normal" style:font-weight-complex="normal"/>
    </style:style>
    <style:style style:name="T111" style:family="text">
      <style:text-properties style:text-underline-style="none" fo:font-weight="normal" officeooo:rsid="0064e761" style:font-weight-asian="normal" style:font-weight-complex="normal"/>
    </style:style>
    <style:style style:name="T112" style:family="text">
      <style:text-properties style:text-underline-style="none" fo:font-weight="normal" officeooo:rsid="00604f4c" style:font-weight-asian="normal" style:font-weight-complex="normal"/>
    </style:style>
    <style:style style:name="T113" style:family="text">
      <style:text-properties style:text-underline-style="none" fo:font-weight="normal" officeooo:rsid="0064baef" style:font-weight-asian="normal" style:font-weight-complex="normal"/>
    </style:style>
    <style:style style:name="T114" style:family="text">
      <style:text-properties style:text-underline-style="none" fo:font-weight="normal" officeooo:rsid="0062758c" style:font-weight-asian="normal" style:font-weight-complex="normal"/>
    </style:style>
    <style:style style:name="T115" style:family="text">
      <style:text-properties style:text-underline-style="none" fo:font-weight="normal" officeooo:rsid="0063db5f" style:font-weight-asian="normal" style:font-weight-complex="normal"/>
    </style:style>
    <style:style style:name="T116" style:family="text">
      <style:text-properties style:text-underline-style="none" fo:font-weight="normal" officeooo:rsid="00697e38" style:font-weight-asian="normal" style:font-weight-complex="normal"/>
    </style:style>
    <style:style style:name="T117" style:family="text">
      <style:text-properties style:text-underline-style="none" fo:font-weight="normal" officeooo:rsid="006d1c9f" style:font-weight-asian="normal" style:font-weight-complex="normal"/>
    </style:style>
    <style:style style:name="T118" style:family="text">
      <style:text-properties style:text-underline-style="none" fo:font-weight="normal" officeooo:rsid="006d0d52" style:font-weight-asian="normal" style:font-weight-complex="normal"/>
    </style:style>
    <style:style style:name="T119" style:family="text">
      <style:text-properties style:text-underline-style="none" fo:font-weight="normal" officeooo:rsid="006c5d0d" style:font-weight-asian="normal" style:font-weight-complex="normal"/>
    </style:style>
    <style:style style:name="T120" style:family="text">
      <style:text-properties style:text-underline-style="none" fo:font-weight="normal" officeooo:rsid="007310ea" style:font-weight-asian="normal" style:font-weight-complex="normal"/>
    </style:style>
    <style:style style:name="T121" style:family="text">
      <style:text-properties style:text-underline-style="none" fo:font-weight="normal" officeooo:rsid="007fa53e" style:font-weight-asian="normal" style:font-weight-complex="normal"/>
    </style:style>
    <style:style style:name="T122" style:family="text">
      <style:text-properties style:text-underline-style="none" fo:font-weight="normal" officeooo:rsid="008870f7" style:font-weight-asian="normal" style:font-weight-complex="normal"/>
    </style:style>
    <style:style style:name="T123" style:family="text">
      <style:text-properties style:text-underline-style="none" fo:font-weight="normal" officeooo:rsid="008552b8" style:font-weight-asian="normal" style:font-weight-complex="normal"/>
    </style:style>
    <style:style style:name="T124" style:family="text">
      <style:text-properties style:text-underline-style="none" fo:font-weight="normal" officeooo:rsid="026a8d62" style:font-weight-asian="normal" style:font-weight-complex="normal"/>
    </style:style>
    <style:style style:name="T125" style:family="text">
      <style:text-properties style:text-underline-style="none" fo:font-weight="normal" officeooo:rsid="003e4c22" fo:background-color="#ffff00" loext:char-shading-value="0" style:font-weight-asian="normal" style:font-weight-complex="normal"/>
    </style:style>
    <style:style style:name="T126" style:family="text">
      <style:text-properties style:text-underline-style="none" fo:font-weight="normal" officeooo:rsid="0063db5f" fo:background-color="#ffff00" loext:char-shading-value="0" style:font-weight-asian="normal" style:font-weight-complex="normal"/>
    </style:style>
    <style:style style:name="T127" style:family="text">
      <style:text-properties style:text-underline-style="none" fo:font-weight="normal" officeooo:rsid="0029e300" fo:background-color="#ffb66c" loext:char-shading-value="0" style:font-weight-asian="normal" style:font-weight-complex="normal"/>
    </style:style>
    <style:style style:name="T128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29" style:family="text">
      <style:text-properties style:text-underline-style="none" fo:font-weight="normal" officeooo:rsid="0088450e" fo:background-color="transparent" loext:char-shading-value="0" style:font-weight-asian="normal" style:font-weight-complex="normal"/>
    </style:style>
    <style:style style:name="T130" style:family="text">
      <style:text-properties style:text-underline-style="none" fo:font-weight="normal" officeooo:rsid="008552b8" fo:background-color="transparent" loext:char-shading-value="0" style:font-weight-asian="normal" style:font-weight-complex="normal"/>
    </style:style>
    <style:style style:name="T131" style:family="text">
      <style:text-properties style:text-underline-style="none" fo:font-weight="normal" officeooo:rsid="008895ed" fo:background-color="transparent" loext:char-shading-value="0" style:font-weight-asian="normal" style:font-weight-complex="normal"/>
    </style:style>
    <style:style style:name="T132" style:family="text">
      <style:text-properties style:text-underline-style="none" fo:font-weight="normal" officeooo:rsid="0088af6c" fo:background-color="transparent" loext:char-shading-value="0" style:font-weight-asian="normal" style:font-weight-complex="normal"/>
    </style:style>
    <style:style style:name="T133" style:family="text">
      <style:text-properties style:text-underline-style="none" fo:font-weight="normal" officeooo:rsid="00891396" fo:background-color="transparent" loext:char-shading-value="0" style:font-weight-asian="normal" style:font-weight-complex="normal"/>
    </style:style>
    <style:style style:name="T134" style:family="text">
      <style:text-properties style:text-underline-style="none" fo:font-weight="normal" officeooo:rsid="008afbdc" fo:background-color="transparent" loext:char-shading-value="0" style:font-weight-asian="normal" style:font-weight-complex="normal"/>
    </style:style>
    <style:style style:name="T135" style:family="text">
      <style:text-properties style:text-underline-style="none" fo:background-color="#ffff00" loext:char-shading-value="0"/>
    </style:style>
    <style:style style:name="T136" style:family="text">
      <style:text-properties style:text-underline-style="none" officeooo:rsid="00b70f1a"/>
    </style:style>
    <style:style style:name="T137" style:family="text">
      <style:text-properties style:text-underline-style="none" officeooo:rsid="00b72425"/>
    </style:style>
    <style:style style:name="T138" style:family="text">
      <style:text-properties style:text-underline-style="none" officeooo:rsid="00b78174"/>
    </style:style>
    <style:style style:name="T139" style:family="text">
      <style:text-properties style:text-underline-style="none" officeooo:rsid="0064e761"/>
    </style:style>
    <style:style style:name="T140" style:family="text">
      <style:text-properties style:text-underline-style="none" officeooo:rsid="005faf60"/>
    </style:style>
    <style:style style:name="T141" style:family="text">
      <style:text-properties style:text-underline-style="none" officeooo:rsid="008552b8"/>
    </style:style>
    <style:style style:name="T142" style:family="text">
      <style:text-properties style:text-underline-style="none" fo:background-color="transparent" loext:char-shading-value="0"/>
    </style:style>
    <style:style style:name="T143" style:family="text">
      <style:text-properties style:text-underline-style="none" officeooo:rsid="0088af6c" fo:background-color="transparent" loext:char-shading-value="0"/>
    </style:style>
    <style:style style:name="T144" style:family="text">
      <style:text-properties style:text-underline-style="none" officeooo:rsid="02401e55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officeooo:rsid="00239339" style:font-weight-asian="bold" style:font-weight-complex="bold"/>
    </style:style>
    <style:style style:name="T147" style:family="text">
      <style:text-properties fo:font-weight="bold" officeooo:rsid="0029a4fd" style:font-weight-asian="bold" style:font-weight-complex="bold"/>
    </style:style>
    <style:style style:name="T148" style:family="text">
      <style:text-properties fo:font-weight="bold" officeooo:rsid="002d4842" style:font-weight-asian="bold" style:font-weight-complex="bold"/>
    </style:style>
    <style:style style:name="T149" style:family="text">
      <style:text-properties fo:font-weight="bold" officeooo:rsid="0034149a" style:font-weight-asian="bold" style:font-weight-complex="bold"/>
    </style:style>
    <style:style style:name="T150" style:family="text">
      <style:text-properties fo:font-weight="bold" officeooo:rsid="00360a0b" style:font-weight-asian="bold" style:font-weight-complex="bold"/>
    </style:style>
    <style:style style:name="T151" style:family="text">
      <style:text-properties fo:font-weight="bold" officeooo:rsid="004380c1" style:font-weight-asian="bold" style:font-weight-complex="bold"/>
    </style:style>
    <style:style style:name="T152" style:family="text">
      <style:text-properties fo:font-weight="bold" officeooo:rsid="008f852a" style:font-weight-asian="bold" style:font-weight-complex="bold"/>
    </style:style>
    <style:style style:name="T153" style:family="text">
      <style:text-properties fo:font-weight="bold" officeooo:rsid="00a7e42b" style:font-weight-asian="bold" style:font-weight-complex="bold"/>
    </style:style>
    <style:style style:name="T154" style:family="text">
      <style:text-properties fo:font-weight="bold" officeooo:rsid="00a8bfb1" style:font-weight-asian="bold" style:font-weight-complex="bold"/>
    </style:style>
    <style:style style:name="T155" style:family="text">
      <style:text-properties fo:font-weight="bold" officeooo:rsid="00b3e8ca" style:font-weight-asian="bold" style:font-weight-complex="bold"/>
    </style:style>
    <style:style style:name="T156" style:family="text">
      <style:text-properties fo:font-weight="bold" officeooo:rsid="001f3f71" style:font-weight-asian="bold" style:font-weight-complex="bold"/>
    </style:style>
    <style:style style:name="T157" style:family="text">
      <style:text-properties fo:font-weight="bold" officeooo:rsid="0024dd8f" style:font-weight-asian="bold" style:font-weight-complex="bold"/>
    </style:style>
    <style:style style:name="T158" style:family="text">
      <style:text-properties fo:font-weight="bold" officeooo:rsid="00258096" style:font-weight-asian="bold" style:font-weight-complex="bold"/>
    </style:style>
    <style:style style:name="T159" style:family="text">
      <style:text-properties fo:font-weight="bold" officeooo:rsid="003e4e3f" style:font-weight-asian="bold" style:font-weight-complex="bold"/>
    </style:style>
    <style:style style:name="T160" style:family="text">
      <style:text-properties fo:font-weight="bold" officeooo:rsid="0046b357" style:font-weight-asian="bold" style:font-weight-complex="bold"/>
    </style:style>
    <style:style style:name="T161" style:family="text">
      <style:text-properties fo:font-weight="bold" officeooo:rsid="00485482" style:font-weight-asian="bold" style:font-weight-complex="bold"/>
    </style:style>
    <style:style style:name="T162" style:family="text">
      <style:text-properties fo:font-weight="bold" officeooo:rsid="004bd237" style:font-weight-asian="bold" style:font-weight-complex="bold"/>
    </style:style>
    <style:style style:name="T163" style:family="text">
      <style:text-properties fo:font-weight="bold" officeooo:rsid="004e123f" style:font-weight-asian="bold" style:font-weight-complex="bold"/>
    </style:style>
    <style:style style:name="T164" style:family="text">
      <style:text-properties fo:font-weight="bold" officeooo:rsid="004fd963" style:font-weight-asian="bold" style:font-weight-complex="bold"/>
    </style:style>
    <style:style style:name="T165" style:family="text">
      <style:text-properties fo:font-weight="bold" officeooo:rsid="00643b8f" style:font-weight-asian="bold" style:font-weight-complex="bold"/>
    </style:style>
    <style:style style:name="T166" style:family="text">
      <style:text-properties fo:font-weight="bold" officeooo:rsid="007a4b06" style:font-weight-asian="bold" style:font-weight-complex="bold"/>
    </style:style>
    <style:style style:name="T167" style:family="text">
      <style:text-properties fo:font-weight="bold" officeooo:rsid="008293c5" style:font-weight-asian="bold" style:font-weight-complex="bold"/>
    </style:style>
    <style:style style:name="T168" style:family="text">
      <style:text-properties fo:font-weight="bold" officeooo:rsid="0083ec0f" style:font-weight-asian="bold" style:font-weight-complex="bold"/>
    </style:style>
    <style:style style:name="T169" style:family="text">
      <style:text-properties fo:font-weight="bold" officeooo:rsid="0080a7c9" style:font-weight-asian="bold" style:font-weight-complex="bold"/>
    </style:style>
    <style:style style:name="T170" style:family="text">
      <style:text-properties fo:font-weight="bold" officeooo:rsid="0213c9a6" style:font-weight-asian="bold" style:font-weight-complex="bold"/>
    </style:style>
    <style:style style:name="T171" style:family="text">
      <style:text-properties fo:font-weight="bold" officeooo:rsid="02187e55" style:font-weight-asian="bold" style:font-weight-complex="bold"/>
    </style:style>
    <style:style style:name="T172" style:family="text">
      <style:text-properties fo:font-weight="bold" officeooo:rsid="022dd008" style:font-weight-asian="bold" style:font-weight-complex="bold"/>
    </style:style>
    <style:style style:name="T173" style:family="text">
      <style:text-properties fo:font-weight="bold" fo:background-color="#ffff00" loext:char-shading-value="0" style:font-weight-asian="bold" style:font-weight-complex="bold"/>
    </style:style>
    <style:style style:name="T174" style:family="text">
      <style:text-properties fo:font-weight="bold" officeooo:rsid="003fe5f2" fo:background-color="#ffff00" loext:char-shading-value="0" style:font-weight-asian="bold" style:font-weight-complex="bold"/>
    </style:style>
    <style:style style:name="T175" style:family="text">
      <style:text-properties fo:font-weight="bold" officeooo:rsid="004380c1" fo:background-color="#ffff00" loext:char-shading-value="0" style:font-weight-asian="bold" style:font-weight-complex="bold"/>
    </style:style>
    <style:style style:name="T176" style:family="text">
      <style:text-properties fo:font-weight="bold" officeooo:rsid="004f1cb9" fo:background-color="#ffff00" loext:char-shading-value="0" style:font-weight-asian="bold" style:font-weight-complex="bold"/>
    </style:style>
    <style:style style:name="T177" style:family="text">
      <style:text-properties fo:font-weight="bold" officeooo:rsid="00a7e42b" fo:background-color="#ffff00" loext:char-shading-value="0" style:font-weight-asian="bold" style:font-weight-complex="bold"/>
    </style:style>
    <style:style style:name="T178" style:family="text">
      <style:text-properties fo:font-weight="bold" officeooo:rsid="00a8bfb1" fo:background-color="#ffff00" loext:char-shading-value="0" style:font-weight-asian="bold" style:font-weight-complex="bold"/>
    </style:style>
    <style:style style:name="T179" style:family="text">
      <style:text-properties fo:font-weight="bold" officeooo:rsid="00470dd9" fo:background-color="#ffff00" loext:char-shading-value="0" style:font-weight-asian="bold" style:font-weight-complex="bold"/>
    </style:style>
    <style:style style:name="T180" style:family="text">
      <style:text-properties fo:font-weight="bold" officeooo:rsid="0050d3cd" fo:background-color="#ffff00" loext:char-shading-value="0" style:font-weight-asian="bold" style:font-weight-complex="bold"/>
    </style:style>
    <style:style style:name="T181" style:family="text">
      <style:text-properties fo:font-weight="bold" officeooo:rsid="004fd963" fo:background-color="#ffff00" loext:char-shading-value="0" style:font-weight-asian="bold" style:font-weight-complex="bold"/>
    </style:style>
    <style:style style:name="T182" style:family="text">
      <style:text-properties fo:font-weight="bold" officeooo:rsid="0052f4ff" fo:background-color="#ffff00" loext:char-shading-value="0" style:font-weight-asian="bold" style:font-weight-complex="bold"/>
    </style:style>
    <style:style style:name="T183" style:family="text">
      <style:text-properties fo:font-weight="bold" officeooo:rsid="01906a0a" fo:background-color="#ffff00" loext:char-shading-value="0" style:font-weight-asian="bold" style:font-weight-complex="bold"/>
    </style:style>
    <style:style style:name="T184" style:family="text">
      <style:text-properties fo:font-weight="bold" officeooo:rsid="01923c1b" fo:background-color="#ffff00" loext:char-shading-value="0" style:font-weight-asian="bold" style:font-weight-complex="bold"/>
    </style:style>
    <style:style style:name="T185" style:family="text">
      <style:text-properties fo:font-weight="bold" officeooo:rsid="021743ce" fo:background-color="#ffff00" loext:char-shading-value="0" style:font-weight-asian="bold" style:font-weight-complex="bold"/>
    </style:style>
    <style:style style:name="T186" style:family="text">
      <style:text-properties fo:font-weight="bold" officeooo:rsid="021336b3" fo:background-color="#ffff00" loext:char-shading-value="0" style:font-weight-asian="bold" style:font-weight-complex="bold"/>
    </style:style>
    <style:style style:name="T187" style:family="text">
      <style:text-properties fo:font-weight="bold" fo:background-color="transparent" loext:char-shading-value="0" style:font-weight-asian="bold" style:font-weight-complex="bold"/>
    </style:style>
    <style:style style:name="T188" style:family="text">
      <style:text-properties fo:font-weight="bold" fo:background-color="#afd095" loext:char-shading-value="0" style:font-weight-asian="bold" style:font-weight-complex="bold"/>
    </style:style>
    <style:style style:name="T189" style:family="text">
      <style:text-properties fo:font-weight="bold" fo:background-color="#dde8cb" loext:char-shading-value="0" style:font-weight-asian="bold" style:font-weight-complex="bold"/>
    </style:style>
    <style:style style:name="T190" style:family="text">
      <style:text-properties officeooo:rsid="00239339"/>
    </style:style>
    <style:style style:name="T191" style:family="text">
      <style:text-properties officeooo:rsid="00252cdd"/>
    </style:style>
    <style:style style:name="T192" style:family="text">
      <style:text-properties officeooo:rsid="00293779"/>
    </style:style>
    <style:style style:name="T193" style:family="text">
      <style:text-properties officeooo:rsid="0029a4fd"/>
    </style:style>
    <style:style style:name="T194" style:family="text">
      <style:text-properties officeooo:rsid="0029ddc6"/>
    </style:style>
    <style:style style:name="T195" style:family="text">
      <style:text-properties officeooo:rsid="0029e42a"/>
    </style:style>
    <style:style style:name="T196" style:family="text">
      <style:text-properties fo:font-weight="normal" style:font-weight-asian="normal" style:font-weight-complex="normal"/>
    </style:style>
    <style:style style:name="T197" style:family="text">
      <style:text-properties fo:font-weight="normal" officeooo:rsid="002cf977" style:font-weight-asian="normal" style:font-weight-complex="normal"/>
    </style:style>
    <style:style style:name="T198" style:family="text">
      <style:text-properties fo:font-weight="normal" officeooo:rsid="003006bc" style:font-weight-asian="normal" style:font-weight-complex="normal"/>
    </style:style>
    <style:style style:name="T199" style:family="text">
      <style:text-properties fo:font-weight="normal" officeooo:rsid="0034149a" style:font-weight-asian="normal" style:font-weight-complex="normal"/>
    </style:style>
    <style:style style:name="T200" style:family="text">
      <style:text-properties fo:font-weight="normal" officeooo:rsid="00360a0b" style:font-weight-asian="normal" style:font-weight-complex="normal"/>
    </style:style>
    <style:style style:name="T201" style:family="text">
      <style:text-properties fo:font-weight="normal" officeooo:rsid="00373c81" style:font-weight-asian="normal" style:font-weight-complex="normal"/>
    </style:style>
    <style:style style:name="T202" style:family="text">
      <style:text-properties fo:font-weight="normal" officeooo:rsid="003fe5f2" style:font-weight-asian="normal" style:font-weight-complex="normal"/>
    </style:style>
    <style:style style:name="T203" style:family="text">
      <style:text-properties fo:font-weight="normal" officeooo:rsid="004380c1" style:font-weight-asian="normal" style:font-weight-complex="normal"/>
    </style:style>
    <style:style style:name="T204" style:family="text">
      <style:text-properties fo:font-weight="normal" officeooo:rsid="0046eeb1" style:font-weight-asian="normal" style:font-weight-complex="normal"/>
    </style:style>
    <style:style style:name="T205" style:family="text">
      <style:text-properties fo:font-weight="normal" officeooo:rsid="0049e516" style:font-weight-asian="normal" style:font-weight-complex="normal"/>
    </style:style>
    <style:style style:name="T206" style:family="text">
      <style:text-properties fo:font-weight="normal" officeooo:rsid="004c6004" style:font-weight-asian="normal" style:font-weight-complex="normal"/>
    </style:style>
    <style:style style:name="T207" style:family="text">
      <style:text-properties fo:font-weight="normal" officeooo:rsid="004e8093" style:font-weight-asian="normal" style:font-weight-complex="normal"/>
    </style:style>
    <style:style style:name="T208" style:family="text">
      <style:text-properties fo:font-weight="normal" officeooo:rsid="00534035" style:font-weight-asian="normal" style:font-weight-complex="normal"/>
    </style:style>
    <style:style style:name="T209" style:family="text">
      <style:text-properties fo:font-weight="normal" officeooo:rsid="0065bf42" style:font-weight-asian="normal" style:font-weight-complex="normal"/>
    </style:style>
    <style:style style:name="T210" style:family="text">
      <style:text-properties fo:font-weight="normal" officeooo:rsid="0066f1ef" style:font-weight-asian="normal" style:font-weight-complex="normal"/>
    </style:style>
    <style:style style:name="T211" style:family="text">
      <style:text-properties fo:font-weight="normal" officeooo:rsid="00709250" style:font-weight-asian="normal" style:font-weight-complex="normal"/>
    </style:style>
    <style:style style:name="T212" style:family="text">
      <style:text-properties fo:font-weight="normal" officeooo:rsid="00817f49" style:font-weight-asian="normal" style:font-weight-complex="normal"/>
    </style:style>
    <style:style style:name="T213" style:family="text">
      <style:text-properties fo:font-weight="normal" officeooo:rsid="008acddb" style:font-weight-asian="normal" style:font-weight-complex="normal"/>
    </style:style>
    <style:style style:name="T214" style:family="text">
      <style:text-properties fo:font-weight="normal" officeooo:rsid="008cfe00" style:font-weight-asian="normal" style:font-weight-complex="normal"/>
    </style:style>
    <style:style style:name="T215" style:family="text">
      <style:text-properties fo:font-weight="normal" officeooo:rsid="008eaf0d" style:font-weight-asian="normal" style:font-weight-complex="normal"/>
    </style:style>
    <style:style style:name="T216" style:family="text">
      <style:text-properties fo:font-weight="normal" officeooo:rsid="008f852a" style:font-weight-asian="normal" style:font-weight-complex="normal"/>
    </style:style>
    <style:style style:name="T217" style:family="text">
      <style:text-properties fo:font-weight="normal" officeooo:rsid="009156ab" style:font-weight-asian="normal" style:font-weight-complex="normal"/>
    </style:style>
    <style:style style:name="T218" style:family="text">
      <style:text-properties fo:font-weight="normal" officeooo:rsid="0098e8bd" style:font-weight-asian="normal" style:font-weight-complex="normal"/>
    </style:style>
    <style:style style:name="T219" style:family="text">
      <style:text-properties fo:font-weight="normal" officeooo:rsid="001a5d6f" style:font-weight-asian="normal" style:font-weight-complex="normal"/>
    </style:style>
    <style:style style:name="T220" style:family="text">
      <style:text-properties fo:font-weight="normal" officeooo:rsid="001d201c" style:font-weight-asian="normal" style:font-weight-complex="normal"/>
    </style:style>
    <style:style style:name="T221" style:family="text">
      <style:text-properties fo:font-weight="normal" officeooo:rsid="001ed6f4" style:font-weight-asian="normal" style:font-weight-complex="normal"/>
    </style:style>
    <style:style style:name="T222" style:family="text">
      <style:text-properties fo:font-weight="normal" officeooo:rsid="001f3f71" style:font-weight-asian="normal" style:font-weight-complex="normal"/>
    </style:style>
    <style:style style:name="T223" style:family="text">
      <style:text-properties fo:font-weight="normal" officeooo:rsid="0024dd8f" style:font-weight-asian="normal" style:font-weight-complex="normal"/>
    </style:style>
    <style:style style:name="T224" style:family="text">
      <style:text-properties fo:font-weight="normal" officeooo:rsid="00258096" style:font-weight-asian="normal" style:font-weight-complex="normal"/>
    </style:style>
    <style:style style:name="T225" style:family="text">
      <style:text-properties fo:font-weight="normal" officeooo:rsid="00280705" style:font-weight-asian="normal" style:font-weight-complex="normal"/>
    </style:style>
    <style:style style:name="T226" style:family="text">
      <style:text-properties fo:font-weight="normal" officeooo:rsid="003364b4" style:font-weight-asian="normal" style:font-weight-complex="normal"/>
    </style:style>
    <style:style style:name="T227" style:family="text">
      <style:text-properties fo:font-weight="normal" officeooo:rsid="003e4e3f" style:font-weight-asian="normal" style:font-weight-complex="normal"/>
    </style:style>
    <style:style style:name="T228" style:family="text">
      <style:text-properties fo:font-weight="normal" officeooo:rsid="0040fbc6" style:font-weight-asian="normal" style:font-weight-complex="normal"/>
    </style:style>
    <style:style style:name="T229" style:family="text">
      <style:text-properties fo:font-weight="normal" officeooo:rsid="00467b01" style:font-weight-asian="normal" style:font-weight-complex="normal"/>
    </style:style>
    <style:style style:name="T230" style:family="text">
      <style:text-properties fo:font-weight="normal" officeooo:rsid="0046b357" style:font-weight-asian="normal" style:font-weight-complex="normal"/>
    </style:style>
    <style:style style:name="T231" style:family="text">
      <style:text-properties fo:font-weight="normal" officeooo:rsid="00470dd9" style:font-weight-asian="normal" style:font-weight-complex="normal"/>
    </style:style>
    <style:style style:name="T232" style:family="text">
      <style:text-properties fo:font-weight="normal" officeooo:rsid="00485482" style:font-weight-asian="normal" style:font-weight-complex="normal"/>
    </style:style>
    <style:style style:name="T233" style:family="text">
      <style:text-properties fo:font-weight="normal" officeooo:rsid="004bd237" style:font-weight-asian="normal" style:font-weight-complex="normal"/>
    </style:style>
    <style:style style:name="T234" style:family="text">
      <style:text-properties fo:font-weight="normal" officeooo:rsid="00643b8f" style:font-weight-asian="normal" style:font-weight-complex="normal"/>
    </style:style>
    <style:style style:name="T235" style:family="text">
      <style:text-properties fo:font-weight="normal" officeooo:rsid="007310ea" style:font-weight-asian="normal" style:font-weight-complex="normal"/>
    </style:style>
    <style:style style:name="T236" style:family="text">
      <style:text-properties fo:font-weight="normal" officeooo:rsid="0078fafc" style:font-weight-asian="normal" style:font-weight-complex="normal"/>
    </style:style>
    <style:style style:name="T237" style:family="text">
      <style:text-properties fo:font-weight="normal" officeooo:rsid="007869c7" style:font-weight-asian="normal" style:font-weight-complex="normal"/>
    </style:style>
    <style:style style:name="T238" style:family="text">
      <style:text-properties fo:font-weight="normal" officeooo:rsid="007a4b06" style:font-weight-asian="normal" style:font-weight-complex="normal"/>
    </style:style>
    <style:style style:name="T239" style:family="text">
      <style:text-properties fo:font-weight="normal" fo:background-color="#ffff00" loext:char-shading-value="0" style:font-weight-asian="normal" style:font-weight-complex="normal"/>
    </style:style>
    <style:style style:name="T240" style:family="text">
      <style:text-properties fo:font-weight="normal" officeooo:rsid="004380c1" fo:background-color="#ffff00" loext:char-shading-value="0" style:font-weight-asian="normal" style:font-weight-complex="normal"/>
    </style:style>
    <style:style style:name="T241" style:family="text">
      <style:text-properties fo:font-weight="normal" officeooo:rsid="00470dd9" fo:background-color="#ffff00" loext:char-shading-value="0" style:font-weight-asian="normal" style:font-weight-complex="normal"/>
    </style:style>
    <style:style style:name="T242" style:family="text">
      <style:text-properties fo:font-weight="normal" fo:background-color="transparent" loext:char-shading-value="0" style:font-weight-asian="normal" style:font-weight-complex="normal"/>
    </style:style>
    <style:style style:name="T243" style:family="text">
      <style:text-properties fo:font-weight="normal" officeooo:rsid="004f1cb9" fo:background-color="transparent" loext:char-shading-value="0" style:font-weight-asian="normal" style:font-weight-complex="normal"/>
    </style:style>
    <style:style style:name="T244" style:family="text">
      <style:text-properties fo:font-weight="normal" officeooo:rsid="0050618a" fo:background-color="transparent" loext:char-shading-value="0" style:font-weight-asian="normal" style:font-weight-complex="normal"/>
    </style:style>
    <style:style style:name="T245" style:family="text">
      <style:text-properties fo:font-weight="normal" fo:background-color="#afd095" loext:char-shading-value="0" style:font-weight-asian="normal" style:font-weight-complex="normal"/>
    </style:style>
    <style:style style:name="T246" style:family="text">
      <style:text-properties fo:font-weight="normal" fo:background-color="#dde8cb" loext:char-shading-value="0" style:font-weight-asian="normal" style:font-weight-complex="normal"/>
    </style:style>
    <style:style style:name="T247" style:family="text">
      <style:text-properties fo:background-color="#ffff00" loext:char-shading-value="0"/>
    </style:style>
    <style:style style:name="T248" style:family="text">
      <style:text-properties officeooo:rsid="021336b3" fo:background-color="#ffff00" loext:char-shading-value="0"/>
    </style:style>
    <style:style style:name="T249" style:family="text">
      <style:text-properties officeooo:rsid="021743ce" fo:background-color="#ffff00" loext:char-shading-value="0"/>
    </style:style>
    <style:style style:name="T250" style:family="text">
      <style:text-properties officeooo:rsid="021b2dee" fo:background-color="#ffff00" loext:char-shading-value="0"/>
    </style:style>
    <style:style style:name="T251" style:family="text">
      <style:text-properties fo:background-color="transparent" loext:char-shading-value="0"/>
    </style:style>
    <style:style style:name="T252" style:family="text">
      <style:text-properties fo:font-size="14pt" style:font-size-asian="14pt" style:font-size-complex="14pt"/>
    </style:style>
    <style:style style:name="T253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254" style:family="text">
      <style:text-properties fo:font-size="14pt" style:text-underline-style="none" fo:font-weight="bold" officeooo:rsid="007023a6" fo:background-color="#ffff00" loext:char-shading-value="0" style:font-size-asian="14pt" style:font-weight-asian="bold" style:font-size-complex="14pt" style:font-weight-complex="bold"/>
    </style:style>
    <style:style style:name="T255" style:family="text">
      <style:text-properties fo:font-size="14pt" style:text-underline-style="none" fo:font-weight="bold" officeooo:rsid="00709250" fo:background-color="#ffff00" loext:char-shading-value="0" style:font-size-asian="14pt" style:font-weight-asian="bold" style:font-size-complex="14pt" style:font-weight-complex="bold"/>
    </style:style>
    <style:style style:name="T256" style:family="text">
      <style:text-properties fo:font-size="14pt" style:text-underline-style="none" fo:font-weight="bold" officeooo:rsid="007cc3c9" fo:background-color="#ffff00" loext:char-shading-value="0" style:font-size-asian="14pt" style:font-weight-asian="bold" style:font-size-complex="14pt" style:font-weight-complex="bold"/>
    </style:style>
    <style:style style:name="T257" style:family="text">
      <style:text-properties fo:font-size="14pt" style:text-underline-style="none" fo:font-weight="bold" officeooo:rsid="00817f49" fo:background-color="#ffff00" loext:char-shading-value="0" style:font-size-asian="14pt" style:font-weight-asian="bold" style:font-size-complex="14pt" style:font-weight-complex="bold"/>
    </style:style>
    <style:style style:name="T258" style:family="text">
      <style:text-properties fo:font-size="14pt" style:text-underline-style="none" fo:font-weight="bold" officeooo:rsid="00697e38" fo:background-color="#ffff00" loext:char-shading-value="0" style:font-size-asian="14pt" style:font-weight-asian="bold" style:font-size-complex="14pt" style:font-weight-complex="bold"/>
    </style:style>
    <style:style style:name="T259" style:family="text">
      <style:text-properties fo:font-size="14pt" style:text-underline-style="none" fo:font-weight="normal" officeooo:rsid="00709250" fo:background-color="#ffff00" loext:char-shading-value="0" style:font-size-asian="14pt" style:font-weight-asian="normal" style:font-size-complex="14pt" style:font-weight-complex="normal"/>
    </style:style>
    <style:style style:name="T260" style:family="text">
      <style:text-properties fo:font-size="14pt" style:text-underline-style="none" fo:font-weight="normal" officeooo:rsid="0072a4d2" fo:background-color="#ffff00" loext:char-shading-value="0" style:font-size-asian="14pt" style:font-weight-asian="normal" style:font-size-complex="14pt" style:font-weight-complex="normal"/>
    </style:style>
    <style:style style:name="T261" style:family="text">
      <style:text-properties fo:font-size="14pt" style:text-underline-style="none" fo:font-weight="normal" officeooo:rsid="007cc3c9" fo:background-color="#ffff00" loext:char-shading-value="0" style:font-size-asian="14pt" style:font-weight-asian="normal" style:font-size-complex="14pt" style:font-weight-complex="normal"/>
    </style:style>
    <style:style style:name="T262" style:family="text">
      <style:text-properties fo:font-size="14pt" style:text-underline-style="none" fo:font-weight="normal" officeooo:rsid="00817f49" fo:background-color="#ffff00" loext:char-shading-value="0" style:font-size-asian="14pt" style:font-weight-asian="normal" style:font-size-complex="14pt" style:font-weight-complex="normal"/>
    </style:style>
    <style:style style:name="T263" style:family="text">
      <style:text-properties fo:font-size="14pt" style:text-underline-style="none" fo:font-weight="normal" officeooo:rsid="007cc3c9" fo:background-color="transparent" loext:char-shading-value="0" style:font-size-asian="14pt" style:font-weight-asian="normal" style:font-size-complex="14pt" style:font-weight-complex="normal"/>
    </style:style>
    <style:style style:name="T264" style:family="text">
      <style:text-properties fo:font-size="14pt" style:text-underline-style="none" fo:font-weight="normal" officeooo:rsid="00709250" fo:background-color="transparent" loext:char-shading-value="0" style:font-size-asian="14pt" style:font-weight-asian="normal" style:font-size-complex="14pt" style:font-weight-complex="normal"/>
    </style:style>
    <style:style style:name="T265" style:family="text">
      <style:text-properties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fo:color="#c9211e" loext:opacity="100%" fo:font-weight="normal" style:font-weight-asian="normal" style:font-weight-complex="normal"/>
    </style:style>
    <style:style style:name="T267" style:family="text">
      <style:text-properties fo:color="#c9211e" loext:opacity="100%" fo:font-weight="normal" officeooo:rsid="006e8a3e" style:font-weight-asian="normal" style:font-weight-complex="normal"/>
    </style:style>
    <style:style style:name="T268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69" style:family="text">
      <style:text-properties fo:color="#c9211e" loext:opacity="100%" fo:font-weight="bold" style:font-weight-asian="bold" style:font-weight-complex="bold"/>
    </style:style>
    <style:style style:name="T270" style:family="text">
      <style:text-properties fo:color="#c9211e" loext:opacity="100%"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color="#c9211e" loext:opacity="100%" officeooo:rsid="021336b3"/>
    </style:style>
    <style:style style:name="T272" style:family="text">
      <style:text-properties officeooo:rsid="006cf786"/>
    </style:style>
    <style:style style:name="T273" style:family="text">
      <style:text-properties officeooo:rsid="006e8a34"/>
    </style:style>
    <style:style style:name="T274" style:family="text">
      <style:text-properties officeooo:rsid="00709250"/>
    </style:style>
    <style:style style:name="T275" style:family="text">
      <style:text-properties officeooo:rsid="007138ad"/>
    </style:style>
    <style:style style:name="T276" style:family="text">
      <style:text-properties officeooo:rsid="00731eb9"/>
    </style:style>
    <style:style style:name="T277" style:family="text">
      <style:text-properties officeooo:rsid="00797a45"/>
    </style:style>
    <style:style style:name="T278" style:family="text">
      <style:text-properties fo:font-size="12pt" style:text-underline-style="none" fo:font-weight="bold" officeooo:rsid="0072a4d2" fo:background-color="transparent" loext:char-shading-value="0" style:font-size-asian="12pt" style:font-weight-asian="bold" style:font-size-complex="12pt" style:font-weight-complex="bold"/>
    </style:style>
    <style:style style:name="T279" style:family="text">
      <style:text-properties fo:font-size="12pt" style:text-underline-style="none" fo:font-weight="normal" officeooo:rsid="0072a4d2" fo:background-color="transparent" loext:char-shading-value="0" style:font-size-asian="12pt" style:font-weight-asian="normal" style:font-size-complex="12pt" style:font-weight-complex="normal"/>
    </style:style>
    <style:style style:name="T280" style:family="text">
      <style:text-properties officeooo:rsid="0098e8bd"/>
    </style:style>
    <style:style style:name="T281" style:family="text">
      <style:text-properties fo:color="#00a933" loext:opacity="100%" fo:font-weight="bold" style:font-weight-asian="bold" style:font-weight-complex="bold"/>
    </style:style>
    <style:style style:name="T282" style:family="text">
      <style:text-properties fo:color="#00a933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83" style:family="text">
      <style:text-properties fo:color="#00a933" loext:opacity="100%"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color="#00a933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color="#00a933" loext:opacity="100%"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86" style:family="text">
      <style:text-properties fo:color="#00a933" loext:opacity="100%"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7" style:family="text">
      <style:text-properties fo:color="#00a933" loext:opacity="100%" style:text-line-through-style="none" style:text-line-through-type="none" fo:font-size="12pt" fo:font-style="normal" fo:font-weight="bold" officeooo:rsid="020aba0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88" style:family="text">
      <style:text-properties fo:color="#00a933" loext:opacity="100%" style:text-line-through-style="none" style:text-line-through-type="none" fo:font-size="12pt" fo:font-style="normal" fo:font-weight="bold" officeooo:rsid="020a13e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89" style:family="text">
      <style:text-properties fo:color="#2a6099" loext:opacity="100%"/>
    </style:style>
    <style:style style:name="T290" style:family="text">
      <style:text-properties fo:color="#2a6099" loext:opacity="100%" fo:font-weight="bold" style:font-weight-asian="bold" style:font-weight-complex="bold"/>
    </style:style>
    <style:style style:name="T291" style:family="text">
      <style:text-properties fo:color="#2a6099" loext:opacity="100%" fo:font-weight="bold" officeooo:rsid="0232ab5a" style:font-weight-asian="bold" style:font-weight-complex="bold"/>
    </style:style>
    <style:style style:name="T292" style:family="text">
      <style:text-properties fo:color="#2a6099" loext:opacity="100%" fo:font-weight="normal" style:font-weight-asian="normal" style:font-weight-complex="normal"/>
    </style:style>
    <style:style style:name="T293" style:family="text">
      <style:text-properties fo:color="#2a6099" loext:opacity="100%" style:text-underline-style="none"/>
    </style:style>
    <style:style style:name="T29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9bb4a1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9f3e19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a016f9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a2f5e1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a164a5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a480fe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a5f674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a6dcd0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a7e42b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b47fc5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b78174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bb9deb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c3b399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c5d7e0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c679e3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cb4f52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cba513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cceb1c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cef5f4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cf864b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d0d5e4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d2cf78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d60d91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d73556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e872e4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e8aace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eb4fd5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ec8425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fa4d9d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fae0b4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9bb4a1" fo:background-color="#afd095" loext:char-shading-value="0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9f3e19" fo:background-color="#ffff00" loext:char-shading-value="0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bold" officeooo:rsid="009bb4a1" fo:background-color="#afd095" loext:char-shading-value="0" style:font-style-asian="normal" style:font-weight-asian="bold" style:font-style-complex="normal" style:font-weight-complex="bold"/>
    </style:style>
    <style:style style:name="T32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29" style:family="text">
      <style:text-properties fo:font-style="normal" style:text-underline-style="none" fo:font-weight="bold" officeooo:rsid="00a480fe" style:font-style-asian="normal" style:font-weight-asian="bold" style:font-style-complex="normal" style:font-weight-complex="bold"/>
    </style:style>
    <style:style style:name="T330" style:family="text">
      <style:text-properties fo:font-style="normal" style:text-underline-style="none" fo:font-weight="bold" officeooo:rsid="00cceb1c" style:font-style-asian="normal" style:font-weight-asian="bold" style:font-style-complex="normal" style:font-weight-complex="bold"/>
    </style:style>
    <style:style style:name="T331" style:family="text">
      <style:text-properties fo:font-style="normal" style:text-underline-style="none" fo:font-weight="bold" officeooo:rsid="00cba513" style:font-style-asian="normal" style:font-weight-asian="bold" style:font-style-complex="normal" style:font-weight-complex="bold"/>
    </style:style>
    <style:style style:name="T332" style:family="text">
      <style:text-properties fo:font-style="normal" style:text-underline-style="none" fo:font-weight="bold" officeooo:rsid="00cf864b" style:font-style-asian="normal" style:font-weight-asian="bold" style:font-style-complex="normal" style:font-weight-complex="bold"/>
    </style:style>
    <style:style style:name="T333" style:family="text">
      <style:text-properties fo:font-style="normal" style:text-underline-style="none" fo:font-weight="bold" officeooo:rsid="009bb4a1" fo:background-color="#ffff00" loext:char-shading-value="0" style:font-style-asian="normal" style:font-weight-asian="bold" style:font-style-complex="normal" style:font-weight-complex="bold"/>
    </style:style>
    <style:style style:name="T33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solid" style:text-underline-width="auto" style:text-underline-color="font-color" fo:font-weight="normal" officeooo:rsid="009f3e19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solid" style:text-underline-width="auto" style:text-underline-color="font-color" fo:font-weight="normal" officeooo:rsid="00ae16b9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solid" style:text-underline-width="auto" style:text-underline-color="font-color" fo:font-weight="normal" officeooo:rsid="00b3e8ca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solid" style:text-underline-width="auto" style:text-underline-color="font-color" fo:font-weight="normal" officeooo:rsid="00bb9deb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solid" style:text-underline-width="auto" style:text-underline-color="font-color" fo:font-weight="normal" officeooo:rsid="00c3b399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solid" style:text-underline-width="auto" style:text-underline-color="font-color" fo:font-weight="normal" officeooo:rsid="00df274e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0c679e3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0c98c6c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c3b39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d2cf78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cf864b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d448ec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d73556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d9bff9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0dadf8a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0dc5de7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0ddd5bc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0df274e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0dff459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0e1e822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0e7296a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0e810b9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0e824c9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0e872e4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0e8aace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0eb4fd5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0f1669f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0f25fa4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0f3a3cd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0f45621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0f79d2d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0fa09d4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0fa4d9d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0fae0b4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0d9bff9" fo:background-color="#ffff00" loext:char-shading-value="0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3" style:family="text">
      <style:text-properties fo:font-style="normal" fo:font-weight="bold" officeooo:rsid="00d9bff9" style:font-style-asian="normal" style:font-weight-asian="bold" style:font-style-complex="normal" style:font-weight-complex="bold"/>
    </style:style>
    <style:style style:name="T374" style:family="text">
      <style:text-properties fo:font-style="normal" fo:font-weight="bold" officeooo:rsid="00dff459" style:font-style-asian="normal" style:font-weight-asian="bold" style:font-style-complex="normal" style:font-weight-complex="bold"/>
    </style:style>
    <style:style style:name="T375" style:family="text">
      <style:text-properties fo:font-style="normal" fo:font-weight="bold" officeooo:rsid="00fae0b4" style:font-style-asian="normal" style:font-weight-asian="bold" style:font-style-complex="normal" style:font-weight-complex="bold"/>
    </style:style>
    <style:style style:name="T376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377" style:family="text">
      <style:text-properties fo:font-style="normal" fo:font-weight="bold" officeooo:rsid="00d9bff9" fo:background-color="#ffff00" loext:char-shading-value="0" style:font-style-asian="normal" style:font-weight-asian="bold" style:font-style-complex="normal" style:font-weight-complex="bold"/>
    </style:style>
    <style:style style:name="T378" style:family="text">
      <style:text-properties fo:background-color="#afd095" loext:char-shading-value="0"/>
    </style:style>
    <style:style style:name="T379" style:family="text">
      <style:text-properties style:text-position="super 58%" fo:font-weight="normal" style:font-weight-asian="normal" style:font-weight-complex="normal"/>
    </style:style>
    <style:style style:name="T380" style:family="text">
      <style:text-properties officeooo:rsid="009f3e19"/>
    </style:style>
    <style:style style:name="T381" style:family="text">
      <style:text-properties officeooo:rsid="00a016f9"/>
    </style:style>
    <style:style style:name="T382" style:family="text">
      <style:text-properties officeooo:rsid="00a7e42b"/>
    </style:style>
    <style:style style:name="T383" style:family="text">
      <style:text-properties officeooo:rsid="00a8bfb1"/>
    </style:style>
    <style:style style:name="T384" style:family="text">
      <style:text-properties officeooo:rsid="00adf7bb"/>
    </style:style>
    <style:style style:name="T385" style:family="text">
      <style:text-properties officeooo:rsid="00ae16b9"/>
    </style:style>
    <style:style style:name="T386" style:family="text">
      <style:text-properties officeooo:rsid="00b15e23"/>
    </style:style>
    <style:style style:name="T387" style:family="text">
      <style:text-properties officeooo:rsid="00b3e8ca"/>
    </style:style>
    <style:style style:name="T388" style:family="text">
      <style:text-properties officeooo:rsid="00b84fcb"/>
    </style:style>
    <style:style style:name="T389" style:family="text">
      <style:text-properties officeooo:rsid="00bb9deb"/>
    </style:style>
    <style:style style:name="T390" style:family="text">
      <style:text-properties officeooo:rsid="00be3920"/>
    </style:style>
    <style:style style:name="T391" style:family="text">
      <style:text-properties style:use-window-font-color="true" loext:opacity="0%" fo:background-color="transparent" loext:char-shading-value="0"/>
    </style:style>
    <style:style style:name="T392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4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5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6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7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398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99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0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1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2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3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4" style:family="text">
      <style:text-properties style:use-window-font-color="true" loext:opacity="0%"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5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6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7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8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9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0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1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2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3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4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5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6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17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8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9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0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1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2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3" style:family="text">
      <style:text-properties style:use-window-font-color="true" loext:opacity="0%" style:text-line-through-style="none" style:text-line-through-type="none" fo:font-size="12pt" fo:font-style="normal" fo:font-weight="bold" officeooo:rsid="021b2dee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4" style:family="text">
      <style:text-properties style:use-window-font-color="true" loext:opacity="0%" style:text-line-through-style="none" style:text-line-through-type="none" fo:font-size="12pt" fo:font-style="normal" fo:font-weight="bold" officeooo:rsid="0222f5f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5" style:family="text">
      <style:text-properties style:use-window-font-color="true" loext:opacity="0%" style:text-line-through-style="none" style:text-line-through-type="none" fo:font-size="12pt" fo:font-style="normal" fo:font-weight="bold" officeooo:rsid="02249a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26" style:family="text">
      <style:text-properties officeooo:rsid="00c0c229"/>
    </style:style>
    <style:style style:name="T427" style:family="text">
      <style:text-properties officeooo:rsid="00c202fb"/>
    </style:style>
    <style:style style:name="T428" style:family="text">
      <style:text-properties fo:font-style="italic" style:text-underline-style="none" fo:font-weight="normal" officeooo:rsid="00ed3f29" style:font-style-asian="italic" style:font-weight-asian="normal" style:font-style-complex="italic" style:font-weight-complex="normal"/>
    </style:style>
    <style:style style:name="T429" style:family="text">
      <style:text-properties fo:font-style="italic" style:text-underline-style="none" fo:font-weight="bold" officeooo:rsid="005faf60" style:font-style-asian="italic" style:font-weight-asian="bold" style:font-style-complex="italic" style:font-weight-complex="bold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officeooo:rsid="01923c1b" style:font-style-asian="italic" style:font-style-complex="italic"/>
    </style:style>
    <style:style style:name="T432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433" style:family="text">
      <style:text-properties style:text-line-through-style="none" style:text-line-through-type="none" style:text-underline-style="none" fo:font-weight="normal" officeooo:rsid="008ebbbc" fo:background-color="transparent" loext:char-shading-value="0" style:font-weight-asian="normal" style:font-weight-complex="normal"/>
    </style:style>
    <style:style style:name="T434" style:family="text">
      <style:text-properties style:text-line-through-style="none" style:text-line-through-type="none" style:text-underline-style="none" fo:font-weight="normal" officeooo:rsid="008afbdc" fo:background-color="transparent" loext:char-shading-value="0" style:font-weight-asian="normal" style:font-weight-complex="normal"/>
    </style:style>
    <style:style style:name="T435" style:family="text">
      <style:text-properties style:text-line-through-style="none" style:text-line-through-type="none" style:text-underline-style="none" fo:font-weight="normal" officeooo:rsid="008b5f13" fo:background-color="transparent" loext:char-shading-value="0" style:font-weight-asian="normal" style:font-weight-complex="normal"/>
    </style:style>
    <style:style style:name="T436" style:family="text">
      <style:text-properties style:text-line-through-style="none" style:text-line-through-type="none" style:text-underline-style="none" fo:font-weight="normal" officeooo:rsid="008dfce4" fo:background-color="transparent" loext:char-shading-value="0" style:font-weight-asian="normal" style:font-weight-complex="normal"/>
    </style:style>
    <style:style style:name="T437" style:family="text">
      <style:text-properties style:text-line-through-style="none" style:text-line-through-type="none" style:text-underline-style="none" fo:font-weight="normal" officeooo:rsid="008fd1f8" fo:background-color="transparent" loext:char-shading-value="0" style:font-weight-asian="normal" style:font-weight-complex="normal"/>
    </style:style>
    <style:style style:name="T438" style:family="text">
      <style:text-properties style:text-line-through-style="none" style:text-line-through-type="none" style:text-underline-style="none" fo:font-weight="bold" officeooo:rsid="008afbdc" fo:background-color="transparent" loext:char-shading-value="0" style:font-weight-asian="bold" style:font-weight-complex="bold"/>
    </style:style>
    <style:style style:name="T439" style:family="text">
      <style:text-properties style:text-line-through-style="none" style:text-line-through-type="none" style:text-underline-style="none" fo:font-weight="bold" officeooo:rsid="008dfce4" fo:background-color="transparent" loext:char-shading-value="0" style:font-weight-asian="bold" style:font-weight-complex="bold"/>
    </style:style>
    <style:style style:name="T440" style:family="text">
      <style:text-properties style:text-line-through-style="none" style:text-line-through-type="none" style:text-underline-style="none" fo:font-weight="bold" officeooo:rsid="008b5f13" fo:background-color="#ffff00" loext:char-shading-value="0" style:font-weight-asian="bold" style:font-weight-complex="bold"/>
    </style:style>
    <style:style style:name="T441" style:family="text">
      <style:text-properties style:text-line-through-style="none" style:text-line-through-type="none" style:text-underline-style="none" fo:font-weight="bold" officeooo:rsid="008dfce4" fo:background-color="#afd095" loext:char-shading-value="0" style:font-weight-asian="bold" style:font-weight-complex="bold"/>
    </style:style>
    <style:style style:name="T442" style:family="text">
      <style:text-properties style:text-line-through-style="none" style:text-line-through-type="none" style:text-underline-style="none" fo:font-weight="bold" officeooo:rsid="008ebbbc" fo:background-color="#ffb66c" loext:char-shading-value="0" style:font-weight-asian="bold" style:font-weight-complex="bold"/>
    </style:style>
    <style:style style:name="T443" style:family="text">
      <style:text-properties style:text-line-through-style="none" style:text-line-through-type="none" style:text-underline-style="none" officeooo:rsid="008afbdc" fo:background-color="transparent" loext:char-shading-value="0"/>
    </style:style>
    <style:style style:name="T444" style:family="text">
      <style:text-properties style:text-line-through-style="none" style:text-line-through-type="non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445" style:family="text">
      <style:text-properties style:text-line-through-style="none" style:text-line-through-type="none" fo:font-style="normal" style:text-underline-style="none" fo:font-weight="normal" officeooo:rsid="008ebbbc" fo:background-color="transparent" loext:char-shading-value="0" style:font-style-asian="normal" style:font-weight-asian="normal" style:font-style-complex="normal" style:font-weight-complex="normal"/>
    </style:style>
    <style:style style:name="T446" style:family="text">
      <style:text-properties style:text-line-through-style="none" style:text-line-through-type="none" fo:font-style="normal" style:text-underline-style="none" fo:font-weight="normal" officeooo:rsid="0113f26b" fo:background-color="transparent" loext:char-shading-value="0" style:font-style-asian="normal" style:font-weight-asian="normal" style:font-style-complex="normal" style:font-weight-complex="normal"/>
    </style:style>
    <style:style style:name="T447" style:family="text">
      <style:text-properties style:text-line-through-style="none" style:text-line-through-type="none" fo:font-style="normal" style:text-underline-style="none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448" style:family="text">
      <style:text-properties style:text-line-through-style="none" style:text-line-through-type="none" fo:font-style="normal" style:text-underline-style="none" fo:font-weight="normal" officeooo:rsid="01153358" fo:background-color="transparent" loext:char-shading-value="0" style:font-style-asian="normal" style:font-weight-asian="normal" style:font-style-complex="normal" style:font-weight-complex="normal"/>
    </style:style>
    <style:style style:name="T449" style:family="text">
      <style:text-properties style:text-line-through-style="none" style:text-line-through-type="none" fo:font-style="normal" style:text-underline-style="none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450" style:family="text">
      <style:text-properties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451" style:family="text">
      <style:text-properties style:text-line-through-style="none" style:text-line-through-type="none" fo:font-style="normal" style:text-underline-style="none" fo:font-weight="normal" officeooo:rsid="01193081" fo:background-color="transparent" loext:char-shading-value="0" style:font-style-asian="normal" style:font-weight-asian="normal" style:font-style-complex="normal" style:font-weight-complex="normal"/>
    </style:style>
    <style:style style:name="T452" style:family="text">
      <style:text-properties style:text-line-through-style="none" style:text-line-through-type="none" fo:font-style="normal" style:text-underline-style="none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453" style:family="text">
      <style:text-properties style:text-line-through-style="none" style:text-line-through-type="none" fo:font-style="normal" style:text-underline-style="none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454" style:family="text">
      <style:text-properties style:text-line-through-style="none" style:text-line-through-type="none" fo:font-style="normal" style:text-underline-style="none" fo:font-weight="normal" officeooo:rsid="011c5d98" fo:background-color="transparent" loext:char-shading-value="0" style:font-style-asian="normal" style:font-weight-asian="normal" style:font-style-complex="normal" style:font-weight-complex="normal"/>
    </style:style>
    <style:style style:name="T455" style:family="text">
      <style:text-properties style:text-line-through-style="none" style:text-line-through-type="none" fo:font-style="normal" style:text-underline-style="none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456" style:family="text">
      <style:text-properties style:text-line-through-style="none" style:text-line-through-type="none" fo:font-style="normal" style:text-underline-style="none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457" style:family="text">
      <style:text-properties style:text-line-through-style="none" style:text-line-through-type="none" fo:font-style="normal" style:text-underline-style="none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458" style:family="text">
      <style:text-properties style:text-line-through-style="none" style:text-line-through-type="none" fo:font-style="normal" style:text-underline-style="none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459" style:family="text">
      <style:text-properties style:text-line-through-style="none" style:text-line-through-type="none" fo:font-style="normal" style:text-underline-style="none" fo:font-weight="normal" officeooo:rsid="0127fe83" fo:background-color="transparent" loext:char-shading-value="0" style:font-style-asian="normal" style:font-weight-asian="normal" style:font-style-complex="normal" style:font-weight-complex="normal"/>
    </style:style>
    <style:style style:name="T460" style:family="text">
      <style:text-properties style:text-line-through-style="none" style:text-line-through-type="none" fo:font-style="normal" style:text-underline-style="none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461" style:family="text">
      <style:text-properties style:text-line-through-style="none" style:text-line-through-type="none" fo:font-style="normal" style:text-underline-style="none" fo:font-weight="normal" officeooo:rsid="012f77cb" fo:background-color="transparent" loext:char-shading-value="0" style:font-style-asian="normal" style:font-weight-asian="normal" style:font-style-complex="normal" style:font-weight-complex="normal"/>
    </style:style>
    <style:style style:name="T462" style:family="text">
      <style:text-properties style:text-line-through-style="none" style:text-line-through-type="none" fo:font-style="normal" style:text-underline-style="none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463" style:family="text">
      <style:text-properties style:text-line-through-style="none" style:text-line-through-type="none" fo:font-style="normal" style:text-underline-style="none" fo:font-weight="normal" officeooo:rsid="0133df3a" fo:background-color="transparent" loext:char-shading-value="0" style:font-style-asian="normal" style:font-weight-asian="normal" style:font-style-complex="normal" style:font-weight-complex="normal"/>
    </style:style>
    <style:style style:name="T464" style:family="text">
      <style:text-properties style:text-line-through-style="none" style:text-line-through-type="none" fo:font-style="normal" style:text-underline-style="none" fo:font-weight="normal" officeooo:rsid="0134315a" fo:background-color="transparent" loext:char-shading-value="0" style:font-style-asian="normal" style:font-weight-asian="normal" style:font-style-complex="normal" style:font-weight-complex="normal"/>
    </style:style>
    <style:style style:name="T465" style:family="text">
      <style:text-properties style:text-line-through-style="none" style:text-line-through-type="none" fo:font-style="normal" style:text-underline-style="none" fo:font-weight="normal" officeooo:rsid="0136ba56" fo:background-color="transparent" loext:char-shading-value="0" style:font-style-asian="normal" style:font-weight-asian="normal" style:font-style-complex="normal" style:font-weight-complex="normal"/>
    </style:style>
    <style:style style:name="T466" style:family="text">
      <style:text-properties style:text-line-through-style="none" style:text-line-through-type="none" fo:font-style="normal" style:text-underline-style="none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467" style:family="text">
      <style:text-properties style:text-line-through-style="none" style:text-line-through-type="none" fo:font-style="normal" style:text-underline-style="none" fo:font-weight="normal" officeooo:rsid="0137906f" fo:background-color="transparent" loext:char-shading-value="0" style:font-style-asian="normal" style:font-weight-asian="normal" style:font-style-complex="normal" style:font-weight-complex="normal"/>
    </style:style>
    <style:style style:name="T468" style:family="text">
      <style:text-properties style:text-line-through-style="none" style:text-line-through-type="none" fo:font-style="normal" style:text-underline-style="none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469" style:family="text">
      <style:text-properties style:text-line-through-style="none" style:text-line-through-type="none" fo:font-style="normal" style:text-underline-style="none" fo:font-weight="normal" officeooo:rsid="013c6b11" fo:background-color="transparent" loext:char-shading-value="0" style:font-style-asian="normal" style:font-weight-asian="normal" style:font-style-complex="normal" style:font-weight-complex="normal"/>
    </style:style>
    <style:style style:name="T470" style:family="text">
      <style:text-properties style:text-line-through-style="none" style:text-line-through-type="none" fo:font-style="normal" style:text-underline-style="none" fo:font-weight="normal" officeooo:rsid="013fce99" fo:background-color="transparent" loext:char-shading-value="0" style:font-style-asian="normal" style:font-weight-asian="normal" style:font-style-complex="normal" style:font-weight-complex="normal"/>
    </style:style>
    <style:style style:name="T471" style:family="text">
      <style:text-properties style:text-line-through-style="none" style:text-line-through-type="none" fo:font-style="normal" style:text-underline-style="none" fo:font-weight="normal" officeooo:rsid="013e2a9a" fo:background-color="transparent" loext:char-shading-value="0" style:font-style-asian="normal" style:font-weight-asian="normal" style:font-style-complex="normal" style:font-weight-complex="normal"/>
    </style:style>
    <style:style style:name="T472" style:family="text">
      <style:text-properties style:text-line-through-style="none" style:text-line-through-type="none" fo:font-style="normal" style:text-underline-style="none" fo:font-weight="normal" officeooo:rsid="014225b3" fo:background-color="transparent" loext:char-shading-value="0" style:font-style-asian="normal" style:font-weight-asian="normal" style:font-style-complex="normal" style:font-weight-complex="normal"/>
    </style:style>
    <style:style style:name="T473" style:family="text">
      <style:text-properties style:text-line-through-style="none" style:text-line-through-type="none" fo:font-style="normal" style:text-underline-style="none" fo:font-weight="normal" officeooo:rsid="0142e29a" fo:background-color="transparent" loext:char-shading-value="0" style:font-style-asian="normal" style:font-weight-asian="normal" style:font-style-complex="normal" style:font-weight-complex="normal"/>
    </style:style>
    <style:style style:name="T474" style:family="text">
      <style:text-properties style:text-line-through-style="none" style:text-line-through-type="none" fo:font-style="normal" style:text-underline-style="none" fo:font-weight="normal" officeooo:rsid="0143fb1b" fo:background-color="transparent" loext:char-shading-value="0" style:font-style-asian="normal" style:font-weight-asian="normal" style:font-style-complex="normal" style:font-weight-complex="normal"/>
    </style:style>
    <style:style style:name="T475" style:family="text">
      <style:text-properties style:text-line-through-style="none" style:text-line-through-type="none" fo:font-style="normal" style:text-underline-style="none" fo:font-weight="normal" officeooo:rsid="01606e8f" fo:background-color="transparent" loext:char-shading-value="0" style:font-style-asian="normal" style:font-weight-asian="normal" style:font-style-complex="normal" style:font-weight-complex="normal"/>
    </style:style>
    <style:style style:name="T476" style:family="text">
      <style:text-properties style:text-line-through-style="none" style:text-line-through-type="none" fo:font-style="normal" style:text-underline-style="none" fo:font-weight="normal" officeooo:rsid="016cef21" fo:background-color="transparent" loext:char-shading-value="0" style:font-style-asian="normal" style:font-weight-asian="normal" style:font-style-complex="normal" style:font-weight-complex="normal"/>
    </style:style>
    <style:style style:name="T477" style:family="text">
      <style:text-properties style:text-line-through-style="none" style:text-line-through-type="none" fo:font-style="normal" style:text-underline-style="none" fo:font-weight="normal" officeooo:rsid="016feda8" fo:background-color="transparent" loext:char-shading-value="0" style:font-style-asian="normal" style:font-weight-asian="normal" style:font-style-complex="normal" style:font-weight-complex="normal"/>
    </style:style>
    <style:style style:name="T478" style:family="text">
      <style:text-properties style:text-line-through-style="none" style:text-line-through-type="none" fo:font-style="normal" style:text-underline-style="none" fo:font-weight="normal" officeooo:rsid="01702129" fo:background-color="transparent" loext:char-shading-value="0" style:font-style-asian="normal" style:font-weight-asian="normal" style:font-style-complex="normal" style:font-weight-complex="normal"/>
    </style:style>
    <style:style style:name="T479" style:family="text">
      <style:text-properties style:text-line-through-style="none" style:text-line-through-type="none" fo:font-style="normal" style:text-underline-style="none" fo:font-weight="normal" officeooo:rsid="01710283" fo:background-color="transparent" loext:char-shading-value="0" style:font-style-asian="normal" style:font-weight-asian="normal" style:font-style-complex="normal" style:font-weight-complex="normal"/>
    </style:style>
    <style:style style:name="T480" style:family="text">
      <style:text-properties style:text-line-through-style="none" style:text-line-through-type="none" fo:font-style="normal" style:text-underline-style="none" fo:font-weight="normal" officeooo:rsid="017814b2" fo:background-color="transparent" loext:char-shading-value="0" style:font-style-asian="normal" style:font-weight-asian="normal" style:font-style-complex="normal" style:font-weight-complex="normal"/>
    </style:style>
    <style:style style:name="T481" style:family="text">
      <style:text-properties style:text-line-through-style="none" style:text-line-through-type="none" fo:font-style="normal" style:text-underline-style="none" fo:font-weight="normal" officeooo:rsid="01798b6f" fo:background-color="transparent" loext:char-shading-value="0" style:font-style-asian="normal" style:font-weight-asian="normal" style:font-style-complex="normal" style:font-weight-complex="normal"/>
    </style:style>
    <style:style style:name="T482" style:family="text">
      <style:text-properties style:text-line-through-style="none" style:text-line-through-type="none" fo:font-style="normal" style:text-underline-style="none" fo:font-weight="normal" officeooo:rsid="017bdf91" fo:background-color="transparent" loext:char-shading-value="0" style:font-style-asian="normal" style:font-weight-asian="normal" style:font-style-complex="normal" style:font-weight-complex="normal"/>
    </style:style>
    <style:style style:name="T483" style:family="text">
      <style:text-properties style:text-line-through-style="none" style:text-line-through-type="none" fo:font-style="normal" style:text-underline-style="none" fo:font-weight="normal" officeooo:rsid="0195a5c7" fo:background-color="transparent" loext:char-shading-value="0" style:font-style-asian="normal" style:font-weight-asian="normal" style:font-style-complex="normal" style:font-weight-complex="normal"/>
    </style:style>
    <style:style style:name="T484" style:family="text">
      <style:text-properties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style:text-underline-style="none" fo:font-weight="normal" officeooo:rsid="0113f26b" fo:background-color="#ffff00" loext:char-shading-value="0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style:text-underline-style="none" fo:font-weight="normal" officeooo:rsid="01152657" fo:background-color="#ffff00" loext:char-shading-value="0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style:text-underline-style="none" fo:font-weight="normal" officeooo:rsid="01197f18" fo:background-color="#ffff00" loext:char-shading-value="0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style:text-underline-style="none" fo:font-weight="normal" officeooo:rsid="012c1522" fo:background-color="#ffff00" loext:char-shading-value="0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style:text-underline-style="none" fo:font-weight="normal" officeooo:rsid="0131696f" fo:background-color="#ffff00" loext:char-shading-value="0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style:text-underline-style="none" fo:font-weight="normal" officeooo:rsid="0145ec30" fo:background-color="#ffff00" loext:char-shading-value="0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style:text-underline-style="none" fo:font-weight="normal" officeooo:rsid="0142e29a" fo:background-color="#ffff00" loext:char-shading-value="0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style:text-underline-style="none" fo:font-weight="normal" officeooo:rsid="01702129" fo:background-color="#ffff00" loext:char-shading-value="0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style:text-underline-style="none" fo:font-weight="normal" officeooo:rsid="0149cf82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style:text-underline-style="none" fo:font-weight="normal" officeooo:rsid="014ab91a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style:text-underline-style="none" fo:font-weight="normal" officeooo:rsid="01c7b921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style:text-underline-style="none" fo:font-weight="normal" officeooo:rsid="01c8a93c" style:font-style-asian="normal" style:font-weight-asian="normal" style:font-style-complex="normal" style:font-weight-complex="normal"/>
    </style:style>
    <style:style style:name="T498" style:family="text">
      <style:text-properties style:text-line-through-style="none" style:text-line-through-type="none" fo:font-style="normal" style:text-underline-style="none" fo:font-weight="normal" officeooo:rsid="01ca3473" style:font-style-asian="normal" style:font-weight-asian="normal" style:font-style-complex="normal" style:font-weight-complex="normal"/>
    </style:style>
    <style:style style:name="T499" style:family="text">
      <style:text-properties style:text-line-through-style="none" style:text-line-through-type="none" fo:font-style="normal" style:text-underline-style="none" fo:font-weight="normal" officeooo:rsid="01d7f701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font-style="normal" style:text-underline-style="none" fo:font-weight="normal" officeooo:rsid="01db5c7f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font-style="normal" style:text-underline-style="none" fo:font-weight="normal" officeooo:rsid="01ddf547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font-style="normal" style:text-underline-style="none" fo:font-weight="normal" officeooo:rsid="01dfd21b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506" style:family="text">
      <style:text-properties style:text-line-through-style="none" style:text-line-through-type="none" fo:font-style="normal" style:text-underline-style="none" fo:font-weight="bold" officeooo:rsid="008ebbbc" fo:background-color="transparent" loext:char-shading-value="0" style:font-style-asian="normal" style:font-weight-asian="bold" style:font-style-complex="normal" style:font-weight-complex="bold"/>
    </style:style>
    <style:style style:name="T507" style:family="text">
      <style:text-properties style:text-line-through-style="none" style:text-line-through-type="none" fo:font-style="normal" style:text-underline-style="none" fo:font-weight="bold" officeooo:rsid="01152657" fo:background-color="transparent" loext:char-shading-value="0" style:font-style-asian="normal" style:font-weight-asian="bold" style:font-style-complex="normal" style:font-weight-complex="bold"/>
    </style:style>
    <style:style style:name="T508" style:family="text">
      <style:text-properties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509" style:family="text">
      <style:text-properties style:text-line-through-style="none" style:text-line-through-type="none" fo:font-style="normal" style:text-underline-style="none" fo:font-weight="bold" officeooo:rsid="011671e3" fo:background-color="transparent" loext:char-shading-value="0" style:font-style-asian="normal" style:font-weight-asian="bold" style:font-style-complex="normal" style:font-weight-complex="bold"/>
    </style:style>
    <style:style style:name="T510" style:family="text">
      <style:text-properties style:text-line-through-style="none" style:text-line-through-type="none" fo:font-style="normal" style:text-underline-style="none" fo:font-weight="bold" officeooo:rsid="01197f18" fo:background-color="transparent" loext:char-shading-value="0" style:font-style-asian="normal" style:font-weight-asian="bold" style:font-style-complex="normal" style:font-weight-complex="bold"/>
    </style:style>
    <style:style style:name="T511" style:family="text">
      <style:text-properties style:text-line-through-style="none" style:text-line-through-type="none" fo:font-style="normal" style:text-underline-style="none" fo:font-weight="bold" officeooo:rsid="01284f86" fo:background-color="transparent" loext:char-shading-value="0" style:font-style-asian="normal" style:font-weight-asian="bold" style:font-style-complex="normal" style:font-weight-complex="bold"/>
    </style:style>
    <style:style style:name="T512" style:family="text">
      <style:text-properties style:text-line-through-style="none" style:text-line-through-type="none" fo:font-style="normal" style:text-underline-style="none" fo:font-weight="bold" officeooo:rsid="012c1522" fo:background-color="transparent" loext:char-shading-value="0" style:font-style-asian="normal" style:font-weight-asian="bold" style:font-style-complex="normal" style:font-weight-complex="bold"/>
    </style:style>
    <style:style style:name="T513" style:family="text">
      <style:text-properties style:text-line-through-style="none" style:text-line-through-type="none" fo:font-style="normal" style:text-underline-style="none" fo:font-weight="bold" officeooo:rsid="012f77cb" fo:background-color="transparent" loext:char-shading-value="0" style:font-style-asian="normal" style:font-weight-asian="bold" style:font-style-complex="normal" style:font-weight-complex="bold"/>
    </style:style>
    <style:style style:name="T514" style:family="text">
      <style:text-properties style:text-line-through-style="none" style:text-line-through-type="none" fo:font-style="normal" style:text-underline-style="none" fo:font-weight="bold" officeooo:rsid="0134315a" fo:background-color="transparent" loext:char-shading-value="0" style:font-style-asian="normal" style:font-weight-asian="bold" style:font-style-complex="normal" style:font-weight-complex="bold"/>
    </style:style>
    <style:style style:name="T515" style:family="text">
      <style:text-properties style:text-line-through-style="none" style:text-line-through-type="none" fo:font-style="normal" style:text-underline-style="none" fo:font-weight="bold" officeooo:rsid="0136f409" fo:background-color="transparent" loext:char-shading-value="0" style:font-style-asian="normal" style:font-weight-asian="bold" style:font-style-complex="normal" style:font-weight-complex="bold"/>
    </style:style>
    <style:style style:name="T516" style:family="text">
      <style:text-properties style:text-line-through-style="none" style:text-line-through-type="none" fo:font-style="normal" style:text-underline-style="none" fo:font-weight="bold" officeooo:rsid="013fce99" fo:background-color="transparent" loext:char-shading-value="0" style:font-style-asian="normal" style:font-weight-asian="bold" style:font-style-complex="normal" style:font-weight-complex="bold"/>
    </style:style>
    <style:style style:name="T517" style:family="text">
      <style:text-properties style:text-line-through-style="none" style:text-line-through-type="none" fo:font-style="normal" style:text-underline-style="none" fo:font-weight="bold" officeooo:rsid="0149c345" fo:background-color="transparent" loext:char-shading-value="0" style:font-style-asian="normal" style:font-weight-asian="bold" style:font-style-complex="normal" style:font-weight-complex="bold"/>
    </style:style>
    <style:style style:name="T518" style:family="text">
      <style:text-properties style:text-line-through-style="none" style:text-line-through-type="none" fo:font-style="normal" style:text-underline-style="none" fo:font-weight="bold" officeooo:rsid="01702129" fo:background-color="transparent" loext:char-shading-value="0" style:font-style-asian="normal" style:font-weight-asian="bold" style:font-style-complex="normal" style:font-weight-complex="bold"/>
    </style:style>
    <style:style style:name="T519" style:family="text">
      <style:text-properties style:text-line-through-style="none" style:text-line-through-type="none" fo:font-style="normal" style:text-underline-style="none" fo:font-weight="bold" officeooo:rsid="01710283" fo:background-color="transparent" loext:char-shading-value="0" style:font-style-asian="normal" style:font-weight-asian="bold" style:font-style-complex="normal" style:font-weight-complex="bold"/>
    </style:style>
    <style:style style:name="T520" style:family="text">
      <style:text-properties style:text-line-through-style="none" style:text-line-through-type="none" fo:font-style="normal" style:text-underline-style="none" fo:font-weight="bold" officeooo:rsid="0172b950" fo:background-color="transparent" loext:char-shading-value="0" style:font-style-asian="normal" style:font-weight-asian="bold" style:font-style-complex="normal" style:font-weight-complex="bold"/>
    </style:style>
    <style:style style:name="T521" style:family="text">
      <style:text-properties style:text-line-through-style="none" style:text-line-through-type="none" fo:font-style="normal" style:text-underline-style="none" fo:font-weight="bold" officeooo:rsid="01798b6f" fo:background-color="transparent" loext:char-shading-value="0" style:font-style-asian="normal" style:font-weight-asian="bold" style:font-style-complex="normal" style:font-weight-complex="bold"/>
    </style:style>
    <style:style style:name="T522" style:family="text">
      <style:text-properties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523" style:family="text">
      <style:text-properties style:text-line-through-style="none" style:text-line-through-type="none" fo:font-style="normal" style:text-underline-style="none" fo:font-weight="bold" officeooo:rsid="011214d5" fo:background-color="#ffff00" loext:char-shading-value="0" style:font-style-asian="normal" style:font-weight-asian="bold" style:font-style-complex="normal" style:font-weight-complex="bold"/>
    </style:style>
    <style:style style:name="T524" style:family="text">
      <style:text-properties style:text-line-through-style="none" style:text-line-through-type="none" fo:font-style="normal" style:text-underline-style="none" fo:font-weight="bold" officeooo:rsid="01240a64" fo:background-color="#ffff00" loext:char-shading-value="0" style:font-style-asian="normal" style:font-weight-asian="bold" style:font-style-complex="normal" style:font-weight-complex="bold"/>
    </style:style>
    <style:style style:name="T525" style:family="text">
      <style:text-properties style:text-line-through-style="none" style:text-line-through-type="none" fo:font-style="normal" style:text-underline-style="none" fo:font-weight="bold" officeooo:rsid="0134315a" fo:background-color="#ffff00" loext:char-shading-value="0" style:font-style-asian="normal" style:font-weight-asian="bold" style:font-style-complex="normal" style:font-weight-complex="bold"/>
    </style:style>
    <style:style style:name="T526" style:family="text">
      <style:text-properties style:text-line-through-style="none" style:text-line-through-type="none" fo:font-style="normal" style:text-underline-style="none" fo:font-weight="bold" officeooo:rsid="0136f409" fo:background-color="#ffff00" loext:char-shading-value="0" style:font-style-asian="normal" style:font-weight-asian="bold" style:font-style-complex="normal" style:font-weight-complex="bold"/>
    </style:style>
    <style:style style:name="T527" style:family="text">
      <style:text-properties style:text-line-through-style="none" style:text-line-through-type="none" fo:font-style="normal" style:text-underline-style="none" fo:font-weight="bold" officeooo:rsid="013e2a9a" fo:background-color="#ffff00" loext:char-shading-value="0" style:font-style-asian="normal" style:font-weight-asian="bold" style:font-style-complex="normal" style:font-weight-complex="bold"/>
    </style:style>
    <style:style style:name="T528" style:family="text">
      <style:text-properties style:text-line-through-style="none" style:text-line-through-type="none" fo:font-style="normal" style:text-underline-style="none" fo:font-weight="bold" officeooo:rsid="013fce99" fo:background-color="#ffff00" loext:char-shading-value="0" style:font-style-asian="normal" style:font-weight-asian="bold" style:font-style-complex="normal" style:font-weight-complex="bold"/>
    </style:style>
    <style:style style:name="T529" style:family="text">
      <style:text-properties style:text-line-through-style="none" style:text-line-through-type="none" fo:font-style="normal" style:text-underline-style="none" fo:font-weight="bold" officeooo:rsid="017ef37f" fo:background-color="#ffff00" loext:char-shading-value="0" style:font-style-asian="normal" style:font-weight-asian="bold" style:font-style-complex="normal" style:font-weight-complex="bold"/>
    </style:style>
    <style:style style:name="T530" style:family="text"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531" style:family="text">
      <style:text-properties style:text-line-through-style="none" style:text-line-through-type="none" fo:font-style="normal" style:text-underline-style="none" fo:font-weight="bold" officeooo:rsid="01c7b921" style:font-style-asian="normal" style:font-weight-asian="bold" style:font-style-complex="normal" style:font-weight-complex="bold"/>
    </style:style>
    <style:style style:name="T532" style:family="text">
      <style:text-properties style:text-line-through-style="none" style:text-line-through-type="none" fo:font-style="normal" style:text-underline-style="none" fo:font-weight="bold" officeooo:rsid="01c8a93c" style:font-style-asian="normal" style:font-weight-asian="bold" style:font-style-complex="normal" style:font-weight-complex="bold"/>
    </style:style>
    <style:style style:name="T533" style:family="text">
      <style:text-properties style:text-line-through-style="none" style:text-line-through-type="none" fo:font-style="normal" style:text-underline-style="none" fo:font-weight="bold" officeooo:rsid="01d7f701" style:font-style-asian="normal" style:font-weight-asian="bold" style:font-style-complex="normal" style:font-weight-complex="bold"/>
    </style:style>
    <style:style style:name="T534" style:family="text">
      <style:text-properties style:text-line-through-style="none" style:text-line-through-type="none" fo:font-style="normal" style:text-underline-style="none" fo:font-weight="bold" officeooo:rsid="01ddf547" style:font-style-asian="normal" style:font-weight-asian="bold" style:font-style-complex="normal" style:font-weight-complex="bold"/>
    </style:style>
    <style:style style:name="T535" style:family="text">
      <style:text-properties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536" style:family="text">
      <style:text-properties style:text-line-through-style="none" style:text-line-through-type="none" fo:font-style="normal" style:text-underline-style="none" fo:background-color="transparent" loext:char-shading-value="0" style:font-style-asian="normal" style:font-style-complex="normal"/>
    </style:style>
    <style:style style:name="T537" style:family="text">
      <style:text-properties style:text-line-through-style="none" style:text-line-through-type="none" fo:font-style="normal" style:text-underline-style="none" officeooo:rsid="01710283" fo:background-color="transparent" loext:char-shading-value="0" style:font-style-asian="normal" style:font-style-complex="normal"/>
    </style:style>
    <style:style style:name="T538" style:family="text">
      <style:text-properties style:text-line-through-style="none" style:text-line-through-type="none" fo:font-style="normal" style:text-underline-style="none" officeooo:rsid="0175e6ef" fo:background-color="transparent" loext:char-shading-value="0" style:font-style-asian="normal" style:font-style-complex="normal"/>
    </style:style>
    <style:style style:name="T539" style:family="text">
      <style:text-properties style:text-line-through-style="none" style:text-line-through-type="none" fo:font-style="normal" style:text-underline-style="none" officeooo:rsid="017ef37f" fo:background-color="transparent" loext:char-shading-value="0" style:font-style-asian="normal" style:font-style-complex="normal"/>
    </style:style>
    <style:style style:name="T540" style:family="text">
      <style:text-properties style:text-line-through-style="none" style:text-line-through-type="none" fo:font-style="normal" fo:background-color="transparent" loext:char-shading-value="0" style:font-style-asian="normal" style:font-style-complex="normal"/>
    </style:style>
    <style:style style:name="T541" style:family="text">
      <style:text-properties style:text-line-through-style="none" style:text-line-through-type="none" fo:font-style="normal" officeooo:rsid="01796ae6" fo:background-color="transparent" loext:char-shading-value="0" style:font-style-asian="normal" style:font-style-complex="normal"/>
    </style:style>
    <style:style style:name="T542" style:family="text">
      <style:text-properties style:text-line-through-style="none" style:text-line-through-type="none" fo:font-style="normal" officeooo:rsid="0180b67f" fo:background-color="transparent" loext:char-shading-value="0" style:font-style-asian="normal" style:font-style-complex="normal"/>
    </style:style>
    <style:style style:name="T543" style:family="text">
      <style:text-properties style:text-line-through-style="none" style:text-line-through-type="none" fo:font-style="normal" officeooo:rsid="017ef37f" fo:background-color="transparent" loext:char-shading-value="0" style:font-style-asian="normal" style:font-style-complex="normal"/>
    </style:style>
    <style:style style:name="T544" style:family="text">
      <style:text-properties style:text-line-through-style="none" style:text-line-through-type="none" fo:font-style="normal" officeooo:rsid="0182b608" fo:background-color="transparent" loext:char-shading-value="0" style:font-style-asian="normal" style:font-style-complex="normal"/>
    </style:style>
    <style:style style:name="T545" style:family="text">
      <style:text-properties style:text-line-through-style="none" style:text-line-through-type="none" fo:font-style="normal" officeooo:rsid="01859aec" fo:background-color="transparent" loext:char-shading-value="0" style:font-style-asian="normal" style:font-style-complex="normal"/>
    </style:style>
    <style:style style:name="T546" style:family="text">
      <style:text-properties style:text-line-through-style="none" style:text-line-through-type="none" fo:font-style="normal" officeooo:rsid="0187b1cb" fo:background-color="transparent" loext:char-shading-value="0" style:font-style-asian="normal" style:font-style-complex="normal"/>
    </style:style>
    <style:style style:name="T547" style:family="text">
      <style:text-properties style:text-line-through-style="none" style:text-line-through-type="none"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style-complex="normal" style:font-weight-complex="bold"/>
    </style:style>
    <style:style style:name="T548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35a3a" fo:background-color="transparent" loext:char-shading-value="0" style:font-style-asian="normal" style:font-weight-asian="bold" style:font-style-complex="normal" style:font-weight-complex="bold"/>
    </style:style>
    <style:style style:name="T549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e1cf7" fo:background-color="transparent" loext:char-shading-value="0" style:font-style-asian="normal" style:font-weight-asian="bold" style:font-style-complex="normal" style:font-weight-complex="bold"/>
    </style:style>
    <style:style style:name="T550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50a224" style:font-style-asian="normal" style:font-weight-asian="bold" style:font-style-complex="normal" style:font-weight-complex="bold"/>
    </style:style>
    <style:style style:name="T55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fo:background-color="transparent" loext:char-shading-value="0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e0b99" fo:background-color="transparent" loext:char-shading-value="0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5edc0" fo:background-color="transparent" loext:char-shading-value="0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77e1" fo:background-color="transparent" loext:char-shading-value="0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1450c" fo:background-color="transparent" loext:char-shading-value="0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ab91a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50a224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7fbb5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b7670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d087f5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style:text-underline-style="solid" style:text-underline-width="auto" style:text-underline-color="font-color" officeooo:rsid="01530c78" style:font-style-asian="normal" style:font-style-complex="normal"/>
    </style:style>
    <style:style style:name="T574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style:font-style-asian="normal" style:font-style-complex="normal"/>
    </style:style>
    <style:style style:name="T575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fo:background-color="#ffff00" loext:char-shading-value="0" style:font-style-asian="normal" style:font-style-complex="normal"/>
    </style:style>
    <style:style style:name="T576" style:family="text">
      <style:text-properties style:text-line-through-style="none" style:text-line-through-type="non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577" style:family="text">
      <style:text-properties style:text-line-through-style="none" style:text-line-through-type="none" fo:font-style="normal" fo:font-weight="bold" officeooo:rsid="01240a64" fo:background-color="transparent" loext:char-shading-value="0" style:font-style-asian="normal" style:font-weight-asian="bold" style:font-style-complex="normal" style:font-weight-complex="bold"/>
    </style:style>
    <style:style style:name="T578" style:family="text">
      <style:text-properties style:text-line-through-style="none" style:text-line-through-type="none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579" style:family="text">
      <style:text-properties style:text-line-through-style="none" style:text-line-through-type="none" fo:font-style="normal" fo:font-weight="bold" officeooo:rsid="0149c345" fo:background-color="#ffff00" loext:char-shading-value="0" style:font-style-asian="normal" style:font-weight-asian="bold" style:font-style-complex="normal" style:font-weight-complex="bold"/>
    </style:style>
    <style:style style:name="T580" style:family="text">
      <style:text-properties style:text-line-through-style="none" style:text-line-through-type="none" fo:font-style="normal" fo:font-weight="bold" officeooo:rsid="0153637b" fo:background-color="#ffff00" loext:char-shading-value="0" style:font-style-asian="normal" style:font-weight-asian="bold" style:font-style-complex="normal" style:font-weight-complex="bold"/>
    </style:style>
    <style:style style:name="T581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582" style:family="text">
      <style:text-properties style:text-line-through-style="none" style:text-line-through-type="none" fo:font-style="normal" fo:font-weight="bold" officeooo:rsid="0151c1fb" style:font-style-asian="normal" style:font-weight-asian="bold" style:font-style-complex="normal" style:font-weight-complex="bold"/>
    </style:style>
    <style:style style:name="T583" style:family="text">
      <style:text-properties style:text-line-through-style="none" style:text-line-through-type="none" fo:font-style="normal" fo:font-weight="bold" officeooo:rsid="01530c78" style:font-style-asian="normal" style:font-weight-asian="bold" style:font-style-complex="normal" style:font-weight-complex="bold"/>
    </style:style>
    <style:style style:name="T584" style:family="text">
      <style:text-properties style:text-line-through-style="none" style:text-line-through-type="none" fo:font-style="normal" fo:font-weight="bold" officeooo:rsid="0153637b" style:font-style-asian="normal" style:font-weight-asian="bold" style:font-style-complex="normal" style:font-weight-complex="bold"/>
    </style:style>
    <style:style style:name="T585" style:family="text">
      <style:text-properties style:text-line-through-style="none" style:text-line-through-type="none" fo:font-style="normal" fo:font-weight="bold" officeooo:rsid="01859aec" fo:background-color="#afd095" loext:char-shading-value="0" style:font-style-asian="normal" style:font-weight-asian="bold" style:font-style-complex="normal" style:font-weight-complex="bold"/>
    </style:style>
    <style:style style:name="T586" style:family="text">
      <style:text-properties style:text-line-through-style="none" style:text-line-through-type="non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10d2213" fo:background-color="transparent" loext:char-shading-value="0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122b493" fo:background-color="transparent" loext:char-shading-value="0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12439f3" fo:background-color="transparent" loext:char-shading-value="0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14841d2" fo:background-color="transparent" loext:char-shading-value="0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149c345" fo:background-color="transparent" loext:char-shading-value="0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149c345" fo:background-color="#ffff00" loext:char-shading-value="0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14ab91a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14db045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14de342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14fc1ec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1d62234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style:font-style-asian="normal" style:font-style-complex="normal"/>
    </style:style>
    <style:style style:name="T605" style:family="text">
      <style:text-properties style:text-line-through-style="none" style:text-line-through-type="none" fo:font-style="normal" officeooo:rsid="0150a224" style:font-style-asian="normal" style:font-style-complex="normal"/>
    </style:style>
    <style:style style:name="T606" style:family="text">
      <style:text-properties style:text-line-through-style="none" style:text-line-through-type="none" fo:font-style="normal" officeooo:rsid="0151c1fb" style:font-style-asian="normal" style:font-style-complex="normal"/>
    </style:style>
    <style:style style:name="T607" style:family="text">
      <style:text-properties style:text-line-through-style="none" style:text-line-through-type="none" fo:font-style="normal" officeooo:rsid="01530c78" style:font-style-asian="normal" style:font-style-complex="normal"/>
    </style:style>
    <style:style style:name="T608" style:family="text">
      <style:text-properties style:text-line-through-style="none" style:text-line-through-type="none" fo:font-style="normal" officeooo:rsid="0153637b" style:font-style-asian="normal" style:font-style-complex="normal"/>
    </style:style>
    <style:style style:name="T609" style:family="text">
      <style:text-properties style:text-line-through-style="none" style:text-line-through-type="none" fo:font-style="normal" officeooo:rsid="015bb9c9" style:font-style-asian="normal" style:font-style-complex="normal"/>
    </style:style>
    <style:style style:name="T610" style:family="text">
      <style:text-properties style:text-line-through-style="none" style:text-line-through-type="none" fo:font-style="normal" officeooo:rsid="015da47c" style:font-style-asian="normal" style:font-style-complex="normal"/>
    </style:style>
    <style:style style:name="T611" style:family="text">
      <style:text-properties style:text-line-through-style="none" style:text-line-through-type="none" fo:font-style="normal" officeooo:rsid="016060bf" style:font-style-asian="normal" style:font-style-complex="normal"/>
    </style:style>
    <style:style style:name="T612" style:family="text">
      <style:text-properties style:text-line-through-style="none" style:text-line-through-type="none" fo:font-style="normal" officeooo:rsid="0160a5f1" style:font-style-asian="normal" style:font-style-complex="normal"/>
    </style:style>
    <style:style style:name="T613" style:family="text">
      <style:text-properties style:text-line-through-style="none" style:text-line-through-type="none" fo:font-style="normal" officeooo:rsid="01615af9" style:font-style-asian="normal" style:font-style-complex="normal"/>
    </style:style>
    <style:style style:name="T614" style:family="text">
      <style:text-properties style:text-line-through-style="none" style:text-line-through-type="none" fo:font-style="normal" officeooo:rsid="0163ace1" style:font-style-asian="normal" style:font-style-complex="normal"/>
    </style:style>
    <style:style style:name="T615" style:family="text">
      <style:text-properties style:text-line-through-style="none" style:text-line-through-type="none" fo:font-style="normal" officeooo:rsid="016e1fda" style:font-style-asian="normal" style:font-style-complex="normal"/>
    </style:style>
    <style:style style:name="T616" style:family="text">
      <style:text-properties style:text-line-through-style="none" style:text-line-through-type="none" fo:font-style="normal" fo:background-color="#ffff00" loext:char-shading-value="0" style:font-style-asian="normal" style:font-style-complex="normal"/>
    </style:style>
    <style:style style:name="T617" style:family="text">
      <style:text-properties style:text-line-through-style="none" style:text-line-through-type="none" fo:font-style="normal" officeooo:rsid="015da47c" fo:background-color="#ffff00" loext:char-shading-value="0" style:font-style-asian="normal" style:font-style-complex="normal"/>
    </style:style>
    <style:style style:name="T618" style:family="text">
      <style:text-properties style:text-line-through-style="none" style:text-line-through-type="none" fo:font-style="normal" officeooo:rsid="0187b1cb" fo:background-color="#ffff00" loext:char-shading-value="0" style:font-style-asian="normal" style:font-style-complex="normal"/>
    </style:style>
    <style:style style:name="T619" style:family="text">
      <style:text-properties style:text-line-through-style="none" style:text-line-through-type="none" fo:font-style="normal" officeooo:rsid="01859aec" fo:background-color="#afd095" loext:char-shading-value="0" style:font-style-asian="normal" style:font-style-complex="normal"/>
    </style:style>
    <style:style style:name="T620" style:family="text">
      <style:text-properties style:text-line-through-style="none" style:text-line-through-type="none" fo:font-style="italic" style:text-underline-style="none" fo:font-weight="normal" officeooo:rsid="0133df3a" fo:background-color="transparent" loext:char-shading-value="0" style:font-style-asian="italic" style:font-weight-asian="normal" style:font-style-complex="italic" style:font-weight-complex="normal"/>
    </style:style>
    <style:style style:name="T621" style:family="text">
      <style:text-properties style:text-line-through-style="none" style:text-line-through-type="none" fo:font-style="italic" style:text-underline-style="none" fo:font-weight="normal" officeooo:rsid="0165d355" fo:background-color="transparent" loext:char-shading-value="0" style:font-style-asian="italic" style:font-weight-asian="normal" style:font-style-complex="italic" style:font-weight-complex="normal"/>
    </style:style>
    <style:style style:name="T622" style:family="text">
      <style:text-properties style:text-line-through-style="none" style:text-line-through-type="none" fo:font-style="italic" style:text-underline-style="none" fo:font-weight="normal" officeooo:rsid="0164ce00" fo:background-color="transparent" loext:char-shading-value="0" style:font-style-asian="italic" style:font-weight-asian="normal" style:font-style-complex="italic" style:font-weight-complex="normal"/>
    </style:style>
    <style:style style:name="T623" style:family="text">
      <style:text-properties style:text-line-through-style="none" style:text-line-through-type="none" fo:font-style="italic" style:text-underline-style="none" fo:font-weight="bold" officeooo:rsid="0164ce00" fo:background-color="transparent" loext:char-shading-value="0" style:font-style-asian="italic" style:font-weight-asian="bold" style:font-style-complex="italic" style:font-weight-complex="bold"/>
    </style:style>
    <style:style style:name="T624" style:family="text">
      <style:text-properties style:text-line-through-style="none" style:text-line-through-type="none" fo:font-style="italic" style:text-underline-style="none" officeooo:rsid="017ef37f" fo:background-color="transparent" loext:char-shading-value="0" style:font-style-asian="italic" style:font-style-complex="italic"/>
    </style:style>
    <style:style style:name="T625" style:family="text">
      <style:text-properties style:text-line-through-style="none" style:text-line-through-type="none" fo:font-style="italic" officeooo:rsid="0150a224" style:font-style-asian="italic" style:font-style-complex="italic"/>
    </style:style>
    <style:style style:name="T626" style:family="text">
      <style:text-properties style:text-line-through-style="none" style:text-line-through-type="none" fo:font-style="italic" officeooo:rsid="0180b67f" fo:background-color="transparent" loext:char-shading-value="0" style:font-style-asian="italic" style:font-style-complex="italic"/>
    </style:style>
    <style:style style:name="T627" style:family="text">
      <style:text-properties style:text-line-through-style="none" style:text-line-through-type="none" fo:font-style="italic" officeooo:rsid="0182b608" fo:background-color="transparent" loext:char-shading-value="0" style:font-style-asian="italic" style:font-style-complex="italic"/>
    </style:style>
    <style:style style:name="T628" style:family="text">
      <style:text-properties style:text-line-through-style="none" style:text-line-through-type="none" style:text-position="super 58%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629" style:family="text">
      <style:text-properties style:text-line-through-style="none" style:text-line-through-type="none" style:text-position="super 58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30" style:family="text">
      <style:text-properties style:text-line-through-style="none" style:text-line-through-type="none" fo:font-size="14pt" fo:font-style="normal" style:text-underline-style="none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1" style:family="text">
      <style:text-properties style:text-line-through-style="none" style:text-line-through-type="none" fo:font-size="14pt" fo:font-style="normal" style:text-underline-style="none" fo:font-weight="bold" officeooo:rsid="01addddc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2" style:family="text">
      <style:text-properties style:text-line-through-style="none" style:text-line-through-type="none" fo:font-size="14pt" fo:font-style="normal" style:text-underline-style="none" fo:font-weight="bold" officeooo:rsid="01c567c2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3" style:family="text">
      <style:text-properties style:text-line-through-style="none" style:text-line-through-type="none" fo:font-size="14pt" fo:font-style="normal" style:text-underline-style="none" fo:font-weight="bold" officeooo:rsid="01c7b921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4" style:family="text">
      <style:text-properties style:text-line-through-style="none" style:text-line-through-type="none" fo:font-size="14pt" fo:font-style="normal" style:text-underline-style="none" fo:font-weight="bold" officeooo:rsid="01c7fbb5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35" style:family="text">
      <style:text-properties style:text-line-through-style="none" style:text-line-through-type="none" fo:font-size="14pt" fo:font-style="normal" style:text-underline-style="none" fo:font-weight="bold" officeooo:rsid="01b2499e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36" style:family="text">
      <style:text-properties style:text-line-through-style="none" style:text-line-through-type="none" fo:font-size="14pt" fo:font-style="normal" style:text-underline-style="none" fo:font-weight="bold" officeooo:rsid="01ba4922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37" style:family="text">
      <style:text-properties style:text-line-through-style="none" style:text-line-through-type="none" fo:font-size="14pt" fo:font-style="normal" style:text-underline-style="none" fo:font-weight="bold" officeooo:rsid="01ba4922" style:font-size-asian="14pt" style:font-style-asian="normal" style:font-weight-asian="bold" style:font-size-complex="14pt" style:font-style-complex="normal" style:font-weight-complex="bold"/>
    </style:style>
    <style:style style:name="T638" style:family="text">
      <style:text-properties style:text-line-through-style="none" style:text-line-through-type="none" fo:font-size="14pt" fo:font-style="normal" style:text-underline-style="none" fo:font-weight="normal" officeooo:rsid="01adddd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39" style:family="text">
      <style:text-properties style:text-line-through-style="none" style:text-line-through-type="none" fo:font-size="14pt" fo:font-style="normal" style:text-underline-style="none" fo:font-weight="normal" officeooo:rsid="01c567c2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40" style:family="text">
      <style:text-properties style:text-line-through-style="none" style:text-line-through-type="none" fo:font-size="14pt" fo:font-style="normal" style:text-underline-style="none" fo:font-weight="normal" officeooo:rsid="01c7b92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41" style:family="text">
      <style:text-properties style:text-line-through-style="none" style:text-line-through-type="none" fo:font-size="14pt" fo:font-style="normal" style:font-size-asian="14pt" style:font-style-asian="normal" style:font-size-complex="14pt" style:font-style-complex="normal"/>
    </style:style>
    <style:style style:name="T642" style:family="text">
      <style:text-properties style:text-line-through-style="none" style:text-line-through-type="non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3" style:family="text">
      <style:text-properties style:text-line-through-style="none" style:text-line-through-type="none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44" style:family="text">
      <style:text-properties style:text-line-through-style="none" style:text-line-through-type="none" fo:font-size="12pt" fo:font-style="normal" fo:font-weight="bold" officeooo:rsid="02057e5c" style:font-size-asian="12pt" style:font-style-asian="normal" style:font-weight-asian="bold" style:font-size-complex="12pt" style:font-style-complex="normal" style:font-weight-complex="bold"/>
    </style:style>
    <style:style style:name="T645" style:family="text">
      <style:text-properties style:text-line-through-style="none" style:text-line-through-type="none" fo:font-size="12pt" fo:font-style="normal" fo:font-weight="bold" officeooo:rsid="02057e5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46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647" style:family="text">
      <style:text-properties style:text-line-through-style="none" style:text-line-through-type="none" fo:font-size="12pt" fo:font-style="normal" officeooo:rsid="0187b1cb" style:font-size-asian="12pt" style:font-style-asian="normal" style:font-size-complex="12pt" style:font-style-complex="normal"/>
    </style:style>
    <style:style style:name="T648" style:family="text">
      <style:text-properties style:text-line-through-style="none" style:text-line-through-type="none" fo:font-size="12pt" fo:font-style="normal" style:text-underline-style="none" style:font-size-asian="12pt" style:font-style-asian="normal" style:font-size-complex="12pt" style:font-style-complex="normal"/>
    </style:style>
    <style:style style:name="T649" style:family="text">
      <style:text-properties style:text-line-through-style="none" style:text-line-through-type="none" fo:font-size="12pt" fo:font-style="normal" style:text-underline-style="none" officeooo:rsid="018aa89c" style:font-size-asian="12pt" style:font-style-asian="normal" style:font-size-complex="12pt" style:font-style-complex="normal"/>
    </style:style>
    <style:style style:name="T650" style:family="text">
      <style:text-properties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1" style:family="text">
      <style:text-properties style:text-line-through-style="none" style:text-line-through-type="none" fo:font-size="12pt" fo:font-style="normal" style:text-underline-style="none" fo:font-weight="bold" officeooo:rsid="018b533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2" style:family="text">
      <style:text-properties style:text-line-through-style="none" style:text-line-through-type="none" fo:font-size="12pt" fo:font-style="normal" style:text-underline-style="none" fo:font-weight="bold" officeooo:rsid="019a917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3" style:family="text">
      <style:text-properties style:text-line-through-style="none" style:text-line-through-type="none" fo:font-size="12pt" fo:font-style="normal" style:text-underline-style="none" fo:font-weight="bold" officeooo:rsid="019bcd9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4" style:family="text">
      <style:text-properties style:text-line-through-style="none" style:text-line-through-type="none" fo:font-size="12pt" fo:font-style="normal" style:text-underline-style="none" fo:font-weight="bold" officeooo:rsid="01a5d18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5" style:family="text">
      <style:text-properties style:text-line-through-style="none" style:text-line-through-type="none" fo:font-size="12pt" fo:font-style="normal" style:text-underline-style="none" fo:font-weight="bold" officeooo:rsid="01a731d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6" style:family="text">
      <style:text-properties style:text-line-through-style="none" style:text-line-through-type="none" fo:font-size="12pt" fo:font-style="normal" style:text-underline-style="none" fo:font-weight="bold" officeooo:rsid="019a9176" fo:background-color="#dde8cb" loext:char-shading-value="0" style:font-size-asian="12pt" style:font-style-asian="normal" style:font-weight-asian="bold" style:font-size-complex="12pt" style:font-style-complex="normal" style:font-weight-complex="bold"/>
    </style:style>
    <style:style style:name="T657" style:family="text">
      <style:text-properties style:text-line-through-style="none" style:text-line-through-type="none" fo:font-size="12pt" fo:font-style="normal" style:text-underline-style="none" fo:font-weight="bold" officeooo:rsid="01adddd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58" style:family="text">
      <style:text-properties style:text-line-through-style="none" style:text-line-through-type="none" fo:font-size="12pt" fo:font-style="normal" style:text-underline-style="none" fo:font-weight="bold" officeooo:rsid="01dfd2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59" style:family="text">
      <style:text-properties style:text-line-through-style="none" style:text-line-through-type="none" fo:font-size="12pt" fo:font-style="normal" style:text-underline-style="none" fo:font-weight="bold" officeooo:rsid="01fe445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60" style:family="text">
      <style:text-properties style:text-line-through-style="none" style:text-line-through-type="none" fo:font-size="12pt" fo:font-style="normal" style:text-underline-style="none" fo:font-weight="bold" officeooo:rsid="01afea3b" style:font-size-asian="12pt" style:font-style-asian="normal" style:font-weight-asian="bold" style:font-size-complex="12pt" style:font-style-complex="normal" style:font-weight-complex="bold"/>
    </style:style>
    <style:style style:name="T661" style:family="text">
      <style:text-properties style:text-line-through-style="none" style:text-line-through-type="none" fo:font-size="12pt" fo:font-style="normal" style:text-underline-style="none" fo:font-weight="bold" officeooo:rsid="01b2499e" style:font-size-asian="12pt" style:font-style-asian="normal" style:font-weight-asian="bold" style:font-size-complex="12pt" style:font-style-complex="normal" style:font-weight-complex="bold"/>
    </style:style>
    <style:style style:name="T662" style:family="text">
      <style:text-properties style:text-line-through-style="none" style:text-line-through-type="none" fo:font-size="12pt" fo:font-style="normal" style:text-underline-style="none" fo:font-weight="bold" officeooo:rsid="01ba4922" style:font-size-asian="12pt" style:font-style-asian="normal" style:font-weight-asian="bold" style:font-size-complex="12pt" style:font-style-complex="normal" style:font-weight-complex="bold"/>
    </style:style>
    <style:style style:name="T663" style:family="text">
      <style:text-properties style:text-line-through-style="none" style:text-line-through-type="none" fo:font-size="12pt" fo:font-style="normal" style:text-underline-style="none" fo:font-weight="bold" officeooo:rsid="01b3d7ed" style:font-size-asian="12pt" style:font-style-asian="normal" style:font-weight-asian="bold" style:font-size-complex="12pt" style:font-style-complex="normal" style:font-weight-complex="bold"/>
    </style:style>
    <style:style style:name="T664" style:family="text">
      <style:text-properties style:text-line-through-style="none" style:text-line-through-type="none" fo:font-size="12pt" fo:font-style="normal" style:text-underline-style="none" fo:font-weight="bold" officeooo:rsid="01ba9806" style:font-size-asian="12pt" style:font-style-asian="normal" style:font-weight-asian="bold" style:font-size-complex="12pt" style:font-style-complex="normal" style:font-weight-complex="bold"/>
    </style:style>
    <style:style style:name="T665" style:family="text">
      <style:text-properties style:text-line-through-style="none" style:text-line-through-type="none" fo:font-size="12pt" fo:font-style="normal" style:text-underline-style="none" fo:font-weight="bold" officeooo:rsid="01bd31b9" style:font-size-asian="12pt" style:font-style-asian="normal" style:font-weight-asian="bold" style:font-size-complex="12pt" style:font-style-complex="normal" style:font-weight-complex="bold"/>
    </style:style>
    <style:style style:name="T666" style:family="text">
      <style:text-properties style:text-line-through-style="none" style:text-line-through-type="none" fo:font-size="12pt" fo:font-style="normal" style:text-underline-style="none" fo:font-weight="bold" officeooo:rsid="01c567c2" style:font-size-asian="12pt" style:font-style-asian="normal" style:font-weight-asian="bold" style:font-size-complex="12pt" style:font-style-complex="normal" style:font-weight-complex="bold"/>
    </style:style>
    <style:style style:name="T667" style:family="text">
      <style:text-properties style:text-line-through-style="none" style:text-line-through-type="none" fo:font-size="12pt" fo:font-style="normal" style:text-underline-style="none" fo:font-weight="bold" officeooo:rsid="01c53a79" style:font-size-asian="12pt" style:font-style-asian="normal" style:font-weight-asian="bold" style:font-size-complex="12pt" style:font-style-complex="normal" style:font-weight-complex="bold"/>
    </style:style>
    <style:style style:name="T668" style:family="text">
      <style:text-properties style:text-line-through-style="none" style:text-line-through-type="none" fo:font-size="12pt" fo:font-style="normal" style:text-underline-style="none" fo:font-weight="bold" officeooo:rsid="01ff2a0f" style:font-size-asian="12pt" style:font-style-asian="normal" style:font-weight-asian="bold" style:font-size-complex="12pt" style:font-style-complex="normal" style:font-weight-complex="bold"/>
    </style:style>
    <style:style style:name="T669" style:family="text">
      <style:text-properties style:text-line-through-style="none" style:text-line-through-type="none" fo:font-size="12pt" fo:font-style="normal" style:text-underline-style="none" fo:font-weight="bold" officeooo:rsid="02029b51" style:font-size-asian="12pt" style:font-style-asian="normal" style:font-weight-asian="bold" style:font-size-complex="12pt" style:font-style-complex="normal" style:font-weight-complex="bold"/>
    </style:style>
    <style:style style:name="T670" style:family="text">
      <style:text-properties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1" style:family="text">
      <style:text-properties style:text-line-through-style="none" style:text-line-through-type="none" fo:font-size="12pt" fo:font-style="normal" style:text-underline-style="none" fo:font-weight="normal" officeooo:rsid="0199da1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2" style:family="text">
      <style:text-properties style:text-line-through-style="none" style:text-line-through-type="none" fo:font-size="12pt" fo:font-style="normal" style:text-underline-style="none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3" style:family="text">
      <style:text-properties style:text-line-through-style="none" style:text-line-through-type="none" fo:font-size="12pt" fo:font-style="normal" style:text-underline-style="none" fo:font-weight="normal" officeooo:rsid="019bcd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4" style:family="text">
      <style:text-properties style:text-line-through-style="none" style:text-line-through-type="none" fo:font-size="12pt" fo:font-style="normal" style:text-underline-style="none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5" style:family="text">
      <style:text-properties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6" style:family="text">
      <style:text-properties style:text-line-through-style="none" style:text-line-through-type="none" fo:font-size="12pt" fo:font-style="normal" style:text-underline-style="none" fo:font-weight="normal" officeooo:rsid="01a453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7" style:family="text">
      <style:text-properties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8" style:family="text">
      <style:text-properties style:text-line-through-style="none" style:text-line-through-type="none" fo:font-size="12pt" fo:font-style="normal" style:text-underline-style="none" fo:font-weight="normal" officeooo:rsid="01a731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9" style:family="text">
      <style:text-properties style:text-line-through-style="none" style:text-line-through-type="none" fo:font-size="12pt" fo:font-style="normal" style:text-underline-style="none" fo:font-weight="normal" officeooo:rsid="01aa628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0" style:family="text">
      <style:text-properties style:text-line-through-style="none" style:text-line-through-type="none" fo:font-size="12pt" fo:font-style="normal" style:text-underline-style="none" fo:font-weight="normal" officeooo:rsid="01addd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1" style:family="text">
      <style:text-properties style:text-line-through-style="none" style:text-line-through-type="none" fo:font-size="12pt" fo:font-style="normal" style:text-underline-style="none" fo:font-weight="normal" officeooo:rsid="01c7fb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2" style:family="text">
      <style:text-properties style:text-line-through-style="none" style:text-line-through-type="none" fo:font-size="12pt" fo:font-style="normal" style:text-underline-style="none" fo:font-weight="normal" officeooo:rsid="01ddf5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3" style:family="text">
      <style:text-properties style:text-line-through-style="none" style:text-line-through-type="none" fo:font-size="12pt" fo:font-style="normal" style:text-underline-style="none" fo:font-weight="normal" officeooo:rsid="01e3047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4" style:family="text">
      <style:text-properties style:text-line-through-style="none" style:text-line-through-type="none" fo:font-size="12pt" fo:font-style="normal" style:text-underline-style="none" fo:font-weight="normal" officeooo:rsid="01dfd21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5" style:family="text">
      <style:text-properties style:text-line-through-style="none" style:text-line-through-type="none" fo:font-size="12pt" fo:font-style="normal" style:text-underline-style="none" fo:font-weight="normal" officeooo:rsid="019a9176" fo:background-color="#dde8cb" loext:char-shading-value="0" style:font-size-asian="12pt" style:font-style-asian="normal" style:font-weight-asian="normal" style:font-size-complex="12pt" style:font-style-complex="normal" style:font-weight-complex="normal"/>
    </style:style>
    <style:style style:name="T686" style:family="text">
      <style:text-properties style:text-line-through-style="none" style:text-line-through-type="none" fo:font-size="12pt" fo:font-style="normal" style:text-underline-style="none" fo:font-weight="normal" officeooo:rsid="01addddc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87" style:family="text">
      <style:text-properties style:text-line-through-style="none" style:text-line-through-type="none" fo:font-size="12pt" fo:font-style="normal" style:text-underline-style="none" fo:font-weight="normal" officeooo:rsid="01dfd21b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688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89" style:family="text">
      <style:text-properties style:text-line-through-style="none" style:text-line-through-type="none" fo:font-size="12pt" fo:font-style="normal" style:text-underline-style="none" fo:font-weight="normal" officeooo:rsid="01addddc" style:font-size-asian="12pt" style:font-style-asian="normal" style:font-weight-asian="normal" style:font-size-complex="12pt" style:font-style-complex="normal" style:font-weight-complex="normal"/>
    </style:style>
    <style:style style:name="T690" style:family="text">
      <style:text-properties style:text-line-through-style="none" style:text-line-through-type="none" fo:font-size="12pt" fo:font-style="normal" style:text-underline-style="none" fo:font-weight="normal" officeooo:rsid="01afea3b" style:font-size-asian="12pt" style:font-style-asian="normal" style:font-weight-asian="normal" style:font-size-complex="12pt" style:font-style-complex="normal" style:font-weight-complex="normal"/>
    </style:style>
    <style:style style:name="T691" style:family="text">
      <style:text-properties style:text-line-through-style="none" style:text-line-through-type="none" fo:font-size="12pt" fo:font-style="normal" style:text-underline-style="none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692" style:family="text">
      <style:text-properties style:text-line-through-style="none" style:text-line-through-type="none" fo:font-size="12pt" fo:font-style="normal" style:text-underline-style="none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693" style:family="text">
      <style:text-properties style:text-line-through-style="none" style:text-line-through-type="none" fo:font-size="12pt" fo:font-style="normal" style:text-underline-style="none" fo:font-weight="normal" officeooo:rsid="01b7417b" style:font-size-asian="12pt" style:font-style-asian="normal" style:font-weight-asian="normal" style:font-size-complex="12pt" style:font-style-complex="normal" style:font-weight-complex="normal"/>
    </style:style>
    <style:style style:name="T694" style:family="text">
      <style:text-properties style:text-line-through-style="none" style:text-line-through-type="none" fo:font-size="12pt" fo:font-style="normal" style:text-underline-style="none" fo:font-weight="normal" officeooo:rsid="01b8c0c4" style:font-size-asian="12pt" style:font-style-asian="normal" style:font-weight-asian="normal" style:font-size-complex="12pt" style:font-style-complex="normal" style:font-weight-complex="normal"/>
    </style:style>
    <style:style style:name="T695" style:family="text">
      <style:text-properties style:text-line-through-style="none" style:text-line-through-type="none" fo:font-size="12pt" fo:font-style="normal" style:text-underline-style="none" fo:font-weight="normal" officeooo:rsid="01ba4922" style:font-size-asian="12pt" style:font-style-asian="normal" style:font-weight-asian="normal" style:font-size-complex="12pt" style:font-style-complex="normal" style:font-weight-complex="normal"/>
    </style:style>
    <style:style style:name="T696" style:family="text">
      <style:text-properties style:text-line-through-style="none" style:text-line-through-type="none" fo:font-size="12pt" fo:font-style="normal" style:text-underline-style="none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697" style:family="text">
      <style:text-properties style:text-line-through-style="none" style:text-line-through-type="none" fo:font-size="12pt" fo:font-style="normal" style:text-underline-style="none" fo:font-weight="normal" officeooo:rsid="01bb46a4" style:font-size-asian="12pt" style:font-style-asian="normal" style:font-weight-asian="normal" style:font-size-complex="12pt" style:font-style-complex="normal" style:font-weight-complex="normal"/>
    </style:style>
    <style:style style:name="T698" style:family="text">
      <style:text-properties style:text-line-through-style="none" style:text-line-through-type="none" fo:font-size="12pt" fo:font-style="normal" style:text-underline-style="none" fo:font-weight="normal" officeooo:rsid="01bb9610" style:font-size-asian="12pt" style:font-style-asian="normal" style:font-weight-asian="normal" style:font-size-complex="12pt" style:font-style-complex="normal" style:font-weight-complex="normal"/>
    </style:style>
    <style:style style:name="T699" style:family="text">
      <style:text-properties style:text-line-through-style="none" style:text-line-through-type="none" fo:font-size="12pt" fo:font-style="normal" style:text-underline-style="none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00" style:family="text">
      <style:text-properties style:text-line-through-style="none" style:text-line-through-type="none" fo:font-size="12pt" fo:font-style="normal" style:text-underline-style="none" fo:font-weight="normal" officeooo:rsid="01c567c2" style:font-size-asian="12pt" style:font-style-asian="normal" style:font-weight-asian="normal" style:font-size-complex="12pt" style:font-style-complex="normal" style:font-weight-complex="normal"/>
    </style:style>
    <style:style style:name="T701" style:family="text">
      <style:text-properties style:text-line-through-style="none" style:text-line-through-type="none" fo:font-size="12pt" fo:font-style="normal" style:text-underline-style="none" fo:font-weight="normal" officeooo:rsid="01c72846" style:font-size-asian="12pt" style:font-style-asian="normal" style:font-weight-asian="normal" style:font-size-complex="12pt" style:font-style-complex="normal" style:font-weight-complex="normal"/>
    </style:style>
    <style:style style:name="T702" style:family="text">
      <style:text-properties style:text-line-through-style="none" style:text-line-through-type="none" fo:font-size="12pt" fo:font-style="normal" style:text-underline-style="none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03" style:family="text">
      <style:text-properties style:text-line-through-style="none" style:text-line-through-type="none" fo:font-size="12pt" fo:font-style="normal" style:text-underline-style="none" fo:font-weight="normal" officeooo:rsid="01f4d7ad" style:font-size-asian="12pt" style:font-style-asian="normal" style:font-weight-asian="normal" style:font-size-complex="12pt" style:font-style-complex="normal" style:font-weight-complex="normal"/>
    </style:style>
    <style:style style:name="T704" style:family="text">
      <style:text-properties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05" style:family="text">
      <style:text-properties style:text-line-through-style="none" style:text-line-through-type="none" fo:font-size="12pt" fo:font-style="normal" style:text-underline-style="none" fo:font-weight="normal" officeooo:rsid="01f8ea66" style:font-size-asian="12pt" style:font-style-asian="normal" style:font-weight-asian="normal" style:font-size-complex="12pt" style:font-style-complex="normal" style:font-weight-complex="normal"/>
    </style:style>
    <style:style style:name="T706" style:family="text">
      <style:text-properties style:text-line-through-style="none" style:text-line-through-type="none" fo:font-size="12pt" fo:font-style="normal" style:text-underline-style="none" fo:font-weight="normal" officeooo:rsid="01fbbcff" style:font-size-asian="12pt" style:font-style-asian="normal" style:font-weight-asian="normal" style:font-size-complex="12pt" style:font-style-complex="normal" style:font-weight-complex="normal"/>
    </style:style>
    <style:style style:name="T707" style:family="text">
      <style:text-properties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708" style:family="text">
      <style:text-properties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09" style:family="text">
      <style:text-properties style:text-line-through-style="none" style:text-line-through-type="none" fo:font-size="12pt" fo:font-style="normal" style:text-underline-style="none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10" style:family="text">
      <style:text-properties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11" style:family="text">
      <style:text-properties style:text-line-through-style="none" style:text-line-through-type="none" fo:font-size="12pt" fo:font-style="normal" style:text-underline-style="none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12" style:family="text">
      <style:text-properties style:text-line-through-style="none" style:text-line-through-type="none" fo:font-size="12pt" fo:font-style="normal" style:text-underline-style="none" fo:font-weight="normal" officeooo:rsid="01dfd21b" fo:background-color="#ffb66c" loext:char-shading-value="0" style:font-size-asian="12pt" style:font-style-asian="normal" style:font-weight-asian="normal" style:font-size-complex="12pt" style:font-style-complex="normal" style:font-weight-complex="normal"/>
    </style:style>
    <style:style style:name="T71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b533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1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ece85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1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23c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16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a917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1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2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72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72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2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26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2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2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2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3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31" style:family="text">
      <style:text-properties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2" style:family="text">
      <style:text-properties style:text-line-through-style="none" style:text-line-through-type="none" fo:font-size="12pt" fo:font-style="normal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3" style:family="text">
      <style:text-properties style:text-line-through-style="none" style:text-line-through-type="none" fo:font-size="12pt" fo:font-style="normal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4" style:family="text">
      <style:text-properties style:text-line-through-style="none" style:text-line-through-type="none" fo:font-size="12pt" fo:font-style="normal" fo:font-weight="normal" officeooo:rsid="01d530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5" style:family="text">
      <style:text-properties style:text-line-through-style="none" style:text-line-through-type="none" fo:font-size="12pt" fo:font-style="normal" fo:font-weight="normal" officeooo:rsid="01d7f70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6" style:family="text">
      <style:text-properties style:text-line-through-style="none" style:text-line-through-type="none" fo:font-size="12pt" fo:font-style="normal" fo:font-weight="normal" officeooo:rsid="02029b5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7" style:family="text">
      <style:text-properties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38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39" style:family="text">
      <style:text-properties style:text-line-through-style="none" style:text-line-through-type="none" fo:font-size="12pt" fo:font-style="normal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40" style:family="text">
      <style:text-properties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41" style:family="text">
      <style:text-properties style:text-line-through-style="none" style:text-line-through-type="none" fo:font-size="12pt" fo:font-style="normal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42" style:family="text">
      <style:text-properties style:text-line-through-style="none" style:text-line-through-type="none" fo:font-size="12pt" fo:font-style="normal" fo:font-weight="normal" officeooo:rsid="02040b1d" style:font-size-asian="12pt" style:font-style-asian="normal" style:font-weight-asian="normal" style:font-size-complex="12pt" style:font-style-complex="normal" style:font-weight-complex="normal"/>
    </style:style>
    <style:style style:name="T743" style:family="text">
      <style:text-properties style:text-line-through-style="none" style:text-line-through-type="none" fo:font-size="12pt" fo:font-style="normal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44" style:family="text">
      <style:text-properties style:text-line-through-style="none" style:text-line-through-type="none" fo:font-size="12pt" fo:font-style="italic" style:text-underline-style="none" fo:font-weight="normal" officeooo:rsid="01aa628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45" style:family="text">
      <style:text-properties officeooo:rsid="001ae535"/>
    </style:style>
    <style:style style:name="T746" style:family="text">
      <style:text-properties officeooo:rsid="001a5d6f"/>
    </style:style>
    <style:style style:name="T747" style:family="text">
      <style:text-properties officeooo:rsid="004e123f"/>
    </style:style>
    <style:style style:name="T748" style:family="text">
      <style:text-properties officeooo:rsid="00569787"/>
    </style:style>
    <style:style style:name="T749" style:family="text">
      <style:text-properties officeooo:rsid="004fd963"/>
    </style:style>
    <style:style style:name="T750" style:family="text">
      <style:text-properties officeooo:rsid="005855f8"/>
    </style:style>
    <style:style style:name="T751" style:family="text">
      <style:text-properties officeooo:rsid="0050d3cd"/>
    </style:style>
    <style:style style:name="T752" style:family="text">
      <style:text-properties officeooo:rsid="0077c338"/>
    </style:style>
    <style:style style:name="T753" style:family="text">
      <style:text-properties officeooo:rsid="007a61e6"/>
    </style:style>
    <style:style style:name="T754" style:family="text">
      <style:text-properties officeooo:rsid="0080a7c9"/>
    </style:style>
    <style:style style:name="T755" style:family="text">
      <style:text-properties officeooo:rsid="008293c5"/>
    </style:style>
    <style:style style:name="T756" style:family="text">
      <style:text-properties officeooo:rsid="0083ec0f"/>
    </style:style>
    <style:style style:name="T757" style:family="text">
      <style:text-properties fo:color="#999999" loext:opacity="100%"/>
    </style:style>
    <style:style style:name="T758" style:family="text">
      <style:text-properties fo:color="#999999" loext:opacity="100%"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759" style:family="text">
      <style:text-properties fo:color="#999999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60" style:family="text">
      <style:text-properties fo:color="#999999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761" style:family="text">
      <style:text-properties fo:color="#999999" loext:opacity="100%"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762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3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4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5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6" style:family="text">
      <style:text-properties fo:color="#999999" loext:opacity="100%" officeooo:rsid="02187e55"/>
    </style:style>
    <style:style style:name="T767" style:family="text">
      <style:text-properties fo:color="#999999" loext:opacity="100%" style:text-underline-style="none"/>
    </style:style>
    <style:style style:name="T768" style:family="text">
      <style:text-properties fo:color="#999999" loext:opacity="100%" style:text-underline-style="none" officeooo:rsid="0243abf9"/>
    </style:style>
    <style:style style:name="T769" style:family="text">
      <style:text-properties fo:color="#999999" loext:opacity="100%" style:text-underline-style="none" fo:font-weight="normal" style:font-weight-asian="normal" style:font-weight-complex="normal"/>
    </style:style>
    <style:style style:name="T770" style:family="text">
      <style:text-properties fo:color="#999999" loext:opacity="100%" style:text-underline-style="none" fo:font-weight="normal" officeooo:rsid="0270b780" style:font-weight-asian="normal" style:font-weight-complex="normal"/>
    </style:style>
    <style:style style:name="T771" style:family="text">
      <style:text-properties fo:color="#999999" loext:opacity="100%" style:text-underline-style="none" officeooo:rsid="028f3d7d"/>
    </style:style>
    <style:style style:name="T772" style:family="text">
      <style:text-properties fo:color="#ff0000" loext:opacity="100%" style:text-line-through-style="none" style:text-line-through-type="none" fo:font-style="normal" style:text-underline-style="none" fo:font-weight="bold" fo:background-color="#ffdbb6" loext:char-shading-value="0" style:font-style-asian="normal" style:font-weight-asian="bold" style:font-style-complex="normal" style:font-weight-complex="bold"/>
    </style:style>
    <style:style style:name="T773" style:family="text">
      <style:text-properties fo:color="#ff0000" loext:opacity="100%" style:text-line-through-style="none" style:text-line-through-type="none" fo:font-style="normal" style:text-underline-style="none" fo:background-color="#ffdbb6" loext:char-shading-value="0" style:font-style-asian="normal" style:font-style-complex="normal"/>
    </style:style>
    <style:style style:name="T774" style:family="text">
      <style:text-properties fo:color="#ff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75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4d7ad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776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696d3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777" style:family="text">
      <style:text-properties fo:color="#ff0000" loext:opacity="100%" style:text-underline-style="none" fo:font-weight="normal" style:font-weight-asian="normal" style:font-weight-complex="normal"/>
    </style:style>
    <style:style style:name="T778" style:family="text">
      <style:text-properties fo:color="#ff0000" loext:opacity="100%" style:text-underline-style="none" fo:font-weight="normal" officeooo:rsid="025dbb76" style:font-weight-asian="normal" style:font-weight-complex="normal"/>
    </style:style>
    <style:style style:name="T779" style:family="text">
      <style:text-properties fo:color="#ff0000" loext:opacity="100%" style:text-underline-style="none" officeooo:rsid="026b5bef" fo:background-color="#ffdbb6" loext:char-shading-value="0"/>
    </style:style>
    <style:style style:name="T780" style:family="text">
      <style:text-properties fo:color="#ff0000" loext:opacity="100%" style:text-underline-style="none" officeooo:rsid="0271ed32" fo:background-color="#ffdbb6" loext:char-shading-value="0"/>
    </style:style>
    <style:style style:name="T781" style:family="text">
      <style:text-properties officeooo:rsid="01906a0a"/>
    </style:style>
    <style:style style:name="T782" style:family="text">
      <style:text-properties officeooo:rsid="01923c1b"/>
    </style:style>
    <style:style style:name="T783" style:family="text">
      <style:text-properties officeooo:rsid="01939561"/>
    </style:style>
    <style:style style:name="T784" style:family="text">
      <style:text-properties officeooo:rsid="0193c0a1"/>
    </style:style>
    <style:style style:name="T785" style:family="text">
      <style:text-properties officeooo:rsid="0195a5c7"/>
    </style:style>
    <style:style style:name="T786" style:family="text">
      <style:text-properties officeooo:rsid="0196fe27"/>
    </style:style>
    <style:style style:name="T787" style:family="text">
      <style:text-properties fo:color="#468a1a" loext:opacity="100%"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88" style:family="text">
      <style:text-properties fo:color="#468a1a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89" style:family="text">
      <style:text-properties fo:color="#808080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90" style:family="text">
      <style:text-properties fo:color="#808080" loext:opacity="100%"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91" style:family="text">
      <style:text-properties fo:color="#808080" loext:opacity="100%" officeooo:rsid="022dd008"/>
    </style:style>
    <style:style style:name="T792" style:family="text">
      <style:text-properties fo:color="#808080" loext:opacity="100%" style:text-underline-style="solid" style:text-underline-width="auto" style:text-underline-color="font-color" officeooo:rsid="022dd008"/>
    </style:style>
    <style:style style:name="T793" style:family="text">
      <style:text-properties fo:color="#808080" loext:opacity="100%" officeooo:rsid="0232ab5a"/>
    </style:style>
    <style:style style:name="T794" style:family="text">
      <style:text-properties fo:color="#808080" loext:opacity="100%" style:text-underline-style="none"/>
    </style:style>
    <style:style style:name="T795" style:family="text">
      <style:text-properties fo:color="#808080" loext:opacity="100%" style:text-underline-style="none" officeooo:rsid="02401e55"/>
    </style:style>
    <style:style style:name="T796" style:family="text">
      <style:text-properties fo:color="#808080" loext:opacity="100%" style:text-underline-style="none" fo:font-weight="bold" officeooo:rsid="02401e55" style:font-weight-asian="bold" style:font-weight-complex="bold"/>
    </style:style>
    <style:style style:name="T797" style:family="text">
      <style:text-properties fo:color="#158466" loext:opacity="100%"/>
    </style:style>
    <style:style style:name="T798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dfd21b" style:font-style-asian="normal" style:font-weight-asian="normal" style:font-style-complex="normal" style:font-weight-complex="normal"/>
    </style:style>
    <style:style style:name="T799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e0f286" style:font-style-asian="normal" style:font-weight-asian="normal" style:font-style-complex="normal" style:font-weight-complex="normal"/>
    </style:style>
    <style:style style:name="T800" style:family="text">
      <style:text-properties fo:color="#158466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01" style:family="text">
      <style:text-properties fo:color="#158466" loext:opacity="100%" style:text-line-through-style="none" style:text-line-through-type="none" fo:font-style="normal" style:text-underline-style="none" fo:font-weight="normal" officeooo:rsid="020fbc15" style:font-style-asian="normal" style:font-weight-asian="normal" style:font-style-complex="normal" style:font-weight-complex="normal"/>
    </style:style>
    <style:style style:name="T802" style:family="text">
      <style:text-properties fo:color="#158466" loext:opacity="100%"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803" style:family="text">
      <style:text-properties fo:color="#158466" loext:opacity="100%" style:text-underline-style="none"/>
    </style:style>
    <style:style style:name="T804" style:family="text">
      <style:text-properties fo:color="#158466" loext:opacity="100%" style:text-underline-style="none" fo:font-weight="bold" style:font-weight-asian="bold" style:font-weight-complex="bold"/>
    </style:style>
    <style:style style:name="T805" style:family="text">
      <style:text-properties fo:color="#158466" loext:opacity="100%" style:text-underline-style="none" fo:font-weight="bold" officeooo:rsid="024dd40b" style:font-weight-asian="bold" style:font-weight-complex="bold"/>
    </style:style>
    <style:style style:name="T806" style:family="text">
      <style:text-properties fo:color="#158466" loext:opacity="100%" style:text-underline-style="none" fo:font-weight="bold" fo:background-color="#ffff00" loext:char-shading-value="0" style:font-weight-asian="bold" style:font-weight-complex="bold"/>
    </style:style>
    <style:style style:name="T807" style:family="text">
      <style:text-properties fo:color="#158466" loext:opacity="100%" style:text-underline-style="none" fo:background-color="#ffff00" loext:char-shading-value="0"/>
    </style:style>
    <style:style style:name="T808" style:family="text">
      <style:text-properties fo:color="#158466" loext:opacity="100%" style:text-underline-style="none" officeooo:rsid="0270b780" fo:background-color="#ffff00" loext:char-shading-value="0"/>
    </style:style>
    <style:style style:name="T809" style:family="text">
      <style:text-properties fo:color="#158466" loext:opacity="100%" style:text-underline-style="none" fo:font-weight="normal" style:font-weight-asian="normal" style:font-weight-complex="normal"/>
    </style:style>
    <style:style style:name="T810" style:family="text">
      <style:text-properties fo:color="#158466" loext:opacity="100%" style:text-underline-style="none" fo:font-weight="normal" officeooo:rsid="02617415" style:font-weight-asian="normal" style:font-weight-complex="normal"/>
    </style:style>
    <style:style style:name="T811" style:family="text">
      <style:text-properties fo:color="#158466" loext:opacity="100%" style:text-underline-style="none" fo:font-weight="normal" fo:background-color="#ffff00" loext:char-shading-value="0" style:font-weight-asian="normal" style:font-weight-complex="normal"/>
    </style:style>
    <style:style style:name="T812" style:family="text">
      <style:text-properties fo:color="#158466" loext:opacity="100%" style:text-underline-style="none" officeooo:rsid="02518809"/>
    </style:style>
    <style:style style:name="T813" style:family="text">
      <style:text-properties fo:color="#158466" loext:opacity="100%" style:text-underline-style="none" fo:background-color="#dde8cb" loext:char-shading-value="0"/>
    </style:style>
    <style:style style:name="T814" style:family="text">
      <style:text-properties fo:color="#158466" loext:opacity="100%" fo:font-style="italic" style:text-underline-style="none" style:font-style-asian="italic" style:font-style-complex="italic"/>
    </style:style>
    <style:style style:name="T815" style:family="text">
      <style:text-properties fo:color="#158466" loext:opacity="100%" fo:font-weight="normal" style:font-weight-asian="normal" style:font-weight-complex="normal"/>
    </style:style>
    <style:style style:name="T816" style:family="text">
      <style:text-properties fo:color="#158466" loext:opacity="100%" officeooo:rsid="02889530"/>
    </style:style>
    <style:style style:name="T817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818" style:family="text">
      <style:text-properties fo:color="#158466" loext:opacity="100%" officeooo:rsid="028a5c3c"/>
    </style:style>
    <style:style style:name="T819" style:family="text">
      <style:text-properties fo:color="#000000" loext:opacity="100%"/>
    </style:style>
    <style:style style:name="T820" style:family="text">
      <style:text-properties fo:color="#00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821" style:family="text">
      <style:text-properties fo:color="#000000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22" style:family="text">
      <style:text-properties fo:color="#000000" loext:opacity="100%"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823" style:family="text">
      <style:text-properties fo:color="#000000" loext:opacity="100%" style:text-line-through-style="none" style:text-line-through-type="none" fo:font-style="normal" style:text-underline-style="none" fo:font-weight="normal" officeooo:rsid="01e8e3b8" style:font-style-asian="normal" style:font-weight-asian="normal" style:font-style-complex="normal" style:font-weight-complex="normal"/>
    </style:style>
    <style:style style:name="T824" style:family="text">
      <style:text-properties fo:color="#000000" loext:opacity="100%" style:text-line-through-style="none" style:text-line-through-type="none" fo:font-style="normal" style:text-underline-style="none" fo:font-weight="normal" officeooo:rsid="01e97961" style:font-style-asian="normal" style:font-weight-asian="normal" style:font-style-complex="normal" style:font-weight-complex="normal"/>
    </style:style>
    <style:style style:name="T825" style:family="text">
      <style:text-properties fo:color="#000000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826" style:family="text">
      <style:text-properties fo:color="#000000" loext:opacity="100%" style:text-line-through-style="none" style:text-line-through-type="none" fo:font-style="normal" style:text-underline-style="none" fo:font-weight="normal" officeooo:rsid="01eabcba" style:font-style-asian="normal" style:font-weight-asian="normal" style:font-style-complex="normal" style:font-weight-complex="normal"/>
    </style:style>
    <style:style style:name="T827" style:family="text">
      <style:text-properties fo:color="#000000" loext:opacity="100%" style:text-line-through-style="none" style:text-line-through-type="none" fo:font-style="normal" style:text-underline-style="none" fo:font-weight="normal" officeooo:rsid="01f27782" style:font-style-asian="normal" style:font-weight-asian="normal" style:font-style-complex="normal" style:font-weight-complex="normal"/>
    </style:style>
    <style:style style:name="T828" style:family="text">
      <style:text-properties fo:color="#000000" loext:opacity="100%" style:text-line-through-style="none" style:text-line-through-type="none" fo:font-style="normal" style:text-underline-style="none" fo:font-weight="normal" officeooo:rsid="01f44938" style:font-style-asian="normal" style:font-weight-asian="normal" style:font-style-complex="normal" style:font-weight-complex="normal"/>
    </style:style>
    <style:style style:name="T829" style:family="text">
      <style:text-properties fo:color="#000000" loext:opacity="100%"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830" style:family="text">
      <style:text-properties fo:color="#000000" loext:opacity="100%" style:text-line-through-style="none" style:text-line-through-type="none" fo:font-style="normal" style:text-underline-style="none" fo:font-weight="normal" officeooo:rsid="01e9d78e" fo:background-color="#ffff00" loext:char-shading-value="0" style:font-style-asian="normal" style:font-weight-asian="normal" style:font-style-complex="normal" style:font-weight-complex="normal"/>
    </style:style>
    <style:style style:name="T831" style:family="text">
      <style:text-properties fo:color="#000000" loext:opacity="100%" style:text-line-through-style="none" style:text-line-through-type="none" fo:font-style="normal" style:text-underline-style="none" fo:font-weight="normal" officeooo:rsid="01f27782" fo:background-color="#ffff00" loext:char-shading-value="0" style:font-style-asian="normal" style:font-weight-asian="normal" style:font-style-complex="normal" style:font-weight-complex="normal"/>
    </style:style>
    <style:style style:name="T832" style:family="text">
      <style:text-properties fo:color="#000000" loext:opacity="100%" style:text-line-through-style="none" style:text-line-through-type="none" fo:font-style="normal" style:text-underline-style="none" fo:font-weight="normal" officeooo:rsid="01f44938" fo:background-color="#ffff00" loext:char-shading-value="0" style:font-style-asian="normal" style:font-weight-asian="normal" style:font-style-complex="normal" style:font-weight-complex="normal"/>
    </style:style>
    <style:style style:name="T833" style:family="text">
      <style:text-properties fo:color="#000000" loext:opacity="100%"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834" style:family="text">
      <style:text-properties fo:color="#000000" loext:opacity="100%" style:text-line-through-style="none" style:text-line-through-type="none" fo:font-style="normal" style:text-underline-style="none" fo:font-weight="bold" officeooo:rsid="01e9d78e" style:font-style-asian="normal" style:font-weight-asian="bold" style:font-style-complex="normal" style:font-weight-complex="bold"/>
    </style:style>
    <style:style style:name="T835" style:family="text">
      <style:text-properties fo:color="#000000" loext:opacity="100%" style:text-line-through-style="none" style:text-line-through-type="none" fo:font-style="normal" style:text-underline-style="none" fo:font-weight="bold" officeooo:rsid="01eabcba" style:font-style-asian="normal" style:font-weight-asian="bold" style:font-style-complex="normal" style:font-weight-complex="bold"/>
    </style:style>
    <style:style style:name="T836" style:family="text">
      <style:text-properties fo:color="#000000" loext:opacity="100%"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837" style:family="text">
      <style:text-properties fo:color="#000000" loext:opacity="100%" style:text-line-through-style="none" style:text-line-through-type="none" fo:font-style="normal" style:text-underline-style="none" fo:font-weight="bold" officeooo:rsid="01e8e3b8" fo:background-color="#ffff00" loext:char-shading-value="0" style:font-style-asian="normal" style:font-weight-asian="bold" style:font-style-complex="normal" style:font-weight-complex="bold"/>
    </style:style>
    <style:style style:name="T838" style:family="text">
      <style:text-properties fo:color="#000000" loext:opacity="100%" style:text-line-through-style="none" style:text-line-through-type="none" fo:font-style="normal" style:text-underline-style="none" fo:font-weight="bold" officeooo:rsid="01e97961" fo:background-color="#ffff00" loext:char-shading-value="0" style:font-style-asian="normal" style:font-weight-asian="bold" style:font-style-complex="normal" style:font-weight-complex="bold"/>
    </style:style>
    <style:style style:name="T839" style:family="text">
      <style:text-properties fo:color="#000000" loext:opacity="100%" style:text-line-through-style="none" style:text-line-through-type="none" fo:font-style="normal" style:text-underline-style="none" fo:font-weight="bold" officeooo:rsid="01f27782" fo:background-color="#ffff00" loext:char-shading-value="0" style:font-style-asian="normal" style:font-weight-asian="bold" style:font-style-complex="normal" style:font-weight-complex="bold"/>
    </style:style>
    <style:style style:name="T840" style:family="text">
      <style:text-properties fo:color="#000000" loext:opacity="100%" style:text-line-through-style="none" style:text-line-through-type="none" fo:font-style="normal" style:text-underline-style="none" fo:font-weight="bold" officeooo:rsid="01f44938" fo:background-color="#ffff00" loext:char-shading-value="0" style:font-style-asian="normal" style:font-weight-asian="bold" style:font-style-complex="normal" style:font-weight-complex="bold"/>
    </style:style>
    <style:style style:name="T841" style:family="text">
      <style:text-properties fo:color="#000000" loext:opacity="100%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842" style:family="text">
      <style:text-properties fo:color="#000000" loext:opacity="100%" style:text-line-through-style="none" style:text-line-through-type="none" fo:font-style="normal" fo:font-weight="normal" officeooo:rsid="01e30471" style:font-style-asian="normal" style:font-weight-asian="normal" style:font-style-complex="normal" style:font-weight-complex="normal"/>
    </style:style>
    <style:style style:name="T843" style:family="text">
      <style:text-properties fo:color="#000000" loext:opacity="100%" style:text-line-through-style="none" style:text-line-through-type="none" fo:font-style="normal" fo:font-weight="normal" officeooo:rsid="01f27782" style:font-style-asian="normal" style:font-weight-asian="normal" style:font-style-complex="normal" style:font-weight-complex="normal"/>
    </style:style>
    <style:style style:name="T844" style:family="text">
      <style:text-properties fo:color="#000000" loext:opacity="100%" style:text-line-through-style="none" style:text-line-through-type="none" fo:font-style="normal" fo:font-weight="normal" officeooo:rsid="01f44938" style:font-style-asian="normal" style:font-weight-asian="normal" style:font-style-complex="normal" style:font-weight-complex="normal"/>
    </style:style>
    <style:style style:name="T845" style:family="text">
      <style:text-properties fo:color="#000000" loext:opacity="100%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846" style:family="text">
      <style:text-properties fo:color="#000000" loext:opacity="100%" style:text-line-through-style="none" style:text-line-through-type="none" fo:font-size="14pt" fo:font-style="normal" style:text-underline-style="none" fo:font-weight="normal" officeooo:rsid="01e5963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847" style:family="text">
      <style:text-properties fo:color="#000000" loext:opacity="100%" style:text-line-through-style="none" style:text-line-through-type="none" fo:font-size="14pt" fo:font-style="normal" style:text-underline-style="none" fo:font-weight="bold" officeooo:rsid="01e5963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48" style:family="text">
      <style:text-properties fo:color="#000000" loext:opacity="100%" style:text-line-through-style="none" style:text-line-through-type="none"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49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1f4d7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50" style:family="text">
      <style:text-properties fo:color="#000000" loext:opacity="100%" style:text-underline-style="solid" style:text-underline-width="auto" style:text-underline-color="font-color"/>
    </style:style>
    <style:style style:name="T851" style:family="text">
      <style:text-properties fo:color="#000000" loext:opacity="100%" style:text-underline-style="solid" style:text-underline-width="auto" style:text-underline-color="font-color" officeooo:rsid="022dd008"/>
    </style:style>
    <style:style style:name="T852" style:family="text">
      <style:text-properties fo:color="#000000" loext:opacity="100%" style:text-underline-style="solid" style:text-underline-width="auto" style:text-underline-color="font-color" officeooo:rsid="022dd008" fo:background-color="#ffff00" loext:char-shading-value="0"/>
    </style:style>
    <style:style style:name="T853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854" style:family="text">
      <style:text-properties fo:color="#000000" loext:opacity="100%" style:text-underline-style="none"/>
    </style:style>
    <style:style style:name="T855" style:family="text">
      <style:text-properties fo:color="#000000" loext:opacity="100%" style:text-underline-style="none" officeooo:rsid="023f9d39"/>
    </style:style>
    <style:style style:name="T856" style:family="text">
      <style:text-properties fo:color="#000000" loext:opacity="100%" style:text-underline-style="none" fo:font-weight="bold" style:font-weight-asian="bold" style:font-weight-complex="bold"/>
    </style:style>
    <style:style style:name="T857" style:family="text">
      <style:text-properties fo:color="#000000" loext:opacity="100%" style:text-underline-style="none" fo:font-weight="bold" fo:background-color="#ffff00" loext:char-shading-value="0" style:font-weight-asian="bold" style:font-weight-complex="bold"/>
    </style:style>
    <style:style style:name="T858" style:family="text">
      <style:text-properties fo:color="#000000" loext:opacity="100%" style:text-underline-style="none" fo:font-weight="bold" officeooo:rsid="0287de7b" fo:background-color="#ffff00" loext:char-shading-value="0" style:font-weight-asian="bold" style:font-weight-complex="bold"/>
    </style:style>
    <style:style style:name="T859" style:family="text">
      <style:text-properties fo:color="#000000" loext:opacity="100%" style:text-underline-style="none" fo:font-weight="bold" fo:background-color="#dde8cb" loext:char-shading-value="0" style:font-weight-asian="bold" style:font-weight-complex="bold"/>
    </style:style>
    <style:style style:name="T860" style:family="text">
      <style:text-properties fo:color="#000000" loext:opacity="100%" style:text-underline-style="none" officeooo:rsid="0243abf9"/>
    </style:style>
    <style:style style:name="T861" style:family="text">
      <style:text-properties fo:color="#000000" loext:opacity="100%" style:text-underline-style="none" fo:font-weight="normal" style:font-weight-asian="normal" style:font-weight-complex="normal"/>
    </style:style>
    <style:style style:name="T862" style:family="text">
      <style:text-properties fo:color="#000000" loext:opacity="100%" style:text-underline-style="none" fo:font-weight="normal" officeooo:rsid="02518809" style:font-weight-asian="normal" style:font-weight-complex="normal"/>
    </style:style>
    <style:style style:name="T863" style:family="text">
      <style:text-properties fo:color="#000000" loext:opacity="100%" style:text-underline-style="none" fo:font-weight="normal" officeooo:rsid="0251a427" style:font-weight-asian="normal" style:font-weight-complex="normal"/>
    </style:style>
    <style:style style:name="T864" style:family="text">
      <style:text-properties fo:color="#000000" loext:opacity="100%" style:text-underline-style="none" fo:font-weight="normal" officeooo:rsid="02531c46" style:font-weight-asian="normal" style:font-weight-complex="normal"/>
    </style:style>
    <style:style style:name="T865" style:family="text">
      <style:text-properties fo:color="#000000" loext:opacity="100%" style:text-underline-style="none" fo:font-weight="normal" officeooo:rsid="0257e744" style:font-weight-asian="normal" style:font-weight-complex="normal"/>
    </style:style>
    <style:style style:name="T866" style:family="text">
      <style:text-properties fo:color="#000000" loext:opacity="100%" style:text-underline-style="none" fo:font-weight="normal" officeooo:rsid="025dbb76" style:font-weight-asian="normal" style:font-weight-complex="normal"/>
    </style:style>
    <style:style style:name="T867" style:family="text">
      <style:text-properties fo:color="#000000" loext:opacity="100%" style:text-underline-style="none" fo:font-weight="normal" officeooo:rsid="02617415" style:font-weight-asian="normal" style:font-weight-complex="normal"/>
    </style:style>
    <style:style style:name="T868" style:family="text">
      <style:text-properties fo:color="#000000" loext:opacity="100%" style:text-underline-style="none" fo:font-weight="normal" officeooo:rsid="02618df5" style:font-weight-asian="normal" style:font-weight-complex="normal"/>
    </style:style>
    <style:style style:name="T869" style:family="text">
      <style:text-properties fo:color="#000000" loext:opacity="100%" style:text-underline-style="none" fo:font-weight="normal" officeooo:rsid="02620fa1" style:font-weight-asian="normal" style:font-weight-complex="normal"/>
    </style:style>
    <style:style style:name="T870" style:family="text">
      <style:text-properties fo:color="#000000" loext:opacity="100%" style:text-underline-style="none" fo:font-weight="normal" officeooo:rsid="02629fca" style:font-weight-asian="normal" style:font-weight-complex="normal"/>
    </style:style>
    <style:style style:name="T871" style:family="text">
      <style:text-properties fo:color="#000000" loext:opacity="100%" style:text-underline-style="none" fo:font-weight="normal" officeooo:rsid="026b5bef" style:font-weight-asian="normal" style:font-weight-complex="normal"/>
    </style:style>
    <style:style style:name="T872" style:family="text">
      <style:text-properties fo:color="#000000" loext:opacity="100%" style:text-underline-style="none" fo:font-weight="normal" officeooo:rsid="0270b780" style:font-weight-asian="normal" style:font-weight-complex="normal"/>
    </style:style>
    <style:style style:name="T873" style:family="text">
      <style:text-properties fo:color="#000000" loext:opacity="100%" style:text-underline-style="none" fo:font-weight="normal" officeooo:rsid="0271ed32" style:font-weight-asian="normal" style:font-weight-complex="normal"/>
    </style:style>
    <style:style style:name="T874" style:family="text">
      <style:text-properties fo:color="#000000" loext:opacity="100%" style:text-underline-style="none" fo:font-weight="normal" officeooo:rsid="02735e55" style:font-weight-asian="normal" style:font-weight-complex="normal"/>
    </style:style>
    <style:style style:name="T875" style:family="text">
      <style:text-properties fo:color="#000000" loext:opacity="100%" style:text-underline-style="none" fo:font-weight="normal" officeooo:rsid="02753802" style:font-weight-asian="normal" style:font-weight-complex="normal"/>
    </style:style>
    <style:style style:name="T876" style:family="text">
      <style:text-properties fo:color="#000000" loext:opacity="100%" style:text-underline-style="none" fo:font-weight="normal" officeooo:rsid="0276e83c" style:font-weight-asian="normal" style:font-weight-complex="normal"/>
    </style:style>
    <style:style style:name="T877" style:family="text">
      <style:text-properties fo:color="#000000" loext:opacity="100%" style:text-underline-style="none" fo:font-weight="normal" officeooo:rsid="027ba51b" style:font-weight-asian="normal" style:font-weight-complex="normal"/>
    </style:style>
    <style:style style:name="T878" style:family="text">
      <style:text-properties fo:color="#000000" loext:opacity="100%" style:text-underline-style="none" fo:font-weight="normal" officeooo:rsid="027c77b6" style:font-weight-asian="normal" style:font-weight-complex="normal"/>
    </style:style>
    <style:style style:name="T879" style:family="text">
      <style:text-properties fo:color="#000000" loext:opacity="100%" style:text-underline-style="none" fo:font-weight="normal" officeooo:rsid="027e6a48" style:font-weight-asian="normal" style:font-weight-complex="normal"/>
    </style:style>
    <style:style style:name="T880" style:family="text">
      <style:text-properties fo:color="#000000" loext:opacity="100%" style:text-underline-style="none" fo:font-weight="normal" officeooo:rsid="0283bc21" style:font-weight-asian="normal" style:font-weight-complex="normal"/>
    </style:style>
    <style:style style:name="T881" style:family="text">
      <style:text-properties fo:color="#000000" loext:opacity="100%" style:text-underline-style="none" fo:font-weight="normal" fo:background-color="#ffff00" loext:char-shading-value="0" style:font-weight-asian="normal" style:font-weight-complex="normal"/>
    </style:style>
    <style:style style:name="T882" style:family="text">
      <style:text-properties fo:color="#000000" loext:opacity="100%" style:text-underline-style="none" fo:font-weight="normal" officeooo:rsid="026b5bef" fo:background-color="#ffdbb6" loext:char-shading-value="0" style:font-weight-asian="normal" style:font-weight-complex="normal"/>
    </style:style>
    <style:style style:name="T883" style:family="text">
      <style:text-properties fo:color="#000000" loext:opacity="100%" style:text-underline-style="none" officeooo:rsid="0245aa87"/>
    </style:style>
    <style:style style:name="T884" style:family="text">
      <style:text-properties fo:color="#000000" loext:opacity="100%" style:text-underline-style="none" fo:background-color="#ffff00" loext:char-shading-value="0"/>
    </style:style>
    <style:style style:name="T885" style:family="text">
      <style:text-properties fo:color="#000000" loext:opacity="100%" style:text-underline-style="none" officeooo:rsid="0248ac99" fo:background-color="#ffff00" loext:char-shading-value="0"/>
    </style:style>
    <style:style style:name="T886" style:family="text">
      <style:text-properties fo:color="#000000" loext:opacity="100%" style:text-underline-style="none" officeooo:rsid="02836058" fo:background-color="#ffff00" loext:char-shading-value="0"/>
    </style:style>
    <style:style style:name="T887" style:family="text">
      <style:text-properties fo:color="#000000" loext:opacity="100%" style:text-underline-style="none" officeooo:rsid="028a5c3c" fo:background-color="#ffff00" loext:char-shading-value="0"/>
    </style:style>
    <style:style style:name="T888" style:family="text">
      <style:text-properties fo:color="#000000" loext:opacity="100%" style:text-underline-style="none" officeooo:rsid="0287de7b" fo:background-color="#ffff00" loext:char-shading-value="0"/>
    </style:style>
    <style:style style:name="T889" style:family="text">
      <style:text-properties fo:color="#000000" loext:opacity="100%" style:text-underline-style="none" officeooo:rsid="0247794d"/>
    </style:style>
    <style:style style:name="T890" style:family="text">
      <style:text-properties fo:color="#000000" loext:opacity="100%" style:text-underline-style="none" officeooo:rsid="0248ac99"/>
    </style:style>
    <style:style style:name="T891" style:family="text">
      <style:text-properties fo:color="#000000" loext:opacity="100%" style:text-underline-style="none" officeooo:rsid="0249b37a"/>
    </style:style>
    <style:style style:name="T892" style:family="text">
      <style:text-properties fo:color="#000000" loext:opacity="100%" style:text-underline-style="none" officeooo:rsid="024b979c"/>
    </style:style>
    <style:style style:name="T893" style:family="text">
      <style:text-properties fo:color="#000000" loext:opacity="100%" style:text-underline-style="none" officeooo:rsid="02518809"/>
    </style:style>
    <style:style style:name="T894" style:family="text">
      <style:text-properties fo:color="#000000" loext:opacity="100%" style:text-underline-style="none" officeooo:rsid="026b5bef"/>
    </style:style>
    <style:style style:name="T895" style:family="text">
      <style:text-properties fo:color="#000000" loext:opacity="100%" style:text-underline-style="none" officeooo:rsid="02735e55"/>
    </style:style>
    <style:style style:name="T896" style:family="text">
      <style:text-properties fo:color="#000000" loext:opacity="100%" style:text-underline-style="none" fo:background-color="#dde8cb" loext:char-shading-value="0"/>
    </style:style>
    <style:style style:name="T897" style:family="text">
      <style:text-properties fo:color="#000000" loext:opacity="100%" style:text-underline-style="none" officeooo:rsid="0283e271"/>
    </style:style>
    <style:style style:name="T898" style:family="text">
      <style:text-properties fo:color="#000000" loext:opacity="100%" style:text-underline-style="none" officeooo:rsid="0287de7b"/>
    </style:style>
    <style:style style:name="T899" style:family="text">
      <style:text-properties fo:color="#000000" loext:opacity="100%" style:text-underline-style="none" officeooo:rsid="028a5c3c"/>
    </style:style>
    <style:style style:name="T900" style:family="text">
      <style:text-properties fo:color="#000000" loext:opacity="100%" style:text-underline-style="none" officeooo:rsid="028da4f7"/>
    </style:style>
    <style:style style:name="T901" style:family="text">
      <style:text-properties fo:color="#000000" loext:opacity="100%" style:text-underline-style="none" officeooo:rsid="028f3d7d"/>
    </style:style>
    <style:style style:name="T902" style:family="text">
      <style:text-properties fo:color="#000000" loext:opacity="100%" fo:font-style="italic" style:text-underline-style="none" fo:font-weight="bold" officeooo:rsid="0247794d" fo:background-color="#ffff00" loext:char-shading-value="0" style:font-style-asian="italic" style:font-weight-asian="bold" style:font-style-complex="italic" style:font-weight-complex="bold"/>
    </style:style>
    <style:style style:name="T903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904" style:family="text">
      <style:text-properties fo:color="#000000" loext:opacity="100%" fo:font-weight="normal" style:font-weight-asian="normal" style:font-weight-complex="normal"/>
    </style:style>
    <style:style style:name="T905" style:family="text">
      <style:text-properties fo:color="#000000" loext:opacity="100%" fo:font-weight="normal" officeooo:rsid="02518809" style:font-weight-asian="normal" style:font-weight-complex="normal"/>
    </style:style>
    <style:style style:name="T906" style:family="text">
      <style:text-properties fo:color="#000000" loext:opacity="100%" fo:font-weight="normal" officeooo:rsid="0266dcfd" style:font-weight-asian="normal" style:font-weight-complex="normal"/>
    </style:style>
    <style:style style:name="T907" style:family="text">
      <style:text-properties fo:color="#000000" loext:opacity="100%" fo:font-weight="normal" officeooo:rsid="026a61b4" style:font-weight-asian="normal" style:font-weight-complex="normal"/>
    </style:style>
    <style:style style:name="T908" style:family="text">
      <style:text-properties fo:color="#000000" loext:opacity="100%" fo:font-weight="normal" officeooo:rsid="026ea302" style:font-weight-asian="normal" style:font-weight-complex="normal"/>
    </style:style>
    <style:style style:name="T909" style:family="text">
      <style:text-properties fo:color="#000000" loext:opacity="100%" fo:font-weight="normal" officeooo:rsid="0278fca5" style:font-weight-asian="normal" style:font-weight-complex="normal"/>
    </style:style>
    <style:style style:name="T910" style:family="text">
      <style:text-properties fo:color="#000000" loext:opacity="100%" fo:font-weight="normal" officeooo:rsid="0279c9de" style:font-weight-asian="normal" style:font-weight-complex="normal"/>
    </style:style>
    <style:style style:name="T911" style:family="text">
      <style:text-properties fo:color="#000000" loext:opacity="100%" fo:font-weight="normal" officeooo:rsid="02753802" style:font-weight-asian="normal" style:font-weight-complex="normal"/>
    </style:style>
    <style:style style:name="T912" style:family="text">
      <style:text-properties fo:color="#000000" loext:opacity="100%" fo:font-weight="normal" fo:background-color="#ffff00" loext:char-shading-value="0" style:font-weight-asian="normal" style:font-weight-complex="normal"/>
    </style:style>
    <style:style style:name="T913" style:family="text">
      <style:text-properties fo:color="#000000" loext:opacity="100%" fo:font-weight="normal" officeooo:rsid="026a61b4" fo:background-color="#ffff00" loext:char-shading-value="0" style:font-weight-asian="normal" style:font-weight-complex="normal"/>
    </style:style>
    <style:style style:name="T914" style:family="text">
      <style:text-properties fo:color="#000000" loext:opacity="100%" fo:font-weight="normal" officeooo:rsid="0278fca5" fo:background-color="#ffff00" loext:char-shading-value="0" style:font-weight-asian="normal" style:font-weight-complex="normal"/>
    </style:style>
    <style:style style:name="T915" style:family="text">
      <style:text-properties fo:color="#000000" loext:opacity="100%" fo:background-color="#ffff00" loext:char-shading-value="0"/>
    </style:style>
    <style:style style:name="T916" style:family="text">
      <style:text-properties fo:color="#000000" loext:opacity="100%" officeooo:rsid="0287de7b"/>
    </style:style>
    <style:style style:name="T917" style:family="text">
      <style:text-properties fo:color="#000000" loext:opacity="100%" officeooo:rsid="02889530"/>
    </style:style>
    <style:style style:name="T918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919" style:family="text">
      <style:text-properties fo:color="#000000" loext:opacity="100%" officeooo:rsid="028a5c3c"/>
    </style:style>
    <style:style style:name="T920" style:family="text">
      <style:text-properties fo:color="#000000" loext:opacity="100%" officeooo:rsid="028da4f7"/>
    </style:style>
    <style:style style:name="T921" style:family="text">
      <style:text-properties officeooo:rsid="021336b3"/>
    </style:style>
    <style:style style:name="T922" style:family="text">
      <style:text-properties officeooo:rsid="0213c9a6"/>
    </style:style>
    <style:style style:name="T923" style:family="text">
      <style:text-properties officeooo:rsid="021743ce"/>
    </style:style>
    <style:style style:name="T924" style:family="text">
      <style:text-properties officeooo:rsid="02187e55"/>
    </style:style>
    <style:style style:name="T925" style:family="text">
      <style:text-properties officeooo:rsid="021b2dee"/>
    </style:style>
    <style:style style:name="T926" style:family="text">
      <style:text-properties fo:color="#ff8000" loext:opacity="10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27" style:family="text">
      <style:text-properties fo:color="#ff8000" loext:opacity="100%" fo:font-weight="normal" style:font-weight-asian="normal" style:font-weight-complex="normal"/>
    </style:style>
    <style:style style:name="T928" style:family="text">
      <style:text-properties fo:color="#ff8000" loext:opacity="100%" style:text-underline-style="none"/>
    </style:style>
    <style:style style:name="T929" style:family="text">
      <style:text-properties fo:color="#ff8000" loext:opacity="100%" style:text-underline-style="none" officeooo:rsid="028f3d7d"/>
    </style:style>
    <style:style style:name="T930" style:family="text">
      <style:text-properties officeooo:rsid="0226a694"/>
    </style:style>
    <style:style style:name="T931" style:family="text">
      <style:text-properties officeooo:rsid="022dd008"/>
    </style:style>
    <style:style style:name="T932" style:family="text">
      <style:text-properties fo:color="#b2b2b2" loext:opacity="100%" officeooo:rsid="022dd008"/>
    </style:style>
    <style:style style:name="T933" style:family="text">
      <style:text-properties fo:color="#127622" loext:opacity="100%" fo:font-weight="bold" officeooo:rsid="022dd008" style:font-weight-asian="bold" style:font-weight-complex="bold"/>
    </style:style>
    <style:style style:name="T934" style:family="text">
      <style:text-properties fo:color="#127622" loext:opacity="100%" fo:font-weight="bold" officeooo:rsid="022dd008" fo:background-color="#ffff00" loext:char-shading-value="0" style:font-weight-asian="bold" style:font-weight-complex="bold"/>
    </style:style>
    <style:style style:name="T935" style:family="text">
      <style:text-properties fo:color="#127622" loext:opacity="100%" fo:font-weight="bold" fo:background-color="#ffff00" loext:char-shading-value="0" style:font-weight-asian="bold" style:font-weight-complex="bold"/>
    </style:style>
    <style:style style:name="T936" style:family="text">
      <style:text-properties fo:color="#127622" loext:opacity="100%" officeooo:rsid="022dd008"/>
    </style:style>
    <style:style style:name="T937" style:family="text">
      <style:text-properties fo:color="#127622" loext:opacity="100%" officeooo:rsid="022dd008" fo:background-color="#ffff00" loext:char-shading-value="0"/>
    </style:style>
    <style:style style:name="T938" style:family="text">
      <style:text-properties fo:color="#127622" loext:opacity="100%" fo:background-color="#ffff00" loext:char-shading-value="0"/>
    </style:style>
    <style:style style:name="T939" style:family="text">
      <style:text-properties officeooo:rsid="0232ab5a"/>
    </style:style>
    <style:style style:name="T940" style:family="text">
      <style:text-properties officeooo:rsid="0232ab5a"/>
    </style:style>
    <style:style style:name="T941" style:family="text">
      <style:text-properties officeooo:rsid="02346517"/>
    </style:style>
    <style:style style:name="T942" style:family="text">
      <style:text-properties officeooo:rsid="0237a285"/>
    </style:style>
    <style:style style:name="T943" style:family="text">
      <style:text-properties fo:color="#800080" loext:opacity="100%"/>
    </style:style>
    <style:style style:name="T944" style:family="text">
      <style:text-properties fo:color="#800080" loext:opacity="100%" fo:font-weight="bold" officeooo:rsid="0232ab5a" style:font-weight-asian="bold" style:font-weight-complex="bold"/>
    </style:style>
    <style:style style:name="T945" style:family="text">
      <style:text-properties officeooo:rsid="02401e55"/>
    </style:style>
    <style:style style:name="T946" style:family="text">
      <style:text-properties fo:color="#ff4000" loext:opacity="100%" style:text-underline-style="none" fo:font-weight="normal" style:font-weight-asian="normal" style:font-weight-complex="normal"/>
    </style:style>
    <style:style style:name="T947" style:family="text">
      <style:text-properties fo:color="#55308d" loext:opacity="100%" style:text-underline-style="none"/>
    </style:style>
    <style:style style:name="T948" style:family="text">
      <style:text-properties fo:color="#55308d" loext:opacity="100%" style:text-underline-style="none" fo:font-weight="normal" fo:background-color="#ffff00" loext:char-shading-value="0" style:font-weight-asian="normal" style:font-weight-complex="normal"/>
    </style:style>
    <style:style style:name="T949" style:family="text">
      <style:text-properties fo:color="#55308d" loext:opacity="100%" style:text-underline-style="none" officeooo:rsid="02735e55"/>
    </style:style>
    <style:style style:name="T950" style:family="text">
      <style:text-properties officeooo:rsid="028895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<text:span text:style-name="T1">Udemy Course</text:span></text:p>
      <text:p text:style-name="P1"/>
      <text:p text:style-name="P2">Section 2 JS Fundamentals (p1)</text:p>
      <text:p text:style-name="P75"/>
      <text:p text:style-name="P75">JS is a high-level, Object-oriented, Multi-paradigm programming language</text:p>
      <text:p text:style-name="P75"><text:tab/>High-level = no need to worry about complex memory management</text:p>
      <text:p text:style-name="P75"><text:tab/><text:span text:style-name="T145">Object-oriented</text:span> = based on objects for storing most kinds of data</text:p>
      <text:p text:style-name="P75"><text:tab/>Multi-paradigm = different styles of programming</text:p>
      <text:p text:style-name="P75"/>
      <text:p text:style-name="P75">HTML = content (noun)</text:p>
      <text:p text:style-name="P75">CSS = presentation/style (adjective) </text:p>
      <text:p text:style-name="P75">JS = programming language, manipulate content (Verb)</text:p>
      <text:p text:style-name="P75"/>
      <text:p text:style-name="P75">JS can run WITHOUT a browser. Eg can run on web servers using NodeJS </text:p>
      <text:p text:style-name="P75"><text:tab/>Allows creation of back-end app<text:span text:style-name="T191">s</text:span> (apps that run on web server and interact with data bases)</text:p>
      <text:p text:style-name="P75"/>
      <text:p text:style-name="P75">ES6 onwards = Modern JS. ES = ECMA Script</text:p>
      <text:p text:style-name="P74"/>
      <text:p text:style-name="P3">Logging code into console</text:p>
      <text:p text:style-name="P76"><text:span text:style-name="T145">console.log( )</text:span>;</text:p>
      <text:p text:style-name="P76"><text:tab/> console.log(40+8+23-10) → Logs calculation into console + html line</text:p>
      <text:p text:style-name="P76"/>
      <text:p text:style-name="P4">Linking JS file</text:p>
      <text:p text:style-name="P77">Above end of &lt;body&gt; <text:s/></text:p>
      <text:p text:style-name="P77"><text:tab/>&lt;script src=”style.js”&gt;&lt;/script&gt;</text:p>
      <text:p text:style-name="P77"/>
      <text:p text:style-name="P5">Values and Variable</text:p>
      <text:p text:style-name="P78">Values = smallest unit of information, can be stored into Variables (box for values)</text:p>
      <text:p text:style-name="P78"/>
      <text:p text:style-name="P78">Declare variable: <text:span text:style-name="T145">let variableName</text:span> = ‘James’</text:p>
      <text:p text:style-name="P78"><text:tab/>Assign a value to the variable</text:p>
      <text:p text:style-name="P78"><text:tab/><text:tab/>console.log(variableName) → James</text:p>
      <text:p text:style-name="P78"/>
      <text:p text:style-name="P78">Naming conventions: camelcase → lowercase first word, Capital second (firstName)</text:p>
      <text:p text:style-name="P78"><text:tab/>Cannot start with capital → reserved by object-oriented programming</text:p>
      <text:p text:style-name="P78"/>
      <text:p text:style-name="P6">Data Types in JS</text:p>
      <text:p text:style-name="P80">Every value is either an <text:span text:style-name="T145">Object</text:span> or <text:span text:style-name="T145">Primitive</text:span> (everything else)</text:p>
      <text:p text:style-name="P80"/>
      <text:p text:style-name="P79"><text:tab/><text:span text:style-name="T3">7 Primitive Data Types</text:span></text:p>
      <text:p text:style-name="P79"><text:span text:style-name="T190">1. </text:span><text:span text:style-name="T146">Number</text:span><text:span text:style-name="T190"> – Floating point numbers (all numbers are number)</text:span></text:p>
      <text:p text:style-name="P80">2. <text:span text:style-name="T145">String</text:span> – Sequence of characters <text:s/>→ used for text, ALWAYS put in “<text:span text:style-name="T145">quotes</text:span>”</text:p>
      <text:p text:style-name="P80"><text:tab/>Need quotes otherwise confusion with Variable Names</text:p>
      <text:p text:style-name="P80">3. <text:span text:style-name="T145">Boolean</text:span> – Logical data type that can only be True or False → for Decisions</text:p>
      <text:p text:style-name="P80"/>
      <text:p text:style-name="P80">4. Undefined – Value taken by a variable but not yet defined (empty value) eg. Let children;</text:p>
      <text:p text:style-name="P80">5. Null – Also means ‘empty value’</text:p>
      <text:p text:style-name="P80">6. Symbol – Value that is unique and cannot be changed</text:p>
      <text:p text:style-name="P80">7. BigInt – For integers for too large to be represented by Number type</text:p>
      <text:p text:style-name="P80"/>
      <text:p text:style-name="P80">JS automatically determines type of value when typed. </text:p>
      <text:p text:style-name="P81"/>
      <text:p text:style-name="P81"><text:soft-page-break/><text:span text:style-name="T145">typeof</text:span> operator:</text:p>
      <text:p text:style-name="P81"><text:tab/>console.log(<text:span text:style-name="T145">typeof</text:span> true); → logs data type → boolean</text:p>
      <text:p text:style-name="P81"/>
      <text:p text:style-name="P82"><text:tab/>console.log(typeof null) → same as undefined</text:p>
      <text:p text:style-name="P82"><text:tab/><text:tab/>but JS says type of null = object</text:p>
      <text:p text:style-name="P82"><text:tab/><text:tab/><text:tab/>Bug in JS. Null is NOT an object. Should return ‘null’</text:p>
      <text:p text:style-name="P82"/>
      <text:p text:style-name="P7">let, const, and var</text:p>
      <text:p text:style-name="P7"/>
      <text:p text:style-name="P83"><text:tab/><text:span text:style-name="T5">let</text:span></text:p>
      <text:p text:style-name="P83"><text:tab/><text:tab/>let is used to declare variables that WILL MUTATE in the future</text:p>
      <text:p text:style-name="P83"><text:tab/><text:tab/>First time declaration = let X = Y</text:p>
      <text:p text:style-name="P283"><text:span text:style-name="T18"><text:tab/><text:tab/><text:tab/></text:span><text:span text:style-name="T20">Mutation</text:span><text:span text:style-name="T18"> (changing value) → X = Z</text:span></text:p>
      <text:p text:style-name="P283"><text:span text:style-name="T18"><text:tab/></text:span><text:span text:style-name="T6">const</text:span><text:span text:style-name="T4"> (use const by default UNLESS values will change)</text:span></text:p>
      <text:p text:style-name="P83"><text:tab/><text:tab/>const is used to declare variables that WON’T change</text:p>
      <text:p text:style-name="P83"><text:tab/><text:tab/><text:tab/>const birthYear = 1991;</text:p>
      <text:p text:style-name="P83"><text:tab/><text:tab/>attempts to mutate = TypeError</text:p>
      <text:p text:style-name="P83"><text:tab/><text:span text:style-name="T2">var (avoid using)</text:span></text:p>
      <text:p text:style-name="P83"><text:tab/><text:tab/>old way of declaring variables</text:p>
      <text:p text:style-name="P83"><text:tab/><text:tab/><text:tab/>var job = “programmer”</text:p>
      <text:p text:style-name="P83"><text:tab/><text:tab/><text:tab/><text:tab/>can be mutated: job=”teacher”</text:p>
      <text:p text:style-name="P83"><text:tab/><text:tab/></text:p>
      <text:p text:style-name="P83">not declaring = BAD IDEA</text:p>
      <text:p text:style-name="P83"><text:tab/>Doesn’t actually create variable in current scope<text:tab/></text:p>
      <text:p text:style-name="P83"><text:tab/><text:tab/>JS creates property on global object</text:p>
      <text:p text:style-name="P83"/>
      <text:p text:style-name="P83"><text:tab/><text:tab/></text:p>
      <text:p text:style-name="P8">Basic Operators</text:p>
      <text:p text:style-name="P84">Operator allows us to transform or combine values</text:p>
      <text:p text:style-name="P84"/>
      <text:p text:style-name="P9">Types</text:p>
      <text:p text:style-name="P10">Arithmatic Operators</text:p>
      <text:p text:style-name="P84"><text:tab/><text:span text:style-name="T7">M</text:span><text:span text:style-name="T2">ath </text:span><text:span text:style-name="T7">operators: </text:span><text:span text:style-name="T2"><text:s/></text:span><text:span text:style-name="T7">+ - * / **</text:span></text:p>
      <text:p text:style-name="P284"><text:span text:style-name="T49"><text:tab/><text:tab/></text:span><text:span text:style-name="T51">Manipulating numbers (can be variables too)</text:span></text:p>
      <text:p text:style-name="P84"><text:tab/><text:tab/><text:tab/><text:span text:style-name="T192">2**3 = 2 to the power of 3 (2x2x2)</text:span></text:p>
      <text:p text:style-name="P84"><text:tab/><text:tab/><text:span text:style-name="T147">Concatenate</text:span><text:span text:style-name="T193"> strings </text:span><text:span text:style-name="T194">using</text:span><text:span text:style-name="T193"> +</text:span></text:p>
      <text:p text:style-name="P284"><text:span text:style-name="T49"><text:tab/><text:tab/><text:tab/></text:span><text:span text:style-name="T50">eg. </text:span><text:span text:style-name="T51">StringA + StringB = StringAStringB → Separate using + ‘ ‘ +</text:span></text:p>
      <text:p text:style-name="P274"/>
      <text:p text:style-name="P284"><text:span text:style-name="T51"><text:tab/></text:span><text:span text:style-name="T7">Assignment operators ‘=’</text:span></text:p>
      <text:p text:style-name="P274"><text:tab/><text:tab/>let x = 10 + 5 → ‘=’ <text:s/>an operator</text:p>
      <text:p text:style-name="P275"><text:tab/><text:tab/></text:p>
      <text:p text:style-name="P285"><text:span text:style-name="T21"><text:tab/><text:tab/>PlusEquals</text:span><text:span text:style-name="T51">: x </text:span><text:span text:style-name="T21">+= </text:span><text:span text:style-name="T51">10</text:span></text:p>
      <text:p text:style-name="P275"><text:tab/><text:tab/><text:tab/>Same as: x = x + 10</text:p>
      <text:p text:style-name="P275"/>
      <text:p text:style-name="P285"><text:span text:style-name="T51"><text:tab/><text:tab/></text:span><text:span text:style-name="T21">TimesEqual</text:span><text:span text:style-name="T51">: x </text:span><text:span text:style-name="T21">*=</text:span><text:span text:style-name="T51"> 4</text:span></text:p>
      <text:p text:style-name="P275"><text:tab/><text:tab/><text:tab/>same as: x = x * 4</text:p>
      <text:p text:style-name="P275"><text:tab/></text:p>
      <text:p text:style-name="P285"><text:span text:style-name="T21"><text:tab/><text:tab/>PlusPlus:</text:span><text:span text:style-name="T51"> x </text:span><text:span text:style-name="T21">++</text:span><text:span text:style-name="T51"> </text:span><text:span text:style-name="T52">(increment) → AFTER operand = +1 at next use</text:span></text:p>
      <text:p text:style-name="P276"><text:tab/><text:tab/><text:tab/><text:tab/><text:tab/><text:tab/> <text:s text:c="2"/>BEFORE operand = +1 now</text:p>
      <text:p text:style-name="P274"><text:tab/><text:tab/><text:tab/><text:tab/>same as x = x + 1</text:p>
      <text:p text:style-name="P284"><text:span text:style-name="T51"><text:tab/><text:tab/></text:span><text:span text:style-name="T21">MinusMinus:</text:span><text:span text:style-name="T51"> x - - → </text:span><text:span text:style-name="T52">After operand = -1 at next use, BEFPRE = -1 now</text:span></text:p>
      <text:p text:style-name="P274"><text:tab/><text:tab/><text:tab/>same as x = x -1</text:p>
      <text:p text:style-name="P284"><text:soft-page-break/><text:span text:style-name="T51"><text:tab/></text:span><text:span text:style-name="T7">Comparison operators &gt;, &lt;, &gt;=, &lt;=</text:span></text:p>
      <text:p text:style-name="P274"><text:tab/><text:tab/>console.log(ageJonas &gt; ageSarah) → True</text:p>
      <text:p text:style-name="P85"><text:tab/><text:tab/><text:span text:style-name="T194">console.log(ageSarah &gt;= 18) → True</text:span></text:p>
      <text:p text:style-name="P85"/>
      <text:p text:style-name="P85"><text:tab/><text:tab/><text:span text:style-name="T194">storing Boolean value from comparison:</text:span></text:p>
      <text:p text:style-name="P85"><text:tab/><text:tab/><text:tab/><text:span text:style-name="T194">let isFullAge = ageSarah &gt;= 18;</text:span></text:p>
      <text:p text:style-name="P85"><text:tab/><text:tab/><text:tab/><text:span text:style-name="T194">isFullAge = True</text:span></text:p>
      <text:p text:style-name="P85"><text:tab/><text:tab/></text:p>
      <text:p text:style-name="P69">Operator Precedence</text:p>
      <text:p text:style-name="P85"><text:tab/><text:span text:style-name="T195">now–1991 &gt; now-2018 = True</text:span></text:p>
      <text:p text:style-name="P85"><text:tab/><text:tab/><text:span text:style-name="T195">How does JS know which operator (- or &gt;) to use first?</text:span></text:p>
      <text:p text:style-name="P85"/>
      <text:p text:style-name="P86"><text:tab/>Precendence order table on mdn operator precedence shows values</text:p>
      <text:p text:style-name="P86"/>
      <text:p text:style-name="P11"/>
      <text:p text:style-name="P11">Strings and Template Literals</text:p>
      <text:p text:style-name="P87">When concatenating strings and numbers, JS automatically converts numbers → strings</text:p>
      <text:p text:style-name="P11"/>
      <text:p text:style-name="P88"><text:tab/><text:span text:style-name="T2">Template literals </text:span><text:span text:style-name="T8">(Very often used)</text:span></text:p>
      <text:p text:style-name="P286"><text:span text:style-name="T53"><text:tab/>When concatenating complex strings, keeping track of spaces </text:span><text:span text:style-name="T54">and</text:span><text:span text:style-name="T53"> quotes can be difficult</text:span></text:p>
      <text:p text:style-name="P88"><text:tab/></text:p>
      <text:p text:style-name="P88"><text:tab/>1. Use <text:span text:style-name="T145">backticks ``</text:span> to write template</text:p>
      <text:p text:style-name="P88"><text:tab/><text:tab/>const chris = `I’m `</text:p>
      <text:p text:style-name="P88"><text:tab/></text:p>
      <text:p text:style-name="P88"><text:tab/>2. Insert variables using <text:span text:style-name="T145">${…} Dollar Brackets</text:span></text:p>
      <text:p text:style-name="P88"><text:span text:style-name="T145"><text:tab/></text:span><text:span text:style-name="T196"><text:tab/>const chris = `I’m ${firstName}`</text:span></text:p>
      <text:p text:style-name="P128"><text:tab/></text:p>
      <text:p text:style-name="P129"><text:tab/>3. Keep adding values</text:p>
      <text:p text:style-name="P129"><text:tab/><text:tab/>const chris `I’m ${firstName}, a ${currentYear – birthYear} years old ${job}!`</text:p>
      <text:p text:style-name="P129"><text:tab/><text:tab/><text:tab/>Math operators can be used</text:p>
      <text:p text:style-name="P129"/>
      <text:p text:style-name="P88"><text:span text:style-name="T197"><text:tab/></text:span><text:span text:style-name="T148">NEW LINE using template strings</text:span></text:p>
      <text:p text:style-name="P130"><text:tab/><text:tab/>Previously, need to use \n to indicate new string, but </text:p>
      <text:p text:style-name="P130"><text:tab/><text:tab/>Template strings accepts RETURN as new lines.</text:p>
      <text:p text:style-name="P131"><text:tab/><text:tab/></text:p>
      <text:p text:style-name="P12"><text:span text:style-name="T196">Taking Decisions </text:span><text:span text:style-name="T198">(important)</text:span></text:p>
      <text:p text:style-name="P287"><text:span text:style-name="T56">Using If </text:span><text:span text:style-name="T57">Else </text:span><text:span text:style-name="T56">Statement to </text:span><text:span text:style-name="T57">control code. If() {}else{}</text:span></text:p>
      <text:p text:style-name="P132"/>
      <text:p text:style-name="P288">if (condition) {code}</text:p>
      <text:p text:style-name="P132"><text:tab/>When condition = True, code in {…} will be executed</text:p>
      <text:p text:style-name="P132"/>
      <text:p text:style-name="P132"><text:tab/>Writing a False code path directly after True code.</text:p>
      <text:p text:style-name="P132"><text:tab/><text:tab/>if (condition) {</text:p>
      <text:p text:style-name="P89"><text:span text:style-name="T196"><text:tab/><text:tab/><text:tab/>True code}</text:span><text:span text:style-name="T173"> </text:span><text:span text:style-name="T253">else {</text:span></text:p>
      <text:p text:style-name="P288"><text:span text:style-name="T251"><text:tab/><text:tab/><text:tab/><text:tab/></text:span>False code}</text:p>
      <text:p text:style-name="P132"><text:tab/></text:p>
      <text:p text:style-name="P98"><text:span text:style-name="T188">Variables declared INSIDE blocks will not be accessible OUTSIDE</text:span><text:span text:style-name="T245"> </text:span><text:span text:style-name="T196">of block →</text:span></text:p>
      <text:p text:style-name="P98"><text:span text:style-name="T196"><text:tab/>Need to first declare </text:span><text:span text:style-name="T173">EMPTY VARIABLES</text:span><text:span text:style-name="T196"> before code block</text:span></text:p>
      <text:p text:style-name="P133"><text:tab/><text:tab/>let century;</text:p>
      <text:p text:style-name="P133"><text:tab/><text:tab/>if (birthYear……) {…} else{…}</text:p>
      <text:p text:style-name="P133"/>
      <text:p text:style-name="P134">Extending: if (condition) {…} else if {…} else {…} → testing conditions in order</text:p>
      <text:p text:style-name="P22"><text:soft-page-break/>Type Conversion and Coercion</text:p>
      <text:p text:style-name="P99"><text:span text:style-name="T145">Conversion</text:span><text:span text:style-name="T196"> = Manually convert from one type to another</text:span></text:p>
      <text:p text:style-name="P99"><text:span text:style-name="T145">Coercion</text:span><text:span text:style-name="T196"> = Automatic converts types behind the scenes</text:span></text:p>
      <text:p text:style-name="P135"/>
      <text:p text:style-name="P13"><text:span text:style-name="T55"><text:tab/></text:span><text:span text:style-name="T196">Conversion </text:span><text:span text:style-name="T58">eg Dealing with input values</text:span></text:p>
      <text:p text:style-name="P136"><text:tab/><text:tab/>const inputYear = ‘1991’</text:p>
      <text:p text:style-name="P135"><text:tab/><text:tab/><text:tab/>inputYear + 18 → 199118 because adding to strings = concatenate strings. </text:p>
      <text:p text:style-name="P135"/>
      <text:p text:style-name="P99"><text:span text:style-name="T145">Number() function</text:span><text:span text:style-name="T196"> to convert ‘1991’ STRING to NUMBER</text:span></text:p>
      <text:p text:style-name="P99"><text:span text:style-name="T196"><text:tab/>Number(inputYear</text:span><text:span text:style-name="T199">)</text:span><text:span text:style-name="T196"> + 18 = 2009</text:span></text:p>
      <text:p text:style-name="P135"><text:tab/><text:tab/></text:p>
      <text:p text:style-name="P99"><text:span text:style-name="T196"><text:tab/></text:span><text:span text:style-name="T199">Converting impossible strings</text:span></text:p>
      <text:p text:style-name="P99"><text:span text:style-name="T199"><text:tab/><text:tab/>Number(‘Jonas”) = </text:span><text:span text:style-name="T149">NaN</text:span><text:span text:style-name="T199"> (Not a Number)</text:span></text:p>
      <text:p text:style-name="P137"><text:tab/><text:tab/><text:tab/>typeof NaN = number (still a number, but an invalid number)</text:p>
      <text:p text:style-name="P137"/>
      <text:p text:style-name="P99"><text:span text:style-name="T150">String() function</text:span><text:span text:style-name="T200"> to convert numbers to string</text:span></text:p>
      <text:p text:style-name="P138"><text:tab/>String(23) </text:p>
      <text:p text:style-name="P135"><text:tab/></text:p>
      <text:p text:style-name="P99"><text:span text:style-name="T196"><text:tab/></text:span><text:span text:style-name="T10">JS has Type Coercion </text:span><text:span text:style-name="T11">(can be confusing)</text:span></text:p>
      <text:p text:style-name="P139">Plus operator</text:p>
      <text:p text:style-name="P139">eg console.log(‘I am ‘ + 23 + ‘ years old’)</text:p>
      <text:p text:style-name="P291"><text:span text:style-name="T59"><text:tab/>→ </text:span><text:span text:style-name="T22">+plus operator triggers a coercion</text:span><text:span text:style-name="T59">, converts number into string </text:span></text:p>
      <text:p text:style-name="P139"/>
      <text:p text:style-name="P139">Minus operator</text:p>
      <text:p text:style-name="P139">eg console.log(‘23’ – ‘10’ – 3) </text:p>
      <text:p text:style-name="P100"><text:span text:style-name="T196"><text:tab/>→ </text:span><text:span text:style-name="T145">-Minus operator triggers coercion</text:span><text:span text:style-name="T196">, coverts strings into numbers</text:span></text:p>
      <text:p text:style-name="P139"/>
      <text:p text:style-name="P139">PLUS = converts number into string</text:p>
      <text:p text:style-name="P139">MINUS = converts string into number</text:p>
      <text:p text:style-name="P139">MULTIPLE &amp; DIVIDE = converts strings into numbers</text:p>
      <text:p text:style-name="P139"/>
      <text:p text:style-name="P100"><text:span text:style-name="T196"><text:tab/></text:span><text:span text:style-name="T201">eg n = ‘1’ + 1</text:span></text:p>
      <text:p text:style-name="P140"><text:tab/><text:tab/>n = n – 1 </text:p>
      <text:p text:style-name="P140"><text:tab/><text:tab/>n = 10</text:p>
      <text:p text:style-name="P140"/>
      <text:p text:style-name="P14"><text:span text:style-name="T201">T</text:span><text:span text:style-name="T196">ruthy and Falsy values</text:span></text:p>
      <text:p text:style-name="P101"><text:span text:style-name="T201">F</text:span><text:span text:style-name="T196">alsy = values that are not false, but will be false when converted to Boolean.</text:span></text:p>
      <text:p text:style-name="P141"><text:tab/>0, ‘’, undefined, null, NaN</text:p>
      <text:p text:style-name="P141"/>
      <text:p text:style-name="P141">Truthy = all other values will be converted to True</text:p>
      <text:p text:style-name="P141"/>
      <text:p text:style-name="P141">Check using Boolean() function</text:p>
      <text:p text:style-name="P141"><text:tab/>eg Boolean(0) → false</text:p>
      <text:p text:style-name="P141"><text:tab/>eg Boolean(‘James’) → True</text:p>
      <text:p text:style-name="P141"/>
      <text:p text:style-name="P141">In practice, conversion to Boolean is implicit (coercion) that JS does. When does it happen?</text:p>
      <text:p text:style-name="P141">1. Using logical operators</text:p>
      <text:p text:style-name="P141">2. In logical context, such as condition of If Else statement</text:p>
      <text:p text:style-name="P142"><text:tab/>eg const money = 0. </text:p>
      <text:p text:style-name="P102"><text:span text:style-name="T196"><text:tab/><text:tab/></text:span><text:span text:style-name="T145">if (money) </text:span><text:span text:style-name="T196">{…} → JS will convert variable money into Boolean </text:span></text:p>
      <text:p text:style-name="P142"><text:tab/>eg let height;<text:tab/><text:tab/></text:p>
      <text:p text:style-name="P142"><text:tab/><text:tab/>if (height) {….} → Falsy value, variable is UNDEFINED</text:p>
      <text:p text:style-name="P23"><text:soft-page-break/>Equality operators == vs ===</text:p>
      <text:p text:style-name="P292"><text:span text:style-name="T125">=== </text:span><text:span text:style-name="T39">strict</text:span><text:span text:style-name="T125"> </text:span><text:span text:style-name="T60">equality operator</text:span></text:p>
      <text:p text:style-name="P143"><text:tab/>eg if (age===18) console.log(‘just turned 18’)</text:p>
      <text:p text:style-name="P143"><text:tab/>Must be the exact same value, same data type</text:p>
      <text:p text:style-name="P143"><text:tab/></text:p>
      <text:p text:style-name="P143"/>
      <text:p text:style-name="P103"><text:span text:style-name="T239">== </text:span><text:span text:style-name="T173">loose</text:span><text:span text:style-name="T196"> equality operator</text:span></text:p>
      <text:p text:style-name="P103"><text:span text:style-name="T196"><text:tab/>Does type </text:span><text:span text:style-name="T145">coercion</text:span></text:p>
      <text:p text:style-name="P143"><text:tab/><text:tab/>e.g. string can be compared to number</text:p>
      <text:p text:style-name="P143"><text:tab/><text:tab/><text:tab/>‘18’ == 18 → True</text:p>
      <text:p text:style-name="P103"><text:span text:style-name="T196"><text:tab/></text:span><text:span text:style-name="T202">General rule for clean code → when comparing value, avoid loose operator.</text:span></text:p>
      <text:p text:style-name="P144"/>
      <text:p text:style-name="P103"><text:span text:style-name="T174">!</text:span><text:span text:style-name="T175">== strict different</text:span><text:span text:style-name="T151"> </text:span><text:span text:style-name="T203">operator</text:span></text:p>
      <text:p text:style-name="P103"><text:span text:style-name="T175">!= loose</text:span><text:span text:style-name="T240"> </text:span><text:span text:style-name="T203">different operator</text:span></text:p>
      <text:p text:style-name="P144"/>
      <text:p text:style-name="P143"/>
      <text:p text:style-name="P24">Asking for user input</text:p>
      <text:p text:style-name="P104"><text:span text:style-name="T173">prompt()</text:span><text:span text:style-name="T145"> </text:span><text:span text:style-name="T196">function</text:span></text:p>
      <text:p text:style-name="P145"><text:tab/>eg prompt(“What is your favourite number?”)</text:p>
      <text:p text:style-name="P145">Store value: by assigning to variable</text:p>
      <text:p text:style-name="P145"><text:tab/>const favourite = prompt(“…”)</text:p>
      <text:p text:style-name="P145"/>
      <text:p text:style-name="P105"><text:span text:style-name="T196">Answer of</text:span><text:span text:style-name="T239"> user input returns </text:span><text:span text:style-name="T173">String</text:span><text:span text:style-name="T196"> → Cannot use Strict === for conditions</text:span></text:p>
      <text:p text:style-name="P105"><text:span text:style-name="T196"><text:tab/>Convert to Number using </text:span><text:span text:style-name="T173">Number() function</text:span></text:p>
      <text:p text:style-name="P146"><text:tab/><text:tab/>eg const favourite = Number(prompt(“favourite number?”))</text:p>
      <text:p text:style-name="P146"/>
      <text:p text:style-name="P25">Boolean Logic</text:p>
      <text:p text:style-name="P147">Use True and False values to solve complex problems.</text:p>
      <text:p text:style-name="P147"><text:tab/>And, Or, Not Operators</text:p>
      <text:p text:style-name="P147"/>
      <text:p text:style-name="P106"><text:span text:style-name="T196"><text:tab/></text:span><text:span text:style-name="T5">And</text:span><text:span text:style-name="T9"> operator </text:span><text:span text:style-name="T12">‘&amp;&amp;’</text:span></text:p>
      <text:p text:style-name="P147"><text:tab/>Truth table → True only if ALL variables are true</text:p>
      <text:p text:style-name="P147"><text:tab/></text:p>
      <text:p text:style-name="P106"><text:span text:style-name="T196"><text:tab/></text:span><text:span text:style-name="T5">Or</text:span><text:span text:style-name="T9"> operator ‘</text:span><text:span text:style-name="T12">| |’ </text:span></text:p>
      <text:p text:style-name="P147"><text:tab/>True if ONE variable is true</text:p>
      <text:p text:style-name="P147"><text:tab/></text:p>
      <text:p text:style-name="P106"><text:span text:style-name="T196"><text:tab/></text:span><text:span text:style-name="T9">Not operator “!”</text:span></text:p>
      <text:p text:style-name="P147"><text:tab/>Inverts true/false value.</text:p>
      <text:p text:style-name="P147"><text:tab/><text:tab/>Eg A = True. Not A = False</text:p>
      <text:p text:style-name="P147"/>
      <text:p text:style-name="P106"><text:span text:style-name="T196"><text:tab/></text:span><text:span text:style-name="T204">eg !A and B (true and true) = True</text:span></text:p>
      <text:p text:style-name="P148"/>
      <text:p text:style-name="P15"><text:span text:style-name="T204">L</text:span><text:span text:style-name="T196">ogical Operators</text:span></text:p>
      <text:p text:style-name="P149">hasLicense = true</text:p>
      <text:p text:style-name="P149">hasGoodVision = true</text:p>
      <text:p text:style-name="P149">isTired = false</text:p>
      <text:p text:style-name="P107"><text:span text:style-name="T196"><text:tab/>if (hasLicense &amp;&amp; hasGoodVision &amp;&amp; </text:span><text:span text:style-name="T145">!isTired</text:span><text:span text:style-name="T196">) → Sarah can drive</text:span></text:p>
      <text:p text:style-name="P149"/>
      <text:p text:style-name="P107"><text:span text:style-name="T196"><text:s/></text:span><text:span text:style-name="T205">U</text:span><text:span text:style-name="T196">se !NOT operator to convert isTired to desired condition</text:span></text:p>
      <text:p text:style-name="P149"/>
      <text:p text:style-name="P108"><text:span text:style-name="T196">if (scoreA &gt; scoreB &amp;&amp; scoreA &gt;</text:span><text:span text:style-name="T206">=</text:span><text:span text:style-name="T196"> 100) <text:tab/></text:span><text:span text:style-name="T206">True and True = True</text:span></text:p>
      <text:p text:style-name="P109"><text:span text:style-name="T206">i</text:span><text:span text:style-name="T196">f (scoreA &gt; scoreB &amp;&amp; scoreA &lt;= 100)</text:span></text:p>
      <text:p text:style-name="P26"><text:soft-page-break/>Switch Statement</text:p>
      <text:p text:style-name="P293"><text:span text:style-name="T61">Alternat</text:span><text:span text:style-name="T63">e</text:span><text:span text:style-name="T61"> way to write If Else statements </text:span><text:span text:style-name="T63">to</text:span><text:span text:style-name="T61"> </text:span><text:span text:style-name="T63">compare what</text:span><text:span text:style-name="T61"> one value </text:span><text:span text:style-name="T63">EQUALS to, with multiple paths. G</text:span><text:span text:style-name="T64">oal is NOT to compare.</text:span></text:p>
      <text:p text:style-name="P150"><text:tab/>1. Create a variable (code or prompt)</text:p>
      <text:p text:style-name="P150"><text:tab/><text:tab/>const day = ‘monday’</text:p>
      <text:p text:style-name="P110"><text:span text:style-name="T196"><text:tab/>2. Run variable in s</text:span><text:span text:style-name="T173">witch() function</text:span></text:p>
      <text:p text:style-name="P150"><text:tab/><text:tab/>switch(day) {}</text:p>
      <text:p text:style-name="P150"><text:tab/>3. Enter all possible values, and the actions to take for each value</text:p>
      <text:p text:style-name="P110"><text:span text:style-name="T196"><text:tab/><text:tab/>Separate using </text:span><text:span text:style-name="T173">CASE</text:span><text:span text:style-name="T196"> and </text:span><text:span text:style-name="T173">BREAK</text:span></text:p>
      <text:p text:style-name="P110"><text:span text:style-name="T187"><text:tab/><text:tab/></text:span><text:span text:style-name="T176">Default </text:span><text:span text:style-name="T243">to set message/action for all other input</text:span></text:p>
      <text:p text:style-name="P110"><text:span text:style-name="T243"><text:tab/><text:tab/></text:span><text:span text:style-name="T244">WITHOUT BREAK = code continues until next break</text:span></text:p>
      <text:p text:style-name="P150"/>
      <text:p text:style-name="P150"><text:tab/>switch(day) {</text:p>
      <text:p text:style-name="P150"><text:tab/><text:tab/>case ‘monday’:</text:p>
      <text:p text:style-name="P150"><text:tab/><text:tab/><text:tab/>console.log(‘first work day’);</text:p>
      <text:p text:style-name="P150"><text:tab/><text:tab/><text:tab/>break;</text:p>
      <text:p text:style-name="P151"><text:tab/><text:tab/>case ‘tuesday’:</text:p>
      <text:p text:style-name="P294"><text:span text:style-name="T61"><text:tab/><text:tab/>case ‘</text:span><text:span text:style-name="T62">wednesday</text:span><text:span text:style-name="T61">’:</text:span></text:p>
      <text:p text:style-name="P294"><text:span text:style-name="T61"><text:tab/><text:tab/><text:tab/>console.log(‘</text:span><text:span text:style-name="T62">other</text:span><text:span text:style-name="T61"> work day</text:span><text:span text:style-name="T62">s</text:span><text:span text:style-name="T61">’);</text:span></text:p>
      <text:p text:style-name="P151"><text:tab/><text:tab/><text:tab/>break;<text:tab/><text:tab/></text:p>
      <text:p text:style-name="P110"><text:span text:style-name="T196"><text:tab/><text:tab/></text:span><text:span text:style-name="T207">default:</text:span></text:p>
      <text:p text:style-name="P294"><text:span text:style-name="T62"><text:tab/><text:tab/><text:tab/></text:span><text:span text:style-name="T61">console.log(‘</text:span><text:span text:style-name="T62">not a valid enter a</text:span><text:span text:style-name="T61"> day’);</text:span><text:span text:style-name="T62">}</text:span></text:p>
      <text:p text:style-name="P152"/>
      <text:p text:style-name="P16"><text:span text:style-name="T208">S</text:span><text:span text:style-name="T196">tatement and Expressions</text:span></text:p>
      <text:p text:style-name="P111"><text:span text:style-name="T145">Expression</text:span><text:span text:style-name="T196"> = code that creates value (eg 3+4, eg 1991, eg true&amp;&amp;false)</text:span></text:p>
      <text:p text:style-name="P112"/>
      <text:p text:style-name="P111"><text:span text:style-name="T145">Statement</text:span><text:span text:style-name="T196"> = bigger code that is executed, but does not create value by itself</text:span></text:p>
      <text:p text:style-name="P112"><text:tab/>eg if (2&gt;1) {const str = ‘2 is bigger’}</text:p>
      <text:p text:style-name="P111"><text:span text:style-name="T196"><text:tab/><text:tab/>doesnt produce value, simply </text:span><text:span text:style-name="T9">declares variable</text:span><text:span text:style-name="T196">.</text:span></text:p>
      <text:p text:style-name="P112"/>
      <text:p text:style-name="P112">Statements are like full sentences that translate / call actions.</text:p>
      <text:p text:style-name="P112"/>
      <text:p text:style-name="P112">Distinction is important as JS requires Expressions &amp; Statements in different places</text:p>
      <text:p text:style-name="P112"><text:tab/>eg Template literal only accepts Expressions</text:p>
      <text:p text:style-name="P112"><text:tab/><text:tab/>Not statements</text:p>
      <text:p text:style-name="P111"><text:span text:style-name="T196"><text:tab/><text:tab/>eg console.log(`I’m ${age} years old </text:span><text:span text:style-name="T266">${if 23&gt;10}</text:span><text:span text:style-name="T196"> = ERROR</text:span></text:p>
      <text:p text:style-name="P112"/>
      <text:p text:style-name="P27">‘?’ Conditional (Ternary) Operator</text:p>
      <text:p text:style-name="P295"><text:span text:style-name="T66">Similar to If Else statement, </text:span><text:span text:style-name="T67">but </text:span><text:span text:style-name="T70">written in one line with Three</text:span><text:span text:style-name="T67"> parts (ternary)</text:span></text:p>
      <text:p text:style-name="P153"><text:tab/>Condition, True, Else</text:p>
      <text:p text:style-name="P298"><text:span text:style-name="T65"><text:tab/><text:tab/></text:span><text:span text:style-name="T70">Separate u</text:span><text:span text:style-name="T65">sing ?Question mark and :Colon</text:span></text:p>
      <text:p text:style-name="P301"><text:span text:style-name="T65">U</text:span><text:span text:style-name="T55">seful for quick decisions</text:span></text:p>
      <text:p text:style-name="P112"/>
      <text:p text:style-name="P95">Condition ? True-Code : Else-code</text:p>
      <text:p text:style-name="P113">age&gt;=18 ? Console.log(‘above 18’) : console.log(‘under 18’)</text:p>
      <text:p text:style-name="P113"/>
      <text:p text:style-name="P299"><text:span text:style-name="T68">Operators </text:span><text:span text:style-name="T72">are</text:span><text:span text:style-name="T69"> </text:span><text:span text:style-name="T23">Expressions</text:span><text:span text:style-name="T68">. </text:span><text:span text:style-name="T72">Produces value and c</text:span><text:span text:style-name="T68">an be assigned to variables</text:span></text:p>
      <text:p text:style-name="P299"><text:span text:style-name="T68"><text:tab/>eg const drink = age&gt;= 18</text:span><text:span text:style-name="T23"> ? </text:span><text:span text:style-name="T68">‘wine’</text:span><text:span text:style-name="T23"> : </text:span><text:span text:style-name="T68">‘water’;</text:span></text:p>
      <text:p text:style-name="P299"><text:span text:style-name="T68"><text:tab/><text:tab/></text:span><text:span text:style-name="T69">drink = wine</text:span></text:p>
      <text:p text:style-name="P154"/>
      <text:p text:style-name="P300"><text:span text:style-name="T69">B</text:span><text:span text:style-name="T55">ECAUSE Ternary operator is an </text:span><text:span text:style-name="T71">E</text:span><text:span text:style-name="T55">xpression, can be used in Template Literal</text:span></text:p>
      <text:p text:style-name="P300"><text:span text:style-name="T55"><text:tab/>console.log(`I like the drink ${</text:span><text:span text:style-name="T19">age &gt;= 18?’wine’:’water’</text:span><text:span text:style-name="T55">}`)</text:span></text:p>
      <text:p text:style-name="P28"><text:soft-page-break/>Javascript Releases</text:p>
      <text:p text:style-name="P155">History: ECMAscript (ES1) is the first official standard for JS</text:p>
      <text:p text:style-name="P232"><text:span text:style-name="T196"><text:tab/></text:span><text:span text:style-name="T145">ES5</text:span><text:span text:style-name="T196"> </text:span></text:p>
      <text:p text:style-name="P232"><text:span text:style-name="T196"><text:tab/><text:tab/></text:span><text:span text:style-name="T209">Fully supported in ALL browsers (even IE)</text:span></text:p>
      <text:p text:style-name="P232"><text:span text:style-name="T196"><text:tab/></text:span><text:span text:style-name="T145">ES6+</text:span><text:span text:style-name="T196"> (biggest update in 2015)</text:span></text:p>
      <text:p text:style-name="P232"><text:span text:style-name="T196"><text:tab/><text:tab/></text:span><text:span text:style-name="T209">Modern JS</text:span></text:p>
      <text:p text:style-name="P156"><text:tab/><text:tab/>Well supported in most modern browsers. No support in older browsers</text:p>
      <text:p text:style-name="P156"><text:tab/><text:tab/>Most features usable with transpiling + polyfilling</text:p>
      <text:p text:style-name="P232"><text:span text:style-name="T196"><text:tab/></text:span><text:span text:style-name="T145">ESNEXT</text:span><text:span text:style-name="T196"> (annual release)</text:span></text:p>
      <text:p text:style-name="P232"><text:span text:style-name="T196"><text:tab/><text:tab/></text:span><text:span text:style-name="T210">Browsers can use features while in Stage3 (development)</text:span></text:p>
      <text:p text:style-name="P158"/>
      <text:p text:style-name="P158">Backwards compatibility works in JS → DON”T BREAK WEB Principle </text:p>
      <text:p text:style-name="P158"><text:tab/>Nothing removed, new features added</text:p>
      <text:p text:style-name="P158"/>
      <text:p text:style-name="P157">Not forwards compatible. How can we use modernJS today?</text:p>
      <text:p text:style-name="P157"><text:tab/>Ensure browser is up-to-date during Development</text:p>
      <text:p text:style-name="P302"><text:span text:style-name="T73"><text:tab/>Use </text:span><text:span text:style-name="T24">Babel</text:span><text:span text:style-name="T73"> to transpile code (convert) to ensure browser compatibility for all users </text:span></text:p>
      <text:p text:style-name="P157"><text:tab/><text:tab/>Back to ES5</text:p>
      <text:p text:style-name="P157"/>
      <text:p text:style-name="P17"><text:span text:style-name="T209">S</text:span><text:span text:style-name="T196">ection 3 – JS Fundamentals Part 2</text:span></text:p>
      <text:p text:style-name="P159"/>
      <text:p text:style-name="P29">Activating Strict Mode</text:p>
      <text:p text:style-name="P159">Very first statement in JS file</text:p>
      <text:p text:style-name="P233"><text:span text:style-name="T196"><text:tab/></text:span><text:span text:style-name="T173">‘use strict’;</text:span></text:p>
      <text:p text:style-name="P159"/>
      <text:p text:style-name="P114">Strict mode helps write more Secure code. Avoid accidental areas.</text:p>
      <text:p text:style-name="P114"><text:tab/>Forbids certain actions, Create visible errors in Developer Console.</text:p>
      <text:p text:style-name="P114"/>
      <text:p text:style-name="P115"><text:span text:style-name="T273"><text:tab/>Also </text:span>reserves variable names for future features</text:p>
      <text:p text:style-name="P115"><text:tab/><text:tab/>eg const interface = ERRO<text:span text:style-name="T272">R</text:span></text:p>
      <text:p text:style-name="P115"/>
      <text:p text:style-name="P18">Functions</text:p>
      <text:p text:style-name="P116">Piece of code that can be re-used. </text:p>
      <text:p text:style-name="P116">Variable holds value, Function holds 1+ lines of code.</text:p>
      <text:p text:style-name="P116"/>
      <text:p text:style-name="P116">Declaring a function:</text:p>
      <text:p text:style-name="P116"><text:tab/><text:span text:style-name="T173">function name() {code}</text:span></text:p>
      <text:p text:style-name="P116"/>
      <text:p text:style-name="P117"><text:span text:style-name="T274">Specify Parameter in functions → </text:span><text:span text:style-name="T276">Create space f</text:span><text:span text:style-name="T274">or enter</text:span><text:span text:style-name="T275">ing</text:span><text:span text:style-name="T274"> arguments</text:span></text:p>
      <text:p text:style-name="P118"><text:tab/><text:span text:style-name="T277">Parameters</text:span> are variables that will be called when passed into function.</text:p>
      <text:p text:style-name="P306"><text:span text:style-name="T74"><text:tab/></text:span><text:span text:style-name="T254">function </text:span><text:span text:style-name="T255">name(parameters)</text:span><text:span text:style-name="T259"> {</text:span></text:p>
      <text:p text:style-name="P306"><text:span text:style-name="T264"><text:tab/><text:tab/></text:span><text:span text:style-name="T261">const variable = x</text:span></text:p>
      <text:p text:style-name="P306"><text:span text:style-name="T263"><text:tab/><text:tab/></text:span><text:span text:style-name="T256">return</text:span><text:span text:style-name="T261"> variable</text:span><text:span text:style-name="T260">}</text:span></text:p>
      <text:p text:style-name="P119"><text:tab/><text:tab/><text:tab/>eg function fruitProcessor(apples, oranges) {</text:p>
      <text:p text:style-name="P119"><text:tab/><text:tab/><text:tab/><text:tab/>const juice = `Juice with ${apple} apples and ${orange} oranges`;</text:p>
      <text:p text:style-name="P303"><text:span text:style-name="T76"><text:tab/><text:tab/><text:tab/><text:tab/></text:span><text:span text:style-name="T278">return</text:span><text:span text:style-name="T279"> juice.</text:span><text:span text:style-name="T76">}</text:span></text:p>
      <text:p text:style-name="P120"><text:tab/></text:p>
      <text:p text:style-name="P304"><text:span text:style-name="T76"><text:tab/></text:span><text:span text:style-name="T25">Return</text:span><text:span text:style-name="T77"> = </text:span><text:span text:style-name="T81">Used to specify what value is returned</text:span><text:span text:style-name="T78">. Function code is replaced by returned.</text:span></text:p>
      <text:p text:style-name="P303"><text:span text:style-name="T76"><text:tab/><text:tab/></text:span><text:span text:style-name="T81">Eg </text:span><text:span text:style-name="T79">Returns juice variable, </text:span><text:span text:style-name="T81">but </text:span><text:span text:style-name="T79">not globally accessible.</text:span><text:span text:style-name="T76"><text:tab/></text:span></text:p>
      <text:p text:style-name="P119"/>
      <text:p text:style-name="P305"><text:span text:style-name="T75"><text:tab/>C</text:span><text:span text:style-name="T78">reate variable to </text:span><text:span text:style-name="T26">capture</text:span><text:span text:style-name="T78"> function </text:span><text:span text:style-name="T80">value</text:span></text:p>
      <text:p text:style-name="P160"><text:tab/><text:tab/>const appleOrangeJuice = fruitProcessor(1,2)</text:p>
      <text:p text:style-name="P30"><text:soft-page-break/>Function declaration VS expression</text:p>
      <text:p text:style-name="P307"><text:span text:style-name="T82">Different ways of writing functions. </text:span><text:span text:style-name="T86">Personal preference</text:span></text:p>
      <text:p text:style-name="P310"><text:span text:style-name="T82">M</text:span><text:span text:style-name="T55">ain difference: </text:span></text:p>
      <text:p text:style-name="P161"><text:tab/>Function Declarations can be called BEFORE they are defined (but not a good idea)</text:p>
      <text:p text:style-name="P162">Recommended use: Expressions → Forces structure of first define, then call function.</text:p>
      <text:p text:style-name="P163"/>
      <text:p text:style-name="P163"/>
      <text:p text:style-name="P234"><text:span text:style-name="T9">Declaration</text:span><text:span text:style-name="T196"> = </text:span><text:span text:style-name="T145">Use Function() keyword</text:span><text:span text:style-name="T196"> to declare a function.</text:span></text:p>
      <text:p text:style-name="P235"><text:span text:style-name="T211"><text:tab/></text:span><text:span text:style-name="T196">Simplified return → unnecessary to declare variable and store calculation</text:span></text:p>
      <text:p text:style-name="P164"><text:tab/><text:tab/>eg function calcAge(birthYear){</text:p>
      <text:p text:style-name="P164"><text:tab/><text:tab/><text:tab/>return 2022 – birthYear}</text:p>
      <text:p text:style-name="P164"/>
      <text:p text:style-name="P47"><text:span text:style-name="T196">Function expression </text:span><text:span text:style-name="T213">(recommended)</text:span></text:p>
      <text:p text:style-name="P308"><text:span text:style-name="T83"><text:tab/></text:span><text:span text:style-name="T84">Functions without names, stored in a </text:span><text:span text:style-name="T27">Variable</text:span></text:p>
      <text:p text:style-name="P165"><text:tab/></text:p>
      <text:p text:style-name="P236"><text:span text:style-name="T212"><text:tab/>1. Do not specify a name. </text:span><text:span text:style-name="T196">Simply specify</text:span><text:span text:style-name="T145"> </text:span><text:span text:style-name="T196">parameters + code</text:span></text:p>
      <text:p text:style-name="P166"><text:tab/><text:tab/>function (birthYear) {</text:p>
      <text:p text:style-name="P166"><text:tab/><text:tab/><text:tab/>return 2022 – birthYear}</text:p>
      <text:p text:style-name="P166"/>
      <text:p text:style-name="P309"><text:span text:style-name="T83"><text:tab/></text:span><text:span text:style-name="T84">2. </text:span><text:span text:style-name="T40">Store function in a variable</text:span></text:p>
      <text:p text:style-name="P309"><text:span text:style-name="T84"><text:tab/><text:tab/></text:span><text:span text:style-name="T257">const calcAge </text:span><text:span text:style-name="T262">= function (birthYear) {code}</text:span></text:p>
      <text:p text:style-name="P167"><text:tab/><text:tab/></text:p>
      <text:p text:style-name="P309"><text:span text:style-name="T84"><text:tab/>To call </text:span><text:span text:style-name="T85">function</text:span><text:span text:style-name="T84">, simply create a variable to capture the value.</text:span></text:p>
      <text:p text:style-name="P309"><text:span text:style-name="T84"><text:tab/><text:tab/>Const age = calc</text:span><text:span text:style-name="T85">A</text:span><text:span text:style-name="T84">ge(1991)</text:span></text:p>
      <text:p text:style-name="P167"/>
      <text:p text:style-name="P310"><text:span text:style-name="T84">F</text:span><text:span text:style-name="T55">unctions are a value → can be stored in variables.</text:span></text:p>
      <text:p text:style-name="P161"/>
      <text:p text:style-name="P48"><text:span text:style-name="T196">Arrow Functions </text:span><text:span text:style-name="T216">=&gt;</text:span></text:p>
      <text:p text:style-name="P168">Simple form of function() that is faster to write. Useful for one-liner functions</text:p>
      <text:p text:style-name="P169"/>
      <text:p text:style-name="P239"><text:span text:style-name="T214">O</text:span><text:span text:style-name="T196">ne line of code = value automatically returned</text:span></text:p>
      <text:p text:style-name="P168"/>
      <text:p text:style-name="P94"><text:span text:style-name="T251"><text:tab/></text:span><text:span text:style-name="T252">parameter =&gt; code</text:span></text:p>
      <text:p text:style-name="P237"><text:span text:style-name="T215"><text:tab/>eg </text:span><text:span text:style-name="T196">Function expression = const calcAge2 = function (birthYear) {return 2022-birthYear}</text:span></text:p>
      <text:p text:style-name="P170"><text:tab/><text:tab/></text:p>
      <text:p text:style-name="P238"><text:span text:style-name="T196"><text:tab/></text:span><text:span text:style-name="T216">eg Above, </text:span><text:span text:style-name="T196">Written in Arrow function →</text:span></text:p>
      <text:p text:style-name="P237"><text:span text:style-name="T196"><text:tab/><text:tab/><text:tab/>const calcAge3 = </text:span><text:span text:style-name="T145">birthYear =&gt; 2022-birthYea</text:span><text:span text:style-name="T196">r</text:span></text:p>
      <text:p text:style-name="P171"/>
      <text:p text:style-name="P171"><text:tab/><text:tab/><text:tab/>Calling function (same as others) → calcAge3(1991)</text:p>
      <text:p text:style-name="P172"/>
      <text:p text:style-name="P49"><text:span text:style-name="T55"><text:tab/></text:span><text:span text:style-name="T196">Arrow for Multiple lines of code: </text:span><text:span text:style-name="T145">NEED RETURN + BRACES </text:span><text:span text:style-name="T196">(similar to other functions)</text:span></text:p>
      <text:p text:style-name="P239"><text:span text:style-name="T196"><text:tab/>const ageUntilRetire = birthYear =&gt; </text:span><text:span text:style-name="T145">{</text:span></text:p>
      <text:p text:style-name="P172"><text:tab/><text:tab/>…… </text:p>
      <text:p text:style-name="P239"><text:span text:style-name="T196"><text:tab/><text:tab/></text:span><text:span text:style-name="T145">return</text:span><text:span text:style-name="T196"> retirement</text:span><text:span text:style-name="T145">}</text:span></text:p>
      <text:p text:style-name="P171"/>
      <text:p text:style-name="P50"><text:span text:style-name="T55"><text:tab/></text:span><text:span text:style-name="T196">Arrow with Multiple Parameters </text:span><text:span text:style-name="T152"><text:s/></text:span><text:span text:style-name="T216">(similar to other functions)</text:span></text:p>
      <text:p text:style-name="P173"><text:tab/>Wrap parameters in parentheses (P1, P2)</text:p>
      <text:p text:style-name="P240"><text:span text:style-name="T196"><text:tab/><text:tab/>const yearsUntilRetire = </text:span><text:span text:style-name="T145">(birthYear, firstName)</text:span><text:span text:style-name="T196"> =&gt; {…..}</text:span></text:p>
      <text:p text:style-name="P173"/>
      <text:p text:style-name="P469">Fundamental differences: Arrow functions do NOT get “This” keyword.</text:p>
      <text:p text:style-name="P469"/>
      <text:p text:style-name="P469"/>
      <text:p text:style-name="P381"><text:soft-page-break/><text:span text:style-name="T217">F</text:span><text:span text:style-name="T196">unctions calling other functions</text:span></text:p>
      <text:p text:style-name="P331"/>
      <text:p text:style-name="P331">eg cut fruits THEN process juice</text:p>
      <text:p text:style-name="P331"/>
      <text:p text:style-name="P314"><text:span text:style-name="T280">1. </text:span>function cutFruitPieces(fruit) {</text:p>
      <text:p text:style-name="P314"><text:tab/>return fruit * 4;}</text:p>
      <text:p text:style-name="P331"/>
      <text:p text:style-name="P311"><text:span text:style-name="T218">2. </text:span><text:span text:style-name="T196">function fruitProcessor(apples, oranges) {</text:span></text:p>
      <text:p text:style-name="P311"><text:span text:style-name="T196"><text:tab/>const applePieces =</text:span><text:span text:style-name="T145"> cutFruitPieces(apple);</text:span></text:p>
      <text:p text:style-name="P311"><text:span text:style-name="T196"><text:tab/>const orangePieces = </text:span><text:span text:style-name="T145">cutFruitPiees(orange);</text:span></text:p>
      <text:p text:style-name="P331"><text:tab/></text:p>
      <text:p text:style-name="P331"><text:tab/>const juice = `Juice with ${applePieces} apples and ${orangePieces) orange`;</text:p>
      <text:p text:style-name="P331"/>
      <text:p text:style-name="P332">eg fruitProcessor(2, 3)</text:p>
      <text:p text:style-name="P332">1. variables applePieces and orangePieces store new values (eg 2*4)</text:p>
      <text:p text:style-name="P332">2. then new variable is called in Template Literal.</text:p>
      <text:p text:style-name="P332"/>
      <text:p text:style-name="P332"/>
      <text:p text:style-name="P392">Reviewing functions</text:p>
      <text:p text:style-name="P333">Parameters in different functions are NOT RELATED. They can have the same name.</text:p>
      <text:p text:style-name="P312"><text:span text:style-name="T196"><text:tab/>Eg function</text:span><text:span text:style-name="T281">(birthYear</text:span><text:span text:style-name="T196">, firstName) {</text:span></text:p>
      <text:p text:style-name="P312"><text:span text:style-name="T196"><text:tab/><text:tab/>const age = </text:span><text:span text:style-name="T145">calcAge</text:span><text:span text:style-name="T196">(</text:span><text:span text:style-name="T281">birthYear</text:span><text:span text:style-name="T196">) → uses the same value</text:span></text:p>
      <text:p text:style-name="P333"/>
      <text:p text:style-name="P312"><text:span text:style-name="T145"><text:tab/>calcAge</text:span><text:span text:style-name="T196"> = function(</text:span><text:span text:style-name="T290">birthYear</text:span><text:span text:style-name="T196">) {…} → takes on WHATEVER value is in ^ function</text:span></text:p>
      <text:p text:style-name="P334"/>
      <text:p text:style-name="P393">Return</text:p>
      <text:p text:style-name="P335">Return = immediate exits function</text:p>
      <text:p text:style-name="P398"><text:span text:style-name="T295">Return specific numbers → <text:s/></text:span><text:span text:style-name="T325"><text:s/>Parameters are a number, good practice to</text:span><text:span text:style-name="T327"> return a number.</text:span></text:p>
      <text:p text:style-name="P335"/>
      <text:p text:style-name="P335"><text:tab/>eg yearsUntilRetirement = function(birthYear, firstName) {</text:p>
      <text:p text:style-name="P335"><text:tab/><text:tab/>…</text:p>
      <text:p text:style-name="P335"><text:tab/><text:tab/>const retirement = 65-age;</text:p>
      <text:p text:style-name="P335"><text:tab/><text:tab/><text:tab/>if retirement &gt; 0 {</text:p>
      <text:p text:style-name="P335"><text:tab/><text:tab/><text:tab/><text:tab/>return retirement;</text:p>
      <text:p text:style-name="P313"><text:span text:style-name="T196"><text:tab/><text:tab/><text:tab/>else { </text:span><text:span text:style-name="T145">return -1</text:span><text:span text:style-name="T196">}</text:span></text:p>
      <text:p text:style-name="P335"/>
      <text:p text:style-name="P398"><text:span text:style-name="T333">-1 is a standard</text:span><text:span text:style-name="T295"> in programming that has no meaning. </text:span></text:p>
      <text:p text:style-name="P335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2"><text:soft-page-break/><text:span text:style-name="T196">1</text:span><text:span text:style-name="T379">st</text:span><text:span text:style-name="T196"> Data Structure → Arrays</text:span></text:p>
      <text:p text:style-name="P318"><text:span text:style-name="T196">2 most important data </text:span>structures<text:span text:style-name="T196">: </text:span>Arrays &amp; Objects</text:p>
      <text:p text:style-name="P318">Bundle values together for multiple variables (e.g. friend1=’Michael’, friend2’Jon’…….)</text:p>
      <text:p text:style-name="P318"/>
      <text:p text:style-name="P318">Array = A big container to store variables/data for later reference </text:p>
      <text:p text:style-name="P318"/>
      <text:p text:style-name="P383"><text:span text:style-name="T381">Creating an Array</text:span><text:tab/></text:p>
      <text:p text:style-name="P318"><text:tab/>Use <text:span text:style-name="T173">Square backets []</text:span></text:p>
      <text:p text:style-name="P318"><text:tab/><text:tab/>const friends = [‘Mike’, ‘Jon’, ‘Sam’]</text:p>
      <text:p text:style-name="P318"><text:tab/><text:tab/><text:tab/><text:span text:style-name="T380">(more common)</text:span></text:p>
      <text:p text:style-name="P318"><text:tab/>OR </text:p>
      <text:p text:style-name="P318"/>
      <text:p text:style-name="P318"><text:tab/>Use <text:span text:style-name="T173">new Array(…) </text:span><text:span text:style-name="T247">function</text:span></text:p>
      <text:p text:style-name="P318"><text:tab/><text:tab/>const years = new Array (1991, 1994, 2020);</text:p>
      <text:p text:style-name="P319"/>
      <text:p text:style-name="P384">Calling Array – <text:span text:style-name="T173">variable[X]</text:span></text:p>
      <text:p text:style-name="P319"><text:tab/>Arrays start with 0</text:p>
      <text:p text:style-name="P319"><text:tab/><text:tab/>eg friends[1] → ‘Jon’</text:p>
      <text:p text:style-name="P319"/>
      <text:p text:style-name="P399"><text:span text:style-name="T335">Finding number of elements in Array</text:span><text:span text:style-name="T296"> </text:span></text:p>
      <text:p text:style-name="P399"><text:span text:style-name="T296"><text:tab/>Use </text:span><text:span text:style-name="T326">.length Property</text:span></text:p>
      <text:p text:style-name="P319"><text:tab/><text:tab/>console.log(friends.length) → 3</text:p>
      <text:p text:style-name="P319"/>
      <text:p text:style-name="P401"><text:span text:style-name="T334">Retrieving elements using an </text:span><text:span text:style-name="T341">expression</text:span><text:span text:style-name="T294"> (eg .length)</text:span></text:p>
      <text:p text:style-name="P320"><text:tab/>friends[ friends.length – 1]<text:tab/>(last element)</text:p>
      <text:p text:style-name="P320"><text:tab/><text:tab/>= friends[2] → ‘Sam’</text:p>
      <text:p text:style-name="P319"/>
      <text:p text:style-name="P384">Mutate elements with Array</text:p>
      <text:p text:style-name="P319"><text:tab/>friends[2] = ‘Jay’ → replaces existing value.</text:p>
      <text:p text:style-name="P319"><text:tab/>Able to change CONST </text:p>
      <text:p text:style-name="P400"><text:span text:style-name="T294"><text:tab/><text:tab/></text:span><text:span text:style-name="T328">Array is NOT a primitive value</text:span><text:span text:style-name="T294"> (primitive value = immutable)</text:span></text:p>
      <text:p text:style-name="P400"><text:span text:style-name="T294"><text:tab/><text:tab/><text:tab/></text:span><text:span text:style-name="T297">but cannot replace entire array at once</text:span></text:p>
      <text:p text:style-name="P336"/>
      <text:p text:style-name="P394">Values stored</text:p>
      <text:p text:style-name="P336"><text:tab/>Array values can be variables and expressions</text:p>
      <text:p text:style-name="P336"><text:tab/><text:tab/>eg const Chris = [firstName, “asian”, 2022-1995]\</text:p>
      <text:p text:style-name="P402"><text:span text:style-name="T294"><text:tab/>Can also be </text:span><text:span text:style-name="T328">Array in an Array</text:span></text:p>
      <text:p text:style-name="P402"><text:span text:style-name="T294"><text:tab/><text:tab/>const Chris = [firstName, </text:span><text:span text:style-name="T328">friends</text:span><text:span text:style-name="T294">] </text:span></text:p>
      <text:p text:style-name="P336"/>
      <text:p text:style-name="P395">Calling Arrays in functions</text:p>
      <text:p text:style-name="P337">Can’t process the entire array. Needs to calculate individually</text:p>
      <text:p text:style-name="P338"/>
      <text:p text:style-name="P338">years = [1991, 1992, 1993]</text:p>
      <text:p text:style-name="P403"><text:span text:style-name="T297"><text:tab/>e</text:span><text:span text:style-name="T294">g const calcAge = birthYear =&gt; 2022 – birthYear</text:span></text:p>
      <text:p text:style-name="P403"><text:span text:style-name="T294"><text:tab/>const age1 = calcAge</text:span><text:span text:style-name="T298">(years[</text:span><text:span text:style-name="T294">0]</text:span><text:span text:style-name="T298">);</text:span></text:p>
      <text:p text:style-name="P405"><text:span text:style-name="T299"><text:tab/>const age2 = calcAge</text:span><text:span text:style-name="T298">(years[1</text:span><text:span text:style-name="T299">]</text:span><text:span text:style-name="T298">);</text:span></text:p>
      <text:p text:style-name="P404"><text:span text:style-name="T294"><text:tab/>const age3 = calcAge</text:span><text:span text:style-name="T298">(years[2</text:span><text:span text:style-name="T294">]</text:span><text:span text:style-name="T298">);</text:span></text:p>
      <text:p text:style-name="P319"/>
      <text:p text:style-name="P470">Started with Array, good idea to End with Array:</text:p>
      <text:p text:style-name="P403"><text:span text:style-name="T294"><text:tab/>const ages = [</text:span><text:span text:style-name="T328">calcAge</text:span><text:span text:style-name="T329">(years[</text:span><text:span text:style-name="T328">0]</text:span><text:span text:style-name="T329">)</text:span><text:span text:style-name="T294">, calcAge</text:span><text:span text:style-name="T300">(years[1</text:span><text:span text:style-name="T294">]</text:span><text:span text:style-name="T300">)</text:span><text:span text:style-name="T294">, calcAge</text:span><text:span text:style-name="T300">(years[2</text:span><text:span text:style-name="T294">]</text:span><text:span text:style-name="T300">)</text:span><text:span text:style-name="T301">]</text:span></text:p>
      <text:p text:style-name="P339"/>
      <text:p text:style-name="P339"/>
      <text:p text:style-name="P385"><text:soft-page-break/>Basic Array Operations (Methods)</text:p>
      <text:p text:style-name="P321"/>
      <text:p text:style-name="P321"><text:span text:style-name="T173">.push</text:span><text:span text:style-name="T145"> </text:span>(add elements to end of Array)</text:p>
      <text:p text:style-name="P321"><text:tab/>friends.push(‘Tara’)</text:p>
      <text:p text:style-name="P321"/>
      <text:p text:style-name="P321"><text:span text:style-name="T173">.</text:span><text:span text:style-name="T177">unshift</text:span><text:span text:style-name="T153"> </text:span><text:span text:style-name="T382">(add elements to start of Array)</text:span></text:p>
      <text:p text:style-name="P321"><text:tab/><text:span text:style-name="T382">friends.unshift(‘Michelle’)</text:span></text:p>
      <text:p text:style-name="P321"/>
      <text:p text:style-name="P321"><text:span text:style-name="T173">.</text:span><text:span text:style-name="T177">pop</text:span><text:span text:style-name="T382"> (remove </text:span><text:span text:style-name="T153">last</text:span><text:span text:style-name="T382"> element of Array)</text:span></text:p>
      <text:p text:style-name="P321"><text:tab/><text:span text:style-name="T382">friends.pop()</text:span></text:p>
      <text:p text:style-name="P321"><text:tab/><text:tab/><text:span text:style-name="T382">No argument needed to be passed</text:span></text:p>
      <text:p text:style-name="P321"><text:tab/><text:tab/></text:p>
      <text:p text:style-name="P406"><text:span text:style-name="T302"><text:tab/></text:span><text:span text:style-name="T303">pop Returns the removed element → ‘peter’</text:span></text:p>
      <text:p text:style-name="P321"/>
      <text:p text:style-name="P321"><text:span text:style-name="T247">.</text:span><text:span text:style-name="T177">shift</text:span><text:span text:style-name="T382"> (remove start of Array) </text:span></text:p>
      <text:p text:style-name="P321"><text:tab/></text:p>
      <text:p text:style-name="P322"><text:span text:style-name="T173">.indexOf(…)</text:span><text:span text:style-name="T247"> </text:span>- Find position of element in Array</text:p>
      <text:p text:style-name="P322"><text:tab/>console.log(friends.indexOf(‘steven’))</text:p>
      <text:p text:style-name="P322"><text:tab/><text:tab/>→ <text:span text:style-name="T383">returns 1</text:span></text:p>
      <text:p text:style-name="P322"><text:tab/><text:span text:style-name="T383">element that DOESN’T exist =</text:span><text:span text:style-name="T154"> return -1</text:span></text:p>
      <text:p text:style-name="P316"/>
      <text:p text:style-name="P322"><text:span text:style-name="T178">.includes(…)</text:span><text:span text:style-name="T383"> - Find Truth/False of whether element exists in Array</text:span></text:p>
      <text:p text:style-name="P322"><text:tab/><text:span text:style-name="T383">uses strict equality (===) to check</text:span></text:p>
      <text:p text:style-name="P322"><text:tab/><text:tab/><text:span text:style-name="T383">eg 23 vs ‘23’</text:span></text:p>
      <text:p text:style-name="P322"><text:tab/><text:span text:style-name="T383">eg friends.includes(‘steven’) → true</text:span></text:p>
      <text:p text:style-name="P322"/>
      <text:p text:style-name="P323"><text:tab/><text:span text:style-name="T378">Using includes for conditionals (If Else)</text:span></text:p>
      <text:p text:style-name="P323"><text:tab/><text:tab/><text:span text:style-name="T145">if (friends.includes(‘Peter’))</text:span> {</text:p>
      <text:p text:style-name="P323"><text:tab/><text:tab/><text:tab/>console.log(‘you have a friend called Peter’)}</text:p>
      <text:p text:style-name="P323"/>
      <text:p text:style-name="P386">Objects <text:span text:style-name="T384">(fundamental of JS)</text:span></text:p>
      <text:p text:style-name="P324">Arrays = multiple values in a variable, order number</text:p>
      <text:p text:style-name="P324"/>
      <text:p text:style-name="P324">Objects = Define key value names (instead of numbers)</text:p>
      <text:p text:style-name="P324"><text:tab/><text:span text:style-name="T145">Order does not matter</text:span></text:p>
      <text:p text:style-name="P324"/>
      <text:p text:style-name="P325"><text:span text:style-name="T145"><text:tab/>Object Literal Syntax</text:span> - Define objects using <text:span text:style-name="T173">Curly Braces {</text:span><text:span text:style-name="T247">Property: value;</text:span><text:span text:style-name="T173">}</text:span></text:p>
      <text:p text:style-name="P324"><text:tab/><text:tab/>const jonas = {</text:p>
      <text:p text:style-name="P324"><text:tab/><text:tab/><text:tab/>firstName: ‘Jonas’;</text:p>
      <text:p text:style-name="P324"><text:tab/><text:tab/><text:tab/>lastName: ‘Smith’;}</text:p>
      <text:p text:style-name="P324"/>
      <text:p text:style-name="P324"><text:tab/>Each name is a property → Jonas has <text:span text:style-name="T385">2</text:span> properties.</text:p>
      <text:p text:style-name="P324"/>
      <text:p text:style-name="P415"><text:span text:style-name="T336">Retrieving </text:span><text:span text:style-name="T337">Element from </text:span><text:span text:style-name="T336">Object</text:span></text:p>
      <text:p text:style-name="P327"/>
      <text:p text:style-name="P327"><text:span text:style-name="T145">Dot notation</text:span> → <text:span text:style-name="T173">Object . Property </text:span></text:p>
      <text:p text:style-name="P378"><text:tab/>eg console.log(jonas.lastName) → ‘Smith’</text:p>
      <text:p text:style-name="P380"><text:tab/>Exact property name only (no expressions allowed)</text:p>
      <text:p text:style-name="P378"/>
      <text:p text:style-name="P378"><text:span text:style-name="T145">Square brackets notation</text:span> → console.log[‘lastName’] <text:s text:c="2"/>pass expression (string or expression)</text:p>
      <text:p text:style-name="P379"><text:tab/><text:span text:style-name="T386">const nameKey = ‘Name’</text:span></text:p>
      <text:p text:style-name="P379"><text:tab/>eg jonas[‘first’ + nameKey] → ‘<text:span text:style-name="T386">Jonas’</text:span></text:p>
      <text:p text:style-name="P326"><text:soft-page-break/><text:span text:style-name="T387">If property does not exist → returns </text:span><text:span text:style-name="T155">Undefined</text:span></text:p>
      <text:p text:style-name="P326"><text:tab/><text:span text:style-name="T387">Undefined = Falsy, use for Else statements</text:span></text:p>
      <text:p text:style-name="P326"/>
      <text:p text:style-name="P326"/>
      <text:p text:style-name="P387">Changing/Adding elements to Object</text:p>
      <text:p text:style-name="P340"/>
      <text:p text:style-name="P340">Dot: jonas.location = ‘Portugal’</text:p>
      <text:p text:style-name="P340">Bracket: jonas[‘twitter’] = ‘@jonastwitter’;</text:p>
      <text:p text:style-name="P340"/>
      <text:p text:style-name="P388">Object Methods</text:p>
      <text:p text:style-name="P389"><text:span text:style-name="T17">Functions can be added to object</text:span><text:span text:style-name="T136">s</text:span><text:span text:style-name="T17"> → Called Methods</text:span></text:p>
      <text:p text:style-name="P341">Only function expression, NOT declaration</text:p>
      <text:p text:style-name="P341"/>
      <text:p text:style-name="P416"><text:span text:style-name="T304"><text:tab/>const </text:span><text:span text:style-name="T305">chris </text:span><text:span text:style-name="T304">= {</text:span></text:p>
      <text:p text:style-name="P341"><text:tab/><text:tab/>firstName: ‘Chris’,</text:p>
      <text:p text:style-name="P389"><text:span text:style-name="T17"><text:tab/><text:tab/></text:span><text:span text:style-name="T38">calcAge</text:span><text:span text:style-name="T135">:</text:span><text:span text:style-name="T38"> function</text:span><text:span text:style-name="T17">(birthYear) {</text:span></text:p>
      <text:p text:style-name="P341"><text:tab/><text:tab/><text:tab/>return 2022 – birthYear},</text:p>
      <text:p text:style-name="P341"><text:tab/><text:tab/></text:p>
      <text:p text:style-name="P389"><text:span text:style-name="T136">Property calcAge has a function value. </text:span><text:span text:style-name="T17">Similar to writing regular function.</text:span></text:p>
      <text:p text:style-name="P341"/>
      <text:p text:style-name="P342"><text:tab/>Access method </text:p>
      <text:p text:style-name="P342"><text:tab/><text:tab/>jonas.calcAge(1991) → returns age. <text:s/>(dot)</text:p>
      <text:p text:style-name="P390"><text:span text:style-name="T17"><text:tab/><text:tab/><text:tab/></text:span><text:span text:style-name="T137">OR</text:span></text:p>
      <text:p text:style-name="P390"><text:span text:style-name="T17"><text:tab/><text:tab/>Jonas</text:span><text:span text:style-name="T19">[‘calcAge’](1991)</text:span><text:span text:style-name="T17"> → </text:span><text:span text:style-name="T138">first access function, then pass argument.</text:span></text:p>
      <text:p text:style-name="P341"/>
      <text:p text:style-name="P391"><text:span text:style-name="T17"><text:tab/></text:span>BUT what if birthYear was already in object? D<text:span text:style-name="T389">ON’T REPEAT RULE</text:span></text:p>
      <text:p text:style-name="P328"/>
      <text:p text:style-name="P328"><text:span text:style-name="T391"><text:tab/></text:span><text:span text:style-name="T247">“</text:span><text:span text:style-name="T173">This</text:span><text:span text:style-name="T247">” variable/keyword</text:span> = refers to the Object that is calling the method</text:p>
      <text:p text:style-name="P328"><text:tab/>e.g. this.birthYear → “this” refers to the chris Object</text:p>
      <text:p text:style-name="P328"><text:tab/><text:tab/>becomes chris.birthYear </text:p>
      <text:p text:style-name="P328"><text:tab/><text:tab/></text:p>
      <text:p text:style-name="P328"><text:tab/>eg const chris = {</text:p>
      <text:p text:style-name="P328"><text:tab/><text:tab/>birthYear: 1997,</text:p>
      <text:p text:style-name="P328"><text:tab/><text:tab/><text:span text:style-name="T145">calcAge = function() {</text:span></text:p>
      <text:p text:style-name="P315"><text:tab/><text:tab/><text:tab/>return 2022 – <text:span text:style-name="T247">this.birthYear;</text:span><text:span text:style-name="T388">}</text:span></text:p>
      <text:p text:style-name="P315"/>
      <text:p text:style-name="P418"><text:span text:style-name="T306"><text:tab/></text:span><text:span text:style-name="T338">Rather than access the method multiple times</text:span><text:span text:style-name="T306"> to calculate: Use “this” to store new property</text:span></text:p>
      <text:p text:style-name="P330"><text:tab/>e.g. <text:span text:style-name="T390">{</text:span><text:span text:style-name="T145">this.age = 2022 – this.birthYear;</text:span></text:p>
      <text:p text:style-name="P330"><text:tab/><text:tab/>return this.age;<text:span text:style-name="T390">}</text:span></text:p>
      <text:p text:style-name="P315"/>
      <text:p text:style-name="P328"><text:tab/><text:span text:style-name="T426">e.g. getSummary: function() {${this.firstName} is a boy who has ${this.driverslicence?’a’:’no’} drivers licence}</text:span></text:p>
      <text:p text:style-name="P328"/>
      <text:p text:style-name="P328"><text:tab/><text:span text:style-name="T427">First call object method, then it is reusable. </text:span></text:p>
      <text:p text:style-name="P328"/>
      <text:p text:style-name="P329"><text:tab/></text:p>
      <text:p text:style-name="P424"><text:span text:style-name="T305"><text:tab/></text:span><text:span text:style-name="T339">Bridging Arrays and Objects</text:span></text:p>
      <text:p text:style-name="P343"><text:tab/>Arrays are objects, have built-in methods that manipulate Arrays</text:p>
      <text:p text:style-name="P417"><text:span text:style-name="T307"><text:tab/><text:tab/></text:span><text:span text:style-name="T308">eg .push()</text:span></text:p>
      <text:p text:style-name="P343"><text:tab/>Object also has methods, but methods are customisable. </text:p>
      <text:p text:style-name="P417"><text:span text:style-name="T307"><text:tab/><text:tab/></text:span><text:span text:style-name="T309">Eg chris.calcAge()</text:span></text:p>
      <text:p text:style-name="P344"/>
      <text:p text:style-name="P51"><text:soft-page-break/><text:span text:style-name="T343">L</text:span><text:span text:style-name="T342">oops </text:span><text:span text:style-name="T344">(fundamental)</text:span></text:p>
      <text:p text:style-name="P425"><text:span text:style-name="T307">I</text:span><text:span text:style-name="T294">f Else statements are a Control Structure. Loops are ANOTHER type of Control Structure.</text:span></text:p>
      <text:p text:style-name="P343"/>
      <text:p text:style-name="P425"><text:span text:style-name="T307">1. </text:span><text:span text:style-name="T294">Declare let statement </text:span><text:span text:style-name="T328">let()</text:span></text:p>
      <text:p text:style-name="P345"/>
      <text:p text:style-name="P346">Enter 3 statements in the Let() statement:</text:p>
      <text:p text:style-name="P345"/>
      <text:p text:style-name="P425"><text:span text:style-name="T294">2. Enter </text:span><text:span text:style-name="T310">starting </text:span><text:span text:style-name="T294">value of counter (Create variable)</text:span></text:p>
      <text:p text:style-name="P425"><text:span text:style-name="T294"><text:tab/>for(</text:span><text:span text:style-name="T328">let rep = 1</text:span><text:span text:style-name="T310">)</text:span></text:p>
      <text:p text:style-name="P347"/>
      <text:p text:style-name="P426"><text:span text:style-name="T294">3. Enter condition for loop to run (continue </text:span><text:span text:style-name="T311">while continue is TRUE</text:span><text:span text:style-name="T294">)</text:span></text:p>
      <text:p text:style-name="P426"><text:span text:style-name="T294"><text:tab/>for(let rep = 1; </text:span><text:span text:style-name="T328">rep &lt;= 10</text:span><text:span text:style-name="T294">)</text:span></text:p>
      <text:p text:style-name="P348"/>
      <text:p text:style-name="P346">4. Enter update for counter after each interation (changes)</text:p>
      <text:p text:style-name="P427"><text:span text:style-name="T294"><text:tab/>for(let rep = 1; rep &lt;= 10; </text:span><text:span text:style-name="T328">rep</text:span><text:span text:style-name="T330">++</text:span><text:span text:style-name="T294">)<text:tab/><text:tab/></text:span><text:span text:style-name="T312">++ means rep=rep+1</text:span></text:p>
      <text:p text:style-name="P349"/>
      <text:p text:style-name="P428"><text:span text:style-name="T312">5. </text:span><text:span text:style-name="T294">Enter code to be iterated</text:span></text:p>
      <text:p text:style-name="P428"><text:span text:style-name="T294"><text:tab/></text:span><text:span text:style-name="T311">for(let rep = 1; rep &lt;= 10; </text:span><text:span text:style-name="T331">rep</text:span><text:span text:style-name="T330">++</text:span><text:span text:style-name="T311">) </text:span><text:span text:style-name="T294">{</text:span></text:p>
      <text:p text:style-name="P428"><text:span text:style-name="T294"><text:tab/><text:tab/>`Lifting rep </text:span><text:span text:style-name="T328">${rep}</text:span><text:span text:style-name="T294">`} <text:s text:c="2"/>→ </text:span><text:span text:style-name="T313">1, 2, 3…...10</text:span></text:p>
      <text:p text:style-name="P346"/>
      <text:p text:style-name="P52"><text:span text:style-name="T345">M</text:span><text:span text:style-name="T342">ore applications of Loops</text:span></text:p>
      <text:p text:style-name="P350">One of most common uses of loops → Loop through Arrays</text:p>
      <text:p text:style-name="P351"><text:tab/>eg logging all items in Array</text:p>
      <text:p text:style-name="P351"><text:tab/><text:tab/>const chris = [1, 2, 3, 4, 5]</text:p>
      <text:p text:style-name="P351">I is common used to call iteration for each loop→ Arrays start with 0</text:p>
      <text:p text:style-name="P429"><text:span text:style-name="T314"><text:tab/> (let I = 0; </text:span><text:span text:style-name="T332">I &lt; chris.length</text:span><text:span text:style-name="T314">; i++ { </text:span></text:p>
      <text:p text:style-name="P430"><text:span text:style-name="T314"><text:tab/><text:tab/>console.log(</text:span><text:span text:style-name="T332">chris[i]</text:span><text:span text:style-name="T314">) } <text:s text:c="3"/>→ I loops at every ‘</text:span><text:span text:style-name="T315">I’</text:span></text:p>
      <text:p text:style-name="P353"/>
      <text:p text:style-name="P352"><text:s/></text:p>
      <text:p text:style-name="P53"><text:span text:style-name="T318"><text:tab/></text:span><text:span text:style-name="T349">S</text:span><text:span text:style-name="T346">ave looped values into new Array – Filling Arrays</text:span></text:p>
      <text:p text:style-name="P354"><text:tab/><text:tab/>1. Create empty array using empty brackets []</text:p>
      <text:p text:style-name="P430"><text:span text:style-name="T316"><text:tab/><text:tab/><text:tab/>const type</text:span><text:span text:style-name="T317">OfArray</text:span><text:span text:style-name="T316"> = [ ];</text:span></text:p>
      <text:p text:style-name="P355"/>
      <text:p text:style-name="P355"><text:tab/><text:tab/>2. <text:s/>for(……) {typeof chris[i];</text:p>
      <text:p text:style-name="P431"><text:span text:style-name="T294"><text:tab/><text:tab/><text:tab/>type</text:span><text:span text:style-name="T317">OfArray</text:span><text:span text:style-name="T294">[i] = typeof chris[i]}</text:span></text:p>
      <text:p text:style-name="P351"/>
      <text:p text:style-name="P54"><text:span text:style-name="T314"><text:tab/></text:span><text:span text:style-name="T347">U</text:span><text:span text:style-name="T342">sing .push to add </text:span><text:span text:style-name="T348">(cleaner)</text:span></text:p>
      <text:p text:style-name="P431"><text:span text:style-name="T294"><text:tab/><text:tab/>type</text:span><text:span text:style-name="T317">OfArray</text:span><text:span text:style-name="T294">.</text:span><text:span text:style-name="T328">push</text:span><text:span text:style-name="T294">(typeof chis[i])</text:span></text:p>
      <text:p text:style-name="P355"/>
      <text:p text:style-name="P396">Continue and Break Statement</text:p>
      <text:p text:style-name="P241"><text:span text:style-name="T376">Continue</text:span><text:span text:style-name="T342"> = Exit current iteration of loop and continue to next </text:span></text:p>
      <text:p text:style-name="P241"><text:span text:style-name="T376">Break</text:span><text:span text:style-name="T342"> = Completely exit the loop</text:span></text:p>
      <text:p text:style-name="P356"><text:tab/><text:tab/></text:p>
      <text:p text:style-name="P357"><text:tab/>eg Loop that only saves non-string values:</text:p>
      <text:p text:style-name="P241"><text:span text:style-name="T342"><text:tab/></text:span><text:span text:style-name="T350">eg for (…….) {if (typeof chris[i] </text:span><text:span text:style-name="T373">!== ‘string</text:span><text:span text:style-name="T350">’) </text:span><text:span text:style-name="T377">continue</text:span><text:span text:style-name="T350">; → </text:span><text:span text:style-name="T351">Skips below code if NOT string</text:span></text:p>
      <text:p text:style-name="P241"><text:span text:style-name="T350"><text:tab/><text:tab/>console.log(……</text:span><text:span text:style-name="T351">)</text:span><text:span text:style-name="T352">}</text:span><text:span text:style-name="T351"> </text:span></text:p>
      <text:p text:style-name="P358"/>
      <text:p text:style-name="P358"><text:tab/>eg Break after first number</text:p>
      <text:p text:style-name="P241"><text:span text:style-name="T350"><text:tab/>for(……) {if typeof chris[i] </text:span><text:span text:style-name="T373">=== ‘number’</text:span><text:span text:style-name="T350">) </text:span><text:span text:style-name="T371">break</text:span><text:span text:style-name="T350">; <text:s/>→ </text:span><text:span text:style-name="T351">Exits entire loop IF number found</text:span></text:p>
      <text:p text:style-name="P241"><text:span text:style-name="T350"><text:tab/><text:tab/></text:span><text:span text:style-name="T351">console.log(…..)</text:span><text:span text:style-name="T352">}</text:span></text:p>
      <text:p text:style-name="P359"/>
      <text:p text:style-name="P359"/>
      <text:p text:style-name="P55"><text:soft-page-break/><text:span text:style-name="T352">L</text:span><text:span text:style-name="T342">ooping backwards + Loops in Loops</text:span></text:p>
      <text:p text:style-name="P360"/>
      <text:p text:style-name="P56"><text:span text:style-name="T294"><text:tab/></text:span><text:span text:style-name="T342">Looping an Array backwards</text:span></text:p>
      <text:p text:style-name="P361"><text:tab/>eg chris = [‘chris’, ‘yuen’, 1991, ‘asian’]</text:p>
      <text:p text:style-name="P361"/>
      <text:p text:style-name="P361"><text:tab/>start with the LAST index[3]…..[0]</text:p>
      <text:p text:style-name="P361"><text:tab/><text:tab/>But not a good idea to Hard code with 4 → use length</text:p>
      <text:p text:style-name="P242"><text:span text:style-name="T342"><text:tab/><text:tab/>for (let I = chris.</text:span><text:span text:style-name="T372">length – 1</text:span><text:span text:style-name="T342">; I </text:span><text:span text:style-name="T372">&gt;= 0</text:span><text:span text:style-name="T342">; </text:span><text:span text:style-name="T372">I - - </text:span><text:span text:style-name="T342">)</text:span></text:p>
      <text:p text:style-name="P361"><text:tab/></text:p>
      <text:p text:style-name="P242"><text:span text:style-name="T342"><text:tab/></text:span><text:span text:style-name="T353">minus minus = (I = I – 1)</text:span></text:p>
      <text:p text:style-name="P362"/>
      <text:p text:style-name="P242"><text:span text:style-name="T353"><text:tab/></text:span><text:span text:style-name="T340">Loop in Loop</text:span></text:p>
      <text:p text:style-name="P242"><text:span text:style-name="T354"><text:tab/></text:span><text:span text:style-name="T355">Naming iterations so they become clearer</text:span></text:p>
      <text:p text:style-name="P363"/>
      <text:p text:style-name="P242"><text:span text:style-name="T355"><text:tab/><text:tab/></text:span><text:span text:style-name="T374">for</text:span><text:span text:style-name="T355"> (let </text:span><text:span text:style-name="T374">exercise</text:span><text:span text:style-name="T355"> = 1; exercise &lt; 4; exercise++`){</text:span></text:p>
      <text:p text:style-name="P363"><text:tab/><text:tab/><text:tab/>console.log(`Exercise ${exercise}`);</text:p>
      <text:p text:style-name="P363"/>
      <text:p text:style-name="P242"><text:span text:style-name="T355"><text:tab/><text:tab/><text:tab/></text:span><text:span text:style-name="T374">for</text:span><text:span text:style-name="T355"> (let </text:span><text:span text:style-name="T374">reps</text:span><text:span text:style-name="T355"> = 1; reps &lt; 5; reps ++) {</text:span></text:p>
      <text:p text:style-name="P363"><text:tab/><text:tab/><text:tab/><text:tab/>console.log(`rep ${rep}`)}</text:p>
      <text:p text:style-name="P242"><text:span text:style-name="T355"><text:tab/><text:tab/><text:tab/></text:span><text:span text:style-name="T356">}</text:span></text:p>
      <text:p text:style-name="P363"><text:tab/></text:p>
      <text:p text:style-name="P363"><text:tab/>Looped content becomes: Exercse 1</text:p>
      <text:p text:style-name="P363"><text:tab/><text:tab/><text:tab/><text:tab/><text:tab/>rep 1, rep 2, rep 3 rep 4</text:p>
      <text:p text:style-name="P363"><text:tab/></text:p>
      <text:p text:style-name="P242"><text:span text:style-name="T357"><text:tab/></text:span><text:span text:style-name="T359">T</text:span><text:span text:style-name="T357">op loop </text:span><text:span text:style-name="T358">iteration 1</text:span><text:span text:style-name="T357"> → Finish entire inner loop → Top loop iteration 2 → </text:span><text:span text:style-name="T360">Entire inner loop</text:span></text:p>
      <text:p text:style-name="P364"><text:tab/></text:p>
      <text:p text:style-name="P432"><text:span text:style-name="T319"><text:tab/></text:span><text:span text:style-name="T320">All inner iteration names accessible to other inner loops. </text:span></text:p>
      <text:p text:style-name="P365"><text:tab/><text:tab/>e.g. console.log(`Exercise ${exercise} rep ${rep}`)</text:p>
      <text:p text:style-name="P365"/>
      <text:p text:style-name="P57"><text:span text:style-name="T361">W</text:span><text:span text:style-name="T342">hile Loops</text:span></text:p>
      <text:p text:style-name="P243"><text:span text:style-name="T342">Difference between While and For Loop – </text:span><text:span text:style-name="T362">While is more versatile than For, used in a larger variety of situations → Doesn’t need counter, only needs a condition.</text:span></text:p>
      <text:p text:style-name="P366"/>
      <text:p text:style-name="P244"><text:span text:style-name="T362">F</text:span><text:span text:style-name="T342">or loops that does not have a set amount of iterations.</text:span></text:p>
      <text:p text:style-name="P243"><text:span text:style-name="T362"><text:tab/>1. </text:span><text:span text:style-name="T342">Needs same components and For Loops </text:span><text:span text:style-name="T362">but placed differently.</text:span></text:p>
      <text:p text:style-name="P243"><text:span text:style-name="T342"><text:tab/><text:tab/></text:span><text:span text:style-name="T265">while(condition)</text:span></text:p>
      <text:p text:style-name="P367"><text:tab/><text:tab/><text:tab/>eg while(rep &lt;= 10) → loop will continue running if rep is less than 10 </text:p>
      <text:p text:style-name="P367"/>
      <text:p text:style-name="P433"><text:span text:style-name="T321"><text:tab/>2. </text:span><text:span text:style-name="T294">Start by assigning variable (out of while code)</text:span></text:p>
      <text:p text:style-name="P433"><text:span text:style-name="T294"><text:tab/><text:tab/></text:span><text:span text:style-name="T328">let rep = 1;</text:span></text:p>
      <text:p text:style-name="P433"><text:span text:style-name="T294"><text:tab/><text:tab/>while(rep &lt;= 10) {...</text:span><text:span text:style-name="T322">}</text:span><text:span text:style-name="T294">;</text:span></text:p>
      <text:p text:style-name="P367"><text:tab/></text:p>
      <text:p text:style-name="P433"><text:span text:style-name="T321"><text:tab/>3. </text:span><text:span text:style-name="T294">End by changing the counter</text:span></text:p>
      <text:p text:style-name="P367"><text:tab/><text:tab/>let rep = 1;</text:p>
      <text:p text:style-name="P367"><text:tab/><text:tab/>while (rep &lt;= 10) {…;</text:p>
      <text:p text:style-name="P433"><text:span text:style-name="T294"><text:tab/><text:tab/><text:tab/></text:span><text:span text:style-name="T328">rep ++</text:span><text:span text:style-name="T294">}</text:span></text:p>
      <text:p text:style-name="P368"/>
      <text:p text:style-name="P368">Random loop:</text:p>
      <text:p text:style-name="P368">while (dice !== 6) {</text:p>
      <text:p text:style-name="P368"><text:tab/>let dice = Math.trunc(Math.random() * 6) + 1;</text:p>
      <text:p text:style-name="P368"><text:tab/>console.log(‘You rolled a ${dice})’;</text:p>
      <text:p text:style-name="P368"/>
      <text:p text:style-name="P434"><text:soft-page-break/>Order matters in a loop (e.g. While loop ends before result is printed)</text:p>
      <text:p text:style-name="P368">while (dice !== 6) {</text:p>
      <text:p text:style-name="P435"><text:span text:style-name="T294"><text:tab/>console.log(‘You rolled a ${dice})’;<text:tab/><text:tab/></text:span><text:span text:style-name="T428">1. Announces roll (none for first roll)</text:span></text:p>
      <text:p text:style-name="P435"><text:span text:style-name="T294"><text:tab/>let dice = Math.trunc(Math.random() * 6) + 1; <text:s/><text:tab/></text:span><text:span text:style-name="T428">2. Roll</text:span></text:p>
      <text:p text:style-name="P368"><text:tab/><text:tab/></text:p>
      <text:p text:style-name="P434"><text:span text:style-name="T294"><text:tab/></text:span><text:span text:style-name="T328">if (dice ===6)</text:span><text:span text:style-name="T294"> {<text:tab/><text:tab/><text:tab/><text:tab/></text:span><text:span text:style-name="T428">3. Roll=6 ends loop. Result for 6 is NOT printed</text:span></text:p>
      <text:p text:style-name="P368"><text:tab/>console.log(‘loop will end’)}</text:p>
      <text:p text:style-name="P368"/>
      <text:p text:style-name="P368"/>
      <text:p text:style-name="P397">Section 4 – Developer Skills &amp; Editor setup</text:p>
      <text:p text:style-name="P369">default formatter → prettier extension</text:p>
      <text:p text:style-name="P369">format on save → on</text:p>
      <text:p text:style-name="P370">settings sync → Save same settings on different computers</text:p>
      <text:p text:style-name="P370">todo highlight → Highlights things to do</text:p>
      <text:p text:style-name="P370"><text:tab/>create and edit highlight settings → preferences → top right settings.JSON → insert code</text:p>
      <text:p text:style-name="P369"/>
      <text:p text:style-name="P245"><text:span text:style-name="T342">configure prettier → New file .prettierrc </text:span><text:span text:style-name="T363">in project file</text:span></text:p>
      <text:p text:style-name="P245"><text:span text:style-name="T363"><text:tab/></text:span><text:span text:style-name="T364">Check code on prettier.io</text:span></text:p>
      <text:p text:style-name="P245"><text:span text:style-name="T342"><text:tab/></text:span><text:span text:style-name="T365">eg </text:span><text:span text:style-name="T342">“singleQuote” : true;</text:span></text:p>
      <text:p text:style-name="P245"><text:span text:style-name="T342"><text:tab/></text:span><text:span text:style-name="T365">eg </text:span><text:span text:style-name="T342">“</text:span><text:span text:style-name="T363">arrowParents”: avoid;</text:span></text:p>
      <text:p text:style-name="P371"/>
      <text:p text:style-name="P246"><text:span text:style-name="T363">a</text:span><text:span text:style-name="T342">utomating console.log</text:span></text:p>
      <text:p text:style-name="P372"><text:tab/>preferences → user snippets → edit “Print to console” and change prefix as pleased</text:p>
      <text:p text:style-name="P246"><text:span text:style-name="T342"><text:tab/><text:tab/></text:span><text:span text:style-name="T366">delete any $xx code as that causes autocomplete to not work</text:span></text:p>
      <text:p text:style-name="P373"/>
      <text:p text:style-name="P247"><text:span text:style-name="T366">I</text:span><text:span text:style-name="T342">nstall Node</text:span></text:p>
      <text:p text:style-name="P247"><text:span text:style-name="T342"><text:tab/>→ </text:span><text:span text:style-name="T367">call live-server on html files in Vscode Terminal</text:span></text:p>
      <text:p text:style-name="P374"/>
      <text:p text:style-name="P58"><text:span text:style-name="T367">D</text:span><text:span text:style-name="T342">ebugging</text:span></text:p>
      <text:p text:style-name="P375">bug = defect or problem.</text:p>
      <text:p text:style-name="P375"/>
      <text:p text:style-name="P375">1. Identify → Become aware there is a bug and contexts it appears</text:p>
      <text:p text:style-name="P375">2. Find → Isolate exactly where in the code bug is happening</text:p>
      <text:p text:style-name="P375">3. Fix → Correct/replace with new solution</text:p>
      <text:p text:style-name="P375">4. Prevent → Search for same/similar bug in code.</text:p>
      <text:p text:style-name="P375"/>
      <text:p text:style-name="P248"><text:span text:style-name="T372">Debugger on Chome:</text:span><text:span text:style-name="T342"> </text:span></text:p>
      <text:p text:style-name="P248"><text:span text:style-name="T342"><text:tab/>Dev Tools → Sources → </text:span><text:span text:style-name="T368">JS File → set Break Points</text:span></text:p>
      <text:p text:style-name="P376"><text:tab/><text:tab/>Break points = execution freezes at break point (all values, variables.)</text:p>
      <text:p text:style-name="P376"><text:tab/><text:tab/>Move across lines to see computation</text:p>
      <text:p text:style-name="P248"><text:span text:style-name="T368"><text:tab/><text:tab/></text:span><text:span text:style-name="T369">See line by line, in every iteration.</text:span></text:p>
      <text:p text:style-name="P317">Debugger on JS file</text:p>
      <text:p text:style-name="P436"><text:span text:style-name="T323"><text:tab/>Manually type debugger into </text:span><text:span text:style-name="T324">any line in </text:span><text:span text:style-name="T323">code</text:span></text:p>
      <text:p text:style-name="P249"><text:span text:style-name="T342"><text:tab/><text:tab/></text:span><text:span text:style-name="T370">eg</text:span><text:span text:style-name="T375"> </text:span><text:span text:style-name="T372">debugger;</text:span></text:p>
      <text:p text:style-name="P377"><text:tab/>→ Browser stops here → Check on Dev Tools.</text:p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59"><text:soft-page-break/>Section 7 – Javascript in Browser – DOM and Events Fundamentals</text:p>
      <text:p text:style-name="P250"/>
      <text:p text:style-name="P60">Project 1 → Guess my Number!</text:p>
      <text:p text:style-name="P251">Selecting an element <text:span text:style-name="T745">in the DOM</text:span> <text:span text:style-name="T745">using</text:span> JavaScript</text:p>
      <text:p text:style-name="P251"/>
      <text:p text:style-name="P90">document.querySelector(selector)</text:p>
      <text:p text:style-name="P251"><text:tab/>selector = same as in CSS</text:p>
      <text:p text:style-name="P251"><text:tab/>eg document.querySelector(‘.message’)</text:p>
      <text:p text:style-name="P251"><text:s/></text:p>
      <text:p text:style-name="P251">Select the text from element</text:p>
      <text:p text:style-name="P251"><text:tab/>select with .textContent property <text:span text:style-name="T746">ONLY</text:span></text:p>
      <text:p text:style-name="P251"><text:tab/><text:tab/><text:span text:style-name="T746">instead of the entire element, only the text</text:span></text:p>
      <text:p text:style-name="P251"><text:tab/>document.querySelector(selector)<text:span text:style-name="T145">.textContent</text:span></text:p>
      <text:p text:style-name="P251"><text:span text:style-name="T145"><text:tab/></text:span><text:span text:style-name="T219"> <text:tab/>eg selects “start guessing…”</text:span></text:p>
      <text:p text:style-name="P174"/>
      <text:p text:style-name="P61"><text:span text:style-name="T219">W</text:span><text:span text:style-name="T196">hat is DOM and DOM Manipulating?</text:span></text:p>
      <text:p text:style-name="P175">DOM = Document Object Model </text:p>
      <text:p text:style-name="P175"><text:tab/>Structured representation of HTML docs. Allows JS to access HTML elements + styles and manipulate them (eg change text/attributes/CSS styles)</text:p>
      <text:p text:style-name="P175"/>
      <text:p text:style-name="P175">HTML has a tree structure. With parents and children</text:p>
      <text:p text:style-name="P175"><text:tab/>document.querySelector() → Makes querySelector method available on ‘Document’ object</text:p>
      <text:p text:style-name="P175"><text:tab/></text:p>
      <text:p text:style-name="P175">DOM manipulation (document.querySelector()) is NOT part of JS.</text:p>
      <text:p text:style-name="P175"><text:tab/>They are part of API: Application Programming Interface → Can interact with JS</text:p>
      <text:p text:style-name="P175"><text:tab/></text:p>
      <text:p text:style-name="P31">Selecting and Manipulating Elements</text:p>
      <text:p text:style-name="P175"/>
      <text:p text:style-name="P175">Changing the text:</text:p>
      <text:p text:style-name="P252"><text:span text:style-name="T196">document.querySelector(‘.message’).</text:span><text:span text:style-name="T145">textContent</text:span><text:span text:style-name="T196"> = ‘Correct Number’</text:span></text:p>
      <text:p text:style-name="P252"><text:span text:style-name="T196"><text:tab/>→ </text:span><text:span text:style-name="T220">Select ONLY text to change </text:span><text:span text:style-name="T221">t</text:span><text:span text:style-name="T196">ext on browser</text:span></text:p>
      <text:p text:style-name="P175"/>
      <text:p text:style-name="P121">loggin text again returns new content → “Correct Number’</text:p>
      <text:p text:style-name="P12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Changing the input field</text:p>
      <text:p text:style-name="P448"><text:span text:style-name="T87">Select content of input field using </text:span><text:span text:style-name="T41">.value </text:span></text:p>
      <text:p text:style-name="P253"><text:span text:style-name="T196"><text:tab/>document.querySelector(.guess).</text:span><text:span text:style-name="T145">value</text:span></text:p>
      <text:p text:style-name="P121">document.querySelector(.guess).value = 23;</text:p>
      <text:p text:style-name="P448"><text:span text:style-name="T87"><text:tab/>→ </text:span><text:span text:style-name="T88">Puts</text:span><text:span text:style-name="T87"> number 23 </text:span><text:span text:style-name="T88">into input field </text:span><text:span text:style-name="T87">as though we typed it.</text:span></text:p>
      <text:p text:style-name="P121"/>
      <text:p text:style-name="P254"><text:span text:style-name="T196">But how to </text:span><text:span text:style-name="T145">log 23 </text:span><text:span text:style-name="T196">when we </text:span><text:span text:style-name="T145">click</text:span><text:span text:style-name="T196"> </text:span><text:span text:style-name="T221">a </text:span><text:span text:style-name="T196">button?</text:span></text:p>
      <text:p text:style-name="P176"/>
      <text:p text:style-name="P33">Handling Click Events</text:p>
      <text:p text:style-name="P177">Event = something that happens on page. Eg click/mouse move, keypress</text:p>
      <text:p text:style-name="P177">Listen = wait for event and react</text:p>
      <text:p text:style-name="P177"/>
      <text:p text:style-name="P177">1. Select element on HTML</text:p>
      <text:p text:style-name="P255"><text:span text:style-name="T196"><text:tab/></text:span><text:span text:style-name="T145">document.querySelector</text:span><text:span text:style-name="T196">(‘.check’)</text:span></text:p>
      <text:p text:style-name="P177"/>
      <text:p text:style-name="P177">2. Call addEventListener method</text:p>
      <text:p text:style-name="P255"><text:span text:style-name="T196"><text:tab/>document.querySelector(‘.check’)</text:span><text:span text:style-name="T145">.addEventListener()</text:span></text:p>
      <text:p text:style-name="P177"/>
      <text:p text:style-name="P178">3. Pass 2 arguemnts into function: 1) Type of event</text:p>
      <text:p text:style-name="P256"><text:span text:style-name="T196"><text:tab/></text:span><text:span text:style-name="T222">document.querySelector(‘.check’).addEventListener(</text:span><text:span text:style-name="T156">‘</text:span><text:span text:style-name="T145">click’</text:span><text:span text:style-name="T222">)</text:span></text:p>
      <text:p text:style-name="P177"/>
      <text:p text:style-name="P448"><text:span text:style-name="T89">4. </text:span><text:span text:style-name="T90">2) Pass function value as argument</text:span></text:p>
      <text:p text:style-name="P448"><text:span text:style-name="T90"><text:tab/> </text:span><text:span text:style-name="T89">document.querySelector(‘.check’).addEventListener</text:span></text:p>
      <text:p text:style-name="P448"><text:span text:style-name="T89"><text:tab/>(‘</text:span><text:span text:style-name="T90">click’, </text:span><text:span text:style-name="T28">function() </text:span><text:span text:style-name="T90">{}</text:span><text:span text:style-name="T89">)</text:span></text:p>
      <text:p text:style-name="P177"/>
      <text:p text:style-name="P438"><text:span text:style-name="T89">5. </text:span><text:span text:style-name="T55">Complete function to be executed</text:span></text:p>
      <text:p text:style-name="P438"><text:span text:style-name="T55"><text:tab/></text:span><text:span text:style-name="T89">(‘</text:span><text:span text:style-name="T55">click’, </text:span><text:span text:style-name="T19">function() </text:span></text:p>
      <text:p text:style-name="P438"><text:span text:style-name="T19"><text:tab/><text:tab/>{console.log(querySelector(‘guess’).value</text:span><text:span text:style-name="T29">)</text:span><text:span text:style-name="T55">});</text:span></text:p>
      <text:p text:style-name="P178"><text:tab/><text:tab/></text:p>
      <text:p text:style-name="P448"><text:span text:style-name="T90"><text:tab/><text:tab/></text:span><text:span text:style-name="T91">this code logs whatever number typed in input</text:span></text:p>
      <text:p text:style-name="P179"/>
      <text:p text:style-name="P439"><text:span text:style-name="T55">Note: </text:span><text:span text:style-name="T91">Input is ALWAYS string → Need to convert to Number before comparing input vs condition.</text:span></text:p>
      <text:p text:style-name="P440"><text:span text:style-name="T55"><text:tab/></text:span><text:span text:style-name="T92">Number(document.querySelect…)</text:span></text:p>
      <text:p text:style-name="P180"/>
      <text:p text:style-name="P180">Note: No value (0) are Falsy values</text:p>
      <text:p text:style-name="P180"><text:tab/>guess = 0 = false</text:p>
      <text:p text:style-name="P180"><text:tab/>!guess = True → Makes 0 or none values trigger code</text:p>
      <text:p text:style-name="P179"/>
      <text:p text:style-name="P34">Game logic – Define conditions and reactions</text:p>
      <text:p text:style-name="P34"/>
      <text:p text:style-name="P181">Define secret number (condition) OUTSIDE of click function → Needs to be unchanged</text:p>
      <text:p text:style-name="P181"/>
      <text:p text:style-name="P257"><text:span text:style-name="T196"><text:tab/></text:span><text:span text:style-name="T223">1. const number = </text:span><text:span text:style-name="T157">Math.random()</text:span></text:p>
      <text:p text:style-name="P182"><text:tab/><text:tab/>Math is an object, random is a method()</text:p>
      <text:p text:style-name="P182"><text:tab/>2. Define range of number using Multiplication (*20 = up to 20)</text:p>
      <text:p text:style-name="P257"><text:span text:style-name="T223"><text:tab/><text:tab/>Math.random()</text:span><text:span text:style-name="T157">*20</text:span><text:span text:style-name="T223"> → returns random DECIMAL numbers up to 20</text:span></text:p>
      <text:p text:style-name="P182"><text:tab/>3. Remove decimals using Math.trunc()</text:p>
      <text:p text:style-name="P257"><text:span text:style-name="T223"><text:tab/><text:tab/></text:span><text:span text:style-name="T157">Math.trunc</text:span><text:span text:style-name="T223">(Math.random()*20) → only up to 19 because 19.999 is cut</text:span></text:p>
      <text:p text:style-name="P257"><text:span text:style-name="T223"><text:tab/><text:tab/><text:tab/></text:span><text:span text:style-name="T157">Math.trunc</text:span><text:span text:style-name="T223">(Math.random()*20)</text:span><text:span text:style-name="T157">+1 </text:span><text:span text:style-name="T223">→ returns up to 20</text:span></text:p>
      <text:p text:style-name="P181"/>
      <text:p text:style-name="P181"/>
      <text:p text:style-name="P181"/>
      <text:p text:style-name="P183"><text:soft-page-break/>1. Compare input value with conditions</text:p>
      <text:p text:style-name="P183"><text:tab/>if (!guess) → create message</text:p>
      <text:p text:style-name="P183"><text:tab/>if (guess === randomNumber) → Win message</text:p>
      <text:p text:style-name="P183"><text:tab/>if (guess &gt; randomNumber)</text:p>
      <text:p text:style-name="P183"><text:tab/>if (guess &lt; randomNumber) → Too high/low messages</text:p>
      <text:p text:style-name="P183"/>
      <text:p text:style-name="P183">2. Decrease score with every wrong guess</text:p>
      <text:p text:style-name="P257"><text:span text:style-name="T196"><text:tab/></text:span><text:span text:style-name="T224">Read score → -1 – reprint? <text:s/>OR</text:span></text:p>
      <text:p text:style-name="P257"><text:span text:style-name="T224"><text:tab/></text:span><text:span text:style-name="T158">Store score variable </text:span><text:span text:style-name="T224">→ update variable → replace displayed variable</text:span></text:p>
      <text:p text:style-name="P257"><text:span text:style-name="T224"><text:tab/><text:tab/></text:span><text:span text:style-name="T225">Storing variable = state variable, application can access score at all points</text:span></text:p>
      <text:p text:style-name="P184"><text:tab/><text:tab/><text:tab/>eg score 17 = reflects state of applucation</text:p>
      <text:p text:style-name="P179"><text:tab/></text:p>
      <text:p text:style-name="P448"><text:span text:style-name="T91"><text:tab/></text:span><text:span text:style-name="T93">Create in global → let score </text:span></text:p>
      <text:p text:style-name="P183"><text:tab/><text:tab/>let score = 20</text:p>
      <text:p text:style-name="P179"/>
      <text:p text:style-name="P440"><text:span text:style-name="T55"><text:tab/></text:span><text:span text:style-name="T93">Place under both else if “Wrong” conditions</text:span></text:p>
      <text:p text:style-name="P440"><text:span text:style-name="T93"><text:tab/></text:span><text:span text:style-name="T94">score - -; <text:s/>(minus minus → score = score -1)</text:span></text:p>
      <text:p text:style-name="P185"><text:tab/></text:p>
      <text:p text:style-name="P185"><text:tab/>Dispaly new score variable on screen:</text:p>
      <text:p text:style-name="P185"><text:tab/><text:tab/>document.querySelector(‘.score’).textContent = score;</text:p>
      <text:p text:style-name="P185"/>
      <text:p text:style-name="P448"><text:span text:style-name="T94">3. </text:span><text:span text:style-name="T95">ONLY execute score update and deduct IF score is higher than 0</text:span></text:p>
      <text:p text:style-name="P184"><text:tab/>create if (score &gt; 0) condition above the score update/deduct codes</text:p>
      <text:p text:style-name="P184"><text:tab/></text:p>
      <text:p text:style-name="P184"><text:tab/>else if (guess &gt; secretNumber) {</text:p>
      <text:p text:style-name="P184"><text:tab/><text:tab/>if (score &gt; 0) {</text:p>
      <text:p text:style-name="P184"><text:tab/><text:tab/><text:tab/>…...message qury</text:p>
      <text:p text:style-name="P184"><text:tab/><text:tab/><text:tab/>score –;</text:p>
      <text:p text:style-name="P184"/>
      <text:p text:style-name="P186">4. Lose message doesn’t show up even at score 0?</text:p>
      <text:p text:style-name="P441"><text:span text:style-name="T55"><text:tab/></text:span><text:span text:style-name="T47">Because when score </text:span><text:span text:style-name="T48">variable was still greater than 0 at condition.</text:span></text:p>
      <text:p text:style-name="P441"><text:span text:style-name="T96"><text:tab/><text:tab/></text:span><text:span text:style-name="T97">Because try 1 = 20 score, so try 20 = 0 → need to stop before try 20</text:span></text:p>
      <text:p text:style-name="P441"><text:span text:style-name="T96"><text:tab/><text:tab/>Change condition to </text:span><text:span text:style-name="T127">(score &gt; 1)</text:span></text:p>
      <text:p text:style-name="P187"><text:tab/><text:tab/><text:tab/>if (score &gt; 1) {…}</text:p>
      <text:p text:style-name="P187"><text:tab/><text:tab/><text:tab/></text:p>
      <text:p text:style-name="P441"><text:span text:style-name="T96"><text:tab/><text:tab/></text:span><text:span text:style-name="T97">Also, update display for ELSE condition</text:span></text:p>
      <text:p text:style-name="P188"><text:tab/><text:tab/><text:tab/>else {</text:p>
      <text:p text:style-name="P188"><text:tab/><text:tab/><text:tab/><text:tab/>.message = lose</text:p>
      <text:p text:style-name="P441"><text:span text:style-name="T97"><text:tab/><text:tab/><text:tab/><text:tab/>.score = 0</text:span><text:span text:style-name="T98">}</text:span></text:p>
      <text:p text:style-name="P189"/>
      <text:p text:style-name="P442"><text:span text:style-name="T98">N</text:span><text:span text:style-name="T55">ote: Lots of duplicate code.</text:span></text:p>
      <text:p text:style-name="P19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Manipulating CSS Styles using JS</text:p>
      <text:p text:style-name="P191">eg changing to Green background when correct</text:p>
      <text:p text:style-name="P192">Note: changing anything on the DOM → Use equal ‘=’ and set values</text:p>
      <text:p text:style-name="P258"><text:span text:style-name="T196">Note: Change values </text:span><text:span text:style-name="T188">MUST BE STRINGS</text:span></text:p>
      <text:p text:style-name="P216">Note: Changes are changed using <text:span text:style-name="T145">Inline Styles</text:span> (style attribute injected in <text:span text:style-name="T145">HTML</text:span>, not css)</text:p>
      <text:p text:style-name="P191"/>
      <text:p text:style-name="P192">1. Select the element (eg body)</text:p>
      <text:p text:style-name="P297"><text:tab/>document.querySelector(body)</text:p>
      <text:p text:style-name="P297"/>
      <text:p text:style-name="P192">2. To access style property → add .style</text:p>
      <text:p text:style-name="P448"><text:span text:style-name="T99"><text:tab/>document.querySelector(body)</text:span><text:span text:style-name="T42">.style</text:span></text:p>
      <text:p text:style-name="P192"/>
      <text:p text:style-name="P443"><text:span text:style-name="T55">3. Choose </text:span><text:span text:style-name="T19">CSS property</text:span><text:span text:style-name="T55"> to change, using CamelCase</text:span></text:p>
      <text:p text:style-name="P443"><text:span text:style-name="T55"><text:tab/>document.querySelector(body).style</text:span><text:span text:style-name="T38">.backgroundColor</text:span><text:span text:style-name="T55"> = “#60b347”</text:span></text:p>
      <text:p text:style-name="P192"/>
      <text:p text:style-name="P36"/>
      <text:p text:style-name="P36">Coding challenge</text:p>
      <text:p text:style-name="P448"><text:span text:style-name="T100">Reset all change</text:span><text:span text:style-name="T101">s</text:span><text:span text:style-name="T100"> using querySelectors, </text:span><text:span text:style-name="T102">play again </text:span><text:span text:style-name="T100">without reloading the page. Allows highscore to be preserved.</text:span></text:p>
      <text:p text:style-name="P36"/>
      <text:p text:style-name="P62"><text:span text:style-name="T226">R</text:span><text:span text:style-name="T196">efactoring code</text:span></text:p>
      <text:p text:style-name="P193">Getting rid of duplicate code (e.g. only String is different – eg Too high/low, Win/Lose..etc)</text:p>
      <text:p text:style-name="P193"/>
      <text:p text:style-name="P194">Duplicate code → Need to change multiple lines to implement one change</text:p>
      <text:p text:style-name="P194"><text:tab/>eg when (guess&gt;number), and (guess&lt;number)</text:p>
      <text:p text:style-name="P194"/>
      <text:p text:style-name="P194">Refactoring = restrucutre code without changing how it works</text:p>
      <text:p text:style-name="P194"/>
      <text:p text:style-name="P63"><text:span text:style-name="T55"><text:tab/></text:span><text:span text:style-name="T196">Technique 1 – Condensing code</text:span></text:p>
      <text:p text:style-name="P194"/>
      <text:p text:style-name="P194"><text:tab/>1. Identify duplicate / almost duplicate code</text:p>
      <text:p text:style-name="P194"><text:tab/><text:tab/>Any unify-able code?</text:p>
      <text:p text:style-name="P194"/>
      <text:p text:style-name="P259"><text:span text:style-name="T196"><text:tab/>2. guess &gt; and guess &lt; is the same as (</text:span><text:span text:style-name="T145">guess is DIFFERENT)</text:span></text:p>
      <text:p text:style-name="P259"><text:span text:style-name="T196"><text:tab/><text:tab/>if (guess </text:span><text:span text:style-name="T145">!== secretNumber)</text:span></text:p>
      <text:p text:style-name="P194"/>
      <text:p text:style-name="P259"><text:span text:style-name="T196"><text:tab/>3. Use</text:span><text:span text:style-name="T145"> Ternary operator</text:span><text:span text:style-name="T196"> to return strings for display</text:span></text:p>
      <text:p text:style-name="P194"><text:tab/><text:tab/>document.query(‘.message’).textContent = </text:p>
      <text:p text:style-name="P194"><text:tab/><text:tab/><text:tab/>guess &gt; secretNum ? ‘Too high’ : ‘Too low’</text:p>
      <text:p text:style-name="P194"/>
      <text:p text:style-name="P259"><text:span text:style-name="T196"><text:tab/></text:span><text:span text:style-name="T13">Technique 2 – Create functions</text:span></text:p>
      <text:p text:style-name="P195">Same code in multiple places → eg setting display/scores:</text:p>
      <text:p text:style-name="P195"><text:tab/>eg doc.querySelector(‘.message’).textContent</text:p>
      <text:p text:style-name="P195"/>
      <text:p text:style-name="P260"><text:span text:style-name="T196">Create function Outside of code. </text:span><text:span text:style-name="T173">Parameters = message</text:span></text:p>
      <text:p text:style-name="P260"><text:span text:style-name="T196"><text:tab/>const displayMessage = function(</text:span><text:span text:style-name="T145">message</text:span><text:span text:style-name="T196">) {</text:span></text:p>
      <text:p text:style-name="P260"><text:span text:style-name="T196"><text:tab/><text:tab/>doc.querySelector(‘.message’).textContent = </text:span><text:span text:style-name="T145">message</text:span><text:span text:style-name="T196">;</text:span></text:p>
      <text:p text:style-name="P195"/>
      <text:p text:style-name="P260"><text:span text:style-name="T196"><text:tab/></text:span><text:span text:style-name="T227">Simply call function and pass message to be displayed</text:span></text:p>
      <text:p text:style-name="P260"><text:span text:style-name="T227"><text:tab/><text:tab/>eg if (!guess) {</text:span><text:span text:style-name="T159">displayMessage(‘No number entered’)</text:span><text:span text:style-name="T228">}</text:span></text:p>
      <text:p text:style-name="P195"/>
      <text:p text:style-name="P195"/>
      <text:p text:style-name="P37"><text:soft-page-break/>Project 2 – Modal Window</text:p>
      <text:p text:style-name="P196">Hidden modal already on HTML file, use JS to show/hide</text:p>
      <text:p text:style-name="P197"/>
      <text:p text:style-name="P262"><text:span text:style-name="T196">1. Start by selecting all elements needed and </text:span><text:span text:style-name="T145">store in variables</text:span></text:p>
      <text:p text:style-name="P262"><text:span text:style-name="T196"><text:tab/></text:span><text:span text:style-name="T229">eg const modal = doc.querySelector(‘.modal’);</text:span></text:p>
      <text:p text:style-name="P196"/>
      <text:p text:style-name="P261"><text:span text:style-name="T196">NOTE – Limitation of querySelectors → Well calling variable, </text:span><text:span text:style-name="T145">only ONE</text:span><text:span text:style-name="T196"> element gets selected.</text:span></text:p>
      <text:p text:style-name="P196"><text:tab/>Eg multiple elements in a class but first one selected only.</text:p>
      <text:p text:style-name="P196"><text:tab/><text:tab/></text:p>
      <text:p text:style-name="P261"><text:span text:style-name="T196">Use</text:span><text:span text:style-name="T239"> </text:span><text:span text:style-name="T173">qu<text:tab/>erySelectorAll </text:span><text:span text:style-name="T196">→ Selectors multiple elements </text:span><text:span text:style-name="T230">as though it is an </text:span><text:span text:style-name="T160">Array</text:span></text:p>
      <text:p text:style-name="P196"><text:tab/></text:p>
      <text:p text:style-name="P261"><text:span text:style-name="T230"><text:tab/>eg to make changes to ALL elements, use </text:span><text:span text:style-name="T160">Loop as if array</text:span></text:p>
      <text:p text:style-name="P261"><text:span text:style-name="T230"><text:tab/><text:tab/>for (let I = 0; I &lt; X.length; i++) </text:span><text:span text:style-name="T231">{</text:span></text:p>
      <text:p text:style-name="P261"><text:span text:style-name="T231"><text:tab/><text:tab/><text:tab/>console.log(</text:span><text:span text:style-name="T241">btnsOpenModal</text:span><text:span text:style-name="T179">[i]</text:span><text:span text:style-name="T241">.textContent</text:span><text:span text:style-name="T231">}</text:span></text:p>
      <text:p text:style-name="P198"><text:tab/></text:p>
      <text:p text:style-name="P261"><text:span text:style-name="T231"><text:tab/></text:span><text:span text:style-name="T232">use [I] to specify the iteration element (like </text:span><text:span text:style-name="T161">array</text:span><text:span text:style-name="T232">)</text:span></text:p>
      <text:p text:style-name="P199"><text:tab/>Remember to call .textContent for text...etc.</text:p>
      <text:p text:style-name="P196"/>
      <text:p text:style-name="P38">Working with Classes</text:p>
      <text:p text:style-name="P200">Instead of using modal.style.display = ‘block’ → Store changes in a class and add/remove</text:p>
      <text:p text:style-name="P201"/>
      <text:p text:style-name="P201">eg Removing the .hidden class of Modal element</text:p>
      <text:p text:style-name="P201"/>
      <text:p text:style-name="P448"><text:span text:style-name="T103"><text:tab/>1. select the a</text:span><text:span text:style-name="T104">l</text:span><text:span text:style-name="T103">ready-querySelected CSS </text:span><text:span text:style-name="T30">element</text:span><text:span text:style-name="T103"> (e.g. “.modal”) + call </text:span><text:span text:style-name="T30">classList</text:span><text:span text:style-name="T103"> property</text:span></text:p>
      <text:p text:style-name="P264"><text:span text:style-name="T196"><text:tab/><text:tab/></text:span><text:span text:style-name="T145">modal.classList</text:span></text:p>
      <text:p text:style-name="P91"/>
      <text:p text:style-name="P201"><text:tab/>2. classList has a few methods. This time, use ‘Remove’</text:p>
      <text:p text:style-name="P264"><text:span text:style-name="T196"><text:tab/><text:tab/></text:span><text:span text:style-name="T233">modal.classList</text:span><text:span text:style-name="T162">.remove</text:span></text:p>
      <text:p text:style-name="P200"/>
      <text:p text:style-name="P448"><text:span text:style-name="T104"><text:tab/>3. Pass class that will be removed. <text:s/></text:span><text:span text:style-name="T31">‘.’ </text:span><text:span text:style-name="T43">DOT NOT NEEDED</text:span></text:p>
      <text:p text:style-name="P263"><text:span text:style-name="T196"><text:tab/><text:tab/>modal.classList.remove</text:span><text:span text:style-name="T173">(‘hidden’)</text:span></text:p>
      <text:p text:style-name="P200"/>
      <text:p text:style-name="P200"><text:tab/></text:p>
      <text:p text:style-name="P122"><text:span text:style-name="T2">Closing Modal</text:span> <text:span text:style-name="T747">(Click on X or Overlay</text:span><text:span text:style-name="T748">)</text:span></text:p>
      <text:p text:style-name="P122"><text:tab/><text:span text:style-name="T747">1. </text:span><text:span text:style-name="T163">AddEvenListener</text:span><text:span text:style-name="T747"> to the close button and overlay </text:span></text:p>
      <text:p text:style-name="P122"><text:tab/></text:p>
      <text:p text:style-name="P122"><text:tab/><text:span text:style-name="T749">2. </text:span>Call ‘Add’ method to add Hidden class back on. </text:p>
      <text:p text:style-name="P122"><text:tab/><text:tab/>Modal.classList.<text:span text:style-name="T173">add</text:span>(‘hidden’);</text:p>
      <text:p text:style-name="P122"/>
      <text:p text:style-name="P122"><text:tab/><text:tab/><text:span text:style-name="T747">eg overlay.classList.add(‘hidden’)</text:span></text:p>
      <text:p text:style-name="P122"><text:tab/></text:p>
      <text:p text:style-name="P122"><text:span text:style-name="T749"><text:tab/>3. Click on X and Overlay has the </text:span><text:span text:style-name="T164">EXACT SAME code</text:span></text:p>
      <text:p text:style-name="P122"><text:tab/><text:tab/><text:span text:style-name="T750">Use Variable → Store </text:span><text:span text:style-name="T749">function + code</text:span></text:p>
      <text:p text:style-name="P122"><text:tab/><text:tab/><text:tab/><text:span text:style-name="T751">eg </text:span><text:span text:style-name="T180">closeModal = ‘...classList.add(...)’</text:span></text:p>
      <text:p text:style-name="P122"><text:tab/><text:tab/></text:p>
      <text:p text:style-name="P122"><text:tab/><text:tab/><text:span text:style-name="T749">Call function (</text:span><text:span text:style-name="T181">WITHOUT </text:span><text:span text:style-name="T182">Function brackets </text:span><text:span text:style-name="T181">( <text:s/>)</text:span><text:span text:style-name="T749">)</text:span></text:p>
      <text:p text:style-name="P122"><text:tab/><text:tab/><text:tab/><text:span text:style-name="T749">overlay.addEventListener(‘click’, </text:span><text:span text:style-name="T164">closeModal</text:span><text:span text:style-name="T749">)</text:span></text:p>
      <text:p text:style-name="P122"/>
      <text:p text:style-name="P448"><text:span text:style-name="T105"><text:tab/><text:tab/>*</text:span><text:span text:style-name="T106">Don’t C</text:span><text:span text:style-name="T107">ALL the function, simly declare </text:span><text:span text:style-name="T106">and</text:span><text:span text:style-name="T107"> tell JS to call function when clicked</text:span></text:p>
      <text:p text:style-name="P122"/>
      <text:p text:style-name="P200"/>
      <text:p text:style-name="P200"/>
      <text:p text:style-name="P39"><text:soft-page-break/>Handing Keypress (keyboard) events</text:p>
      <text:p text:style-name="P202">Keyboard events are Global Events (don’t happen on a single element, happens Globally)</text:p>
      <text:p text:style-name="P202"/>
      <text:p text:style-name="P202"><text:tab/>1. Select Document object + add event listener</text:p>
      <text:p text:style-name="P448"><text:span text:style-name="T108"><text:tab/><text:tab/></text:span><text:span text:style-name="T32">document.addEventListner</text:span><text:span text:style-name="T108">()</text:span></text:p>
      <text:p text:style-name="P202"/>
      <text:p text:style-name="P202">2. Three types of events for keyboard</text:p>
      <text:p text:style-name="P444"><text:span text:style-name="T55"><text:tab/></text:span><text:span text:style-name="T19">Keydown</text:span><text:span text:style-name="T55"> = fired as soon as key is pressed down </text:span></text:p>
      <text:p text:style-name="P444"><text:span text:style-name="T55"><text:tab/></text:span><text:span text:style-name="T19">Keypress</text:span><text:span text:style-name="T55"> = fired continuously when finger is on certain key</text:span></text:p>
      <text:p text:style-name="P444"><text:span text:style-name="T55"><text:tab/></text:span><text:span text:style-name="T19">Keyup</text:span><text:span text:style-name="T55"> = fired when key is lifted</text:span></text:p>
      <text:p text:style-name="P202"><text:tab/></text:p>
      <text:p text:style-name="P444"><text:span text:style-name="T55"><text:tab/>document.addEventListener(‘</text:span><text:span text:style-name="T19">keydown’</text:span><text:span text:style-name="T55">, function(){</text:span></text:p>
      <text:p text:style-name="P202"><text:tab/><text:tab/>console.log(‘a key was pressed’)</text:p>
      <text:p text:style-name="P202"/>
      <text:p text:style-name="P40">How to know WHICH key was pressed?</text:p>
      <text:p text:style-name="P203"/>
      <text:p text:style-name="P444"><text:span text:style-name="T109">Every time event occurs, JS generates an </text:span><text:span text:style-name="T110">Event</text:span><text:span text:style-name="T109"> Object. We can access this object using EventHandle function</text:span></text:p>
      <text:p text:style-name="P203"/>
      <text:p text:style-name="P445"><text:span text:style-name="T109">1. </text:span><text:span text:style-name="T55">Function → document.addEventListener(‘</text:span><text:span text:style-name="T33">keydown</text:span><text:span text:style-name="T111">’, </text:span><text:span text:style-name="T33">function</text:span><text:span text:style-name="T111">...</text:span><text:span text:style-name="T55">)</text:span></text:p>
      <text:p text:style-name="P203"/>
      <text:p text:style-name="P419"><text:span text:style-name="T139">2</text:span><text:span text:style-name="T140">. Give our function a Parameter</text:span></text:p>
      <text:p text:style-name="P444"><text:span text:style-name="T109"><text:tab/></text:span><text:span text:style-name="T112">document.addEventListener(‘</text:span><text:span text:style-name="T113">keydown’, </text:span><text:span text:style-name="T44">function(</text:span><text:span text:style-name="T45">e) </text:span><text:span text:style-name="T112">{...}</text:span><text:span text:style-name="T113">)</text:span></text:p>
      <text:p text:style-name="P203"><text:tab/><text:tab/></text:p>
      <text:p text:style-name="P203"><text:tab/>eg ‘e’ for Event</text:p>
      <text:p text:style-name="P444"><text:span text:style-name="T109"><text:tab/>When event occurs, JS will call function with </text:span><text:span text:style-name="T429">Event Object as Argument</text:span><text:span text:style-name="T109">.</text:span></text:p>
      <text:p text:style-name="P203"/>
      <text:p text:style-name="P448"><text:span text:style-name="T111">3</text:span><text:span text:style-name="T109">. </text:span><text:span text:style-name="T114">eg console.log(e) → </text:span><text:span text:style-name="T34">KeyboardEvent </text:span><text:span text:style-name="T114">is logged. Shows all details of </text:span><text:span text:style-name="T115">the event.</text:span></text:p>
      <text:p text:style-name="P204"><text:tab/>Can specify exactly which detail to collect (eg Key, cntrlKey)</text:p>
      <text:p text:style-name="P448"><text:span text:style-name="T115"><text:tab/><text:tab/>e.g. </text:span><text:span text:style-name="T126">console.log(</text:span><text:span text:style-name="T46">e.key) </text:span></text:p>
      <text:p text:style-name="P448"><text:span text:style-name="T35"><text:tab/><text:tab/><text:tab/>→ “</text:span><text:span text:style-name="T36">E</text:span><text:span text:style-name="T35">nter”</text:span></text:p>
      <text:p text:style-name="P92"/>
      <text:p text:style-name="P446"><text:span text:style-name="T14">A</text:span><text:span text:style-name="T9">pplying keyboard event to Modal:</text:span></text:p>
      <text:p text:style-name="P205"/>
      <text:p text:style-name="P205"><text:tab/>1. set condition</text:p>
      <text:p text:style-name="P265"><text:span text:style-name="T196"><text:tab/><text:tab/></text:span><text:span text:style-name="T234">if (</text:span><text:span text:style-name="T165">e.key</text:span><text:span text:style-name="T234"> === ‘Escape’) </text:span><text:span text:style-name="T196">{}</text:span></text:p>
      <text:p text:style-name="P205"/>
      <text:p text:style-name="P448"><text:span text:style-name="T116"><text:tab/>2. Check whether Modal </text:span><text:span text:style-name="T117">has</text:span><text:span text:style-name="T116"> Hidden class → Use </text:span><text:span text:style-name="T258">classList Contains method</text:span></text:p>
      <text:p text:style-name="P265"><text:span text:style-name="T196"><text:tab/><text:tab/></text:span><text:span text:style-name="T234">if (e.key === ‘Escape’) </text:span><text:span text:style-name="T196">{</text:span></text:p>
      <text:p text:style-name="P265"><text:span text:style-name="T196"><text:tab/><text:tab/><text:tab/>if (</text:span><text:span text:style-name="T246">!modal.classList.</text:span><text:span text:style-name="T189">contains</text:span><text:span text:style-name="T246">(‘hidden’)) {</text:span></text:p>
      <text:p text:style-name="P265"><text:span text:style-name="T242"><text:tab/><text:tab/><text:tab/><text:tab/></text:span><text:span text:style-name="T246">closeModal()}</text:span></text:p>
      <text:p text:style-name="P205"/>
      <text:p text:style-name="P265"><text:span text:style-name="T196"><text:tab/><text:tab/>Contains hidden = closed. </text:span><text:span text:style-name="T266">!</text:span><text:span text:style-name="T267">NOT</text:span><text:span text:style-name="T266"> contains hidden= open → Needs to be closed.</text:span></text:p>
      <text:p text:style-name="P206"/>
      <text:p text:style-name="P207"/>
      <text:p text:style-name="P447"><text:span text:style-name="T55"><text:tab/>FINAL CLEAN UP → If this + If this → Aggregate 2 statements togethe</text:span><text:span text:style-name="T118">r</text:span></text:p>
      <text:p text:style-name="P207"><text:tab/><text:tab/>Becomes</text:p>
      <text:p text:style-name="P207"><text:s/></text:p>
      <text:p text:style-name="P447"><text:span text:style-name="T55"><text:tab/>if (</text:span><text:span text:style-name="T19">e.key === ‘Escape </text:span><text:span text:style-name="T38">&amp;&amp;</text:span><text:span text:style-name="T19"> !modal.classList.contins</text:span><text:span text:style-name="T55">(‘hidden’) {closeModal()}</text:span><text:span text:style-name="T119">)</text:span></text:p>
      <text:p text:style-name="P208"><text:tab/></text:p>
      <text:p text:style-name="P208"/>
      <text:p text:style-name="P208"/>
      <text:p text:style-name="P41"><text:soft-page-break/>Project #3 – Pig game</text:p>
      <text:p text:style-name="P209">Flow chart shows everything that can happen in an application.</text:p>
      <text:p text:style-name="P209"><text:tab/>Different colours/shapes to show paths and outcomes</text:p>
      <text:p text:style-name="P209"><text:tab/><text:tab/>eg Green to go straight, blue is a condition (&lt;, &gt;, ===)</text:p>
      <text:p text:style-name="P209"/>
      <text:p text:style-name="P210">Selecting elements by ID → Two methods</text:p>
      <text:p text:style-name="P210"><text:tab/>1. querySelector(‘#idname)</text:p>
      <text:p text:style-name="P64"><text:span text:style-name="T55"><text:tab/>2. .getElementById(‘idname) → No need #, </text:span><text:span text:style-name="T120">works the same</text:span></text:p>
      <text:p text:style-name="P211"/>
      <text:p text:style-name="P65"><text:span text:style-name="T235">S</text:span><text:span text:style-name="T196">teps to creating JS </text:span></text:p>
      <text:p text:style-name="P212">1. Create variables to store querySelectors</text:p>
      <text:p text:style-name="P212"/>
      <text:p text:style-name="P213">2. Set ‘starting point’ values and displays</text:p>
      <text:p text:style-name="P213"/>
      <text:p text:style-name="P213">3. Work on functionality according to Flow-chart </text:p>
      <text:p text:style-name="P213"/>
      <text:p text:style-name="P42">Rolling the dice</text:p>
      <text:p text:style-name="P214">1. Generate random number when clicked</text:p>
      <text:p text:style-name="P267"><text:span text:style-name="T196"><text:tab/>btnRoll.</text:span><text:span text:style-name="T145">addEventListener</text:span><text:span text:style-name="T196">(‘click’, function() {</text:span></text:p>
      <text:p text:style-name="P213"><text:tab/><text:tab/>const dice = Math.trunc(Math.random() * 6) + 1}</text:p>
      <text:p text:style-name="P213"/>
      <text:p text:style-name="P213"><text:tab/>create variable INSIDE function because changes everytime, NOT global.</text:p>
      <text:p text:style-name="P213"><text:tab/>(Math.random*6) + 1 → Becomes 1-6 instead of 0-5</text:p>
      <text:p text:style-name="P213"/>
      <text:p text:style-name="P214">2. Remove ‘Hidden’ class so show dice image.</text:p>
      <text:p text:style-name="P214"><text:tab/></text:p>
      <text:p text:style-name="P214">3. Set source of image depending on the Random number.</text:p>
      <text:p text:style-name="P214"><text:tab/>Use template-literal → Image names follow same format</text:p>
      <text:p text:style-name="P214"><text:tab/><text:tab/>eg Roll = 1 → dice-1.png</text:p>
      <text:p text:style-name="P266"><text:span text:style-name="T196"><text:tab/><text:tab/><text:tab/>diceEl </text:span><text:span text:style-name="T173">. src = `dice-${dice}.png`;</text:span></text:p>
      <text:p text:style-name="P96"/>
      <text:p text:style-name="P217">4. If score is NOT 1 → Save score</text:p>
      <text:p text:style-name="P217"><text:tab/>Create variable OUTSIDE of function to save score</text:p>
      <text:p text:style-name="P217"><text:tab/><text:tab/>eg <text:span text:style-name="T752">let </text:span>currentScore = 0; → <text:s text:c="2"/><text:span text:style-name="T752">currentScore += dice;</text:span></text:p>
      <text:p text:style-name="P217"/>
      <text:p text:style-name="P268"><text:span text:style-name="T196">5. If score IS 1 → Switch </text:span><text:span text:style-name="T236">active </text:span><text:span text:style-name="T196">players </text:span><text:span text:style-name="T237">(many steps)</text:span></text:p>
      <text:p text:style-name="P268"><text:span text:style-name="T196"><text:tab/></text:span><text:span text:style-name="T238">if (dice !== 1) {…} </text:span><text:span text:style-name="T166">else {}</text:span></text:p>
      <text:p text:style-name="P93"/>
      <text:p text:style-name="P123">We need to keep track of Active player when rolling dice → Store in variable</text:p>
      <text:p text:style-name="P123"><text:tab/>let activePlayer = 0</text:p>
      <text:p text:style-name="P123"/>
      <text:p text:style-name="P123">6. Create final scores variable as an Array</text:p>
      <text:p text:style-name="P123"><text:tab/><text:span text:style-name="T145">const scores = [0, 0]</text:span>’ <text:tab/><text:tab/><text:span text:style-name="T753">(Array must be const)</text:span></text:p>
      <text:p text:style-name="P123"/>
      <text:p text:style-name="P124">7. Save current score into either current- -0 or curren - -1;</text:p>
      <text:p text:style-name="P124"><text:tab/>document.getElementbyId(<text:span text:style-name="T145">‘current-${activePlayer}`</text:span>).textContent = currentScore</text:p>
      <text:p text:style-name="P124"><text:tab/><text:tab/>eg if activePlayer = 1 → selectors current- -1 ID and replaces textContent.</text:p>
      <text:p text:style-name="P124"/>
      <text:p text:style-name="P125">8. Switch players = change<text:span text:style-name="T145"> activePlayer value, </text:span><text:span text:style-name="T167">+ </text:span><text:span text:style-name="T754"><text:s/>reset </text:span><text:span text:style-name="T167">Player </text:span><text:span text:style-name="T168">&amp; Global</text:span><text:span text:style-name="T755"> </text:span><text:span text:style-name="T169">current score</text:span></text:p>
      <text:p text:style-name="P125"><text:tab/><text:span text:style-name="T755">doc.selectById(`current- -${activePlayer}`) = 0; <text:s text:c="2"/>→ </text:span><text:span text:style-name="T756">Resent current player THEN switch</text:span></text:p>
      <text:p text:style-name="P125"><text:tab/>ActivePlayer = activePlayer === 1 ? 1 : 0;</text:p>
      <text:p text:style-name="P125"><text:tab/><text:span text:style-name="T754">currentScore = 0;</text:span></text:p>
      <text:p text:style-name="P448"><text:soft-page-break/><text:span text:style-name="T121">9. Visual change </text:span><text:span text:style-name="T122">when</text:span><text:span text:style-name="T121"> player </text:span><text:span text:style-name="T122">switch</text:span></text:p>
      <text:p text:style-name="P448"><text:span text:style-name="T121"><text:tab/></text:span><text:span text:style-name="T123">Aethetics is determined by Player- -Active Class (eg colors, shadows)</text:span></text:p>
      <text:p text:style-name="P448"><text:span text:style-name="T123"><text:tab/></text:span><text:span text:style-name="T37">Active player = Add class</text:span><text:span text:style-name="T123">, Inactive = </text:span><text:span text:style-name="T37">Remove</text:span></text:p>
      <text:p text:style-name="P215"><text:tab/></text:p>
      <text:p text:style-name="P290"><text:span text:style-name="T141">T</text:span><text:span text:style-name="T17">oggle method on classList</text:span></text:p>
      <text:p text:style-name="P420"><text:span text:style-name="T142"><text:tab/></text:span><text:span text:style-name="T129">Auto check </text:span><text:span text:style-name="T128">If class exists = Remove. If class !exists = Add.</text:span></text:p>
      <text:p text:style-name="P227"/>
      <text:p text:style-name="P421"><text:span text:style-name="T130"><text:tab/></text:span><text:span text:style-name="T128">Eg. Player0El.classList.</text:span><text:span text:style-name="T142">toggle(‘player- -Active’)</text:span></text:p>
      <text:p text:style-name="P97"/>
      <text:p text:style-name="P228">10. Holding Current score</text:p>
      <text:p text:style-name="P421"><text:span text:style-name="T128"><text:tab/></text:span><text:span text:style-name="T131">Click hold → Transfer current score to Total score</text:span></text:p>
      <text:p text:style-name="P229"><text:tab/><text:tab/>Only works if &lt;100, because at Win at 100</text:p>
      <text:p text:style-name="P229"/>
      <text:p text:style-name="P421"><text:span text:style-name="T131"><text:tab/></text:span><text:span text:style-name="T132">Store currentScore into Scores </text:span><text:span text:style-name="T143">Array </text:span><text:span text:style-name="T133">+ display array score</text:span></text:p>
      <text:p text:style-name="P230"><text:tab/></text:p>
      <text:p text:style-name="P230"><text:tab/>Switch players (create switch function to hold code)</text:p>
      <text:p text:style-name="P230"/>
      <text:p text:style-name="P230">11. Add win condition + end game</text:p>
      <text:p text:style-name="P230"><text:tab/>Change CSS styling by adding Win styles to player container</text:p>
      <text:p text:style-name="P422"><text:span text:style-name="T134"><text:tab/>eg document.querySelector(`.player- -</text:span><text:span text:style-name="T434">${activePlayer}`).classList.add(‘player- -winner’);</text:span></text:p>
      <text:p text:style-name="P471"><text:tab/></text:p>
      <text:p text:style-name="P471"><text:tab/>Note* Remember to remove the previously set ‘Active player’ styles before</text:p>
      <text:p text:style-name="P471"/>
      <text:p text:style-name="P471">12. Set ‘End game’ condition</text:p>
      <text:p text:style-name="P471"><text:tab/>Players can still see and press buttons despite win.</text:p>
      <text:p text:style-name="P448"><text:span text:style-name="T434"><text:tab/><text:tab/>Create a </text:span><text:span text:style-name="T440">State Variable</text:span></text:p>
      <text:p text:style-name="P471"><text:tab/><text:tab/><text:tab/>eg still playing vs not playing</text:p>
      <text:p text:style-name="P448"><text:span text:style-name="T434"><text:tab/><text:tab/><text:tab/><text:tab/></text:span><text:span text:style-name="T438">let playing = true </text:span></text:p>
      <text:p text:style-name="P471"/>
      <text:p text:style-name="P423"><text:span text:style-name="T443"><text:tab/></text:span><text:span text:style-name="T435">Put all game code into if (playing) {…} brackets.</text:span></text:p>
      <text:p text:style-name="P472"><text:tab/><text:tab/>When playing = false, game functions will not run.</text:p>
      <text:p text:style-name="P471"><text:tab/></text:p>
      <text:p text:style-name="P437"><text:span text:style-name="T434">1</text:span><text:span text:style-name="T432">3. </text:span><text:span text:style-name="T436">Resetting game</text:span></text:p>
      <text:p text:style-name="P473"><text:tab/>Need to account for all scenarios and remove all classes as we do not know who is winner</text:p>
      <text:p text:style-name="P473"><text:tab/><text:tab/>eg remove winner class for both Player0El and Player1El</text:p>
      <text:p text:style-name="P473"><text:tab/><text:tab/>also remove active player class for both</text:p>
      <text:p text:style-name="P473"/>
      <text:p text:style-name="P437"><text:span text:style-name="T436"><text:tab/></text:span><text:span text:style-name="T437">1. </text:span><text:span text:style-name="T436">Combine</text:span><text:span text:style-name="T439"> starting values</text:span><text:span text:style-name="T436"> + </text:span><text:span text:style-name="T439">displays</text:span><text:span text:style-name="T436"> into one function</text:span></text:p>
      <text:p text:style-name="P473"><text:tab/><text:tab/>eg const init() {start values…..}</text:p>
      <text:p text:style-name="P473"/>
      <text:p text:style-name="P437"><text:span text:style-name="T436"><text:tab/></text:span><text:span text:style-name="T437">2. </text:span><text:span text:style-name="T436">BUT </text:span><text:span text:style-name="T441">DEFINE EMPTY VARIABLES FIRST</text:span><text:span text:style-name="T436"> → inaccessible if defined in function</text:span></text:p>
      <text:p text:style-name="P473"><text:tab/><text:tab/>eg let scores, currentScore, activePlayer, playing</text:p>
      <text:p text:style-name="P473"/>
      <text:p text:style-name="P473"><text:tab/><text:tab/>then in initial() {</text:p>
      <text:p text:style-name="P473"><text:tab/><text:tab/><text:tab/>scores = [0, 0]; currentScore = 0; activePlayer = 0; playing = true} </text:p>
      <text:p text:style-name="P473"/>
      <text:p text:style-name="P437"><text:span text:style-name="T436"><text:tab/></text:span><text:span text:style-name="T437">3. </text:span><text:span text:style-name="T433">Now, pass ‘init’ value into addEventListenr for reset button</text:span></text:p>
      <text:p text:style-name="P437"><text:span text:style-name="T433"><text:tab/><text:tab/>(</text:span><text:span text:style-name="T442">DO NOT CALL FUNCTION</text:span><text:span text:style-name="T433"> as JS will do it for us)</text:span></text:p>
      <text:p text:style-name="P437"><text:span text:style-name="T445"><text:tab/><text:tab/><text:tab/></text:span><text:span text:style-name="T506">btnNew.addEventListener(‘click’, init)</text:span></text:p>
      <text:p text:style-name="P474"/>
      <text:p text:style-name="P474"/>
      <text:p text:style-name="P474"/>
      <text:p text:style-name="P66"><text:soft-page-break/><text:span text:style-name="T587">S</text:span><text:span text:style-name="T586">ection 9 – Data Structures, Modern Operators and Strings</text:span></text:p>
      <text:p text:style-name="P534"/>
      <text:p text:style-name="P534">Destructuring Arrays</text:p>
      <text:p text:style-name="P477">Destructuring = unpacking values from array/object and store into variables</text:p>
      <text:p text:style-name="P477"/>
      <text:p text:style-name="P477"><text:tab/>instead of a = arr[0], b = arr[1]</text:p>
      <text:p text:style-name="P477"/>
      <text:p text:style-name="P452"><text:span text:style-name="T444"><text:tab/></text:span><text:span text:style-name="T551">Destructuring assignment</text:span></text:p>
      <text:p text:style-name="P450"><text:span text:style-name="T505"><text:tab/><text:tab/></text:span><text:span text:style-name="T522">const [</text:span><text:span text:style-name="T523">a</text:span><text:span text:style-name="T522">, </text:span><text:span text:style-name="T523">b</text:span><text:span text:style-name="T522">, </text:span><text:span text:style-name="T523">c</text:span><text:span text:style-name="T522">]</text:span><text:span text:style-name="T484"> = arr</text:span><text:span text:style-name="T485">ay</text:span><text:span text:style-name="T444">; → </text:span><text:span text:style-name="T446">Saves 3 separate variables. </text:span><text:span text:style-name="T447">Original array not affected.</text:span></text:p>
      <text:p text:style-name="P478"/>
      <text:p text:style-name="P450"><text:span text:style-name="T447"><text:tab/><text:tab/></text:span><text:span text:style-name="T552">Taking only a few values</text:span></text:p>
      <text:p text:style-name="P450"><text:span text:style-name="T447"><text:tab/><text:tab/>const [a, b] = restaurant.categories → Only destructure the </text:span><text:span text:style-name="T507">FIRST TWO VALUES</text:span></text:p>
      <text:p text:style-name="P475"/>
      <text:p text:style-name="P450"><text:span text:style-name="T507"><text:tab/><text:tab/></text:span><text:span text:style-name="T552">Skipping elements</text:span></text:p>
      <text:p text:style-name="P450"><text:span text:style-name="T447"><text:tab/><text:tab/>Add </text:span><text:span text:style-name="T486">gaps in assignment</text:span></text:p>
      <text:p text:style-name="P450"><text:span text:style-name="T447"><text:tab/><text:tab/><text:tab/></text:span><text:span text:style-name="T507">const [a, , b] </text:span><text:span text:style-name="T447">→ Takes </text:span><text:span text:style-name="T507">FIRST</text:span><text:span text:style-name="T447"> and </text:span><text:span text:style-name="T507">THIRD</text:span><text:span text:style-name="T447"> elements</text:span></text:p>
      <text:p text:style-name="P478"/>
      <text:p text:style-name="P451"><text:span text:style-name="T447"><text:tab/></text:span><text:span text:style-name="T553">Switching values using destructuring</text:span></text:p>
      <text:p text:style-name="P453"><text:span text:style-name="T447"><text:tab/></text:span><text:span text:style-name="T448">eg Main <text:s/>= Italian, Secondary = Vetegarian</text:span></text:p>
      <text:p text:style-name="P479"><text:tab/><text:tab/></text:p>
      <text:p text:style-name="P454"><text:span text:style-name="T448"><text:tab/></text:span><text:span text:style-name="T449">Create Arrays → Destructure </text:span><text:span text:style-name="T451">by reassigning values</text:span></text:p>
      <text:p text:style-name="P449"><text:span text:style-name="T448"><text:tab/><text:tab/></text:span><text:span text:style-name="T508">[</text:span><text:span text:style-name="T509">secondary</text:span><text:span text:style-name="T508">, </text:span><text:span text:style-name="T509">main</text:span><text:span text:style-name="T508">]</text:span><text:span text:style-name="T761"> </text:span><text:span text:style-name="T758">(destructure)</text:span><text:span text:style-name="T448"> = </text:span><text:span text:style-name="T508">[</text:span><text:span text:style-name="T509">main</text:span><text:span text:style-name="T508">, </text:span><text:span text:style-name="T509">secondary</text:span><text:span text:style-name="T508">]</text:span><text:span text:style-name="T448"> </text:span><text:span text:style-name="T758">(array with values)</text:span></text:p>
      <text:p text:style-name="P450"><text:span text:style-name="T448"><text:tab/><text:tab/><text:tab/></text:span><text:span text:style-name="T450">Main = vege, secondary = Italian</text:span></text:p>
      <text:p text:style-name="P480"/>
      <text:p text:style-name="P450"><text:span text:style-name="T450"><text:tab/></text:span><text:span text:style-name="T554">Receive </text:span><text:span text:style-name="T555">multiple </text:span><text:span text:style-name="T554">values with a method (in object)</text:span></text:p>
      <text:p text:style-name="P481">1. Create function with parameters that refer to the Index of array</text:p>
      <text:p text:style-name="P269"><text:span text:style-name="T588">2. </text:span><text:span text:style-name="T586">Use ‘this’ to pass the index to return the value</text:span></text:p>
      <text:p text:style-name="P482"><text:tab/><text:tab/>restaurant{…</text:p>
      <text:p text:style-name="P450"><text:span text:style-name="T452"><text:tab/><text:tab/><text:tab/>order: function(</text:span><text:span text:style-name="T510">starterIndex</text:span><text:span text:style-name="T452">, </text:span><text:span text:style-name="T510">mainIndex</text:span><text:span text:style-name="T452">) {</text:span></text:p>
      <text:p text:style-name="P450"><text:span text:style-name="T452"><text:tab/><text:tab/><text:tab/><text:tab/>return [</text:span><text:span text:style-name="T510">this</text:span><text:span text:style-name="T452">.starterMenu[starterIndex], </text:span><text:span text:style-name="T510">this</text:span><text:span text:style-name="T452">.mainMenu[mainIndex]}</text:span></text:p>
      <text:p text:style-name="P482"/>
      <text:p text:style-name="P450"><text:span text:style-name="T453">3. </text:span><text:span text:style-name="T452">Restructure </text:span><text:span text:style-name="T453">to assign variables </text:span><text:span text:style-name="T454">to function</text:span></text:p>
      <text:p text:style-name="P450"><text:span text:style-name="T452"><text:tab/></text:span><text:span text:style-name="T487">let [starterOrder, mainOrder] = restaurant.order(2, 0)</text:span></text:p>
      <text:p text:style-name="P482"/>
      <text:p text:style-name="P450"><text:span text:style-name="T452"><text:tab/></text:span><text:span text:style-name="T556">Destructuring nested arrays</text:span><text:span text:style-name="T455"> </text:span></text:p>
      <text:p text:style-name="P483"><text:tab/>eg nested = [1, 2, [3, 4]]</text:p>
      <text:p text:style-name="P483"><text:tab/><text:tab/>const [a, , b] = nested;</text:p>
      <text:p text:style-name="P483"><text:tab/><text:tab/><text:tab/>a = 1, b = [3, 4]</text:p>
      <text:p text:style-name="P483"/>
      <text:p text:style-name="P270"><text:span text:style-name="T586"><text:tab/><text:tab/></text:span><text:span text:style-name="T548">D</text:span><text:span text:style-name="T547">estructuring </text:span><text:span text:style-name="T548">inside Destructuring</text:span></text:p>
      <text:p text:style-name="P270"><text:span text:style-name="T586"><text:tab/><text:tab/><text:tab/></text:span><text:span text:style-name="T578">[a, , [b, c]]</text:span><text:span text:style-name="T576"> </text:span><text:span text:style-name="T586">= nested → </text:span><text:span text:style-name="T589">1, 3, 4.</text:span></text:p>
      <text:p text:style-name="P484"/>
      <text:p text:style-name="P485"><text:tab/></text:p>
      <text:p text:style-name="P271"><text:span text:style-name="T589"><text:tab/></text:span><text:span text:style-name="T557">Default values</text:span><text:span text:style-name="T551"><text:tab/> </text:span><text:span text:style-name="T557">(when we don’t know length of Array, </text:span><text:span text:style-name="T558">eg API)</text:span></text:p>
      <text:p text:style-name="P271"><text:span text:style-name="T590"><text:tab/></text:span><text:span text:style-name="T591">eg Extracting </text:span><text:span text:style-name="T592">more than expected </text:span><text:span text:style-name="T591">from a Short Array</text:span></text:p>
      <text:p text:style-name="P271"><text:span text:style-name="T591"><text:tab/><text:tab/>array = [</text:span><text:span text:style-name="T593">10</text:span><text:span text:style-name="T591">, </text:span><text:span text:style-name="T593">11</text:span><text:span text:style-name="T591">]</text:span></text:p>
      <text:p text:style-name="P486"><text:tab/><text:tab/><text:tab/>const [a, b, c] = array</text:p>
      <text:p text:style-name="P271"><text:span text:style-name="T590"><text:tab/><text:tab/><text:tab/><text:tab/></text:span><text:span text:style-name="T591">c = </text:span><text:span text:style-name="T577">undefined</text:span><text:span text:style-name="T591">.</text:span></text:p>
      <text:p text:style-name="P487"/>
      <text:p text:style-name="P487"><text:tab/>To avoid undefined, set default value to destructuring assignment</text:p>
      <text:p text:style-name="P455"><text:span text:style-name="T456"><text:tab/><text:tab/></text:span><text:span text:style-name="T524">const [a=1, b=1, c=1]</text:span><text:span text:style-name="T456"> = array.</text:span></text:p>
      <text:p text:style-name="P455"><text:span text:style-name="T456"><text:tab/><text:tab/><text:tab/></text:span><text:span text:style-name="T457">A=10, b=11, c=1</text:span></text:p>
      <text:p text:style-name="P67"><text:soft-page-break/><text:span text:style-name="T593">D</text:span><text:span text:style-name="T586">estructuring Objects</text:span></text:p>
      <text:p text:style-name="P68"><text:span text:style-name="T444"><text:tab/>Use </text:span><text:span text:style-name="T511">curly</text:span><text:span text:style-name="T505"> braces to destructure Objects {}</text:span></text:p>
      <text:p text:style-name="P488"><text:tab/>Exact names of objects required</text:p>
      <text:p text:style-name="P488"><text:tab/>Order does not matter</text:p>
      <text:p text:style-name="P489"/>
      <text:p text:style-name="P488"><text:tab/>eg const {name, categories, openingHours} = restaurant;</text:p>
      <text:p text:style-name="P489"/>
      <text:p text:style-name="P456"><text:span text:style-name="T459"><text:tab/></text:span><text:span text:style-name="T559">Applying new variable names to property names</text:span></text:p>
      <text:p text:style-name="P456"><text:span text:style-name="T458"><text:tab/><text:tab/></text:span><text:span text:style-name="T488">use Colon :</text:span></text:p>
      <text:p text:style-name="P456"><text:span text:style-name="T458"><text:tab/><text:tab/>const </text:span><text:span text:style-name="T512">{name: restaurantName</text:span><text:span text:style-name="T458">} = restaurant.</text:span></text:p>
      <text:p text:style-name="P490"/>
      <text:p text:style-name="P456"><text:span text:style-name="T458"><text:tab/></text:span><text:span text:style-name="T549">Default values</text:span><text:span text:style-name="T560"> for Objects (useful for 3</text:span><text:span text:style-name="T628">rd</text:span><text:span text:style-name="T560"> party data eg API calls, </text:span><text:span text:style-name="T561">unknown property names</text:span><text:span text:style-name="T560">)</text:span></text:p>
      <text:p text:style-name="P457"><text:span text:style-name="T460"><text:tab/><text:tab/></text:span><text:span text:style-name="T461">restaurant.menu = </text:span><text:span text:style-name="T513">Undefined</text:span><text:span text:style-name="T461"> (no property called menu)</text:span></text:p>
      <text:p text:style-name="P457"><text:span text:style-name="T461"><text:tab/><text:tab/><text:tab/></text:span><text:span text:style-name="T489">Use empty brackets [ ] </text:span></text:p>
      <text:p text:style-name="P491"><text:tab/></text:p>
      <text:p text:style-name="P456"><text:span text:style-name="T461"><text:tab/><text:tab/>const { menu</text:span><text:span text:style-name="T513"> = []</text:span><text:span text:style-name="T461">, starterMenu: </text:span><text:span text:style-name="T513">starters = []</text:span><text:span text:style-name="T461">} = restaurant;</text:span></text:p>
      <text:p text:style-name="P491"/>
      <text:p text:style-name="P456"><text:span text:style-name="T461"><text:tab/></text:span><text:span text:style-name="T562">Mutating variables while Destructuring Objects</text:span></text:p>
      <text:p text:style-name="P456"><text:span text:style-name="T462"><text:tab/></text:span><text:span text:style-name="T463">Works different from Arrays.</text:span></text:p>
      <text:p text:style-name="P492"><text:tab/>Eg variables already exist</text:p>
      <text:p text:style-name="P492"><text:tab/><text:tab/>let a = 111, </text:p>
      <text:p text:style-name="P492"><text:tab/><text:tab/>let b = 222,</text:p>
      <text:p text:style-name="P492"><text:tab/><text:tab/>const object = {a: 2, b: 4, c: 6}</text:p>
      <text:p text:style-name="P492"><text:tab/></text:p>
      <text:p text:style-name="P456"><text:span text:style-name="T463"><text:tab/>Cannot create </text:span><text:span text:style-name="T620">const</text:span><text:span text:style-name="T463"> {a, b} = object → a &amp; b already exist!</text:span></text:p>
      <text:p text:style-name="P492"><text:tab/></text:p>
      <text:p text:style-name="P492"><text:tab/>cannot pass {a, b} = object → Syntax Error. JS expects a code block in plain curly braces</text:p>
      <text:p text:style-name="P456"><text:span text:style-name="T463"><text:tab/><text:tab/></text:span><text:span text:style-name="T525">Use Parenthesis around this ( )</text:span></text:p>
      <text:p text:style-name="P456"><text:span text:style-name="T464"><text:tab/><text:tab/><text:tab/></text:span><text:span text:style-name="T514">({a, b} = object) → </text:span><text:span text:style-name="T464">mutates </text:span><text:span text:style-name="T465">values </text:span><text:span text:style-name="T464">a = 2, b= 4;</text:span></text:p>
      <text:p text:style-name="P491"><text:tab/><text:tab/><text:tab/></text:p>
      <text:p text:style-name="P491"/>
      <text:p text:style-name="P456"><text:span text:style-name="T461"><text:tab/></text:span><text:span text:style-name="T563">Nested Objects</text:span></text:p>
      <text:p text:style-name="P458"><text:span text:style-name="T461"><text:tab/></text:span><text:span text:style-name="T466">Select Propety then use Colon: and nested Curly braces </text:span><text:span text:style-name="T526">{X: {y, z}}</text:span></text:p>
      <text:p text:style-name="P458"><text:span text:style-name="T461"><text:tab/><text:tab/></text:span><text:span text:style-name="T466">eg restaurant = {</text:span></text:p>
      <text:p text:style-name="P458"><text:span text:style-name="T466"><text:tab/><text:tab/><text:tab/>openingHours</text:span><text:span text:style-name="T461">: </text:span><text:span text:style-name="T466">{</text:span></text:p>
      <text:p text:style-name="P493"><text:tab/><text:tab/><text:tab/><text:tab/>thurs: {…}</text:p>
      <text:p text:style-name="P493"><text:tab/><text:tab/><text:tab/><text:tab/>fri: {…}}}</text:p>
      <text:p text:style-name="P493"/>
      <text:p text:style-name="P458"><text:span text:style-name="T466"><text:tab/><text:tab/></text:span><text:span text:style-name="T467">eg </text:span><text:span text:style-name="T466">const {fri} = openingHours</text:span></text:p>
      <text:p text:style-name="P493"><text:tab/><text:tab/></text:p>
      <text:p text:style-name="P458"><text:span text:style-name="T466"><text:tab/><text:tab/></text:span><text:span text:style-name="T467">eg </text:span><text:span text:style-name="T515">const {fri: {open, close}} = openingHours</text:span></text:p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58"><text:soft-page-break/><text:span text:style-name="T515"><text:tab/></text:span><text:span text:style-name="T564">Create a method – Passing an Object as a Parameter</text:span></text:p>
      <text:p text:style-name="P494">In JS common to have functions with many parameters. Difficult to know order of parameters. </text:p>
      <text:p text:style-name="P494"/>
      <text:p text:style-name="P494">Instead of manually defining parameters, pass an Object into function as Argument → use function to destructure object</text:p>
      <text:p text:style-name="P459"><text:span text:style-name="T468"><text:tab/></text:span><text:span text:style-name="T472">Doesn’t need exact order, but needs same property names.</text:span></text:p>
      <text:p text:style-name="P494"/>
      <text:p text:style-name="P495">1. Create method in restaurant object (only one obj as parameter)</text:p>
      <text:p text:style-name="P460"><text:span text:style-name="T444"><text:s/><text:tab/></text:span><text:span text:style-name="T468">o</text:span><text:span text:style-name="T444">rderDelivery: function(</text:span><text:span text:style-name="T505">obj</text:span><text:span text:style-name="T444">) {</text:span></text:p>
      <text:p text:style-name="P460"><text:span text:style-name="T444"><text:tab/><text:tab/>log(</text:span><text:span text:style-name="T505">obj</text:span><text:span text:style-name="T444">)}</text:span></text:p>
      <text:p text:style-name="P495"/>
      <text:p text:style-name="P495">2. Call method and pass object as argument, filling in different options</text:p>
      <text:p text:style-name="P460"><text:span text:style-name="T444"><text:tab/>(</text:span><text:span text:style-name="T630">Object of Options </text:span><text:span text:style-name="T444">common in JS esp in 3</text:span><text:span text:style-name="T629">rd</text:span><text:span text:style-name="T444"> party Libraries)</text:span></text:p>
      <text:p text:style-name="P495"><text:tab/>restaurant.delivery({</text:p>
      <text:p text:style-name="P495"><text:tab/><text:tab/>time: ...</text:p>
      <text:p text:style-name="P495"><text:tab/><text:tab/>address: ...</text:p>
      <text:p text:style-name="P495"><text:tab/><text:tab/>mainIndex: 1</text:p>
      <text:p text:style-name="P460"><text:span text:style-name="T444"><text:tab/><text:tab/>starterIndex: 1 }</text:span><text:span text:style-name="T469">)</text:span></text:p>
      <text:p text:style-name="P496"/>
      <text:p text:style-name="P461"><text:span text:style-name="T469">3. </text:span><text:span text:style-name="T470">turn</text:span><text:span text:style-name="T471"> </text:span><text:span text:style-name="T527">parameters </text:span><text:span text:style-name="T528">into an Object</text:span><text:span text:style-name="T470">, </text:span><text:span text:style-name="T471">to destructure object of options</text:span></text:p>
      <text:p text:style-name="P461"><text:span text:style-name="T471"><text:tab/></text:span><text:span text:style-name="T470">using { }</text:span></text:p>
      <text:p text:style-name="P461"><text:span text:style-name="T471"><text:tab/></text:span><text:span text:style-name="T470">orderDelivery: function(</text:span><text:span text:style-name="T516">{starterIndex, mainIndex, time, address}</text:span><text:span text:style-name="T470">) {</text:span></text:p>
      <text:p text:style-name="P497"><text:tab/><text:tab/>log(Order received: `this.starterMenu[starterIndex], this…….., ${time}...)</text:p>
      <text:p text:style-name="P498"><text:tab/></text:p>
      <text:p text:style-name="P499">4. Setting default values</text:p>
      <text:p text:style-name="P499"><text:tab/>function({starterIndex = 1, mainIndex = 0, time = ‘20:00’, address})</text:p>
      <text:p text:style-name="P498"/>
      <text:p text:style-name="P500">Note: We only passed in ONE OBJECT into function, NOT 4 ARGUMENTS.</text:p>
      <text:p text:style-name="P500"/>
      <text:p text:style-name="P535"/>
      <text:p text:style-name="P535">Spread Operator ...</text:p>
      <text:p text:style-name="P462"><text:span text:style-name="T490">Use …to </text:span><text:span text:style-name="T491">unpack all elements </text:span><text:span text:style-name="T490">in Array</text:span><text:span text:style-name="T491"> at once</text:span><text:span text:style-name="T473">. </text:span><text:span text:style-name="T474">Takes all elements OUT of array, and adding them manually.</text:span></text:p>
      <text:p text:style-name="P501"><text:tab/>Const array = [7, 8, 9]</text:p>
      <text:p text:style-name="P501"/>
      <text:p text:style-name="P501"><text:tab/>Eg const newArray = [1, 2, ...array] → [1, 2, 7, 8, 9]</text:p>
      <text:p text:style-name="P501"><text:tab/><text:tab/>vs </text:p>
      <text:p text:style-name="P501"><text:tab/>nested array [1, 2, array] → [1, 2, [7, 8, 9]]</text:p>
      <text:p text:style-name="P501"/>
      <text:p text:style-name="P501"/>
      <text:p text:style-name="P272"><text:span text:style-name="T586"><text:tab/></text:span><text:span text:style-name="T565">eg logging each element Individually</text:span></text:p>
      <text:p text:style-name="P502"><text:tab/><text:tab/>console.log(...array) → returns individual numbers INSTEAD of one big Array</text:p>
      <text:p text:style-name="P502"/>
      <text:p text:style-name="P272"><text:span text:style-name="T594"><text:tab/></text:span><text:span text:style-name="T565">eg writing a New Menu</text:span></text:p>
      <text:p text:style-name="P502"><text:tab/><text:tab/>const newMenu = [...restaurant.mainMenu, ‘Gnocci’]</text:p>
      <text:p text:style-name="P272"><text:span text:style-name="T594"><text:tab/><text:tab/><text:tab/>→ New array that copied elements of existing menu </text:span><text:span text:style-name="T595">+ element</text:span></text:p>
      <text:p text:style-name="P503"><text:tab/></text:p>
      <text:p text:style-name="P504">Spread is similar to destructuring → Retrieves elements from Arrays.</text:p>
      <text:p text:style-name="P272"><text:span text:style-name="T596"><text:tab/></text:span><text:span text:style-name="T597">Difference is Spread takes </text:span><text:span text:style-name="T579">ALL elements</text:span><text:span text:style-name="T597">, but </text:span><text:span text:style-name="T579">doesn’t create new variables.</text:span></text:p>
      <text:p text:style-name="P463"><text:span text:style-name="T517"><text:tab/><text:tab/></text:span><text:span text:style-name="T494">Only use spread in places we write values separated by commas </text:span></text:p>
      <text:p text:style-name="P532"/>
      <text:p text:style-name="P532"/>
      <text:p text:style-name="P407"><text:soft-page-break/><text:span text:style-name="T494"><text:tab/></text:span><text:span text:style-name="T568">Create shallow copies of Arrays</text:span></text:p>
      <text:p text:style-name="P408"><text:span text:style-name="T495"><text:tab/>c</text:span><text:span text:style-name="T493">onst mainMenuCopy = [...restaurant.mainMenu]</text:span></text:p>
      <text:p text:style-name="P505"><text:tab/></text:p>
      <text:p text:style-name="P505"><text:tab/>similar to object.assign()</text:p>
      <text:p text:style-name="P506"/>
      <text:p text:style-name="P273"><text:span text:style-name="T599"><text:tab/></text:span><text:span text:style-name="T568">Merge Arrays</text:span></text:p>
      <text:p text:style-name="P273"><text:span text:style-name="T599"><text:tab/></text:span><text:span text:style-name="T600">const menu = </text:span><text:span text:style-name="T601">[</text:span><text:span text:style-name="T600">...restaurant.mainMenu, ...restaurant.starterMenu]</text:span></text:p>
      <text:p text:style-name="P273"><text:span text:style-name="T600"><text:tab/><text:tab/>→ </text:span><text:span text:style-name="T602">contains all items of both Arrays</text:span></text:p>
      <text:p text:style-name="P507"/>
      <text:p text:style-name="P273"><text:span text:style-name="T602"><text:tab/></text:span><text:span text:style-name="T569">Spread operator works on all </text:span><text:span text:style-name="T550">iterables</text:span></text:p>
      <text:p text:style-name="P218"><text:span text:style-name="T605"><text:tab/>eg Arrays, strings, maps, sets. </text:span><text:span text:style-name="T625">NOT Objects</text:span></text:p>
      <text:p text:style-name="P508"/>
      <text:p text:style-name="P508"><text:tab/>eg Spread on string.</text:p>
      <text:p text:style-name="P508"><text:tab/><text:tab/>Const str = ‘James’;</text:p>
      <text:p text:style-name="P508"><text:tab/><text:tab/>const letters = [...str, ‘ ‘, ‘s.’]</text:p>
      <text:p text:style-name="P508"/>
      <text:p text:style-name="P218"><text:span text:style-name="T605"><text:tab/></text:span><text:span text:style-name="T606">Doesn’t not work in Template Literals due to </text:span><text:span text:style-name="T582">Multiple values</text:span></text:p>
      <text:p text:style-name="P509"><text:tab/><text:tab/>${...str} = ERROR</text:p>
      <text:p text:style-name="P509"/>
      <text:p text:style-name="P218"><text:span text:style-name="T606"><text:tab/></text:span><text:span text:style-name="T573">Passing spread operator as an Argument</text:span></text:p>
      <text:p text:style-name="P510"><text:tab/>eg method</text:p>
      <text:p text:style-name="P510"><text:tab/><text:tab/>orderPasta: function(ing 1, ing2, ing3)</text:p>
      <text:p text:style-name="P510"/>
      <text:p text:style-name="P510"><text:tab/>eg const ingredients = [prompt. Prompt, prompt]</text:p>
      <text:p text:style-name="P510"/>
      <text:p text:style-name="P218"><text:span text:style-name="T607"><text:tab/>restaurant.orderPasta(</text:span><text:span text:style-name="T583">...ingredients</text:span><text:span text:style-name="T607">) → Array passed as 3 separate arguments</text:span></text:p>
      <text:p text:style-name="P510"/>
      <text:p text:style-name="P511"><text:tab/></text:p>
      <text:p text:style-name="P219"><text:span text:style-name="T607"><text:tab/></text:span><text:span text:style-name="T574">Since ES2018, </text:span><text:span text:style-name="T575">spread also works on Objects</text:span><text:span text:style-name="T574"> (even though NOT Iterables)</text:span></text:p>
      <text:p text:style-name="P512"><text:tab/>eg newRestaurant = {...restaurant, founder: ‘Balotelli’}</text:p>
      <text:p text:style-name="P512"><text:tab/><text:tab/>→ Copies restaurant object + adds new elements.</text:p>
      <text:p text:style-name="P512"/>
      <text:p text:style-name="P218"><text:span text:style-name="T608"><text:tab/></text:span><text:span text:style-name="T580">Similar to object.assign</text:span><text:span text:style-name="T608"> → Creates </text:span><text:span text:style-name="T584">shallow copies</text:span></text:p>
      <text:p text:style-name="P512"><text:tab/></text:p>
      <text:p text:style-name="P512"><text:tab/><text:tab/>restaurantCopy.name = ‘pizzeria’</text:p>
      <text:p text:style-name="P512"><text:tab/><text:tab/>original restaurant.name is Different → Different objects.</text:p>
      <text:p text:style-name="P512"/>
      <text:p text:style-name="P43"><text:span text:style-name="T608">R</text:span><text:span text:style-name="T604">est Pattern and Parameters</text:span></text:p>
      <text:p text:style-name="P513">Looks exactly the same as Spread Operator (…)</text:p>
      <text:p text:style-name="P220"><text:span text:style-name="T604">Does the </text:span><text:span text:style-name="T581">opposite of spread</text:span><text:span text:style-name="T604"> </text:span></text:p>
      <text:p text:style-name="P220"><text:span text:style-name="T604"><text:tab/>Rest pattern used to </text:span><text:span text:style-name="T616">collect multiple elements and compress into Array</text:span></text:p>
      <text:p text:style-name="P533"/>
      <text:p text:style-name="P44"><text:span text:style-name="T604">1. Destructuring </text:span><text:span text:style-name="T615">with Rest</text:span></text:p>
      <text:p text:style-name="P221"><text:span text:style-name="T604"><text:tab/>Spread → Right side of Assignment </text:span><text:span text:style-name="T610">(</text:span><text:span text:style-name="T604">=</text:span><text:span text:style-name="T610">)</text:span><text:span text:style-name="T604"> </text:span></text:p>
      <text:p text:style-name="P514"><text:tab/><text:tab/>eg arr = [1, 2, ...[3, 4]]</text:p>
      <text:p text:style-name="P514"><text:tab/></text:p>
      <text:p text:style-name="P221"><text:span text:style-name="T604"><text:tab/>Rest → </text:span><text:span text:style-name="T616">Left side of Assignment </text:span><text:span text:style-name="T617">(</text:span><text:span text:style-name="T616">=</text:span><text:span text:style-name="T617">)</text:span><text:span text:style-name="T616"> </text:span></text:p>
      <text:p text:style-name="P514"><text:tab/><text:tab/>eg [a, b, ...others] = [1, 2, ...[3, 4]]</text:p>
      <text:p text:style-name="P220"><text:span text:style-name="T604"><text:tab/><text:tab/><text:tab/></text:span><text:span text:style-name="T609">→ a=1, b=2, others = [3,4,5]</text:span></text:p>
      <text:p text:style-name="P220"><text:span text:style-name="T609"><text:tab/><text:tab/><text:tab/></text:span><text:span text:style-name="T611">Rest ‘others’ collects all other elements unused in reassignment operator.</text:span></text:p>
      <text:p text:style-name="P515"/>
      <text:p text:style-name="P515"/>
      <text:p text:style-name="P223"><text:soft-page-break/><text:span text:style-name="T611"><text:tab/>R</text:span><text:span text:style-name="T604">est </text:span><text:span text:style-name="T581">does not collect skipped</text:span><text:span text:style-name="T604"> elements</text:span></text:p>
      <text:p text:style-name="P464"><text:span text:style-name="T475"><text:tab/><text:tab/></text:span><text:span text:style-name="T621">Rest m</text:span><text:span text:style-name="T622">ust be </text:span><text:span text:style-name="T623">last</text:span><text:span text:style-name="T622"> in destructuring assignment </text:span></text:p>
      <text:p text:style-name="P516"><text:tab/></text:p>
      <text:p text:style-name="P224"><text:span text:style-name="T612"><text:tab/><text:tab/>eg </text:span><text:span text:style-name="T604">[pizza, , risotto, </text:span><text:span text:style-name="T581">...otherFood</text:span><text:span text:style-name="T604">] = [...restaurant.starterMenu, ....mainMenu]</text:span></text:p>
      <text:p text:style-name="P222"><text:span text:style-name="T609"><text:tab/><text:tab/><text:tab/></text:span><text:span text:style-name="T613">rest on left → condense,</text:span></text:p>
      <text:p text:style-name="P222"><text:span text:style-name="T613"><text:tab/><text:tab/><text:tab/></text:span><text:span text:style-name="T614">s</text:span><text:span text:style-name="T613">pread on right = combine both methods.</text:span></text:p>
      <text:p text:style-name="P517"/>
      <text:p text:style-name="P225"><text:span text:style-name="T613"><text:tab/>R</text:span><text:span text:style-name="T604">est also works on objects</text:span></text:p>
      <text:p text:style-name="P518"><text:tab/><text:tab/>eg const {sat, ...weekDays} = restaurant.openingHours</text:p>
      <text:p text:style-name="P518"><text:tab/><text:tab/><text:tab/>sat → open: 11, close: 8;</text:p>
      <text:p text:style-name="P518"><text:tab/><text:tab/><text:tab/>weekDays → thurs:{…}, fri: {…} </text:p>
      <text:p text:style-name="P519"><text:tab/></text:p>
      <text:p text:style-name="P45"><text:span text:style-name="T609">2. </text:span><text:span text:style-name="T604">Rest in Functions</text:span></text:p>
      <text:p text:style-name="P465"><text:span text:style-name="T476"><text:tab/></text:span><text:span text:style-name="T477">Spread = pass multiple arguments into a function by expanding Array</text:span></text:p>
      <text:p text:style-name="P520"><text:tab/></text:p>
      <text:p text:style-name="P466"><text:span text:style-name="T477"><text:tab/>Rest = <text:s/></text:span><text:span text:style-name="T492">condensing all numbers into one Array</text:span><text:span text:style-name="T478">, used as a Parameter </text:span><text:span text:style-name="T479">(commonly used)</text:span></text:p>
      <text:p text:style-name="P521"><text:tab/></text:p>
      <text:p text:style-name="P465"><text:span text:style-name="T478"><text:tab/><text:tab/>eg const add = function(</text:span><text:span text:style-name="T518">...numbers</text:span><text:span text:style-name="T478">){</text:span></text:p>
      <text:p text:style-name="P521"><text:tab/><text:tab/><text:tab/>let sum = 0;</text:p>
      <text:p text:style-name="P521"><text:tab/><text:tab/><text:tab/>for (I=0; I&lt;numbers.length; i++) sum+= numbers[i]}</text:p>
      <text:p text:style-name="P521"/>
      <text:p text:style-name="P465"><text:span text:style-name="T478"><text:tab/><text:tab/></text:span><text:span text:style-name="T518">...numbers</text:span><text:span text:style-name="T478"> → Takes ANY amount of numbers as argument and condenses into one Array for looped calculation</text:span></text:p>
      <text:p text:style-name="P521"/>
      <text:p text:style-name="P465"><text:span text:style-name="T478"><text:tab/></text:span><text:span text:style-name="T566">Using rest to collect Parameters</text:span></text:p>
      <text:p text:style-name="P465"><text:span text:style-name="T478"><text:tab/><text:tab/></text:span><text:span text:style-name="T479">eg function(mainIngredient, </text:span><text:span text:style-name="T519">...otherIngredients</text:span><text:span text:style-name="T479">) {log(mainIng, otherIng)}</text:span></text:p>
      <text:p text:style-name="P522"><text:tab/><text:tab/></text:p>
      <text:p text:style-name="P522"><text:tab/><text:tab/>restaurant.orderPizza(‘pepperoni’, ‘mushroom’, ‘cheese’)</text:p>
      <text:p text:style-name="P465"><text:span text:style-name="T479"><text:tab/><text:tab/><text:tab/>mainIng → Pepperoni, </text:span><text:span text:style-name="T519">otherIng = [mushroom, cheese]</text:span></text:p>
      <text:p text:style-name="P522"/>
      <text:p text:style-name="P296"><text:span text:style-name="T537">S</text:span><text:span text:style-name="T536">ummary:</text:span></text:p>
      <text:p text:style-name="P296"><text:span text:style-name="T536"><text:tab/></text:span><text:span text:style-name="T505">Spread</text:span><text:span text:style-name="T536"> = used where we would write </text:span><text:span text:style-name="T520">V</text:span><text:span text:style-name="T505">alues</text:span><text:span text:style-name="T536"> separate by Commas</text:span></text:p>
      <text:p text:style-name="P296"><text:span text:style-name="T536"><text:tab/></text:span><text:span text:style-name="T505">Rest</text:span><text:span text:style-name="T536"> Pattern = used where we would write </text:span><text:span text:style-name="T505">Variables</text:span><text:span text:style-name="T536"> separated by Commas. </text:span><text:span text:style-name="T538">NOT VALUES</text:span></text:p>
      <text:p text:style-name="P523"/>
      <text:p text:style-name="P523"/>
      <text:p text:style-name="P536">Short Circuiting (&amp;&amp; and ||)</text:p>
      <text:p text:style-name="P524">They can use and return ANY data type + short-circuit.</text:p>
      <text:p text:style-name="P524"/>
      <text:p text:style-name="P19"><text:span text:style-name="T540">Or operator || → Short circuiting means </text:span><text:span text:style-name="T616">Return first Truthy value</text:span><text:span text:style-name="T540">.</text:span></text:p>
      <text:p text:style-name="P524"><text:tab/>Eg log(3 || ‘Jonas’)</text:p>
      <text:p text:style-name="P524"><text:tab/><text:tab/>→ 3, Jonas not even evaluated.</text:p>
      <text:p text:style-name="P525"><text:tab/></text:p>
      <text:p text:style-name="P525"><text:tab/>Eg log(undefined || null)</text:p>
      <text:p text:style-name="P126"><text:span text:style-name="T540"><text:tab/><text:tab/>→ returns </text:span><text:span text:style-name="T576">null</text:span><text:span text:style-name="T540"> even though it is falsy. Because undefined is Falsy.</text:span></text:p>
      <text:p text:style-name="P524"/>
      <text:p text:style-name="P467"><text:span text:style-name="T480"><text:tab/></text:span><text:span text:style-name="T481">Checking number and </text:span><text:span text:style-name="T521">Setting default values</text:span></text:p>
      <text:p text:style-name="P467"><text:span text:style-name="T481"><text:tab/><text:tab/>const </text:span><text:span text:style-name="T521">guest1 = restaurant.numGuests || 10</text:span></text:p>
      <text:p text:style-name="P526"><text:tab/><text:tab/>log(guest1)</text:p>
      <text:p text:style-name="P526"><text:tab/><text:tab/><text:tab/>if guest1 exists → .numGuest = Truthy → returns number</text:p>
      <text:p text:style-name="P526"><text:tab/><text:tab/><text:tab/>if guest1 is undefined → Sets default value 10</text:p>
      <text:p text:style-name="P468"><text:span text:style-name="T481">N</text:span><text:span text:style-name="T444">OTE: </text:span><text:span text:style-name="T772">DOES NOT WORK IF numGuest = 0</text:span><text:span text:style-name="T444"> → returns undefined and sets defaul value.</text:span></text:p>
      <text:p text:style-name="P467"><text:span text:style-name="T481"><text:tab/><text:tab/></text:span><text:span text:style-name="T482">Solution in next lecture</text:span></text:p>
      <text:p text:style-name="P20"><text:soft-page-break/><text:span text:style-name="T541">A</text:span><text:span text:style-name="T540">nd operator &amp;&amp; → Short circuit evaluation </text:span><text:span text:style-name="T616">Returns first Falsy value</text:span></text:p>
      <text:p text:style-name="P527"><text:tab/>Opposite of Or ||</text:p>
      <text:p text:style-name="P581"><text:span text:style-name="T482"><text:tab/></text:span><text:span text:style-name="T483">And Operator continues evaluation if values are True</text:span><text:span text:style-name="T482">. Any false = stop evaluation.</text:span></text:p>
      <text:p text:style-name="P527"><text:tab/></text:p>
      <text:p text:style-name="P527"><text:tab/>eg log(0 &amp;&amp; ‘jonas’) → 0</text:p>
      <text:p text:style-name="P527"><text:tab/>eg log(7 &amp;&amp; ‘jonas’) → ‘jonas’ because neither are false</text:p>
      <text:p text:style-name="P527"/>
      <text:p text:style-name="P20"><text:span text:style-name="T536"><text:tab/></text:span><text:span text:style-name="T543">Practical exmaple → checking if method exists + call </text:span><text:span text:style-name="T544">(replace </text:span><text:span text:style-name="T627">if</text:span><text:span text:style-name="T544">)</text:span></text:p>
      <text:p text:style-name="P528"><text:tab/><text:tab/>if (restaurant.orderPiza) {restaurant.orderPizza(‘cheese’, ‘ham’)}</text:p>
      <text:p text:style-name="P528"/>
      <text:p text:style-name="P20"><text:span text:style-name="T539"><text:tab/><text:tab/></text:span><text:span text:style-name="T624">Replace if statement</text:span><text:span text:style-name="T539"> with simple &amp;&amp; operator:</text:span></text:p>
      <text:p text:style-name="P20"><text:span text:style-name="T539"><text:tab/><text:tab/><text:tab/></text:span><text:span text:style-name="T529">restaurant.orderPizza &amp;&amp; restaurant.orderPizza(‘cheese’)</text:span></text:p>
      <text:p text:style-name="P524"/>
      <text:p text:style-name="P126"><text:span text:style-name="T540"><text:tab/><text:tab/><text:tab/>→ </text:span><text:span text:style-name="T542">if undefined = short circuit evaluation and </text:span><text:span text:style-name="T626">NOTHING WILL HAPPEN</text:span><text:span text:style-name="T542">.</text:span></text:p>
      <text:p text:style-name="P529"><text:tab/><text:tab/><text:tab/>→ if truthy → Calls function.</text:p>
      <text:p text:style-name="P524"><text:tab/></text:p>
      <text:p text:style-name="P537">Nullish Coalescing Operator ??</text:p>
      <text:p text:style-name="P21"><text:span text:style-name="T536"><text:tab/></text:span><text:span text:style-name="T773">Solve 0 issue with Or Operator</text:span></text:p>
      <text:p text:style-name="P530"/>
      <text:p text:style-name="P127"><text:span text:style-name="T540"><text:tab/>const </text:span><text:span text:style-name="T576">guests = restaurant.numGuests || 10</text:span></text:p>
      <text:p text:style-name="P127"><text:span text:style-name="T540"><text:tab/><text:tab/>if numGuests = 0 → Replaced by default value 10 (</text:span><text:span text:style-name="T576">UNDESIRED</text:span><text:span text:style-name="T540">)</text:span></text:p>
      <text:p text:style-name="P530"/>
      <text:p text:style-name="P127"><text:span text:style-name="T540"><text:tab/></text:span><text:span text:style-name="T546">Nullish </text:span><text:span text:style-name="T540">?? works almost the same way as </text:span><text:span text:style-name="T546">Or</text:span><text:span text:style-name="T540"> || → </text:span><text:span text:style-name="T618">returns FIRSTY TRUTHY</text:span></text:p>
      <text:p text:style-name="P530"><text:tab/><text:tab/>const guests = restaurant.numGuests ?? 10;</text:p>
      <text:p text:style-name="P530"><text:tab/></text:p>
      <text:p text:style-name="P127"><text:span text:style-name="T540"><text:tab/><text:tab/></text:span><text:span text:style-name="T545">log(guests) → </text:span><text:span text:style-name="T619">0 (</text:span><text:span text:style-name="T585">CORRECT VALUE</text:span><text:span text:style-name="T619">)</text:span></text:p>
      <text:p text:style-name="P531"/>
      <text:p text:style-name="P231"><text:span text:style-name="T540"><text:tab/></text:span><text:span text:style-name="T641">Nullish = only </text:span><text:span text:style-name="T642">null</text:span><text:span text:style-name="T641"> and </text:span><text:span text:style-name="T642">undefined</text:span><text:span text:style-name="T641"> treated as </text:span><text:span text:style-name="T642">falsy</text:span><text:span text:style-name="T641"> (</text:span><text:span text:style-name="T642">NOT 0 or ‘ ‘)</text:span></text:p>
      <text:p text:style-name="P226"><text:span text:style-name="T642"><text:tab/><text:tab/></text:span><text:span text:style-name="T647"> 0 and ‘ ‘ → Truthy</text:span></text:p>
      <text:p text:style-name="P538"/>
      <text:p text:style-name="P46"><text:span text:style-name="T647">L</text:span><text:span text:style-name="T646">ogical Assignment Operators -</text:span><text:span text:style-name="T648"> </text:span><text:span text:style-name="T649">3 New L.A.O introduced in ES21.</text:span></text:p>
      <text:p text:style-name="P539"/>
      <text:p text:style-name="P580"><text:span text:style-name="T651"><text:tab/></text:span><text:span text:style-name="T713">1. </text:span><text:span text:style-name="T715">Logical </text:span><text:span text:style-name="T713">Or </text:span><text:span text:style-name="T714">Assignment Operator</text:span><text:span text:style-name="T713"> ||=</text:span></text:p>
      <text:p text:style-name="P540"><text:tab/><text:tab/>Concise way of setting default values</text:p>
      <text:p text:style-name="P540"><text:tab/><text:tab/><text:tab/>eg rest1.numGuests = rest1.numGuests || 10; </text:p>
      <text:p text:style-name="P540"><text:tab/><text:tab/><text:span text:style-name="T145">rest1.numGuests ||= 10 → </text:span>sets Default Value if numGuests = undefined.</text:p>
      <text:p text:style-name="P540"/>
      <text:p text:style-name="P540"><text:span text:style-name="T781"><text:tab/></text:span><text:span text:style-name="T183">2. </text:span><text:span text:style-name="T184">Logical </text:span><text:span text:style-name="T183">Nullish Assignment Operator ??=</text:span></text:p>
      <text:p text:style-name="P540"><text:tab/><text:tab/><text:span text:style-name="T781">Solves 0 falsey issue with Or Assignment. Some values ARE 0! </text:span></text:p>
      <text:p text:style-name="P540"><text:tab/><text:tab/><text:span text:style-name="T431">ONLY null or undefined = Falsy</text:span></text:p>
      <text:p text:style-name="P540"/>
      <text:p text:style-name="P540"><text:tab/><text:tab/><text:span text:style-name="T781">eg rest1.numGuests ??= 10;</text:span></text:p>
      <text:p text:style-name="P540"/>
      <text:p text:style-name="P540"><text:span text:style-name="T782"><text:tab/></text:span><text:span text:style-name="T184">3. Logical And Assignment Operator &amp;&amp;=</text:span></text:p>
      <text:p text:style-name="P541"><text:tab/><text:tab/><text:span text:style-name="T785">Always continue evaluation if values are True.</text:span><text:tab/><text:tab/></text:p>
      <text:p text:style-name="P544"><text:tab/><text:tab/>Short circuits at falsy value. If value = Truthy → sets default value</text:p>
      <text:p text:style-name="P540"><text:tab/><text:tab/><text:span text:style-name="T782">If falsy → </text:span><text:span text:style-name="T784">Element is NOT added + return undefined.</text:span></text:p>
      <text:p text:style-name="P540"><text:tab/><text:tab/></text:p>
      <text:p text:style-name="P540"><text:tab/><text:tab/><text:span text:style-name="T783">eg rest1.owner &amp;&amp;= ‘Anonymous’</text:span></text:p>
      <text:p text:style-name="P540"/>
      <text:p text:style-name="P542">eg <text:span text:style-name="T145">team1 &lt; team2</text:span> &amp;&amp; c<text:span text:style-name="T145">onsole.log(‘team1 wins’)</text:span> → <text:span text:style-name="T786">Evaluates log because &lt; is true.</text:span></text:p>
      <text:p text:style-name="P542"/>
      <text:p text:style-name="P579"><text:soft-page-break/>Looping Arrays – For-of Loop</text:p>
      <text:p text:style-name="P543"><text:tab/>Instead of creating for loop with all conditions (i=0; length; i++)</text:p>
      <text:p text:style-name="P543"/>
      <text:p text:style-name="P543"><text:span text:style-name="T269"><text:tab/></text:span><text:span text:style-name="T268">for</text:span><text:span text:style-name="T173"> (const X </text:span><text:span text:style-name="T268">of</text:span><text:span text:style-name="T173"> Array)</text:span> console.log(X)</text:p>
      <text:p text:style-name="P543"><text:tab/><text:tab/>→ Each iteration of Array will be logged as X (name anything)</text:p>
      <text:p text:style-name="P543"><text:tab/></text:p>
      <text:p text:style-name="P597"><text:span text:style-name="T671"><text:tab/></text:span><text:span text:style-name="T656">continue</text:span><text:span text:style-name="T685"> and </text:span><text:span text:style-name="T656">break</text:span><text:span text:style-name="T685"> can be used</text:span></text:p>
      <text:p text:style-name="P545"><text:tab/></text:p>
      <text:p text:style-name="P597"><text:span text:style-name="T672"><text:tab/></text:span><text:span text:style-name="T718">How to get Index using For-Of? → Use </text:span><text:span text:style-name="T716">.entries</text:span><text:span text:style-name="T718"> method</text:span></text:p>
      <text:p text:style-name="P597"><text:span text:style-name="T672"><text:tab/><text:tab/>for (const X of </text:span><text:span text:style-name="T652">Array.entries()</text:span><text:span text:style-name="T672">) log(x)</text:span></text:p>
      <text:p text:style-name="P545"><text:tab/><text:tab/><text:tab/>→ [0, ‘element’]</text:p>
      <text:p text:style-name="P545"><text:tab/><text:tab/><text:tab/><text:tab/>X[0] = Index number, X[1] = ‘element’</text:p>
      <text:p text:style-name="P545"><text:tab/><text:tab/></text:p>
      <text:p text:style-name="P597"><text:span text:style-name="T672"><text:tab/><text:tab/></text:span><text:span text:style-name="T673">Destructure in For-of loop:</text:span></text:p>
      <text:p text:style-name="P597"><text:span text:style-name="T673"><text:tab/><text:tab/><text:tab/>for (const</text:span><text:span text:style-name="T653"> [Index, Element</text:span><text:span text:style-name="T673">] of Array.entries()) {log(index, element)}</text:span></text:p>
      <text:p text:style-name="P545"><text:tab/><text:tab/><text:tab/><text:tab/></text:p>
      <text:p text:style-name="P70"><text:span text:style-name="T732">E</text:span><text:span text:style-name="T731">nhanced Object Literals</text:span></text:p>
      <text:p text:style-name="P598"><text:span text:style-name="T672">O</text:span><text:span text:style-name="T670">bject literal = writing object literally in code inside Curly Braces Syntax</text:span></text:p>
      <text:p text:style-name="P546">ES6 → 3 ways to make writing OL easier</text:p>
      <text:p text:style-name="P546"/>
      <text:p text:style-name="P599"><text:span text:style-name="T674"><text:tab/></text:span><text:span text:style-name="T719">1. Adding object into another object</text:span></text:p>
      <text:p text:style-name="P599"><text:span text:style-name="T674"><text:tab/><text:tab/></text:span><text:span text:style-name="T675">openingHours = {…….}</text:span></text:p>
      <text:p text:style-name="P547"><text:tab/><text:tab/>Restaurant = {…….}</text:p>
      <text:p text:style-name="P547"><text:tab/></text:p>
      <text:p text:style-name="P599"><text:span text:style-name="T675"><text:tab/><text:tab/></text:span><text:span text:style-name="T762">BEFORE: to add OH to restaurant:</text:span></text:p>
      <text:p text:style-name="P653"><text:tab/><text:tab/><text:tab/>restaurant = {…</text:p>
      <text:p text:style-name="P599"><text:span text:style-name="T762"><text:tab/><text:tab/><text:tab/><text:tab/><text:tab/>openingHours: openingHours} → refer to external object <text:tab/><text:tab/><text:tab/><text:tab/><text:tab/><text:tab/><text:tab/><text:tab/><text:tab/><text:tab/><text:tab/><text:tab/></text:span><text:span text:style-name="T763">(same name)</text:span></text:p>
      <text:p text:style-name="P547"><text:tab/><text:tab/>ES6 Enhanced OL: </text:p>
      <text:p text:style-name="P547"><text:tab/><text:tab/><text:tab/>restaurant = {…</text:p>
      <text:p text:style-name="P599"><text:span text:style-name="T675"><text:tab/><text:tab/><text:tab/><text:tab/><text:tab/>openinghours,} <text:tab/><text:tab/>→ </text:span><text:span text:style-name="T676">simply enter object name</text:span></text:p>
      <text:p text:style-name="P548"><text:tab/></text:p>
      <text:p text:style-name="P599"><text:span text:style-name="T676"><text:tab/></text:span><text:span text:style-name="T720">2. Writing Methods</text:span></text:p>
      <text:p text:style-name="P549"><text:tab/>ES6 → No longer need to create property and set to function (like all other propertyes)</text:p>
      <text:p text:style-name="P549"/>
      <text:p text:style-name="P599"><text:span text:style-name="T677"><text:tab/><text:tab/></text:span><text:span text:style-name="T763">BEFORE:</text:span></text:p>
      <text:p text:style-name="P654"><text:tab/><text:tab/><text:tab/>order: function(starterIndex, mainIndex) {……}</text:p>
      <text:p text:style-name="P549"><text:tab/><text:tab/>ES6:</text:p>
      <text:p text:style-name="P599"><text:span text:style-name="T677"><text:tab/><text:tab/><text:tab/>order(starterIndex, mainIndex) {…}<text:tab/><text:tab/>→ remove </text:span><text:span text:style-name="T654">Colon</text:span><text:span text:style-name="T677"> and </text:span><text:span text:style-name="T654">Function</text:span></text:p>
      <text:p text:style-name="P549"><text:tab/><text:tab/></text:p>
      <text:p text:style-name="P599"><text:span text:style-name="T677"><text:tab/></text:span><text:span text:style-name="T720">3. Compute property names</text:span></text:p>
      <text:p text:style-name="P549"><text:tab/>Instead of writing each property name manually and literally</text:p>
      <text:p text:style-name="P599"><text:span text:style-name="T677"><text:tab/>Can refer to other </text:span><text:span text:style-name="T654">Objects/Arrays</text:span><text:span text:style-name="T677">, or pass calculations </text:span><text:span text:style-name="T678">through </text:span><text:span text:style-name="T655">Template Literal</text:span></text:p>
      <text:p text:style-name="P599"><text:span text:style-name="T655"><text:tab/><text:tab/></text:span><text:span text:style-name="T679">(can even </text:span><text:span text:style-name="T744">destructure</text:span><text:span text:style-name="T679"> if necessary)</text:span></text:p>
      <text:p text:style-name="P549"><text:tab/></text:p>
      <text:p text:style-name="P549"><text:tab/>eg const weekdays = [mon, tues, wed]</text:p>
      <text:p text:style-name="P549"><text:tab/>openingHours = {</text:p>
      <text:p text:style-name="P599"><text:span text:style-name="T677"><text:tab/><text:tab/></text:span><text:span text:style-name="T654">[weekdays[0]]</text:span><text:span text:style-name="T677"> : {…},</text:span></text:p>
      <text:p text:style-name="P549"><text:tab/><text:tab/>[weekdays[1]]: {…},</text:p>
      <text:p text:style-name="P599"><text:span text:style-name="T677"><text:tab/><text:tab/></text:span><text:span text:style-name="T654">[day-${2+2}]</text:span><text:span text:style-name="T677">: {…}}</text:span></text:p>
      <text:p text:style-name="P549"/>
      <text:p text:style-name="P549"><text:tab/><text:tab/>→ property names become mon, tues, and day-4</text:p>
      <text:p text:style-name="P71"><text:soft-page-break/><text:span text:style-name="T733">O</text:span><text:span text:style-name="T731">ptional Chaining ( . ? )</text:span></text:p>
      <text:p text:style-name="P550">Useful for retrievnig nested objects, without knowing whether they exist.</text:p>
      <text:p text:style-name="P550"/>
      <text:p text:style-name="P71"><text:span text:style-name="T670"><text:tab/></text:span><text:span text:style-name="T789">eg log(restaurant.openingHours.mon)</text:span></text:p>
      <text:p text:style-name="P601"><text:span text:style-name="T670"><text:tab/><text:tab/>→ Undefined because </text:span><text:span text:style-name="T650">mon property does not exist</text:span></text:p>
      <text:p text:style-name="P602"><text:tab/><text:tab/></text:p>
      <text:p text:style-name="P602"><text:tab/><text:tab/>log(restaurant.openingHours.mon.open)</text:p>
      <text:p text:style-name="P601"><text:span text:style-name="T670"><text:tab/><text:tab/><text:tab/>→ Error because</text:span><text:span text:style-name="T650"> Undefined.open</text:span></text:p>
      <text:p text:style-name="P576"/>
      <text:p text:style-name="P71"><text:span text:style-name="T650"><text:tab/></text:span><text:span text:style-name="T787">Use if statement to check</text:span><text:span text:style-name="T788"> IF EXIST, THEN check opening hour</text:span></text:p>
      <text:p text:style-name="P550"><text:tab/><text:tab/>if (x.mon) log(x.mon.open)</text:p>
      <text:p text:style-name="P71"><text:span text:style-name="T670"><text:tab/><text:tab/><text:tab/>→ </text:span><text:span text:style-name="T680">gets read of Error, but many things to check. </text:span></text:p>
      <text:p text:style-name="P550"/>
      <text:p text:style-name="P71"><text:span text:style-name="T670"><text:tab/></text:span><text:span text:style-name="T680">Optional chaining Operator ? solves this issue </text:span></text:p>
      <text:p text:style-name="P71"><text:span text:style-name="T680"><text:tab/><text:tab/></text:span><text:span text:style-name="T686">If certain property does NOT EXIST → Immediately return Undefined</text:span></text:p>
      <text:p text:style-name="P575"/>
      <text:p text:style-name="P600"><text:span text:style-name="T680"><text:tab/></text:span><text:span text:style-name="T638">ADD </text:span><text:span text:style-name="T631">?</text:span><text:span text:style-name="T638"> Behind property checked</text:span></text:p>
      <text:p text:style-name="P409"><text:span text:style-name="T689"><text:tab/><text:tab/>restaurant.openingHours.</text:span><text:span text:style-name="T657">mon?</text:span><text:span text:style-name="T689">.open</text:span></text:p>
      <text:p text:style-name="P551"><text:tab/><text:tab/><text:tab/>→ If mon does NOT EXIST → return undefined</text:p>
      <text:p text:style-name="P551"/>
      <text:p text:style-name="P409"><text:span text:style-name="T689"><text:tab/></text:span><text:span text:style-name="T660">Multiple Optional Chaining</text:span><text:span text:style-name="T690"> → does openingHour even exist?</text:span></text:p>
      <text:p text:style-name="P552"><text:tab/><text:tab/>Restaurant.openingHours?.mon?.open</text:p>
      <text:p text:style-name="P552"><text:tab/><text:tab/><text:tab/>→ If OH exists, check Monday.</text:p>
      <text:p text:style-name="P552"/>
      <text:p text:style-name="P409"><text:span text:style-name="T690"><text:tab/></text:span><text:span text:style-name="T722">Practical example – </text:span><text:span text:style-name="T723">Looping days into Optional chaining - </text:span><text:span text:style-name="T692">check opening hours everyday</text:span></text:p>
      <text:p text:style-name="P553"><text:tab/><text:tab/>const days = [‘mon’, ‘tues’, ‘wed’...etc]</text:p>
      <text:p text:style-name="P553"><text:tab/></text:p>
      <text:p text:style-name="P553"><text:tab/><text:tab/>for (const day of days) {</text:p>
      <text:p text:style-name="P411"><text:span text:style-name="T692"><text:tab/><text:tab/><text:tab/></text:span><text:span text:style-name="T693">const open = </text:span><text:span text:style-name="T692">restaurant.openingHours.</text:span><text:span text:style-name="T663">[day]</text:span><text:span text:style-name="T692">?.open <text:s text:c="2"/></text:span><text:span text:style-name="T663">??</text:span><text:span text:style-name="T692"> <text:s text:c="2"/>‘&lt;</text:span><text:span text:style-name="T693">closed&gt;’</text:span></text:p>
      <text:p text:style-name="P411"><text:span text:style-name="T693"><text:tab/><text:tab/><text:tab/></text:span><text:span text:style-name="T694">log(‘ on ${day} we are open at ${open]’</text:span><text:span text:style-name="T692">}</text:span></text:p>
      <text:p text:style-name="P554"/>
      <text:p text:style-name="P410"><text:span text:style-name="T691"><text:tab/>*</text:span><text:span text:style-name="T661">note if we want to use Variable name as Property name → Put in [ ] brackets</text:span></text:p>
      <text:p text:style-name="P410"><text:span text:style-name="T635">* </text:span><text:span text:style-name="T636">Nullish operator works well with chaining</text:span><text:span text:style-name="T637"> </text:span><text:span text:style-name="T662">- </text:span><text:span text:style-name="T695">chaining looks for exist, nullish looks for 0</text:span></text:p>
      <text:p text:style-name="P555"/>
      <text:p text:style-name="P556"><text:tab/></text:p>
      <text:p text:style-name="P412"><text:span text:style-name="T695"><text:tab/></text:span><text:span text:style-name="T724">Practical example – Optional chaining with methods + calling</text:span></text:p>
      <text:p text:style-name="P410"><text:span text:style-name="T696"><text:tab/><text:tab/>restaurant.o</text:span><text:span text:style-name="T664">rder?.(0,1)</text:span><text:span text:style-name="T696"> <text:s text:c="2"/>?? ‘</text:span><text:span text:style-name="T697">Method does not exist’</text:span></text:p>
      <text:p text:style-name="P557"><text:tab/><text:tab/><text:tab/>→ if order method exists, pass arguments</text:p>
      <text:p text:style-name="P557"><text:tab/><text:tab/></text:p>
      <text:p text:style-name="P410"><text:span text:style-name="T696"><text:tab/><text:tab/></text:span><text:span text:style-name="T697">Note Always use with Nullish operator → Return default value </text:span><text:span text:style-name="T698">so users know</text:span></text:p>
      <text:p text:style-name="P558"/>
      <text:p text:style-name="P559"><text:tab/></text:p>
      <text:p text:style-name="P412"><text:span text:style-name="T698"><text:tab/></text:span><text:span text:style-name="T725">Practical example – Checking if array exists </text:span><text:span text:style-name="T699">eg checking how many arrays</text:span></text:p>
      <text:p text:style-name="P560"><text:tab/><text:tab/>users = [ {name: ‘Jon, age: 25}, {name: ‘Abe’, age:20} ]</text:p>
      <text:p text:style-name="P560"><text:tab/></text:p>
      <text:p text:style-name="P410"><text:span text:style-name="T699"><text:tab/><text:tab/>log (</text:span><text:span text:style-name="T665">users[0]?.name</text:span><text:span text:style-name="T699"> ?? “user array empty”)<text:tab/></text:span></text:p>
      <text:p text:style-name="P560"><text:tab/><text:tab/><text:tab/>→ If user[0] exists, print name</text:p>
      <text:p text:style-name="P560"><text:tab/></text:p>
      <text:p text:style-name="P560"/>
      <text:p text:style-name="P560"/>
      <text:p text:style-name="P560"/>
      <text:p text:style-name="P560"/>
      <text:p text:style-name="P72"><text:soft-page-break/><text:span text:style-name="T739">L</text:span><text:span text:style-name="T738">ooping Objects (non iterable) indirectly</text:span></text:p>
      <text:p text:style-name="P561"><text:tab/>Different options: Looping over Property names? Values? Both?</text:p>
      <text:p text:style-name="P561"><text:tab/></text:p>
      <text:p text:style-name="P72"><text:span text:style-name="T688"><text:tab/></text:span><text:span text:style-name="T738">1. Loop over Property names (Keys)</text:span></text:p>
      <text:p text:style-name="P561"><text:tab/><text:tab/>Need to Loop over an Array of keys</text:p>
      <text:p text:style-name="P72"><text:span text:style-name="T688"><text:tab/></text:span><text:span text:style-name="T639">Use </text:span><text:span text:style-name="T632">Object.keys() </text:span><text:span text:style-name="T639">to retrieve Keys in a object</text:span></text:p>
      <text:p text:style-name="P560"><text:tab/></text:p>
      <text:p text:style-name="P410"><text:span text:style-name="T699"><text:tab/></text:span><text:span text:style-name="T701">const propNames = </text:span><text:span text:style-name="T667">Object.keys</text:span><text:span text:style-name="T666">(openingHours</text:span><text:span text:style-name="T700">) →</text:span><text:span text:style-name="T666"> Array of keys</text:span><text:span text:style-name="T700"> [‘thu’, ‘fri’, ‘sat’]</text:span></text:p>
      <text:p text:style-name="P560"/>
      <text:p text:style-name="P413"><text:span text:style-name="T699"><text:tab/></text:span><text:span text:style-name="T700">for (const day in </text:span><text:span text:style-name="T667">Object.keys</text:span><text:span text:style-name="T666">(openingHours)) </text:span><text:span text:style-name="T700">{log(day)} </text:span></text:p>
      <text:p text:style-name="P562"/>
      <text:p text:style-name="P563"><text:tab/></text:p>
      <text:p text:style-name="P414"><text:span text:style-name="T700"><text:tab/></text:span><text:span text:style-name="T726">2. Loop over property values</text:span></text:p>
      <text:p text:style-name="P413"><text:span text:style-name="T702"><text:tab/></text:span><text:span text:style-name="T640">Use</text:span><text:span text:style-name="T633"> Object.values()</text:span></text:p>
      <text:p text:style-name="P577"/>
      <text:p text:style-name="P582"><text:span text:style-name="T531"><text:tab/></text:span><text:span text:style-name="T496">const propValues = </text:span><text:span text:style-name="T531">Object.values(openingHours)</text:span><text:span text:style-name="T496"> → Array of values [{..}, {..}, {..}]</text:span></text:p>
      <text:p text:style-name="P564"/>
      <text:p text:style-name="P564"/>
      <text:p text:style-name="P582"><text:span text:style-name="T496"><text:tab/></text:span><text:span text:style-name="T570">3. Loop over Enter Object (names + values)</text:span></text:p>
      <text:p text:style-name="P605"><text:span text:style-name="T681"><text:tab/></text:span><text:span text:style-name="T640">Use</text:span><text:span text:style-name="T633"> Object.</text:span><text:span text:style-name="T634">entries</text:span><text:span text:style-name="T633">()</text:span></text:p>
      <text:p text:style-name="P578"/>
      <text:p text:style-name="P565"><text:tab/>Similar to Array.entries() → Returns key and value. BUT not used as a method</text:p>
      <text:p text:style-name="P565"/>
      <text:p text:style-name="P583"><text:span text:style-name="T497"><text:tab/></text:span><text:span text:style-name="T532">Object.entries(openingHours)</text:span><text:span text:style-name="T497">; → </text:span><text:span text:style-name="T498">Array of Arrays [[“thu”, {…}], [“fri”, {…}]]</text:span></text:p>
      <text:p text:style-name="P566"/>
      <text:p text:style-name="P583"><text:span text:style-name="T498"><text:tab/></text:span><text:span text:style-name="T571">Using loop to destructure Object.entries </text:span><text:span text:style-name="T572">[key, value]</text:span></text:p>
      <text:p text:style-name="P584"><text:span text:style-name="T493"><text:tab/><text:tab/>for (const </text:span><text:span text:style-name="T530">[key {open, close}] </text:span><text:span text:style-name="T493">of Array) {</text:span></text:p>
      <text:p text:style-name="P567"><text:tab/><text:tab/><text:tab/>log(We open on ${key}, at ${open} and close at {$close}}</text:p>
      <text:p text:style-name="P567"/>
      <text:p text:style-name="P590"><text:span text:style-name="T603">#</text:span><text:span text:style-name="T598">Challenge </text:span><text:span text:style-name="T603">Notes</text:span></text:p>
      <text:p text:style-name="P568">Note: To access properties in Object using variables</text:p>
      <text:p text:style-name="P589"><text:span text:style-name="T598"><text:tab/></text:span><text:span text:style-name="T581">Object [ variablename ]</text:span><text:span text:style-name="T598"> → Same as object.team1</text:span></text:p>
      <text:p text:style-name="P568"><text:tab/>ONLY THIS <text:s/>WORKS</text:p>
      <text:p text:style-name="P568"/>
      <text:p text:style-name="P73"><text:span text:style-name="T734">S</text:span><text:span text:style-name="T731">ets</text:span></text:p>
      <text:p text:style-name="P277"><text:span text:style-name="T731">ES6 </text:span><text:span text:style-name="T735">i</text:span><text:span text:style-name="T731">ntroduced Sets and Maps (New Data structures). In past, only Objects and Arrays.</text:span></text:p>
      <text:p text:style-name="P278"><text:span text:style-name="T731">Set is a collection of </text:span><text:span text:style-name="T717">unique values</text:span><text:span text:style-name="T731">. Cannot have </text:span><text:span text:style-name="T643">duplicates</text:span></text:p>
      <text:p text:style-name="P569"/>
      <text:p text:style-name="P289"><text:span text:style-name="T598">const variableName = </text:span><text:span text:style-name="T581">new Set( )</text:span></text:p>
      <text:p text:style-name="P606"><text:span text:style-name="T533"><text:tab/></text:span><text:span text:style-name="T499">Similar to Arrays → No key value pairs, </text:span><text:span text:style-name="T533">Iterable</text:span><text:span text:style-name="T499"> </text:span><text:span text:style-name="T500">(looped over using a for loop)</text:span></text:p>
      <text:p text:style-name="P569"><text:tab/>Different to Arrays → No duplicates, Order is Irrelevant</text:p>
      <text:p text:style-name="P570"><text:tab/></text:p>
      <text:p text:style-name="P586"><text:span text:style-name="T493"><text:tab/></text:span><text:span text:style-name="T567">Set methods</text:span></text:p>
      <text:p text:style-name="P585"><text:span text:style-name="T530"><text:tab/><text:tab/></text:span><text:span text:style-name="T522">.size </text:span><text:span text:style-name="T493">→ Number of elements in a set (not .length)</text:span></text:p>
      <text:p text:style-name="P569"/>
      <text:p text:style-name="P585"><text:span text:style-name="T493"><text:tab/><text:tab/></text:span><text:span text:style-name="T484">.</text:span><text:span text:style-name="T522">has</text:span><text:span text:style-name="T484"> </text:span><text:span text:style-name="T493">→ Checking element in a set </text:span></text:p>
      <text:p text:style-name="P569"><text:tab/><text:tab/>eg orderSet.has(‘bread’) → False</text:p>
      <text:p text:style-name="P569"/>
      <text:p text:style-name="P585"><text:span text:style-name="T530"><text:tab/><text:tab/></text:span><text:span text:style-name="T522">.add</text:span><text:span text:style-name="T493"> → Adds elements to set.</text:span></text:p>
      <text:p text:style-name="P585"><text:span text:style-name="T493"><text:tab/><text:tab/>.</text:span><text:span text:style-name="T534">delete</text:span><text:span text:style-name="T501"> → removes element</text:span></text:p>
      <text:p text:style-name="P571"/>
      <text:p text:style-name="P572"/>
      <text:p text:style-name="P607"><text:soft-page-break/><text:span text:style-name="T682">How to retrieve </text:span><text:span text:style-name="T683">Set</text:span><text:span text:style-name="T682"> </text:span><text:span text:style-name="T683">values</text:span><text:span text:style-name="T682">? → </text:span><text:span text:style-name="T712">NO WAY to retrieve</text:span><text:span text:style-name="T684"> </text:span><text:span text:style-name="T683">I</text:span><text:span text:style-name="T684">f need to retrieve, </text:span><text:span text:style-name="T687">use </text:span><text:span text:style-name="T658">Array</text:span><text:span text:style-name="T687"> instead of set.</text:span></text:p>
      <text:p text:style-name="P587"><text:span text:style-name="T493"><text:tab/><text:tab/></text:span><text:span text:style-name="T504">Eg </text:span><text:span text:style-name="T502">use Index → undefined </text:span></text:p>
      <text:p text:style-name="P573"><text:tab/><text:tab/></text:p>
      <text:p text:style-name="P587"><text:span text:style-name="T502"><text:tab/></text:span><text:span text:style-name="T798">Use case </text:span><text:span text:style-name="T799">of sets:</text:span><text:span text:style-name="T503"> Remove duplicate values of Arrays.</text:span></text:p>
      <text:p text:style-name="P574"><text:tab/><text:tab/>Eg staff = [‘waiter’, ‘chef’ ‘waiter’, ‘chef’, ‘manager’, ‘chef’]</text:p>
      <text:p text:style-name="P587"><text:span text:style-name="T503"><text:tab/><text:tab/>Use set to identify </text:span><text:span text:style-name="T535">how many unique positions</text:span><text:span text:style-name="T503">:</text:span></text:p>
      <text:p text:style-name="P574"><text:tab/><text:tab/><text:tab/>eg staffUnique = new Set(staff)</text:p>
      <text:p text:style-name="P574"/>
      <text:p text:style-name="P587"><text:span text:style-name="T503"><text:tab/>Unpack </text:span><text:span text:style-name="T800">Set → Array </text:span><text:span text:style-name="T801">(Spread operator...)</text:span></text:p>
      <text:p text:style-name="P588"><text:span text:style-name="T800"><text:tab/><text:tab/></text:span><text:span text:style-name="T821">staffUnique = </text:span><text:span text:style-name="T833">[...new Set(staff)]</text:span></text:p>
      <text:p text:style-name="P615"/>
      <text:p text:style-name="P587"><text:span text:style-name="T821"><text:tab/></text:span><text:span text:style-name="T822">Counting unique letters in a string</text:span></text:p>
      <text:p text:style-name="P616"><text:tab/><text:tab/>new Set(‘abcdeffffff’).size</text:p>
      <text:p text:style-name="P616"/>
      <text:p text:style-name="P616"/>
      <text:p text:style-name="P591"><text:span text:style-name="T842">M</text:span><text:span text:style-name="T841">aps</text:span></text:p>
      <text:p text:style-name="P617">Data structure used to map Values to Keys. (similar to objects)</text:p>
      <text:p text:style-name="P617">Object keys = Always strings</text:p>
      <text:p text:style-name="P617">Map keys = Any type of keys (even Object, Arrays, other Maps)</text:p>
      <text:p text:style-name="P617"/>
      <text:p text:style-name="P608"><text:span text:style-name="T846">const variableName = </text:span><text:span text:style-name="T847">new Map( )</text:span></text:p>
      <text:p text:style-name="P618"/>
      <text:p text:style-name="P619"><text:tab/>1. Create EMPTY map</text:p>
      <text:p text:style-name="P593"><text:span text:style-name="T820"><text:tab/>2. Add to map using </text:span><text:span text:style-name="T836">.set method </text:span><text:span text:style-name="T837">(</text:span><text:span text:style-name="T838">Key, Value)</text:span></text:p>
      <text:p text:style-name="P592"><text:span text:style-name="T820"><text:tab/><text:tab/></text:span><text:span text:style-name="T823">rest.set</text:span><text:span text:style-name="T824">(‘name’, ‘Pizzahut’)</text:span></text:p>
      <text:p text:style-name="P620"/>
      <text:p text:style-name="P592"><text:span text:style-name="T824"><text:tab/></text:span><text:span text:style-name="T825">3. set method RETURNS updated map → Allows us to </text:span><text:span text:style-name="T830">chain</text:span></text:p>
      <text:p text:style-name="P592"><text:span text:style-name="T825"><text:tab/><text:tab/>rest.set(1, ‘Italy’) <text:s/>→ </text:span><text:span text:style-name="T760">immediately returns updated map, so we can continue setting</text:span></text:p>
      <text:p text:style-name="P621"><text:tab/><text:tab/></text:p>
      <text:p text:style-name="P592"><text:span text:style-name="T825"><text:tab/><text:tab/>rest.</text:span><text:span text:style-name="T834">set</text:span><text:span text:style-name="T825">(1, ‘Italy).</text:span><text:span text:style-name="T834">set</text:span><text:span text:style-name="T825">(2, ‘Portugal’).</text:span><text:span text:style-name="T834">set</text:span><text:span text:style-name="T825">(3, ‘France’)</text:span></text:p>
      <text:p text:style-name="P621"><text:tab/></text:p>
      <text:p text:style-name="P592"><text:span text:style-name="T825"><text:tab/></text:span><text:span text:style-name="T826">eg Type of keys</text:span></text:p>
      <text:p text:style-name="P592"><text:span text:style-name="T826"><text:tab/><text:tab/>rest.set(</text:span><text:span text:style-name="T835">true</text:span><text:span text:style-name="T826">, ‘We are open’).set(</text:span><text:span text:style-name="T835">false</text:span><text:span text:style-name="T826">, ‘We are closed’)</text:span></text:p>
      <text:p text:style-name="P622"/>
      <text:p text:style-name="P594"><text:span text:style-name="T826">R</text:span><text:span text:style-name="T820">ead data from maps → </text:span><text:span text:style-name="T841">Use </text:span><text:span text:style-name="T848">Get method .get( )</text:span></text:p>
      <text:p text:style-name="P594"><text:span text:style-name="T826"><text:tab/></text:span><text:span text:style-name="T820">Key needs to be correct type, eg true vs ‘true’</text:span></text:p>
      <text:p text:style-name="P594"><text:span text:style-name="T826"><text:tab/><text:tab/></text:span><text:span text:style-name="T820">rest.get(‘name’)</text:span></text:p>
      <text:p text:style-name="P623"><text:tab/></text:p>
      <text:p text:style-name="P595"><text:span text:style-name="T820"><text:tab/></text:span><text:span text:style-name="T841">Passing </text:span><text:span text:style-name="T845">expressions into Get</text:span><text:span text:style-name="T841"> → eg True and False</text:span></text:p>
      <text:p text:style-name="P624"><text:tab/><text:tab/>eg Checking open/close times</text:p>
      <text:p text:style-name="P624"><text:tab/><text:tab/><text:tab/>const time = 10;</text:p>
      <text:p text:style-name="P624"><text:tab/><text:tab/></text:p>
      <text:p text:style-name="P595"><text:span text:style-name="T820"><text:tab/><text:tab/>rest.get( time &gt;</text:span><text:span text:style-name="T282"> rest.get(‘open’)</text:span><text:span text:style-name="T820"> &amp;&amp; time &lt; </text:span><text:span text:style-name="T282">rest.get(‘close’</text:span><text:span text:style-name="T820">))</text:span></text:p>
      <text:p text:style-name="P595"><text:span text:style-name="T820"><text:tab/><text:tab/><text:tab/></text:span><text:span text:style-name="T759">checks with the ‘open’ and ‘close’ key-value pairs</text:span></text:p>
      <text:p text:style-name="P595"><text:span text:style-name="T759"><text:tab/><text:tab/><text:tab/>returns </text:span><text:span text:style-name="T820">rest.get(true) OR rest.get(false) → Returns value <text:s/></text:span><text:span text:style-name="T827">(not too readable)</text:span></text:p>
      <text:p text:style-name="P625"/>
      <text:p text:style-name="P595"><text:span text:style-name="T827"><text:tab/></text:span><text:span text:style-name="T843">Methods </text:span><text:span text:style-name="T844">(similar to Sets)</text:span></text:p>
      <text:p text:style-name="P595"><text:span text:style-name="T820"><text:tab/></text:span><text:span text:style-name="T829">.</text:span><text:span text:style-name="T839">has</text:span><text:span text:style-name="T831"> ( )</text:span><text:span text:style-name="T827">→ Check keys</text:span></text:p>
      <text:p text:style-name="P625"><text:tab/><text:span text:style-name="T247">.</text:span><text:span text:style-name="T173">delete</text:span>( ) → Removes key</text:p>
      <text:p text:style-name="P595"><text:span text:style-name="T820"><text:tab/></text:span><text:span text:style-name="T829">.</text:span><text:span text:style-name="T840">size</text:span><text:span text:style-name="T832"> </text:span><text:span text:style-name="T828"><text:s/>→ Checks how many </text:span></text:p>
      <text:p text:style-name="P626"><text:tab/><text:span text:style-name="T247">.</text:span><text:span text:style-name="T173">clear</text:span> ( ) → Removes all key-value pairs</text:p>
      <text:p text:style-name="P626"/>
      <text:p text:style-name="P596"><text:soft-page-break/><text:span text:style-name="T828"><text:tab/>N</text:span><text:span text:style-name="T820">ote: Using Array and Object as keys</text:span></text:p>
      <text:p text:style-name="P627"/>
      <text:p text:style-name="P596"><text:span text:style-name="T820"><text:tab/>eg </text:span><text:span text:style-name="T841">Array</text:span><text:span text:style-name="T820"> → rest.set([1,2], ‘value’)</text:span></text:p>
      <text:p text:style-name="P596"><text:span text:style-name="T820"><text:tab/><text:tab/></text:span><text:span text:style-name="T774">CANNOT BE RETRIEVED</text:span><text:span text:style-name="T820"> BY rest.get([1,2]) → undefined</text:span></text:p>
      <text:p text:style-name="P609"><text:span text:style-name="T849"><text:tab/><text:tab/><text:tab/></text:span><text:span text:style-name="T775">NOT THE SAME objects (</text:span><text:span text:style-name="T776">in heap</text:span><text:span text:style-name="T775">, JS rules)</text:span></text:p>
      <text:p text:style-name="P627"><text:tab/><text:tab/></text:p>
      <text:p text:style-name="P610"><text:span text:style-name="T703"><text:tab/><text:tab/><text:tab/><text:tab/></text:span><text:span text:style-name="T704">Need to create array: const array = [1,2]. <text:tab/>rest.get(array)</text:span></text:p>
      <text:p text:style-name="P628"/>
      <text:p text:style-name="P610"><text:span text:style-name="T704"><text:tab/>eg </text:span><text:span text:style-name="T727">Object as key (eg DOM elements)</text:span></text:p>
      <text:p text:style-name="P628"/>
      <text:p text:style-name="P610"><text:span text:style-name="T704"><text:tab/><text:tab/>rest.set(</text:span><text:span text:style-name="T802">document.querySelector(‘h1’)</text:span><text:span text:style-name="T704">, ‘</text:span><text:span text:style-name="T705">Heading’)</text:span></text:p>
      <text:p text:style-name="P629"><text:tab/><text:tab/><text:tab/>key becomes the ‘h1’ object in DOM</text:p>
      <text:p text:style-name="P629"><text:tab/><text:tab/><text:tab/><text:tab/>Hover over console to see</text:p>
      <text:p text:style-name="P629"/>
      <text:p text:style-name="P611"><text:span text:style-name="T705"><text:tab/></text:span><text:span text:style-name="T721">Iteration in Maps</text:span></text:p>
      <text:p text:style-name="P610"><text:span text:style-name="T705"><text:tab/></text:span><text:span text:style-name="T706">Another way to add key-vales to maps without using .set (which can be messy)</text:span></text:p>
      <text:p text:style-name="P610"><text:span text:style-name="T706"><text:tab/></text:span><text:span text:style-name="T707">Use </text:span><text:span text:style-name="T659">Array or Arrays</text:span><text:span text:style-name="T707">, </text:span><text:span text:style-name="T270">instead of .set</text:span><text:span text:style-name="T707"> method</text:span></text:p>
      <text:p text:style-name="P630"/>
      <text:p text:style-name="P610"><text:span text:style-name="T706"><text:tab/></text:span><text:span text:style-name="T707">eg Quiz</text:span></text:p>
      <text:p text:style-name="P610"><text:span text:style-name="T707"><text:tab/>const qu</text:span><text:span text:style-name="T708">e</text:span><text:span text:style-name="T707">stion = new Map ([</text:span></text:p>
      <text:p text:style-name="P631"><text:tab/><text:tab/>[‘question’, ‘Best programming language?’], </text:p>
      <text:p text:style-name="P632"><text:tab/><text:tab/>[1, ‘C’], [2, ‘Javascript’],</text:p>
      <text:p text:style-name="P632"><text:tab/><text:tab/>[‘correct’, ‘Javascript’]</text:p>
      <text:p text:style-name="P632"><text:tab/><text:tab/>[true, ‘Correct’]</text:p>
      <text:p text:style-name="P632"><text:tab/><text:tab/>[false, ‘try again’]])</text:p>
      <text:p text:style-name="P632"/>
      <text:p text:style-name="P612"><text:span text:style-name="T707"><text:tab/></text:span><text:span text:style-name="T283">Maps are similar to objects</text:span></text:p>
      <text:p text:style-name="P612"><text:span text:style-name="T708"><text:tab/><text:tab/>Difference is Maps is Ordered and Iterab</text:span><text:span text:style-name="T711">le, </text:span><text:span text:style-name="T708">can have ANY data as Key</text:span></text:p>
      <text:p text:style-name="P633"><text:tab/><text:tab/>Objects is NOT</text:p>
      <text:p text:style-name="P633"><text:tab/></text:p>
      <text:p text:style-name="P610"><text:span text:style-name="T707"><text:tab/><text:tab/></text:span><text:span text:style-name="T728">Simple conversion from Object → Map</text:span></text:p>
      <text:p text:style-name="P610"><text:span text:style-name="T708"><text:tab/><text:tab/>eg Object.entries(openingHours) → </text:span><text:span text:style-name="T668">Returns Arrays in Array</text:span></text:p>
      <text:p text:style-name="P634"><text:tab/><text:tab/><text:tab/>Convert to map →</text:p>
      <text:p text:style-name="P634"><text:tab/><text:tab/><text:tab/><text:tab/>hoursMap = new Map(Object.entries(openingHours));</text:p>
      <text:p text:style-name="P634"/>
      <text:p text:style-name="P614"><text:span text:style-name="T708"><text:tab/><text:tab/></text:span><text:span text:style-name="T730">Convert Map → Object</text:span></text:p>
      <text:p text:style-name="P649"><text:span text:style-name="T741"><text:tab/><text:tab/></text:span><text:span text:style-name="T742">Unpack using spread …</text:span></text:p>
      <text:p text:style-name="P635"><text:tab/><text:tab/><text:tab/>eg const object = [...map])</text:p>
      <text:p text:style-name="P635"><text:tab/><text:tab/></text:p>
      <text:p text:style-name="P649"><text:span text:style-name="T742"><text:tab/><text:tab/></text:span><text:span text:style-name="T743">Access key/vlaues → mapName</text:span><text:span text:style-name="T644">.</text:span><text:span text:style-name="T645">keys()</text:span><text:span text:style-name="T743">, <text:s text:c="3"/>mapName</text:span><text:span text:style-name="T644">.</text:span><text:span text:style-name="T645">values</text:span><text:span text:style-name="T743"> method</text:span></text:p>
      <text:p text:style-name="P634"/>
      <text:p text:style-name="P610"><text:span text:style-name="T708"><text:tab/></text:span><text:span text:style-name="T729">Iterating Maps (Loops) – </text:span><text:span text:style-name="T284">Use case for restructuring Maps</text:span></text:p>
      <text:p text:style-name="P648"><text:span text:style-name="T285"><text:tab/></text:span><text:span text:style-name="T740">eg ONLY print keys that are NUMBERS</text:span></text:p>
      <text:p text:style-name="P636"><text:tab/></text:p>
      <text:p text:style-name="P636"><text:tab/>for (const [key, value] question) {</text:p>
      <text:p text:style-name="P636"><text:tab/><text:tab/>if (typeof key === ‘number’) log (${key}, ${answer})</text:p>
      <text:p text:style-name="P636"/>
      <text:p text:style-name="P613"><text:span text:style-name="T709"><text:tab/></text:span><text:span text:style-name="T730">eg Quiz</text:span></text:p>
      <text:p text:style-name="P613"><text:span text:style-name="T710"><text:tab/>log(</text:span><text:span text:style-name="T669">quiz.get</text:span><text:span text:style-name="T710">(quiz.get(answer) === quiz.get(‘correct)’)</text:span></text:p>
      <text:p text:style-name="P613"><text:span text:style-name="T710"><text:tab/><text:tab/></text:span><text:span text:style-name="T790">calculate true/false → Use as key to print message</text:span></text:p>
      <text:p text:style-name="P603"/>
      <text:p text:style-name="P604"><text:tab/></text:p>
      <text:p text:style-name="P652"><text:soft-page-break/><text:span text:style-name="T736">W</text:span><text:span text:style-name="T731">hich Data Structure to use? - </text:span><text:span text:style-name="T670">Array, Object, Set, Map</text:span></text:p>
      <text:p text:style-name="P637"/>
      <text:p text:style-name="P637">3 Sources of data</text:p>
      <text:p text:style-name="P650"><text:span text:style-name="T731"><text:tab/>1. From </text:span><text:span text:style-name="T643">program</text:span><text:span text:style-name="T731"> itself (written in source code)</text:span></text:p>
      <text:p text:style-name="P650"><text:span text:style-name="T731"><text:tab/>2. From </text:span><text:span text:style-name="T643">UI</text:span><text:span text:style-name="T731"> (data input from user, or written in DOM) – eg tasks in To-Do app</text:span></text:p>
      <text:p text:style-name="P650"><text:span text:style-name="T731"><text:tab/>3. From</text:span><text:span text:style-name="T643"> External sources</text:span><text:span text:style-name="T731"> (fetched from web API)</text:span></text:p>
      <text:p text:style-name="P637"/>
      <text:p text:style-name="P637"/>
      <text:p text:style-name="P638">What do we need? </text:p>
      <text:p text:style-name="P651"><text:span text:style-name="T731"><text:tab/></text:span><text:span text:style-name="T643">Simple list</text:span><text:span text:style-name="T731"> → Arrays or Sets</text:span></text:p>
      <text:p text:style-name="P651"><text:span text:style-name="T731"><text:tab/><text:tab/></text:span><text:span text:style-name="T717">Arrays vs Sets</text:span></text:p>
      <text:p text:style-name="P638"><text:tab/><text:tab/><text:tab/>Array → Store in Order</text:p>
      <text:p text:style-name="P638"><text:tab/><text:tab/><text:tab/><text:tab/>Might contain duplucate</text:p>
      <text:p text:style-name="P638"><text:tab/><text:tab/><text:tab/><text:tab/>Need to manipulate</text:p>
      <text:p text:style-name="P638"/>
      <text:p text:style-name="P638"><text:tab/><text:tab/><text:tab/>Sets → Work with Unique values</text:p>
      <text:p text:style-name="P638"><text:tab/><text:tab/><text:tab/><text:tab/>high performance (quicker search) (rare)</text:p>
      <text:p text:style-name="P638"><text:tab/><text:tab/><text:tab/><text:tab/>remove duplicates (rare)</text:p>
      <text:p text:style-name="P638"><text:tab/></text:p>
      <text:p text:style-name="P651"><text:span text:style-name="T731"><text:tab/></text:span><text:span text:style-name="T643">Key/Value pairs</text:span><text:span text:style-name="T731"> → Objects or Maps → Keys to DESCRIBE values</text:span></text:p>
      <text:p text:style-name="P651"><text:span text:style-name="T731"><text:tab/><text:tab/></text:span><text:span text:style-name="T717">Objects vs Maps</text:span></text:p>
      <text:p text:style-name="P638"><text:tab/><text:tab/><text:tab/>Object → Easier to write</text:p>
      <text:p text:style-name="P638"><text:tab/><text:tab/><text:tab/><text:tab/>Easy to access data with simple [ ]</text:p>
      <text:p text:style-name="P651"><text:span text:style-name="T731"><text:tab/><text:tab/><text:tab/><text:tab/></text:span><text:span text:style-name="T737">Use when need to</text:span><text:span text:style-name="T286"> include </text:span><text:span text:style-name="T288">functions </text:span><text:span text:style-name="T287">as values</text:span><text:span text:style-name="T286"> (methods)</text:span></text:p>
      <text:p text:style-name="P658"><text:tab/><text:tab/><text:tab/><text:tab/></text:p>
      <text:p text:style-name="P638"><text:tab/><text:tab/><text:tab/>Maps → Better performance</text:p>
      <text:p text:style-name="P638"><text:tab/><text:tab/><text:tab/><text:tab/>Keys can be ANY data type</text:p>
      <text:p text:style-name="P651"><text:span text:style-name="T731"><text:tab/><text:tab/><text:tab/><text:tab/>Easy to </text:span><text:span text:style-name="T643">Iterate</text:span><text:span text:style-name="T731"> and </text:span><text:span text:style-name="T643">compute size</text:span></text:p>
      <text:p text:style-name="P651"><text:span text:style-name="T643"><text:tab/><text:tab/><text:tab/><text:tab/></text:span><text:span text:style-name="T737">Use when need simple key to values</text:span></text:p>
      <text:p text:style-name="P651"><text:span text:style-name="T737"><text:tab/><text:tab/><text:tab/><text:tab/></text:span><text:span text:style-name="T286">Use for keys that are NOT strings</text:span></text:p>
      <text:p text:style-name="P638"><text:tab/><text:tab/></text:p>
      <text:p text:style-name="P638">Data from web API often come in JSON</text:p>
      <text:p text:style-name="P638"><text:tab/>eg Different Recipes</text:p>
      <text:p text:style-name="P638"><text:tab/><text:tab/>Array of Objects</text:p>
      <text:p text:style-name="P638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/>
      <text:p text:style-name="P647"><text:soft-page-break/>Working with Strings - <text:span text:style-name="T930">Methods</text:span></text:p>
      <text:p text:style-name="P639"><text:tab/><text:span text:style-name="T247">.</text:span><text:span text:style-name="T173">indexOf</text:span><text:span text:style-name="T247">( )</text:span> → <text:s/>identify where letter first/Word appears</text:p>
      <text:p text:style-name="P639"><text:tab/><text:tab/>‘abc’.indexOf(‘c’) → 2</text:p>
      <text:p text:style-name="P639"><text:tab/><text:span text:style-name="T247">.</text:span><text:span text:style-name="T173">lastIndexOf</text:span><text:span text:style-name="T247">( )</text:span> → Last occurrence of letter / word</text:p>
      <text:p text:style-name="P639"><text:tab/><text:tab/>‘Hello bro Hello’.lastIndexOf(‘Hello’) → 10 (begin parameter)</text:p>
      <text:p text:style-name="P639"><text:tab/><text:tab/><text:span text:style-name="T921">NOT FOUND = -1</text:span></text:p>
      <text:p text:style-name="P640"><text:tab/><text:span text:style-name="T247">.</text:span><text:span text:style-name="T186">slice</text:span><text:span text:style-name="T248">( )</text:span><text:span text:style-name="T921"> → Use index to extract part of string. .</text:span><text:span text:style-name="T922">slice(</text:span><text:span text:style-name="T170">start</text:span><text:span text:style-name="T922">, </text:span><text:span text:style-name="T170">end</text:span><text:span text:style-name="T922">)</text:span></text:p>
      <text:p text:style-name="P639"><text:tab/><text:tab/>‘<text:span text:style-name="T921">ABC Airline’.slice(4) → ‘Airline’</text:span></text:p>
      <text:p text:style-name="P639"><text:tab/><text:tab/><text:span text:style-name="T921">Note: Original string not changed. Strings are </text:span><text:span text:style-name="T271">UNMUTABLE</text:span></text:p>
      <text:p text:style-name="P670"><text:tab/><text:tab/><text:tab/></text:p>
      <text:p text:style-name="P642"><text:tab/><text:tab/><text:span text:style-name="T2">Extracting first word in a string - </text:span>From index 0 to first space</text:p>
      <text:p text:style-name="P641"><text:tab/><text:tab/><text:tab/>eg airline.slice<text:span text:style-name="T145">(0, indexOf(‘ ‘))</text:span></text:p>
      <text:p text:style-name="P646"/>
      <text:p text:style-name="P655">NOTE: String is a primitive → Shouldn’t have methods?! JS converts to obj then back to string.</text:p>
      <text:p text:style-name="P655"/>
      <text:p text:style-name="P643"><text:tab/><text:span text:style-name="T247">.</text:span><text:span text:style-name="T185">toLowerCase</text:span><text:span text:style-name="T249">()</text:span><text:span text:style-name="T923"> → no arguments. Converts entire string to lowercase</text:span></text:p>
      <text:p text:style-name="P643"><text:tab/><text:span text:style-name="T247">.</text:span><text:span text:style-name="T185">toUpperCase</text:span><text:span text:style-name="T249">()</text:span><text:span text:style-name="T923"> → converts to upper case</text:span></text:p>
      <text:p text:style-name="P643"/>
      <text:p text:style-name="P643"><text:tab/><text:tab/><text:span text:style-name="T15">Fixing input to correct casing</text:span></text:p>
      <text:p text:style-name="P643"><text:tab/><text:tab/><text:span text:style-name="T923">eg passenger = ‘jOnAs’</text:span></text:p>
      <text:p text:style-name="P645"><text:tab/>1. Convert all to lower case:</text:p>
      <text:p text:style-name="P645"><text:tab/><text:tab/>passengerLower = passenger.toLowerCase()</text:p>
      <text:p text:style-name="P644"><text:span text:style-name="T923"><text:tab/>2. Fi</text:span><text:span text:style-name="T924">r</text:span><text:span text:style-name="T923">st letter Upper case:</text:span></text:p>
      <text:p text:style-name="P644"><text:span text:style-name="T923"><text:tab/><text:tab/>passengerCorrect = </text:span><text:span text:style-name="T924">passengerLower</text:span><text:span text:style-name="T171">[0].upperCase</text:span><text:span text:style-name="T924"> + passengerLower</text:span><text:span text:style-name="T171">.slice[1]</text:span></text:p>
      <text:p text:style-name="P644"><text:tab/><text:tab/><text:tab/><text:span text:style-name="T766">Combine different methods ‘J’ + ‘onas’</text:span></text:p>
      <text:p text:style-name="P656"/>
      <text:p text:style-name="P659"><text:tab/><text:span text:style-name="T2">Comparing emails</text:span></text:p>
      <text:p text:style-name="P659"><text:tab/>const email = ‘<text:a xlink:type="simple" xlink:href="mailto:hello@jonas.io" text:style-name="Internet_20_link" text:visited-style-name="Visited_20_Internet_20_Link">hello@jonas.io</text:a>’, const loginEmail = ‘ <text:s text:c="2"/><text:a xlink:type="simple" xlink:href="mailto:Hello@Jonas.io" text:style-name="Internet_20_link" text:visited-style-name="Visited_20_Internet_20_Link">Hello@Jonas.io</text:a>’</text:p>
      <text:p text:style-name="P659"><text:tab/></text:p>
      <text:p text:style-name="P659"><text:tab/><text:span text:style-name="T247">.</text:span><text:span text:style-name="T173">trim</text:span><text:span text:style-name="T247">()</text:span> → Removes spaces</text:p>
      <text:p text:style-name="P659"><text:tab/>normalise email = loginEmail.toLowerCase() .trim() </text:p>
      <text:p text:style-name="P659"><text:tab/><text:tab/><text:span text:style-name="T757">lc returns stirng, immediately call stirng method</text:span></text:p>
      <text:p text:style-name="P657"><text:tab/></text:p>
      <text:p text:style-name="P668"><text:span text:style-name="T764"><text:tab/> </text:span><text:span text:style-name="T393">email === normalisdEmail?</text:span></text:p>
      <text:p text:style-name="P660"><text:tab/></text:p>
      <text:p text:style-name="P659"><text:span text:style-name="T757"><text:tab/></text:span><text:span text:style-name="T16">Replacing</text:span></text:p>
      <text:p text:style-name="P659"><text:span text:style-name="T925"><text:tab/></text:span><text:span text:style-name="T250">.replace</text:span><text:span text:style-name="T925">(original, new)</text:span></text:p>
      <text:p text:style-name="P659"><text:tab/><text:tab/><text:span text:style-name="T925">priceGB = ‘288,97£’</text:span></text:p>
      <text:p text:style-name="P668"><text:span text:style-name="T392"><text:tab/><text:tab/></text:span><text:span text:style-name="T393">priceUS = priceGB.replace(‘£’, ‘$’) .replace(‘,’, ‘.’) </text:span><text:span text:style-name="T765">chaining</text:span></text:p>
      <text:p text:style-name="P660"><text:tab/><text:tab/><text:tab/>→ 288.97$</text:p>
      <text:p text:style-name="P660"/>
      <text:p text:style-name="P668"><text:span text:style-name="T393"><text:tab/></text:span><text:span text:style-name="T398">Replacing words in a string</text:span></text:p>
      <text:p text:style-name="P660"><text:tab/>const phrase = ‘Walk to door 23, enter door 23’</text:p>
      <text:p text:style-name="P660"><text:tab/>phrase.replace(‘door’, ‘gate’) → Only replaces FIRST OCCURANCE</text:p>
      <text:p text:style-name="P279"><text:span text:style-name="T405"><text:tab/></text:span><text:span text:style-name="T411">.</text:span><text:span text:style-name="T423">replaceAll</text:span><text:span text:style-name="T405"> → replaces ALL occurrences</text:span></text:p>
      <text:p text:style-name="P660"/>
      <text:p text:style-name="P279"><text:span text:style-name="T405"><text:tab/><text:tab/></text:span><text:span text:style-name="T406">OR use </text:span><text:span text:style-name="T926">regular expression</text:span></text:p>
      <text:p text:style-name="P279"><text:span text:style-name="T406"><text:tab/><text:tab/><text:tab/>1. put target string inside </text:span><text:span text:style-name="T417">/.../</text:span><text:span text:style-name="T406"> instead of quotes</text:span></text:p>
      <text:p text:style-name="P661"><text:tab/><text:tab/><text:tab/><text:tab/>x.replace(/door/, ‘gate’)</text:p>
      <text:p text:style-name="P279"><text:span text:style-name="T406"><text:tab/><text:tab/><text:tab/>2. all g, stands for </text:span><text:span text:style-name="T417">Global</text:span></text:p>
      <text:p text:style-name="P279"><text:span text:style-name="T406"><text:tab/><text:tab/><text:tab/><text:tab/>x.replace(</text:span><text:span text:style-name="T926">/door/g</text:span><text:span text:style-name="T406">, ‘gate’)</text:span></text:p>
      <text:p text:style-name="P662"><text:tab/></text:p>
      <text:p text:style-name="P280"><text:soft-page-break/><text:span text:style-name="T406"><text:tab/></text:span><text:span text:style-name="T399">Strings and Booleans</text:span></text:p>
      <text:p text:style-name="P280"><text:span text:style-name="T406"><text:tab/></text:span><text:span text:style-name="T412">.</text:span><text:span text:style-name="T422">includes</text:span><text:span text:style-name="T412">() </text:span><text:span text:style-name="T406">→ Checks whether string has certain strings anywhere</text:span></text:p>
      <text:p text:style-name="P662"><text:tab/><text:tab/></text:p>
      <text:p text:style-name="P280"><text:span text:style-name="T406"><text:tab/></text:span><text:span text:style-name="T412">.</text:span><text:span text:style-name="T422">startsWith</text:span><text:span text:style-name="T412">()</text:span><text:span text:style-name="T406"> → Checks whether string starts with certain letters/string</text:span></text:p>
      <text:p text:style-name="P662"><text:tab/><text:tab/>eg ‘Airbus A320’.startsWith(‘Air’) → True</text:p>
      <text:p text:style-name="P662"><text:tab/><text:tab/></text:p>
      <text:p text:style-name="P280"><text:span text:style-name="T406"><text:tab/></text:span><text:span text:style-name="T412">.</text:span><text:span text:style-name="T422">endsWith</text:span><text:span text:style-name="T412">() </text:span><text:span text:style-name="T406">→ Whether strings end with certain letters/string</text:span></text:p>
      <text:p text:style-name="P662"/>
      <text:p text:style-name="P280"><text:span text:style-name="T406"><text:tab/></text:span><text:span text:style-name="T400">Splitting strings</text:span></text:p>
      <text:p text:style-name="P282"><text:span text:style-name="T407"><text:tab/></text:span><text:span text:style-name="T413">.</text:span><text:span text:style-name="T420">split</text:span><text:span text:style-name="T413">(divider)</text:span><text:span text:style-name="T407"> → Split strings at a </text:span><text:span text:style-name="T418">divider</text:span><text:span text:style-name="T407">, into an </text:span><text:span text:style-name="T418">Array</text:span></text:p>
      <text:p text:style-name="P281"><text:span text:style-name="T404"><text:tab/><text:tab/></text:span><text:span text:style-name="T407">eg ‘Leo Messi’.split(‘ ‘) → splits at space → [‘Leo’, ‘Messi’]</text:span></text:p>
      <text:p text:style-name="P663"><text:tab/></text:p>
      <text:p text:style-name="P281"><text:span text:style-name="T407"><text:tab/><text:tab/></text:span><text:span text:style-name="T408">Destructure + Split: </text:span></text:p>
      <text:p text:style-name="P281"><text:span text:style-name="T408"><text:tab/><text:tab/><text:tab/>const </text:span><text:span text:style-name="T419">[firstName, lastName]</text:span><text:span text:style-name="T408"> = ‘Leo Messi’.split(‘ ‘)</text:span></text:p>
      <text:p text:style-name="P664"><text:tab/><text:tab/></text:p>
      <text:p text:style-name="P281"><text:span text:style-name="T408"><text:tab/></text:span><text:span text:style-name="T401">Join strings (opposite of split)</text:span></text:p>
      <text:p text:style-name="P281"><text:span text:style-name="T408"><text:tab/></text:span><text:span text:style-name="T414">.</text:span><text:span text:style-name="T421">join</text:span><text:span text:style-name="T414">(divider)</text:span><text:span text:style-name="T408"> → Joins strings by adding divider </text:span></text:p>
      <text:p text:style-name="P664"><text:tab/><text:tab/></text:p>
      <text:p text:style-name="P281"><text:span text:style-name="T408"><text:tab/><text:tab/>1. Put strings into </text:span><text:span text:style-name="T419">Array</text:span></text:p>
      <text:p text:style-name="P664"><text:tab/><text:tab/>eg newName = [‘Mr.’, firstName, lastName.toUpperCase()].join(‘ ‘)</text:p>
      <text:p text:style-name="P664"><text:tab/><text:tab/><text:tab/>Mr. Leo MESSI</text:p>
      <text:p text:style-name="P664"/>
      <text:p text:style-name="P281"><text:span text:style-name="T408"><text:tab/></text:span><text:span text:style-name="T402">Padding a string → adding to a string until desired length</text:span></text:p>
      <text:p text:style-name="P281"><text:span text:style-name="T409"><text:tab/></text:span><text:span text:style-name="T415">.</text:span><text:span text:style-name="T424">padStart</text:span><text:span text:style-name="T415">(total </text:span><text:span text:style-name="T424">length</text:span><text:span text:style-name="T415">, ‘</text:span><text:span text:style-name="T424">element</text:span><text:span text:style-name="T415">’)</text:span></text:p>
      <text:p text:style-name="P281"><text:span text:style-name="T409"><text:tab/></text:span><text:span text:style-name="T415">.</text:span><text:span text:style-name="T425">padEnd</text:span><text:span text:style-name="T416">()</text:span><text:span text:style-name="T410"> → adds to end of string</text:span></text:p>
      <text:p text:style-name="P665"><text:tab/><text:tab/>eg ‘Alert’.padStart(10, ‘*’) .padEnd(15, ‘*) → *****Alert*****</text:p>
      <text:p text:style-name="P665"><text:tab/><text:tab/></text:p>
      <text:p text:style-name="P665"><text:tab/><text:tab/>Real world example – Credit card number</text:p>
      <text:p text:style-name="P665"><text:tab/><text:tab/>1. convert number to string (+ empty string)</text:p>
      <text:p text:style-name="P665"><text:tab/><text:tab/><text:tab/>str = number + ‘’</text:p>
      <text:p text:style-name="P665"><text:tab/><text:tab/>2. Take last 4 string using slice → str.slice(-4)</text:p>
      <text:p text:style-name="P665"><text:tab/><text:tab/>3. add padding padStart(str.length, ‘*’)</text:p>
      <text:p text:style-name="P665"><text:s/></text:p>
      <text:p text:style-name="P669"><text:span text:style-name="T394"><text:tab/></text:span><text:span text:style-name="T403">Repeat method</text:span></text:p>
      <text:p text:style-name="P669"><text:span text:style-name="T395"><text:tab/></text:span><text:span text:style-name="T397">.repeat</text:span><text:span text:style-name="T396">(number of times) → repeat string</text:span></text:p>
      <text:p text:style-name="P666"><text:tab/><text:tab/>eg message.repeat(5)</text:p>
      <text:p text:style-name="P666"><text:tab/></text:p>
      <text:p text:style-name="P666"><text:tab/></text:p>
      <text:p text:style-name="P666"/>
      <text:p text:style-name="P666"/>
      <text:p text:style-name="P666"/>
      <text:p text:style-name="P666"/>
      <text:p text:style-name="P666"/>
      <text:p text:style-name="P666"/>
      <text:p text:style-name="P666"/>
      <text:p text:style-name="P666"/>
      <text:p text:style-name="P666"/>
      <text:p text:style-name="P666"/>
      <text:p text:style-name="P666"/>
      <text:p text:style-name="P666"/>
      <text:p text:style-name="P666"/>
      <text:p text:style-name="P666"/>
      <text:p text:style-name="P667"><text:soft-page-break/>Section 10 – Functions</text:p>
      <text:p text:style-name="P671"/>
      <text:p text:style-name="P671"><text:tab/><text:span text:style-name="T791">ES5 OLD - </text:span><text:span text:style-name="T792">eg Create booking function</text:span></text:p>
      <text:p text:style-name="P685"><text:span text:style-name="T931"><text:tab/>1. Create object with input</text:span></text:p>
      <text:p text:style-name="P685"><text:tab/><text:tab/><text:span text:style-name="T931">createbooking = function (flightNum, numPassengers, price) {</text:span></text:p>
      <text:p text:style-name="P685"><text:tab/><text:tab/><text:tab/><text:span text:style-name="T931">booking = {</text:span></text:p>
      <text:p text:style-name="P686"><text:tab/><text:tab/><text:tab/><text:tab/><text:span text:style-name="T931">flightNum,<text:tab/></text:span><text:span text:style-name="T932">→ Advanced operator (same as flightNum: flightNum)</text:span></text:p>
      <text:p text:style-name="P686"><text:span text:style-name="T931"><text:tab/><text:tab/><text:tab/><text:tab/>numPassengers,</text:span></text:p>
      <text:p text:style-name="P686"><text:span text:style-name="T931"><text:tab/><text:tab/><text:tab/><text:tab/>price}</text:span></text:p>
      <text:p text:style-name="P686"><text:span text:style-name="T931"><text:tab/>2. Set default values (eg passenger and price)</text:span></text:p>
      <text:p text:style-name="P686"><text:tab/><text:tab/><text:span text:style-name="T931">numPassenger = numPassnegers || 1 <text:tab/><text:tab/></text:span><text:span text:style-name="T932">→ returns 1 if ‘undefined’</text:span></text:p>
      <text:p text:style-name="P672"><text:span text:style-name="T932"/></text:p>
      <text:p text:style-name="P672"><text:span text:style-name="T932"><text:tab/></text:span><text:span text:style-name="T851">ES6 – Cleaner way of defining </text:span><text:span text:style-name="T852">Default Values</text:span></text:p>
      <text:p text:style-name="P673"><text:span text:style-name="T931"><text:tab/><text:tab/>1. set </text:span><text:span text:style-name="T172">directly in parameter</text:span><text:span text:style-name="T931"> of functional</text:span></text:p>
      <text:p text:style-name="P673"><text:span text:style-name="T931"><text:tab/><text:tab/>const createbooking = function{ flightNum,</text:span><text:span text:style-name="T172"> </text:span><text:span text:style-name="T933">numPassengers </text:span><text:span text:style-name="T934">= 1</text:span><text:span text:style-name="T937">,</text:span><text:span text:style-name="T936"> </text:span><text:span text:style-name="T933">price = </text:span><text:span text:style-name="T934">199</text:span><text:span text:style-name="T931">)</text:span></text:p>
      <text:p text:style-name="P673"/>
      <text:p text:style-name="P674"><text:tab/><text:tab/>Default values can also use <text:span text:style-name="T145">values of other parameters</text:span> <text:span text:style-name="T430">passed before it</text:span></text:p>
      <text:p text:style-name="P674"><text:tab/><text:tab/><text:tab/>eg function ( flightNum,</text:p>
      <text:p text:style-name="P674"><text:tab/><text:tab/><text:tab/><text:tab/>numPassengers = 1;</text:p>
      <text:p text:style-name="P674"><text:tab/><text:tab/><text:tab/><text:tab/><text:span text:style-name="T938">price = 199 * </text:span><text:span text:style-name="T935">numPassengers</text:span>) {...}</text:p>
      <text:p text:style-name="P673"/>
      <text:p text:style-name="P675"><text:tab/><text:tab/>To skip a parameter, pass <text:span text:style-name="T145">Undefined</text:span></text:p>
      <text:p text:style-name="P675"><text:tab/><text:tab/><text:tab/>eg createBook('A380', undefined, 1000)</text:p>
      <text:p text:style-name="P675"/>
      <text:p text:style-name="P681">Passing Arguments to functions -&gt; values VS reference (Primitive vs <text:span text:style-name="T942">Reference</text:span>)</text:p>
      <text:p text:style-name="P676"><text:tab/>eg Changing values of Obj in a Function:</text:p>
      <text:p text:style-name="P676"><text:tab/><text:tab/>const flight = '<text:span text:style-name="T290">LH9999</text:span>'</text:p>
      <text:p text:style-name="P676"><text:tab/><text:tab/>const jonas = {name: 'jonas smith'}<text:span text:style-name="T939"> <text:tab/><text:tab/><text:tab/></text:span><text:span text:style-name="T793">-&gt; original values</text:span></text:p>
      <text:p text:style-name="P676"/>
      <text:p text:style-name="P676"><text:tab/><text:tab/>checkIn = function (flightNum, passenger) {</text:p>
      <text:p text:style-name="P676"><text:tab/><text:tab/><text:tab/>flightNum = '<text:span text:style-name="T289">LH1001</text:span>'<text:span text:style-name="T939"><text:tab/><text:tab/><text:tab/>-&gt; changing values</text:span></text:p>
      <text:p text:style-name="P676"><text:tab/><text:tab/><text:tab/>passenger.name = <text:span text:style-name="T943">'Mr. ' + passenger.name</text:span>}<text:span text:style-name="T939"><text:tab/>-&gt; change string</text:span></text:p>
      <text:p text:style-name="P676"/>
      <text:p text:style-name="P676"><text:tab/>log(flight) <text:span text:style-name="T939">-&gt; </text:span><text:span text:style-name="T291">LH999</text:span><text:span text:style-name="T939"><text:tab/><text:tab/><text:tab/></text:span><text:span text:style-name="T940">(unchanged by function)</text:span></text:p>
      <text:p text:style-name="P678"><text:span text:style-name="T939"><text:tab/></text:span><text:tab/><text:span text:style-name="T173">String</text:span><text:span text:style-name="T247"> = </text:span><text:span text:style-name="T173">Primitive</text:span><text:span text:style-name="T247"> type</text:span></text:p>
      <text:p text:style-name="P678"><text:tab/><text:tab/>When variable referred to in Function -&gt; <text:span text:style-name="T173">Creates a copy</text:span><text:span text:style-name="T247"> (different variable)</text:span> </text:p>
      <text:p text:style-name="P677"><text:tab/>log(<text:span text:style-name="T941">jonas</text:span>) <text:span text:style-name="T939"><text:s/>-&gt; </text:span><text:span text:style-name="T944">Mr. Jonas Smith </text:span><text:span text:style-name="T939"><text:tab/>(changed by function)</text:span></text:p>
      <text:p text:style-name="P678"><text:span text:style-name="T939"><text:tab/></text:span><text:tab/><text:span text:style-name="T173">Object</text:span><text:span text:style-name="T247"> <text:s/>= </text:span><text:span text:style-name="T173">Reference</text:span><text:span text:style-name="T247"> type</text:span></text:p>
      <text:p text:style-name="P679"><text:tab/><text:tab/>Reference is copied -&gt; Points to <text:span text:style-name="T173">same object in memory Heap</text:span></text:p>
      <text:p text:style-name="P679"><text:span text:style-name="T145"/></text:p>
      <text:p text:style-name="P679">Passing primitive in function = create copy outside of function</text:p>
      <text:p text:style-name="P745">Passing object as argument= potential change Object's values</text:p>
      <text:p text:style-name="P746"><text:tab/>Real word -&gt; Calling multiple functions on the same obj can easily create issues</text:p>
      <text:p text:style-name="P746"/>
      <text:p text:style-name="P680">JavaScript does NOT have <text:span text:style-name="T145">Passing by reference</text:span> (eg C++ can pass reference instead of value)</text:p>
      <text:p text:style-name="P680">JS only has <text:span text:style-name="T145">Passing by Value</text:span></text:p>
      <text:p text:style-name="P680"><text:tab/>JS pass reference into function (directs to the same memory heap) but does not pass BY a reference (important distinction) </text:p>
      <text:p text:style-name="P680"/>
      <text:p text:style-name="P680"/>
      <text:p text:style-name="P680"/>
      <text:p text:style-name="P680"/>
      <text:p text:style-name="P682"><text:soft-page-break/>First class <text:span text:style-name="T945">Functions VS</text:span> Higher-order functions</text:p>
      <text:p text:style-name="P682"><text:span text:style-name="T17">JS treats functions as </text:span><text:span text:style-name="T19">First-class citizens</text:span><text:span text:style-name="T17"> -&gt; aka functions are </text:span><text:span text:style-name="T38">treated as values</text:span></text:p>
      <text:p text:style-name="P682"><text:span text:style-name="T17"><text:tab/>In JS, functions are another type of Object (and Obj = values)</text:span></text:p>
      <text:p text:style-name="P682"><text:span text:style-name="T17"><text:tab/><text:tab/>Allow functions to be stored in varaibles, passed into arguments</text:span></text:p>
      <text:p text:style-name="P683"><text:span text:style-name="T17"><text:tab/><text:tab/>Return function FROM function</text:span></text:p>
      <text:p text:style-name="P683"><text:span text:style-name="T17"><text:tab/><text:tab/>Call methods to functions</text:span><text:span text:style-name="T144">...etc</text:span></text:p>
      <text:p text:style-name="P683"><text:span text:style-name="T17"/></text:p>
      <text:p text:style-name="P683"><text:span text:style-name="T17"><text:tab/></text:span><text:span text:style-name="T145">Higher-Order Functions</text:span></text:p>
      <text:p text:style-name="P683"><text:span text:style-name="T17"><text:tab/>2 types:</text:span></text:p>
      <text:p text:style-name="P683"><text:span text:style-name="T17"><text:tab/>- A function that receives another function as an argument OR</text:span></text:p>
      <text:p text:style-name="P683"><text:span text:style-name="T17"><text:tab/>- A function that returns a new function</text:span></text:p>
      <text:p text:style-name="P683"><text:span text:style-name="T17"><text:tab/>- or Both</text:span></text:p>
      <text:p text:style-name="P683"><text:span text:style-name="T17"/></text:p>
      <text:p text:style-name="P684"><text:span text:style-name="T17"><text:tab/>eg 1. func receives another func</text:span></text:p>
      <text:p text:style-name="P684"><text:span text:style-name="T17"><text:tab/><text:tab/>const </text:span><text:span text:style-name="T803">greet</text:span><text:span text:style-name="T17"> = () =&gt; log('hello')</text:span></text:p>
      <text:p text:style-name="P684"><text:span text:style-name="T17"><text:tab/><text:tab/>btnClose.</text:span><text:span text:style-name="T804">addEventListener</text:span><text:span text:style-name="T17">('click', </text:span><text:span text:style-name="T804">greet</text:span><text:span text:style-name="T17">)</text:span></text:p>
      <text:p text:style-name="P684"><text:span text:style-name="T17"/></text:p>
      <text:p text:style-name="P684"><text:span text:style-name="T17"><text:tab/><text:tab/></text:span><text:span text:style-name="T794">addEL </text:span><text:span text:style-name="T795">= </text:span><text:span text:style-name="T796">Higher order </text:span><text:span text:style-name="T794">receives ANOTHER function as input 'greet'</text:span></text:p>
      <text:p text:style-name="P694"><text:span text:style-name="T17"><text:tab/><text:tab/>Greet =</text:span><text:span text:style-name="T19"> Callback function</text:span><text:span text:style-name="T17"> -&gt; Because greet will be called later (only after 'click')</text:span></text:p>
      <text:p text:style-name="P694"><text:span text:style-name="T17"/></text:p>
      <text:p text:style-name="P695"><text:span text:style-name="T17"><text:tab/></text:span><text:span text:style-name="T855">eg </text:span><text:span text:style-name="T854">2</text:span><text:span text:style-name="T855">. func </text:span><text:span text:style-name="T854">returns</text:span><text:span text:style-name="T855"> another func</text:span></text:p>
      <text:p text:style-name="P695"><text:span text:style-name="T855"><text:tab/></text:span><text:span text:style-name="T854"><text:tab/></text:span><text:span text:style-name="T803">function</text:span><text:span text:style-name="T854"> count() {</text:span></text:p>
      <text:p text:style-name="P695"><text:span text:style-name="T854"><text:tab/><text:tab/><text:tab/>let counter = 0;</text:span></text:p>
      <text:p text:style-name="P695"><text:span text:style-name="T854"><text:tab/><text:tab/><text:tab/>return </text:span><text:span text:style-name="T803">function</text:span><text:span text:style-name="T854">() {</text:span></text:p>
      <text:p text:style-name="P695"><text:span text:style-name="T854"><text:tab/><text:tab/><text:tab/><text:tab/>counter++}</text:span></text:p>
      <text:p text:style-name="P695"><text:span text:style-name="T854"/></text:p>
      <text:p text:style-name="P695"><text:span text:style-name="T854"><text:tab/>Note: There area no First-class functions in practice (only a concept).</text:span></text:p>
      <text:p text:style-name="P695"><text:span text:style-name="T854"><text:tab/><text:tab/>Simply means JS treats function as values</text:span></text:p>
      <text:p text:style-name="P695"><text:span text:style-name="T854"/></text:p>
      <text:p text:style-name="P715"><text:span text:style-name="T819">Functions accepting Callback Functions - Creating Higher Order functions</text:span><text:span text:style-name="T854"> </text:span><text:span text:style-name="T892"><text:s/>- VERY IMPORTANT</text:span></text:p>
      <text:p text:style-name="P697"><text:span text:style-name="T883"><text:tab/></text:span><text:span text:style-name="T885">Functions in Functions</text:span></text:p>
      <text:p text:style-name="P697"><text:span text:style-name="T890"><text:tab/></text:span><text:span text:style-name="T854">1. Create functions</text:span></text:p>
      <text:p text:style-name="P696"><text:span text:style-name="T883"><text:tab/><text:tab/></text:span><text:span text:style-name="T854">const oneWord = function(str){...}</text:span></text:p>
      <text:p text:style-name="P696"><text:span text:style-name="T883"><text:tab/><text:tab/></text:span><text:span text:style-name="T854">const firstWordUpper = function(str){...}</text:span></text:p>
      <text:p text:style-name="P696"><text:span text:style-name="T854"/></text:p>
      <text:p text:style-name="P698"><text:span text:style-name="T883"><text:tab/></text:span><text:span text:style-name="T854">2. Create Higher-Order function (calling another function)\</text:span></text:p>
      <text:p text:style-name="P699"><text:span text:style-name="T854"><text:tab/></text:span><text:span text:style-name="T883"><text:tab/></text:span><text:span text:style-name="T854">const transformer = </text:span><text:span text:style-name="T884">function(str, </text:span><text:span text:style-name="T806">fn</text:span><text:span text:style-name="T884">)</text:span><text:span text:style-name="T854"> <text:s/></text:span><text:span text:style-name="T767">-&gt; function is a parameter</text:span></text:p>
      <text:p text:style-name="P747"><text:span text:style-name="T854"><text:tab/></text:span><text:span text:style-name="T883"><text:tab/></text:span><text:span text:style-name="T854"><text:tab/>{</text:span><text:span text:style-name="T860"> </text:span><text:span text:style-name="T854">log</text:span><text:span text:style-name="T860"> </text:span><text:span text:style-name="T854">(</text:span><text:span text:style-name="T804">fn</text:span><text:span text:style-name="T805"> </text:span><text:span text:style-name="T854">(str)</text:span><text:span text:style-name="T860"> </text:span><text:span text:style-name="T854">}<text:tab/><text:tab/></text:span><text:span text:style-name="T767">-&gt; pass str </text:span><text:span text:style-name="T768">in</text:span><text:span text:style-name="T767"> fn</text:span></text:p>
      <text:p text:style-name="P699"><text:span text:style-name="T854"><text:tab/></text:span></text:p>
      <text:p text:style-name="P699"><text:span text:style-name="T860"><text:tab/></text:span><text:span text:style-name="T883"><text:tab/></text:span><text:span text:style-name="T854">transformer('Hello world', </text:span><text:span text:style-name="T856">oneWord</text:span><text:span text:style-name="T854">)</text:span><text:span text:style-name="T889"> -&gt; no brackets as it is a </text:span><text:span text:style-name="T902">callback function</text:span></text:p>
      <text:p text:style-name="P742"><text:span text:style-name="T854"/></text:p>
      <text:p text:style-name="P700"><text:span text:style-name="T891"><text:tab/></text:span><text:span text:style-name="T854">Since functions are </text:span><text:span text:style-name="T856">objects</text:span><text:span text:style-name="T854">, they also have their own </text:span><text:span text:style-name="T856">methods</text:span></text:p>
      <text:p text:style-name="P700"><text:span text:style-name="T854"><text:tab/></text:span><text:span text:style-name="T891"><text:tab/></text:span><text:span text:style-name="T854">eg </text:span><text:span text:style-name="T857">function.name</text:span><text:span text:style-name="T854"> -&gt; returns name</text:span></text:p>
      <text:p text:style-name="P700"><text:span text:style-name="T854"/></text:p>
      <text:p text:style-name="P701"><text:span text:style-name="T854"><text:tab/></text:span><text:span text:style-name="T819">Why is callback so important in JS?</text:span></text:p>
      <text:p text:style-name="P701"><text:span text:style-name="T854"><text:tab/>Makes it easy to split code (functions) for easier management/reading</text:span></text:p>
      <text:p text:style-name="P701"><text:span text:style-name="T854"><text:tab/>Allows creation of </text:span><text:span text:style-name="T856">Abstraction</text:span><text:span text:style-name="T854"> </text:span></text:p>
      <text:p text:style-name="P716"><text:span text:style-name="T854"><text:tab/><text:tab/></text:span><text:span text:style-name="T861">Hide details of code </text:span></text:p>
      <text:p text:style-name="P717"><text:span text:style-name="T861"><text:tab/><text:tab/>eg 'transformer' doesn't deal with code. Tasks are 'delegated' to lower-level functions.</text:span></text:p>
      <text:p text:style-name="P717"><text:span text:style-name="T861"/></text:p>
      <text:p text:style-name="P717"><text:span text:style-name="T861"/></text:p>
      <text:p text:style-name="P717"><text:span text:style-name="T861"/></text:p>
      <text:p text:style-name="P743"><text:soft-page-break/><text:span text:style-name="T905">Function returns function</text:span><text:span text:style-name="T862"> </text:span></text:p>
      <text:p text:style-name="P717"><text:span text:style-name="T864"><text:tab/></text:span><text:span text:style-name="T862">1. create function + </text:span><text:span text:style-name="T893">return</text:span><text:span text:style-name="T862"> function</text:span></text:p>
      <text:p text:style-name="P717"><text:span text:style-name="T862"><text:tab/></text:span><text:span text:style-name="T864"><text:tab/></text:span><text:span text:style-name="T862">const greet = function(greeting) {</text:span></text:p>
      <text:p text:style-name="P717"><text:span text:style-name="T862"><text:tab/><text:tab/></text:span><text:span text:style-name="T864"><text:tab/></text:span><text:span text:style-name="T812">return</text:span><text:span text:style-name="T862"> function(name) {</text:span></text:p>
      <text:p text:style-name="P717"><text:span text:style-name="T862"><text:tab/><text:tab/><text:tab/></text:span><text:span text:style-name="T864"><text:tab/></text:span><text:span text:style-name="T862">log(`${greeting} ${name}`)</text:span><text:span text:style-name="T861"> </text:span><text:span text:style-name="T863">}}</text:span></text:p>
      <text:p text:style-name="P717"><text:span text:style-name="T863"/></text:p>
      <text:p text:style-name="P718"><text:span text:style-name="T864"><text:tab/></text:span><text:span text:style-name="T861">2. to call functions -&gt; Call + assign function to a </text:span><text:span text:style-name="T803">variable</text:span></text:p>
      <text:p text:style-name="P718"><text:span text:style-name="T861"><text:tab/></text:span><text:span text:style-name="T864"><text:tab/></text:span><text:span text:style-name="T861">const </text:span><text:span text:style-name="T809">greeterHello</text:span><text:span text:style-name="T861"> = greet('Hello')</text:span></text:p>
      <text:p text:style-name="P718"><text:span text:style-name="T861"/></text:p>
      <text:p text:style-name="P718"><text:span text:style-name="T864"><text:tab/></text:span><text:span text:style-name="T861">3. pass argument of inner function to </text:span><text:span text:style-name="T803">variable</text:span><text:span text:style-name="T861"> (assigned with function)</text:span></text:p>
      <text:p text:style-name="P718"><text:span text:style-name="T861"><text:tab/></text:span><text:span text:style-name="T864"><text:tab/></text:span><text:span text:style-name="T809">greeterHello</text:span><text:span text:style-name="T861">('Chris')</text:span></text:p>
      <text:p text:style-name="P718"><text:span text:style-name="T861"><text:tab/><text:tab/></text:span><text:span text:style-name="T864"><text:tab/></text:span><text:span text:style-name="T861">-&gt; function INNER function =&gt; 'Hello Chris'</text:span></text:p>
      <text:p text:style-name="P718"><text:span text:style-name="T861"><text:tab/></text:span></text:p>
      <text:p text:style-name="P719"><text:span text:style-name="T861"><text:tab/>Note: This works because of a JS mechanism called </text:span><text:span text:style-name="T854">Closure</text:span><text:span text:style-name="T861">.</text:span></text:p>
      <text:p text:style-name="P719"><text:span text:style-name="T861"/></text:p>
      <text:p text:style-name="P719"><text:span text:style-name="T861"><text:tab/>4. OR pass two </text:span><text:span text:style-name="T803">separate arguments</text:span></text:p>
      <text:p text:style-name="P719"><text:span text:style-name="T861"><text:tab/><text:tab/>-&gt; greet('Hello')('Chris')</text:span></text:p>
      <text:p text:style-name="P719"><text:span text:style-name="T861"/></text:p>
      <text:p text:style-name="P720"><text:span text:style-name="T861"><text:tab/></text:span><text:span text:style-name="T904">Use case</text:span><text:span text:style-name="T861">:</text:span></text:p>
      <text:p text:style-name="P720"><text:span text:style-name="T861"><text:tab/>Functional Programming </text:span></text:p>
      <text:p text:style-name="P720"><text:span text:style-name="T861"/></text:p>
      <text:p text:style-name="P721"><text:span text:style-name="T904">Call and Apply methods</text:span></text:p>
      <text:p text:style-name="P721"><text:span text:style-name="T861">used on 'this' keyword</text:span><text:span text:style-name="T865"> -&gt; Set it manually</text:span></text:p>
      <text:p text:style-name="P721"><text:span text:style-name="T865"/></text:p>
      <text:p text:style-name="P722"><text:span text:style-name="T865">1</text:span><text:span text:style-name="T861">. In objects, create a function</text:span></text:p>
      <text:p text:style-name="P722"><text:span text:style-name="T861"><text:tab/>const virginAus = </text:span></text:p>
      <text:p text:style-name="P722"><text:span text:style-name="T861"><text:tab/>{... </text:span><text:span text:style-name="T809">book(flightNum, Name)</text:span><text:span text:style-name="T861"> {this.bookings.push( {flight: ${this.code} ${flightNum}})</text:span></text:p>
      <text:p text:style-name="P723"><text:span text:style-name="T861"/></text:p>
      <text:p text:style-name="P723"><text:span text:style-name="T861"><text:tab/>to call -&gt; virginAus.book(123, 'chris')</text:span></text:p>
      <text:p text:style-name="P723"><text:span text:style-name="T861"/></text:p>
      <text:p text:style-name="P723"><text:span text:style-name="T861">2. What if same function in another object?</text:span><text:span text:style-name="T867"> eg tigerAir</text:span><text:span text:style-name="T861"> </text:span><text:span text:style-name="T777">Hard pasting = bad practice.</text:span></text:p>
      <text:p text:style-name="P723"><text:span text:style-name="T861"/></text:p>
      <text:p text:style-name="P723"><text:span text:style-name="T861">3. Assign function to a </text:span><text:span text:style-name="T854">new variable</text:span></text:p>
      <text:p text:style-name="P723"><text:span text:style-name="T861"><text:tab/>const book = virginAus.book;</text:span></text:p>
      <text:p text:style-name="P723"><text:span text:style-name="T861"/></text:p>
      <text:p text:style-name="P723"><text:span text:style-name="T861"><text:tab/>BUT -&gt; </text:span><text:span text:style-name="T777">returns UNDEFINED</text:span><text:span text:style-name="T861">. </text:span></text:p>
      <text:p text:style-name="P723"><text:span text:style-name="T861"><text:tab/><text:tab/>becomes a</text:span><text:span text:style-name="T866"> regular</text:span><text:span text:style-name="T861"> function call when assigned -&gt; </text:span><text:span text:style-name="T777">NO 'this' keyword</text:span><text:span text:style-name="T778"> in functions</text:span></text:p>
      <text:p text:style-name="P723"><text:span text:style-name="T861"/></text:p>
      <text:p text:style-name="P723"><text:span text:style-name="T861">4. Tell JS what 'this' keyword should be</text:span><text:span text:style-name="T868"> - </text:span><text:span text:style-name="T904">3 methods: .Call,. Apply, .Blind</text:span></text:p>
      <text:p text:style-name="P723"><text:span text:style-name="T861"><text:tab/></text:span><text:span text:style-name="T912">Call</text:span><text:span text:style-name="T904"> method</text:span></text:p>
      <text:p text:style-name="P689"><text:span text:style-name="T904"><text:tab/></text:span><text:span text:style-name="T908">calls function. T</text:span><text:span text:style-name="T904">ell JS which object to point to:</text:span></text:p>
      <text:p text:style-name="P723"><text:span text:style-name="T861"><text:tab/></text:span><text:span text:style-name="T854">book</text:span><text:span text:style-name="T884">.call(</text:span><text:span text:style-name="T807">OBJECTNAME</text:span><text:span text:style-name="T881">, </text:span><text:span text:style-name="T884">arguments</text:span><text:span text:style-name="T881">)</text:span></text:p>
      <text:p text:style-name="P724"><text:span text:style-name="T861"><text:tab/><text:tab/></text:span></text:p>
      <text:p text:style-name="P724"><text:span text:style-name="T861"><text:tab/><text:tab/>eg book.call(</text:span><text:span text:style-name="T810">tigerAir</text:span><text:span text:style-name="T861">, 123, 'chris')</text:span><text:span text:style-name="T869"> </text:span></text:p>
      <text:p text:style-name="P737"><text:span text:style-name="T869"><text:tab/></text:span><text:span text:style-name="T861"><text:tab/>eg external call</text:span></text:p>
      <text:p text:style-name="P737"><text:span text:style-name="T861"><text:tab/><text:tab/><text:tab/>methodName.call({</text:span><text:span text:style-name="T854">answers</text:span><text:span text:style-name="T861">: [1,2,3]} <text:s/></text:span><text:span text:style-name="T55">-&gt; MUST BE OBJECT</text:span></text:p>
      <text:p text:style-name="P725"><text:span text:style-name="T861"><text:tab/></text:span></text:p>
      <text:p text:style-name="P725"><text:span text:style-name="T861"><text:tab/></text:span><text:span text:style-name="T912">Apply</text:span><text:span text:style-name="T904"> method</text:span></text:p>
      <text:p text:style-name="P725"><text:span text:style-name="T861"><text:tab/>Same as call -&gt; tells which 'this' keyword points to</text:span></text:p>
      <text:p text:style-name="P725"><text:span text:style-name="T861"><text:tab/>Instead of accepting arguments, Apply only accepts Array of data</text:span></text:p>
      <text:p text:style-name="P725"><text:span text:style-name="T861"><text:tab/>book</text:span><text:span text:style-name="T881">.apply</text:span><text:span text:style-name="T861">(OBJECTNAME, </text:span><text:span text:style-name="T854">array</text:span><text:span text:style-name="T861">)</text:span><text:span text:style-name="T870"> -&gt; eg [123, 'chris']</text:span></text:p>
      <text:p text:style-name="P725"><text:span text:style-name="T870"/></text:p>
      <text:p text:style-name="P726"><text:soft-page-break/><text:span text:style-name="T861"><text:tab/>BUT Apply isn't used often -&gt; Can do the same with </text:span><text:span text:style-name="T854">book</text:span><text:span text:style-name="T861">.</text:span><text:span text:style-name="T811">call</text:span><text:span text:style-name="T881">(OBJECT, </text:span><text:span text:style-name="T811">...array</text:span><text:span text:style-name="T881">) </text:span></text:p>
      <text:p text:style-name="P726"><text:span text:style-name="T861"><text:tab/><text:tab/></text:span><text:span text:style-name="T55">-&gt; spreads array into separate values</text:span></text:p>
      <text:p text:style-name="P727"><text:span text:style-name="T861"><text:tab/></text:span><text:span text:style-name="T915">Bind</text:span><text:span text:style-name="T904"> method (more important than </text:span><text:span text:style-name="T906">C</text:span><text:span text:style-name="T904">all)</text:span></text:p>
      <text:p text:style-name="P690"><text:span text:style-name="T904"><text:tab/>Sets OBJECTNAME for 'this'</text:span><text:span text:style-name="T909"> keyword</text:span><text:span text:style-name="T904">, instead of specifying everytime</text:span><text:span text:style-name="T909">.</text:span></text:p>
      <text:p text:style-name="P693"><text:span text:style-name="T904"><text:tab/></text:span><text:span text:style-name="T815">Bind </text:span><text:span text:style-name="T797">returns a NEW Function</text:span></text:p>
      <text:p text:style-name="P691"><text:span text:style-name="T904"><text:tab/></text:span></text:p>
      <text:p text:style-name="P691"><text:span text:style-name="T908"><text:tab/></text:span><text:span text:style-name="T912">method.</text:span><text:span text:style-name="T915">Bind</text:span><text:span text:style-name="T912">(OBJECTNAME)</text:span><text:span text:style-name="T914"> <text:s text:c="2"/>-&gt; </text:span><text:span text:style-name="T904">assign to a </text:span><text:span text:style-name="T819">variable</text:span></text:p>
      <text:p text:style-name="P690"><text:span text:style-name="T904"/></text:p>
      <text:p text:style-name="P690"><text:span text:style-name="T904"><text:tab/>eg const </text:span><text:span text:style-name="T819">bookGA</text:span><text:span text:style-name="T904"> = book.</text:span><text:span text:style-name="T819">bind</text:span><text:span text:style-name="T904">(govAirline)<text:tab/><text:tab/></text:span><text:span text:style-name="T196">points object method to GA object</text:span></text:p>
      <text:p text:style-name="P690"><text:span text:style-name="T904"/></text:p>
      <text:p text:style-name="P692"><text:span text:style-name="T904"><text:tab/>Create a booking function for all objects</text:span></text:p>
      <text:p text:style-name="P692"><text:span text:style-name="T904"><text:tab/><text:tab/></text:span><text:span text:style-name="T196">eg bookGA = book.bind(gA), bookANA = book.bind(ANA)</text:span></text:p>
      <text:p text:style-name="P692"><text:span text:style-name="T904"/></text:p>
      <text:p text:style-name="P692"><text:span text:style-name="T904"><text:tab/><text:tab/></text:span><text:span text:style-name="T850">Presetting arguments</text:span><text:span text:style-name="T853"> using bind method </text:span><text:span text:style-name="T904"><text:s/></text:span><text:span text:style-name="T912">(</text:span><text:span text:style-name="T915">Partial Application</text:span><text:span text:style-name="T912">)</text:span><text:span text:style-name="T904"><text:tab/></text:span></text:p>
      <text:p text:style-name="P692"><text:span text:style-name="T904"><text:tab/><text:tab/><text:tab/></text:span><text:span text:style-name="T196">eg original function parameters booking(</text:span><text:span text:style-name="T292">flightNum</text:span><text:span text:style-name="T196">, </text:span><text:span text:style-name="T927">name</text:span><text:span text:style-name="T196">)</text:span><text:span text:style-name="T904"><text:tab/></text:span></text:p>
      <text:p text:style-name="P692"><text:span text:style-name="T904"><text:tab/><text:tab/><text:tab/>bookGA235 = book.</text:span><text:span text:style-name="T819">bind</text:span><text:span text:style-name="T904">(govAirline, </text:span><text:span text:style-name="T292">235</text:span><text:span text:style-name="T904">)</text:span></text:p>
      <text:p text:style-name="P692"><text:span text:style-name="T904"><text:tab/><text:tab/><text:tab/><text:tab/></text:span></text:p>
      <text:p text:style-name="P692"><text:span text:style-name="T904"><text:tab/><text:tab/><text:tab/><text:tab/>Now, book function only takes in ONE argument</text:span><text:span text:style-name="T910"> - </text:span><text:span text:style-name="T904">bookGA235(</text:span><text:span text:style-name="T927">'jon</text:span><text:span text:style-name="T904">')</text:span></text:p>
      <text:p text:style-name="P728"><text:span text:style-name="T861"><text:tab/></text:span></text:p>
      <text:p text:style-name="P725"><text:span text:style-name="T861"><text:tab/></text:span><text:span text:style-name="T877"><text:tab/></text:span><text:span text:style-name="T907">Common use case: </text:span><text:span text:style-name="T913">Event Listeners</text:span></text:p>
      <text:p text:style-name="P729"><text:span text:style-name="T861"><text:tab/><text:tab/></text:span><text:span text:style-name="T879"><text:tab/></text:span><text:span text:style-name="T124">eg object function -&gt; virginAus.buyPlane -&gt; prints "this" and +1 plane</text:span></text:p>
      <text:p text:style-name="P729"><text:span text:style-name="T124"/></text:p>
      <text:p text:style-name="P730"><text:span text:style-name="T861"><text:tab/><text:tab/></text:span><text:span text:style-name="T903">document.querySelector(.button).addEventListener('click', </text:span><text:span text:style-name="T814">virginAus.buyPlane</text:span><text:span text:style-name="T903">)</text:span></text:p>
      <text:p text:style-name="P730"><text:span text:style-name="T861"><text:tab/><text:tab/><text:tab/></text:span><text:span text:style-name="T946">Right now, "this" points to .button</text:span></text:p>
      <text:p text:style-name="P730"><text:span text:style-name="T946"/></text:p>
      <text:p text:style-name="P730"><text:span text:style-name="T873"><text:tab/></text:span><text:span text:style-name="T904">Theory</text:span><text:span text:style-name="T861">: In</text:span><text:span text:style-name="T854"> Event</text:span><text:span text:style-name="T894"> handler function</text:span><text:span text:style-name="T871">, </text:span><text:span text:style-name="T882">'</text:span><text:span text:style-name="T779">this</text:span><text:span text:style-name="T882">' always point to </text:span><text:span text:style-name="T779">element the </text:span><text:span text:style-name="T780">E</text:span><text:span text:style-name="T779">vent handler is attached to.</text:span></text:p>
      <text:p text:style-name="P731"><text:span text:style-name="T861"><text:tab/><text:tab/><text:tab/>-&gt; </text:span><text:span text:style-name="T854">addEL is attached to the button.</text:span><text:span text:style-name="T861"> So 'this' refers to button.</text:span></text:p>
      <text:p text:style-name="P731"><text:span text:style-name="T861"/></text:p>
      <text:p text:style-name="P732"><text:span text:style-name="T861"><text:tab/><text:tab/></text:span><text:span text:style-name="T769">Use bind</text:span><text:span text:style-name="T770"> -&gt;</text:span><text:span text:style-name="T872"> ...addEventListener('click', virginAus.buyPlane.</text:span><text:span text:style-name="T808">bind(virginAus)</text:span><text:span text:style-name="T872">)</text:span></text:p>
      <text:p text:style-name="P732"><text:span text:style-name="T872"/></text:p>
      <text:p text:style-name="P735"><text:span text:style-name="T872"><text:tab/></text:span><text:span text:style-name="T861"><text:tab/></text:span></text:p>
      <text:p text:style-name="P735"><text:span text:style-name="T877"><text:tab/><text:tab/></text:span><text:span text:style-name="T904">Common use case: </text:span><text:span text:style-name="T915">Partial Application</text:span><text:span text:style-name="T904"> of a function</text:span></text:p>
      <text:p text:style-name="P736"><text:span text:style-name="T878"><text:tab/><text:tab/></text:span><text:span text:style-name="T879"><text:tab/></text:span><text:span text:style-name="T878">Creating a specific function from a generic function</text:span><text:span text:style-name="T861"><text:tab/><text:tab/></text:span></text:p>
      <text:p text:style-name="P736"><text:span text:style-name="T878"><text:tab/><text:tab/></text:span><text:span text:style-name="T879"><text:tab/></text:span><text:span text:style-name="T878">N</text:span><text:span text:style-name="T861">ot interested in 'this' but</text:span><text:span text:style-name="T874"> </text:span><text:span text:style-name="T861">use bind</text:span><text:span text:style-name="T874"> t</text:span><text:span text:style-name="T861">o </text:span><text:span text:style-name="T854">preset parameters</text:span></text:p>
      <text:p text:style-name="P733"><text:span text:style-name="T861"/></text:p>
      <text:p text:style-name="P733"><text:span text:style-name="T861"><text:tab/><text:tab/></text:span><text:span text:style-name="T809">addTax</text:span><text:span text:style-name="T861"> = (</text:span><text:span text:style-name="T293">rate</text:span><text:span text:style-name="T861">, value) =&gt; rate + rate*value</text:span></text:p>
      <text:p text:style-name="P733"><text:span text:style-name="T861"><text:tab/><text:tab/><text:tab/></text:span><text:span text:style-name="T55">Set 'rate' using Partial Application bind</text:span></text:p>
      <text:p text:style-name="P733"><text:span text:style-name="T861"/></text:p>
      <text:p text:style-name="P734"><text:span text:style-name="T861"><text:tab/><text:tab/><text:tab/>addVAT = </text:span><text:span text:style-name="T809">addTax</text:span><text:span text:style-name="T861">.</text:span><text:span text:style-name="T854">bind</text:span><text:span text:style-name="T861">(</text:span><text:span text:style-name="T948">null</text:span><text:span text:style-name="T861">, </text:span><text:span text:style-name="T293">0.23</text:span><text:span text:style-name="T861">);</text:span><text:span text:style-name="T874"> <text:s/></text:span></text:p>
      <text:p text:style-name="P734"><text:span text:style-name="T874"><text:tab/><text:tab/><text:tab/><text:tab/>first argument of bind is '</text:span><text:span text:style-name="T895">this</text:span><text:span text:style-name="T874">' -&gt; set to </text:span><text:span text:style-name="T949">null </text:span></text:p>
      <text:p text:style-name="P733"><text:span text:style-name="T861"><text:tab/></text:span></text:p>
      <text:p text:style-name="P733"><text:span text:style-name="T861"><text:tab/><text:tab/></text:span><text:span text:style-name="T875"><text:tab/></text:span><text:span text:style-name="T876"><text:tab/></text:span><text:span text:style-name="T875">addVAT('100') -&gt; 123</text:span></text:p>
      <text:p text:style-name="P733"><text:span text:style-name="T875"/></text:p>
      <text:p text:style-name="P733"><text:span text:style-name="T875"/></text:p>
      <text:p text:style-name="P733"><text:span text:style-name="T875"/></text:p>
      <text:p text:style-name="P733"><text:span text:style-name="T875"/></text:p>
      <text:p text:style-name="P733"><text:span text:style-name="T875"/></text:p>
      <text:p text:style-name="P733"><text:span text:style-name="T875"/></text:p>
      <text:p text:style-name="P733"><text:span text:style-name="T875"/></text:p>
      <text:p text:style-name="P733"><text:span text:style-name="T875"/></text:p>
      <text:p text:style-name="P733"><text:span text:style-name="T875"/></text:p>
      <text:p text:style-name="P738"><text:soft-page-break/><text:span text:style-name="T911">I</text:span><text:span text:style-name="T904">mmediately Invoked Function Expressions (IIFE)</text:span></text:p>
      <text:p text:style-name="P740"><text:span text:style-name="T861"><text:tab/></text:span><text:span text:style-name="T880">IIFE not used often in modern JS =&gt; To protect + encapsulate variables, simply use a block </text:span></text:p>
      <text:p text:style-name="P741"><text:span text:style-name="T880"><text:tab/></text:span><text:span text:style-name="T861"><text:tab/>{ <text:s text:c="2"/>const privateVariable = 10 }</text:span></text:p>
      <text:p text:style-name="P740"><text:span text:style-name="T880"><text:tab/></text:span></text:p>
      <text:p text:style-name="P740"><text:span text:style-name="T880"><text:tab/></text:span><text:span text:style-name="T861">Sometimes we need function that executes once and never again.</text:span></text:p>
      <text:p text:style-name="P739"><text:span text:style-name="T861"><text:tab/></text:span><text:span text:style-name="T886">Wrap function expression in ( <text:s/>)</text:span></text:p>
      <text:p text:style-name="P702"><text:span text:style-name="T854"><text:tab/><text:tab/>without assigning to variables</text:span></text:p>
      <text:p text:style-name="P702"><text:span text:style-name="T854"><text:tab/><text:tab/><text:tab/></text:span><text:span text:style-name="T859">( </text:span><text:span text:style-name="T813">function( ) {log(xxx)} </text:span><text:span text:style-name="T859">) ( )</text:span><text:span text:style-name="T896"> </text:span></text:p>
      <text:p text:style-name="P702"><text:span text:style-name="T854"/></text:p>
      <text:p text:style-name="P703"><text:span text:style-name="T854"><text:tab/><text:tab/>Also works for Arrow</text:span></text:p>
      <text:p text:style-name="P703"><text:span text:style-name="T854"><text:tab/><text:tab/>( ( ) =&gt; log(xxx) )</text:span></text:p>
      <text:p text:style-name="P703"><text:span text:style-name="T854"/></text:p>
      <text:p text:style-name="P703"><text:span text:style-name="T854"><text:tab/><text:tab/></text:span><text:span text:style-name="T819">Why was this invented? </text:span></text:p>
      <text:p text:style-name="P703"><text:span text:style-name="T854"><text:tab/>Functions create scopes -&gt; One scope does not have access to variables in another scope. </text:span></text:p>
      <text:p text:style-name="P703"><text:span text:style-name="T854"/></text:p>
      <text:p text:style-name="P703"><text:span text:style-name="T854">Inner scope has access to outer scope, but </text:span><text:span text:style-name="T897">outer</text:span><text:span text:style-name="T854"> scope </text:span><text:span text:style-name="T897">CANNOT </text:span><text:span text:style-name="T854">access inner scope variables</text:span></text:p>
      <text:p text:style-name="P703"><text:span text:style-name="T854"><text:tab/></text:span></text:p>
      <text:p text:style-name="P703"><text:span text:style-name="T854">All data created inside a scope is </text:span><text:span text:style-name="T857">Private</text:span><text:span text:style-name="T854"> (</text:span><text:span text:style-name="T857">Encapsulated</text:span><text:span text:style-name="T854"> inside function scope)</text:span></text:p>
      <text:p text:style-name="P703"><text:span text:style-name="T854"><text:tab/>Important in programming =&gt; Protect varialbes from being overwritten by other parts of program (hide them)</text:span></text:p>
      <text:p text:style-name="P703"><text:span text:style-name="T854"/></text:p>
      <text:p text:style-name="P704"><text:span text:style-name="T854"/></text:p>
      <text:p text:style-name="P704"><text:span text:style-name="T819">Closures</text:span></text:p>
      <text:p text:style-name="P687"><text:span text:style-name="T819">When a function returns</text:span><text:span text:style-name="T919"> -&gt;</text:span><text:span text:style-name="T819"> execution context is removed and variables are NOT accessible </text:span><text:span text:style-name="T919">outside of the execution context. BUT variables can still be access through closure.</text:span></text:p>
      <text:p text:style-name="P687"><text:span text:style-name="T819"/></text:p>
      <text:p text:style-name="P705"><text:span text:style-name="T854">Closure is not manually created. It happens automatically in certain situations.</text:span></text:p>
      <text:p text:style-name="P705"><text:span text:style-name="T854"/></text:p>
      <text:p text:style-name="P744"><text:span text:style-name="T819">Theory</text:span><text:span text:style-name="T854">: A <text:s/>function always has </text:span><text:span text:style-name="T884">access to the </text:span><text:span text:style-name="T806">Variable Environment</text:span><text:span text:style-name="T807"> of Execution Context </text:span><text:span text:style-name="T884">in which the </text:span><text:span text:style-name="T806">function was created</text:span><text:span text:style-name="T854">, even after the execution context is GONE. </text:span></text:p>
      <text:p text:style-name="P687"><text:span text:style-name="T819"><text:tab/><text:tab/></text:span><text:span text:style-name="T2">Function in global scope (not executed)</text:span></text:p>
      <text:p text:style-name="P687"><text:span text:style-name="T819"><text:tab/><text:tab/>const secureBooking = function(){</text:span></text:p>
      <text:p text:style-name="P687"><text:span text:style-name="T819"><text:tab/><text:tab/><text:tab/>let </text:span><text:span text:style-name="T289">passengerCount = 0</text:span><text:span text:style-name="T819">;</text:span><text:span text:style-name="T917"><text:tab/><text:tab/></text:span><text:span text:style-name="T950">-&gt; variable that we want to access</text:span></text:p>
      <text:p text:style-name="P688"><text:tab/><text:tab/><text:tab/><text:tab/><text:tab/><text:tab/><text:tab/><text:tab/>-&gt;<text:span text:style-name="T247"> </text:span><text:span text:style-name="T918">parent environment</text:span> of returned fn</text:p>
      <text:p text:style-name="P687"><text:span text:style-name="T819"><text:tab/><text:tab/><text:tab/>return function(){</text:span></text:p>
      <text:p text:style-name="P687"><text:span text:style-name="T819"><text:tab/><text:tab/><text:tab/><text:tab/></text:span><text:span text:style-name="T289">passengerCount</text:span><text:span text:style-name="T819">++}} </text:span><text:span text:style-name="T917"><text:tab/><text:tab/>-&gt; child function</text:span></text:p>
      <text:p text:style-name="P687"><text:span text:style-name="T819"><text:tab/><text:tab/></text:span></text:p>
      <text:p text:style-name="P687"><text:span text:style-name="T819"><text:tab/><text:tab/></text:span><text:span text:style-name="T2">Assign function to variable + execute</text:span></text:p>
      <text:p text:style-name="P687"><text:span text:style-name="T819"><text:tab/><text:tab/>const book1 = secureBooking()<text:tab/><text:tab/>-&gt; </text:span><text:span text:style-name="T797">Execution </text:span><text:span text:style-name="T816">C</text:span><text:span text:style-name="T797">ontext is </text:span><text:span text:style-name="T817">born</text:span><text:span text:style-name="T797"> here</text:span><text:span text:style-name="T818">.</text:span></text:p>
      <text:p text:style-name="P687"><text:span text:style-name="T819"><text:tab/><text:tab/>book1()<text:tab/><text:tab/><text:tab/><text:tab/><text:tab/>-&gt; Can access '</text:span><text:span text:style-name="T289">passengerCount</text:span><text:span text:style-name="T819">' variable</text:span></text:p>
      <text:p text:style-name="P707"><text:span text:style-name="T854"/></text:p>
      <text:p text:style-name="P708"><text:span text:style-name="T854">Function has access to </text:span><text:span text:style-name="T884">variables of its </text:span><text:span text:style-name="T857">PARENT</text:span><text:span text:style-name="T884"> </text:span><text:span text:style-name="T887">environment</text:span><text:span text:style-name="T854">, even AFTER parent is gone. </text:span></text:p>
      <text:p text:style-name="P708"><text:span text:style-name="T854"/></text:p>
      <text:p text:style-name="P708"><text:span text:style-name="T919">Analogy</text:span><text:span text:style-name="T899">: </text:span><text:span text:style-name="T854">Function carries a 'backpack' of variables, contains all variables that were present in the environment </text:span><text:span text:style-name="T899">where </text:span><text:span text:style-name="T854">function was created.</text:span></text:p>
      <text:p text:style-name="P706"><text:span text:style-name="T854"/></text:p>
      <text:p text:style-name="P706"><text:span text:style-name="T916">Definition</text:span><text:span text:style-name="T898">: <text:s/></text:span><text:span text:style-name="T854">Closure = </text:span><text:span text:style-name="T858">Closed-over</text:span><text:span text:style-name="T888"> </text:span><text:span text:style-name="T884">Variable Environment</text:span><text:span text:style-name="T854"> </text:span><text:span text:style-name="T898">of the Execution Context (of function)</text:span><text:span text:style-name="T854">, </text:span><text:span text:style-name="T898">preserved after the </text:span><text:span text:style-name="T854">function </text:span><text:span text:style-name="T898">EC is gone.</text:span></text:p>
      <text:p text:style-name="P706"><text:span text:style-name="T854"><text:tab/></text:span></text:p>
      <text:p text:style-name="P706"><text:span text:style-name="T854"/></text:p>
      <text:p text:style-name="P706"><text:span text:style-name="T854"/></text:p>
      <text:p text:style-name="P708"><text:soft-page-break/><text:span text:style-name="T854">1. when function is called, looks for variable in Current Scope</text:span></text:p>
      <text:p text:style-name="P708"><text:span text:style-name="T854">2. Immediately goes to Closure to look for variable, even before looking at Scope Chain.</text:span></text:p>
      <text:p text:style-name="P708"><text:span text:style-name="T854"><text:tab/></text:span><text:span text:style-name="T857">Closure</text:span><text:span text:style-name="T884"> has priority over</text:span><text:span text:style-name="T857"> Scope Chain</text:span></text:p>
      <text:p text:style-name="P708"><text:span text:style-name="T857"/></text:p>
      <text:p text:style-name="P709"><text:span text:style-name="T854">No way to manually access Closed-over variables (Closures are not tangible. but can be observed).</text:span></text:p>
      <text:p text:style-name="P709"><text:span text:style-name="T854"/></text:p>
      <text:p text:style-name="P710"><text:span text:style-name="T854"><text:tab/></text:span><text:span text:style-name="T819">Can however be observed in Internal Property in Console</text:span></text:p>
      <text:p text:style-name="P710"><text:span text:style-name="T854"><text:tab/></text:span><text:span text:style-name="T884">console.</text:span><text:span text:style-name="T857">dir</text:span><text:span text:style-name="T854">(booker) </text:span></text:p>
      <text:p text:style-name="P710"><text:span text:style-name="T854"><text:tab/><text:tab/>-&gt; '</text:span><text:span text:style-name="T856">scope</text:span><text:span text:style-name="T854">' internal property shows Variable Environment</text:span></text:p>
      <text:p text:style-name="P710"><text:span text:style-name="T854"><text:tab/><text:tab/>-&gt; </text:span><text:span text:style-name="T856">Closure</text:span><text:span text:style-name="T854"> points to secureBooking (the preserved parent variable environment)</text:span></text:p>
      <text:p text:style-name="P710"><text:span text:style-name="T854"/></text:p>
      <text:p text:style-name="P711"><text:span text:style-name="T854"><text:tab/>eg </text:span><text:span text:style-name="T819">Reassigning functions can change Closed-over variable environment</text:span></text:p>
      <text:p text:style-name="P713"><text:span text:style-name="T854"><text:tab/><text:tab/>eg function doesn't need to be returned</text:span></text:p>
      <text:p text:style-name="P713"><text:span text:style-name="T854"><text:tab/></text:span></text:p>
      <text:p text:style-name="P711"><text:span text:style-name="T854"><text:tab/><text:tab/>const </text:span><text:span text:style-name="T803">g</text:span><text:span text:style-name="T854"> = function(){</text:span></text:p>
      <text:p text:style-name="P711"><text:span text:style-name="T854"><text:tab/><text:tab/><text:tab/>const </text:span><text:span text:style-name="T803">a = 23</text:span><text:span text:style-name="T854">;</text:span></text:p>
      <text:p text:style-name="P711"><text:span text:style-name="T854"><text:tab/><text:tab/><text:tab/>f = </text:span><text:span text:style-name="T293">function()</text:span><text:span text:style-name="T854">{ a * 2}}<text:tab/></text:span><text:span text:style-name="T17">-&gt; birth place</text:span></text:p>
      <text:p text:style-name="P711"><text:span text:style-name="T854"/></text:p>
      <text:p text:style-name="P711"><text:span text:style-name="T854"><text:tab/><text:tab/>f() -&gt; has access to a</text:span></text:p>
      <text:p text:style-name="P711"><text:span text:style-name="T854"/></text:p>
      <text:p text:style-name="P711"><text:span text:style-name="T854"><text:tab/><text:tab/>const </text:span><text:span text:style-name="T803">h</text:span><text:span text:style-name="T854"> = function(){</text:span></text:p>
      <text:p text:style-name="P711"><text:span text:style-name="T854"><text:tab/><text:tab/><text:tab/>const </text:span><text:span text:style-name="T803">b = 999</text:span><text:span text:style-name="T854">;</text:span></text:p>
      <text:p text:style-name="P711"><text:span text:style-name="T854"><text:tab/><text:tab/><text:tab/>f = </text:span><text:span text:style-name="T293">function()</text:span><text:span text:style-name="T854">{ b * 2}}<text:tab/></text:span><text:span text:style-name="T17">-&gt; new 'birth place'</text:span></text:p>
      <text:p text:style-name="P711"><text:span text:style-name="T854"/></text:p>
      <text:p text:style-name="P711"><text:span text:style-name="T854"><text:tab/><text:tab/>f() -&gt; No longer has access to a -&gt; now has </text:span><text:span text:style-name="T856">access to </text:span><text:span text:style-name="T804">b</text:span></text:p>
      <text:p text:style-name="P711"><text:span text:style-name="T804"/></text:p>
      <text:p text:style-name="P712"><text:span text:style-name="T900"><text:tab/></text:span><text:span text:style-name="T819">eg </text:span><text:span text:style-name="T920">Timer</text:span><text:span text:style-name="T900"><text:tab/></text:span></text:p>
      <text:p text:style-name="P713"><text:span text:style-name="T854"><text:tab/>const boardPassengers = function(</text:span><text:span text:style-name="T928">n</text:span><text:span text:style-name="T854">, </text:span><text:span text:style-name="T928">wait</text:span><text:span text:style-name="T854">) {</text:span></text:p>
      <text:p text:style-name="P713"><text:span text:style-name="T854"><text:tab/><text:tab/>const </text:span><text:span text:style-name="T947">perGroup</text:span><text:span text:style-name="T854"> = n / 3;</text:span><text:span text:style-name="T901"><text:tab/><text:tab/><text:tab/>-</text:span><text:span text:style-name="T771">&gt; first Execution context ends</text:span></text:p>
      <text:p text:style-name="P713"><text:span text:style-name="T854"/></text:p>
      <text:p text:style-name="P713"><text:span text:style-name="T854"><text:tab/><text:tab/>setTimer(function() {</text:span><text:span text:style-name="T901"><text:tab/><text:tab/><text:tab/><text:tab/></text:span><text:span text:style-name="T771">-&gt; still has access to parent VE</text:span></text:p>
      <text:p text:style-name="P713"><text:span text:style-name="T854"><text:tab/><text:tab/><text:tab/>log('all ${</text:span><text:span text:style-name="T928">n</text:span><text:span text:style-name="T854">} passengers board'</text:span></text:p>
      <text:p text:style-name="P713"><text:span text:style-name="T854"><text:tab/><text:tab/><text:tab/>log(passengers board in 3 groups with ${</text:span><text:span text:style-name="T947">pergroup</text:span><text:span text:style-name="T854">} passengers per group)</text:span></text:p>
      <text:p text:style-name="P713"><text:span text:style-name="T854"><text:tab/><text:tab/><text:tab/>}, </text:span><text:span text:style-name="T928">wait</text:span><text:span text:style-name="T854"> * 1000</text:span><text:span text:style-name="T901">)</text:span></text:p>
      <text:p text:style-name="P714"><text:span text:style-name="T901"><text:tab/></text:span><text:span text:style-name="T854">}</text:span></text:p>
      <text:p text:style-name="P713"><text:span text:style-name="T854"/></text:p>
      <text:p text:style-name="P714"><text:span text:style-name="T854"><text:tab/>setTimer is a </text:span><text:span text:style-name="T856">callback</text:span><text:span text:style-name="T854"> fn, called independently of boardPass fn. Still able to use variabl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7:58:05.320000000</meta:creation-date>
    <dc:date>2022-03-07T10:17:59.363000000</dc:date>
    <meta:editing-duration>P11DT5H9M13S</meta:editing-duration>
    <meta:editing-cycles>496</meta:editing-cycles>
    <meta:generator>LibreOffice/7.3.1.3$Windows_X86_64 LibreOffice_project/a69ca51ded25f3eefd52d7bf9a5fad8c90b87951</meta:generator>
    <meta:document-statistic meta:table-count="0" meta:image-count="0" meta:object-count="0" meta:page-count="43" meta:paragraph-count="1640" meta:word-count="10121" meta:character-count="65603" meta:non-whitespace-character-count="54557"/>
  </office:meta>
</office:document-meta>
</file>